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ncremetnal_spe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Zaman</text:p>
          </table:table-cell>
          <table:table-cell table:style-name="ce1" office:value-type="string" calcext:value-type="string">
            <text:p>Hız</text:p>
          </table:table-cell>
          <table:table-cell table:style-name="ce1" office:value-type="string" calcext:value-type="string">
            <text:p>rad/s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130949313456831" calcext:value-type="float">
            <text:p>0.000130949313457</text:p>
          </table:table-cell>
          <table:table-cell office:value-type="float" office:value="12.59375" calcext:value-type="float">
            <text:p>12.5937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811110925158781" calcext:value-type="float">
            <text:p>0.000811110925159</text:p>
          </table:table-cell>
          <table:table-cell office:value-type="float" office:value="18.306640625" calcext:value-type="float">
            <text:p>18.3066406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237149785017772" calcext:value-type="float">
            <text:p>0.002371497850178</text:p>
          </table:table-cell>
          <table:table-cell office:value-type="float" office:value="23.6624755859375" calcext:value-type="float">
            <text:p>23.66247558593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06828495065073" calcext:value-type="float">
            <text:p>0.005068284950651</text:p>
          </table:table-cell>
          <table:table-cell office:value-type="float" office:value="28.6835708618164" calcext:value-type="float">
            <text:p>28.683570861816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909380100516262" calcext:value-type="float">
            <text:p>0.009093801005163</text:p>
          </table:table-cell>
          <table:table-cell office:value-type="float" office:value="33.3908476829529" calcext:value-type="float">
            <text:p>33.390847682952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145862534634536" calcext:value-type="float">
            <text:p>0.014586253463454</text:p>
          </table:table-cell>
          <table:table-cell office:value-type="float" office:value="37.8039197027683" calcext:value-type="float">
            <text:p>37.803919702768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216383146776228" calcext:value-type="float">
            <text:p>0.021638314677623</text:p>
          </table:table-cell>
          <table:table-cell office:value-type="float" office:value="41.9411747213453" calcext:value-type="float">
            <text:p>41.941174721345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303046800589627" calcext:value-type="float">
            <text:p>0.030304680058963</text:p>
          </table:table-cell>
          <table:table-cell office:value-type="float" office:value="45.8198513012612" calcext:value-type="float">
            <text:p>45.81985130126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406086944770228" calcext:value-type="float">
            <text:p>0.040608694477023</text:p>
          </table:table-cell>
          <table:table-cell office:value-type="float" office:value="49.4561105949324" calcext:value-type="float">
            <text:p>49.456110594932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525481324165463" calcext:value-type="float">
            <text:p>0.052548132416546</text:p>
          </table:table-cell>
          <table:table-cell office:value-type="float" office:value="52.8651036827491" calcext:value-type="float">
            <text:p>52.865103682749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661002092219579" calcext:value-type="float">
            <text:p>0.066100209221958</text:p>
          </table:table-cell>
          <table:table-cell office:value-type="float" office:value="56.0610347025773" calcext:value-type="float">
            <text:p>56.061034702577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812258945870519" calcext:value-type="float">
            <text:p>0.081225894587052</text:p>
          </table:table-cell>
          <table:table-cell office:value-type="float" office:value="59.0572200336662" calcext:value-type="float">
            <text:p>59.057220033666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978735947712374" calcext:value-type="float">
            <text:p>0.097873594771237</text:p>
          </table:table-cell>
          <table:table-cell office:value-type="float" office:value="61.8661437815621" calcext:value-type="float">
            <text:p>61.86614378156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15982266389969" calcext:value-type="float">
            <text:p>0.115982266389969</text:p>
          </table:table-cell>
          <table:table-cell office:value-type="float" office:value="64.4995097952145" calcext:value-type="float">
            <text:p>64.499509795214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135484021642129" calcext:value-type="float">
            <text:p>0.135484021642129</text:p>
          </table:table-cell>
          <table:table-cell office:value-type="float" office:value="66.9682904330135" calcext:value-type="float">
            <text:p>66.968290433013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156306282169074" calcext:value-type="float">
            <text:p>0.156306282169074</text:p>
          </table:table-cell>
          <table:table-cell office:value-type="float" office:value="69.2827722809502" calcext:value-type="float">
            <text:p>69.282772280950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78373536123532" calcext:value-type="float">
            <text:p>0.178373536123532</text:p>
          </table:table-cell>
          <table:table-cell office:value-type="float" office:value="71.4525990133908" calcext:value-type="float">
            <text:p>71.452599013390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201608750266955" calcext:value-type="float">
            <text:p>0.201608750266955</text:p>
          </table:table-cell>
          <table:table-cell office:value-type="float" office:value="73.4868115750539" calcext:value-type="float">
            <text:p>73.486811575053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25934485888042" calcext:value-type="float">
            <text:p>0.225934485888042</text:p>
          </table:table-cell>
          <table:table-cell office:value-type="float" office:value="75.393885851613" calcext:value-type="float">
            <text:p>75.39388585161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251273763986646" calcext:value-type="float">
            <text:p>0.251273763986646</text:p>
          </table:table-cell>
          <table:table-cell office:value-type="float" office:value="77.1817679858872" calcext:value-type="float">
            <text:p>77.181767985887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277550721498339" calcext:value-type="float">
            <text:p>0.277550721498339</text:p>
          </table:table-cell>
          <table:table-cell office:value-type="float" office:value="78.8579074867692" calcext:value-type="float">
            <text:p>78.857907486769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304691096394545" calcext:value-type="float">
            <text:p>0.304691096394545</text:p>
          </table:table-cell>
          <table:table-cell office:value-type="float" office:value="80.4292882688462" calcext:value-type="float">
            <text:p>80.429288268846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332622575363114" calcext:value-type="float">
            <text:p>0.332622575363114</text:p>
          </table:table-cell>
          <table:table-cell office:value-type="float" office:value="81.9024577520433" calcext:value-type="float">
            <text:p>81.902457752043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61275033556073" calcext:value-type="float">
            <text:p>0.361275033556073</text:p>
          </table:table-cell>
          <table:table-cell office:value-type="float" office:value="83.2835541425406" calcext:value-type="float">
            <text:p>83.283554142540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390580691693" calcext:value-type="float">
            <text:p>0.390580691693</text:p>
          </table:table-cell>
          <table:table-cell office:value-type="float" office:value="84.5783320086318" calcext:value-type="float">
            <text:p>84.578332008631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420474211734722" calcext:value-type="float">
            <text:p>0.420474211734722</text:p>
          </table:table-cell>
          <table:table-cell office:value-type="float" office:value="85.7921862580923" calcext:value-type="float">
            <text:p>85.792186258092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450892748485948" calcext:value-type="float">
            <text:p>0.450892748485948</text:p>
          </table:table-cell>
          <table:table-cell office:value-type="float" office:value="86.9301746169615" calcext:value-type="float">
            <text:p>86.930174616961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481775970923785" calcext:value-type="float">
            <text:p>0.481775970923785</text:p>
          </table:table-cell>
          <table:table-cell office:value-type="float" office:value="87.9970387034014" calcext:value-type="float">
            <text:p>87.997038703401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13066063839538" calcext:value-type="float">
            <text:p>0.513066063839538</text:p>
          </table:table-cell>
          <table:table-cell office:value-type="float" office:value="88.9972237844389" calcext:value-type="float">
            <text:p>88.997223784438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54470771756187" calcext:value-type="float">
            <text:p>0.54470771756187</text:p>
          </table:table-cell>
          <table:table-cell office:value-type="float" office:value="89.9348972979114" calcext:value-type="float">
            <text:p>89.934897297911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576648111119752" calcext:value-type="float">
            <text:p>0.576648111119752</text:p>
          </table:table-cell>
          <table:table-cell office:value-type="float" office:value="90.813966216792" calcext:value-type="float">
            <text:p>90.81396621679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08836892206488" calcext:value-type="float">
            <text:p>0.608836892206488</text:p>
          </table:table-cell>
          <table:table-cell office:value-type="float" office:value="91.6380933282425" calcext:value-type="float">
            <text:p>91.638093328242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41226155709935" calcext:value-type="float">
            <text:p>0.641226155709935</text:p>
          </table:table-cell>
          <table:table-cell office:value-type="float" office:value="92.4107124952273" calcext:value-type="float">
            <text:p>92.41071249522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73770421355917" calcext:value-type="float">
            <text:p>0.673770421355917</text:p>
          </table:table-cell>
          <table:table-cell office:value-type="float" office:value="93.1350429642756" calcext:value-type="float">
            <text:p>93.135042964275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06426610139686" calcext:value-type="float">
            <text:p>0.706426610139686</text:p>
          </table:table-cell>
          <table:table-cell office:value-type="float" office:value="93.8141027790084" calcext:value-type="float">
            <text:p>93.814102779008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3915401865567" calcext:value-type="float">
            <text:p>0.73915401865567</text:p>
          </table:table-cell>
          <table:table-cell office:value-type="float" office:value="94.4507213553204" calcext:value-type="float">
            <text:p>94.450721355320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771914290135742" calcext:value-type="float">
            <text:p>0.771914290135742</text:p>
          </table:table-cell>
          <table:table-cell office:value-type="float" office:value="95.0475512706128" calcext:value-type="float">
            <text:p>95.047551270612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04671380925691" calcext:value-type="float">
            <text:p>0.804671380925691</text:p>
          </table:table-cell>
          <table:table-cell office:value-type="float" office:value="95.6070793161995" calcext:value-type="float">
            <text:p>95.60707931619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37391521222625" calcext:value-type="float">
            <text:p>0.837391521222625</text:p>
          </table:table-cell>
          <table:table-cell office:value-type="float" office:value="96.1316368589371" calcext:value-type="float">
            <text:p>96.131636858937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70043169117944" calcext:value-type="float">
            <text:p>0.870043169117944</text:p>
          </table:table-cell>
          <table:table-cell office:value-type="float" office:value="96.6234095552535" calcext:value-type="float">
            <text:p>96.623409555253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02596957298824" calcext:value-type="float">
            <text:p>0.902596957298824</text:p>
          </table:table-cell>
          <table:table-cell office:value-type="float" office:value="97.0844464580501" calcext:value-type="float">
            <text:p>97.084446458050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93502563211715" calcext:value-type="float">
            <text:p>0.93502563211715</text:p>
          </table:table-cell>
          <table:table-cell office:value-type="float" office:value="97.516668554422" calcext:value-type="float">
            <text:p>97.51666855442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967303985104283" calcext:value-type="float">
            <text:p>0.967303985104283</text:p>
          </table:table-cell>
          <table:table-cell office:value-type="float" office:value="97.9218767697706" calcext:value-type="float">
            <text:p>97.921876769770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99408777364265" calcext:value-type="float">
            <text:p>0.999408777364265</text:p>
          </table:table-cell>
          <table:table-cell office:value-type="float" office:value="98.30175947166" calcext:value-type="float">
            <text:p>98.3017594716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03131865759409" calcext:value-type="float">
            <text:p>1.03131865759409</text:p>
          </table:table-cell>
          <table:table-cell office:value-type="float" office:value="98.6578995046812" calcext:value-type="float">
            <text:p>98.657899504681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6301407474079" calcext:value-type="float">
            <text:p>1.06301407474079</text:p>
          </table:table-cell>
          <table:table-cell office:value-type="float" office:value="98.9917807856386" calcext:value-type="float">
            <text:p>98.991780785638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09447718650044" calcext:value-type="float">
            <text:p>1.09447718650044</text:p>
          </table:table-cell>
          <table:table-cell office:value-type="float" office:value="99.3047944865362" calcext:value-type="float">
            <text:p>99.304794486536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12569176498862" calcext:value-type="float">
            <text:p>1.12569176498862</text:p>
          </table:table-cell>
          <table:table-cell office:value-type="float" office:value="99.5982448311277" calcext:value-type="float">
            <text:p>99.59824483112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664310096558" calcext:value-type="float">
            <text:p>1.15664310096558</text:p>
          </table:table-cell>
          <table:table-cell office:value-type="float" office:value="99.8733545291822" calcext:value-type="float">
            <text:p>99.873354529182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18731790798582" calcext:value-type="float">
            <text:p>1.18731790798582</text:p>
          </table:table-cell>
          <table:table-cell office:value-type="float" office:value="100.131269871108" calcext:value-type="float">
            <text:p>100.131269871108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21770422776959" calcext:value-type="float">
            <text:p>1.21770422776959</text:p>
          </table:table-cell>
          <table:table-cell office:value-type="float" office:value="100.373065504164" calcext:value-type="float">
            <text:p>100.37306550416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24779133797222" calcext:value-type="float">
            <text:p>1.24779133797222</text:p>
          </table:table-cell>
          <table:table-cell office:value-type="float" office:value="100.599748910154" calcext:value-type="float">
            <text:p>100.59974891015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27756966336748" calcext:value-type="float">
            <text:p>1.27756966336748</text:p>
          </table:table-cell>
          <table:table-cell office:value-type="float" office:value="100.812264603269" calcext:value-type="float">
            <text:p>100.81226460326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30703069127659" calcext:value-type="float">
            <text:p>1.30703069127659</text:p>
          </table:table-cell>
          <table:table-cell office:value-type="float" office:value="101.011498065565" calcext:value-type="float">
            <text:p>101.01149806556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33616689187513" calcext:value-type="float">
            <text:p>1.33616689187513</text:p>
          </table:table-cell>
          <table:table-cell office:value-type="float" office:value="101.198279436467" calcext:value-type="float">
            <text:p>101.19827943646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3649716438088" calcext:value-type="float">
            <text:p>1.3649716438088</text:p>
          </table:table-cell>
          <table:table-cell office:value-type="float" office:value="101.373386971688" calcext:value-type="float">
            <text:p>101.37338697168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39343916535385" calcext:value-type="float">
            <text:p>1.39343916535385</text:p>
          </table:table-cell>
          <table:table-cell office:value-type="float" office:value="101.537550285957" calcext:value-type="float">
            <text:p>101.537550285957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42156445117825" calcext:value-type="float">
            <text:p>1.42156445117825</text:p>
          </table:table-cell>
          <table:table-cell office:value-type="float" office:value="101.691453393085" calcext:value-type="float">
            <text:p>101.69145339308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44934321460072" calcext:value-type="float">
            <text:p>1.44934321460072</text:p>
          </table:table-cell>
          <table:table-cell office:value-type="float" office:value="101.835737556017" calcext:value-type="float">
            <text:p>101.83573755601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4767718351112" calcext:value-type="float">
            <text:p>1.4767718351112</text:p>
          </table:table-cell>
          <table:table-cell office:value-type="float" office:value="101.971003958766" calcext:value-type="float">
            <text:p>101.97100395876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.50384731081093" calcext:value-type="float">
            <text:p>1.50384731081093</text:p>
          </table:table-cell>
          <table:table-cell office:value-type="float" office:value="102.097816211343" calcext:value-type="float">
            <text:p>102.097816211343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53056721535281" calcext:value-type="float">
            <text:p>1.53056721535281</text:p>
          </table:table-cell>
          <table:table-cell office:value-type="float" office:value="102.216702698134" calcext:value-type="float">
            <text:p>102.21670269813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55692965891394" calcext:value-type="float">
            <text:p>1.55692965891394</text:p>
          </table:table-cell>
          <table:table-cell office:value-type="float" office:value="102.328158779501" calcext:value-type="float">
            <text:p>102.32815877950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58293325270883" calcext:value-type="float">
            <text:p>1.58293325270883</text:p>
          </table:table-cell>
          <table:table-cell office:value-type="float" office:value="102.432648855782" calcext:value-type="float">
            <text:p>102.43264885578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60857707655166" calcext:value-type="float">
            <text:p>1.60857707655166</text:p>
          </table:table-cell>
          <table:table-cell office:value-type="float" office:value="102.530608302296" calcext:value-type="float">
            <text:p>102.53060830229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63386064899588" calcext:value-type="float">
            <text:p>1.63386064899588</text:p>
          </table:table-cell>
          <table:table-cell office:value-type="float" office:value="102.622445283402" calcext:value-type="float">
            <text:p>102.62244528340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65878389961457" calcext:value-type="float">
            <text:p>1.65878389961457</text:p>
          </table:table-cell>
          <table:table-cell office:value-type="float" office:value="102.70854245319" calcext:value-type="float">
            <text:p>102.70854245319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68334714303218" calcext:value-type="float">
            <text:p>1.68334714303218</text:p>
          </table:table-cell>
          <table:table-cell office:value-type="float" office:value="102.789258549865" calcext:value-type="float">
            <text:p>102.78925854986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70755105437312" calcext:value-type="float">
            <text:p>1.70755105437312</text:p>
          </table:table-cell>
          <table:table-cell office:value-type="float" office:value="102.864929890499" calcext:value-type="float">
            <text:p>102.864929890499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73139664585184" calcext:value-type="float">
            <text:p>1.73139664585184</text:p>
          </table:table-cell>
          <table:table-cell office:value-type="float" office:value="102.935871772343" calcext:value-type="float">
            <text:p>102.935871772343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75488524428816" calcext:value-type="float">
            <text:p>1.75488524428816</text:p>
          </table:table-cell>
          <table:table-cell office:value-type="float" office:value="103.002379786571" calcext:value-type="float">
            <text:p>103.00237978657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77801846938958" calcext:value-type="float">
            <text:p>1.77801846938958</text:p>
          </table:table-cell>
          <table:table-cell office:value-type="float" office:value="103.06473104991" calcext:value-type="float">
            <text:p>103.06473104991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80079821269483" calcext:value-type="float">
            <text:p>1.80079821269483</text:p>
          </table:table-cell>
          <table:table-cell office:value-type="float" office:value="103.123185359291" calcext:value-type="float">
            <text:p>103.12318535929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8232266171199" calcext:value-type="float">
            <text:p>1.8232266171199</text:p>
          </table:table-cell>
          <table:table-cell office:value-type="float" office:value="103.177986274335" calcext:value-type="float">
            <text:p>103.177986274335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84530605708672" calcext:value-type="float">
            <text:p>1.84530605708672</text:p>
          </table:table-cell>
          <table:table-cell office:value-type="float" office:value="103.229362132189" calcext:value-type="float">
            <text:p>103.229362132189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86703911924605" calcext:value-type="float">
            <text:p>1.86703911924605</text:p>
          </table:table-cell>
          <table:table-cell office:value-type="float" office:value="103.277526998928" calcext:value-type="float">
            <text:p>103.277526998928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88842858382902" calcext:value-type="float">
            <text:p>1.88842858382902</text:p>
          </table:table-cell>
          <table:table-cell office:value-type="float" office:value="103.322681561495" calcext:value-type="float">
            <text:p>103.32268156149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90947740667644" calcext:value-type="float">
            <text:p>1.90947740667644</text:p>
          </table:table-cell>
          <table:table-cell office:value-type="float" office:value="103.365013963901" calcext:value-type="float">
            <text:p>103.3650139639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93018870200287" calcext:value-type="float">
            <text:p>1.93018870200287</text:p>
          </table:table-cell>
          <table:table-cell office:value-type="float" office:value="103.404700591157" calcext:value-type="float">
            <text:p>103.404700591157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9505657259532" calcext:value-type="float">
            <text:p>1.9505657259532</text:p>
          </table:table-cell>
          <table:table-cell office:value-type="float" office:value="103.44190680421" calcext:value-type="float">
            <text:p>103.44190680421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.97061186100523" calcext:value-type="float">
            <text:p>1.97061186100523</text:p>
          </table:table-cell>
          <table:table-cell office:value-type="float" office:value="103.476787628947" calcext:value-type="float">
            <text:p>103.476787628947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99033060126293" calcext:value-type="float">
            <text:p>1.99033060126293</text:p>
          </table:table-cell>
          <table:table-cell office:value-type="float" office:value="103.509488402138" calcext:value-type="float">
            <text:p>103.50948840213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.00972553867326" calcext:value-type="float">
            <text:p>2.00972553867326</text:p>
          </table:table-cell>
          <table:table-cell office:value-type="float" office:value="103.540145377004" calcext:value-type="float">
            <text:p>103.5401453770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02880035018575" calcext:value-type="float">
            <text:p>2.02880035018575</text:p>
          </table:table-cell>
          <table:table-cell office:value-type="float" office:value="103.568886290941" calcext:value-type="float">
            <text:p>103.56888629094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.04755878585927" calcext:value-type="float">
            <text:p>2.04755878585927</text:p>
          </table:table-cell>
          <table:table-cell office:value-type="float" office:value="103.595830897757" calcext:value-type="float">
            <text:p>103.595830897757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.06600465790578" calcext:value-type="float">
            <text:p>2.06600465790578</text:p>
          </table:table-cell>
          <table:table-cell office:value-type="float" office:value="103.621091466648" calcext:value-type="float">
            <text:p>103.621091466648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.08414183064751" calcext:value-type="float">
            <text:p>2.08414183064751</text:p>
          </table:table-cell>
          <table:table-cell office:value-type="float" office:value="103.644773249982" calcext:value-type="float">
            <text:p>103.644773249982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.10197421135133" calcext:value-type="float">
            <text:p>2.10197421135133</text:p>
          </table:table-cell>
          <table:table-cell office:value-type="float" office:value="103.666974921858" calcext:value-type="float">
            <text:p>103.66697492185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11950574189423" calcext:value-type="float">
            <text:p>2.11950574189423</text:p>
          </table:table-cell>
          <table:table-cell office:value-type="float" office:value="103.687788989242" calcext:value-type="float">
            <text:p>103.68778898924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.13674039120565" calcext:value-type="float">
            <text:p>2.13674039120565</text:p>
          </table:table-cell>
          <table:table-cell office:value-type="float" office:value="103.707302177415" calcext:value-type="float">
            <text:p>103.70730217741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.15368214842694" calcext:value-type="float">
            <text:p>2.15368214842694</text:p>
          </table:table-cell>
          <table:table-cell office:value-type="float" office:value="103.725595791326" calcext:value-type="float">
            <text:p>103.725595791326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.17033501672491" calcext:value-type="float">
            <text:p>2.17033501672491</text:p>
          </table:table-cell>
          <table:table-cell office:value-type="float" office:value="103.742746054368" calcext:value-type="float">
            <text:p>103.742746054368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.18670300769552" calcext:value-type="float">
            <text:p>2.18670300769552</text:p>
          </table:table-cell>
          <table:table-cell office:value-type="float" office:value="103.75882442597" calcext:value-type="float">
            <text:p>103.7588244259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.20279013629486" calcext:value-type="float">
            <text:p>2.20279013629486</text:p>
          </table:table-cell>
          <table:table-cell office:value-type="float" office:value="103.773897899347" calcext:value-type="float">
            <text:p>103.77389789934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.21860041623735" calcext:value-type="float">
            <text:p>2.21860041623735</text:p>
          </table:table-cell>
          <table:table-cell office:value-type="float" office:value="103.788029280638" calcext:value-type="float">
            <text:p>103.788029280638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.23413785580524" calcext:value-type="float">
            <text:p>2.23413785580524</text:p>
          </table:table-cell>
          <table:table-cell office:value-type="float" office:value="103.801277450598" calcext:value-type="float">
            <text:p>103.801277450598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2494064540187" calcext:value-type="float">
            <text:p>2.2494064540187</text:p>
          </table:table-cell>
          <table:table-cell office:value-type="float" office:value="103.813697609936" calcext:value-type="float">
            <text:p>103.81369760993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.26441019712199" calcext:value-type="float">
            <text:p>2.26441019712199</text:p>
          </table:table-cell>
          <table:table-cell office:value-type="float" office:value="103.825341509315" calcext:value-type="float">
            <text:p>103.825341509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7915305534685" calcext:value-type="float">
            <text:p>2.27915305534685</text:p>
          </table:table-cell>
          <table:table-cell office:value-type="float" office:value="103.836257664982" calcext:value-type="float">
            <text:p>103.836257664982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.29363897992125" calcext:value-type="float">
            <text:p>2.29363897992125</text:p>
          </table:table-cell>
          <table:table-cell office:value-type="float" office:value="103.846491560921" calcext:value-type="float">
            <text:p>103.84649156092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30787190029709" calcext:value-type="float">
            <text:p>2.30787190029709</text:p>
          </table:table-cell>
          <table:table-cell office:value-type="float" office:value="103.856085838364" calcext:value-type="float">
            <text:p>103.85608583836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32185572157621" calcext:value-type="float">
            <text:p>2.32185572157621</text:p>
          </table:table-cell>
          <table:table-cell office:value-type="float" office:value="103.865080473466" calcext:value-type="float">
            <text:p>103.86508047346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.33559432211922" calcext:value-type="float">
            <text:p>2.33559432211922</text:p>
          </table:table-cell>
          <table:table-cell office:value-type="float" office:value="103.873512943874" calcext:value-type="float">
            <text:p>103.87351294387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3490915513255" calcext:value-type="float">
            <text:p>2.3490915513255</text:p>
          </table:table-cell>
          <table:table-cell office:value-type="float" office:value="103.881418384882" calcext:value-type="float">
            <text:p>103.88141838488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36235122757635" calcext:value-type="float">
            <text:p>2.36235122757635</text:p>
          </table:table-cell>
          <table:table-cell office:value-type="float" office:value="103.888829735827" calcext:value-type="float">
            <text:p>103.888829735827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.37537713633596" calcext:value-type="float">
            <text:p>2.37537713633596</text:p>
          </table:table-cell>
          <table:table-cell office:value-type="float" office:value="103.895777877338" calcext:value-type="float">
            <text:p>103.89577787733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.38817302840652" calcext:value-type="float">
            <text:p>2.38817302840652</text:p>
          </table:table-cell>
          <table:table-cell office:value-type="float" office:value="103.902291760004" calcext:value-type="float">
            <text:p>103.90229176000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40074261833487" calcext:value-type="float">
            <text:p>2.40074261833487</text:p>
          </table:table-cell>
          <table:table-cell office:value-type="float" office:value="103.908398525004" calcext:value-type="float">
            <text:p>103.90839852500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41308958296898" calcext:value-type="float">
            <text:p>2.41308958296898</text:p>
          </table:table-cell>
          <table:table-cell office:value-type="float" office:value="103.914123617191" calcext:value-type="float">
            <text:p>103.91412361719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.42521756016177" calcext:value-type="float">
            <text:p>2.42521756016177</text:p>
          </table:table-cell>
          <table:table-cell office:value-type="float" office:value="103.919490891117" calcext:value-type="float">
            <text:p>103.919490891117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43713014762016" calcext:value-type="float">
            <text:p>2.43713014762016</text:p>
          </table:table-cell>
          <table:table-cell office:value-type="float" office:value="103.924522710422" calcext:value-type="float">
            <text:p>103.924522710422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.44883090189575" calcext:value-type="float">
            <text:p>2.44883090189575</text:p>
          </table:table-cell>
          <table:table-cell office:value-type="float" office:value="103.929240041021" calcext:value-type="float">
            <text:p>103.92924004102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46032333751301" calcext:value-type="float">
            <text:p>2.46032333751301</text:p>
          </table:table-cell>
          <table:table-cell office:value-type="float" office:value="103.933662538457" calcext:value-type="float">
            <text:p>103.93366253845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47160776502716" calcext:value-type="float">
            <text:p>2.471607765027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.48268617768461" calcext:value-type="float">
            <text:p>2.482686177684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.49356238122136" calcext:value-type="float">
            <text:p>2.493562381221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.50424010755881" calcext:value-type="float">
            <text:p>2.504240107558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.51472301451923" calcext:value-type="float">
            <text:p>2.514723014519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52501468606661" calcext:value-type="float">
            <text:p>2.525014686066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.53511863304527" calcext:value-type="float">
            <text:p>2.535118633045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.54503829436699" calcext:value-type="float">
            <text:p>2.545038294366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.55477703858106" calcext:value-type="float">
            <text:p>2.554777038581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.56433816575104" calcext:value-type="float">
            <text:p>2.564338165751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57372490955681" calcext:value-type="float">
            <text:p>2.573724909556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.58294043953988" calcext:value-type="float">
            <text:p>2.582940439539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2.59198786341357" calcext:value-type="float">
            <text:p>2.591987863413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2.60087022936659" calcext:value-type="float">
            <text:p>2.600870229366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.60959052829838" calcext:value-type="float">
            <text:p>2.609590528298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61815169593551" calcext:value-type="float">
            <text:p>2.618151695935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.62655661479079" calcext:value-type="float">
            <text:p>2.626556614790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.6348081159391" calcext:value-type="float">
            <text:p>2.63480811593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.64290898059571" calcext:value-type="float">
            <text:p>2.642908980595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.65086194149395" calcext:value-type="float">
            <text:p>2.650861941493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65866968406834" calcext:value-type="float">
            <text:p>2.658669684068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2.66633484745742" calcext:value-type="float">
            <text:p>2.666334847457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.67386002534639" calcext:value-type="float">
            <text:p>2.673860025346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.68124776667383" calcext:value-type="float">
            <text:p>2.681247766673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.68850057622931" calcext:value-type="float">
            <text:p>2.688500576229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69562091516924" calcext:value-type="float">
            <text:p>2.695620915169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.70261120147773" calcext:value-type="float">
            <text:p>2.702611201477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.70947381039725" calcext:value-type="float">
            <text:p>2.709473810397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71621107485085" calcext:value-type="float">
            <text:p>2.716211074850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7228252858744" calcext:value-type="float">
            <text:p>2.72282528587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72931869307322" calcext:value-type="float">
            <text:p>2.729318693073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73569350511332" calcext:value-type="float">
            <text:p>2.735693505113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74195189025379" calcext:value-type="float">
            <text:p>2.741951890253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74809597692264" calcext:value-type="float">
            <text:p>2.748095976922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2.75412785433577" calcext:value-type="float">
            <text:p>2.754127854335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6004957315534" calcext:value-type="float">
            <text:p>2.760049573155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.76586314618201" calcext:value-type="float">
            <text:p>2.765863146182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2.7715705490739" calcext:value-type="float">
            <text:p>2.77157054907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2.77717372108402" calcext:value-type="float">
            <text:p>2.777173721084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2.78267456580766" calcext:value-type="float">
            <text:p>2.782674565807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78807495193137" calcext:value-type="float">
            <text:p>2.788074951931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79337671397546" calcext:value-type="float">
            <text:p>2.793376713975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.79858165302321" calcext:value-type="float">
            <text:p>2.798581653023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80369153743069" calcext:value-type="float">
            <text:p>2.803691537430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80870810351273" calcext:value-type="float">
            <text:p>2.808708103512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8136330562017" calcext:value-type="float">
            <text:p>2.81363305620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81846806967714" calcext:value-type="float">
            <text:p>2.818468069677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.82321478796566" calcext:value-type="float">
            <text:p>2.823214787965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.82787482551139" calcext:value-type="float">
            <text:p>2.827874825511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83244976771856" calcext:value-type="float">
            <text:p>2.832449767718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8369411714683" calcext:value-type="float">
            <text:p>2.83694117146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.8413505656123" calcext:value-type="float">
            <text:p>2.84135056561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.84567945144659" calcext:value-type="float">
            <text:p>2.845679451446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84992930316847" calcext:value-type="float">
            <text:p>2.849929303168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.85410156831994" calcext:value-type="float">
            <text:p>2.854101568319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85819766822055" calcext:value-type="float">
            <text:p>2.858197668220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.86221899839253" calcext:value-type="float">
            <text:p>2.862218998392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.86616692898044" calcext:value-type="float">
            <text:p>2.866166928980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.87004280516726" calcext:value-type="float">
            <text:p>2.870042805167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.87384794758853" calcext:value-type="float">
            <text:p>2.873847947588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87758365274524" calcext:value-type="float">
            <text:p>2.877583652745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2.88125119341621" calcext:value-type="float">
            <text:p>2.881251193416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.88485181907005" calcext:value-type="float">
            <text:p>2.884851819070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.88838675627628" calcext:value-type="float">
            <text:p>2.888386756276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.89185720911543" calcext:value-type="float">
            <text:p>2.891857209115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89526435958702" calcext:value-type="float">
            <text:p>2.895264359587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.89860936801489" calcext:value-type="float">
            <text:p>2.898609368014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.90189337344871" calcext:value-type="float">
            <text:p>2.901893373448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.90511749406078" calcext:value-type="float">
            <text:p>2.905117494060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.9082828275373" calcext:value-type="float">
            <text:p>2.90828282753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9113904514632" calcext:value-type="float">
            <text:p>2.91139045146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.91444142369987" calcext:value-type="float">
            <text:p>2.914441423699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91743678275522" calcext:value-type="float">
            <text:p>2.917436782755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92037754814576" calcext:value-type="float">
            <text:p>2.920377548145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.92326472075035" calcext:value-type="float">
            <text:p>2.923264720750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92609928315563" calcext:value-type="float">
            <text:p>2.926099283155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92888219999319" calcext:value-type="float">
            <text:p>2.928882199993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93161441826858" calcext:value-type="float">
            <text:p>2.931614418268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.93429686768262" calcext:value-type="float">
            <text:p>2.934296867682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93693046094511" calcext:value-type="float">
            <text:p>2.936930460945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93951609408163" calcext:value-type="float">
            <text:p>2.939516094081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94205464673368" calcext:value-type="float">
            <text:p>2.942054646733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.94454698245267" calcext:value-type="float">
            <text:p>2.944546982452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.94699394898822" calcext:value-type="float">
            <text:p>2.946993948988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.94939637857113" calcext:value-type="float">
            <text:p>2.949396378571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5175508819135" calcext:value-type="float">
            <text:p>2.951755088191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.95407087987138" calcext:value-type="float">
            <text:p>2.954070879871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.95634454093524" calcext:value-type="float">
            <text:p>2.956344540935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.95857684427326" calcext:value-type="float">
            <text:p>2.958576844273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.96076854860283" calcext:value-type="float">
            <text:p>2.960768548602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96292039872519" calcext:value-type="float">
            <text:p>2.962920398725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.9650331257784" calcext:value-type="float">
            <text:p>2.96503312577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96710744748632" calcext:value-type="float">
            <text:p>2.967107447486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.96914406840381" calcext:value-type="float">
            <text:p>2.969144068403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.97114368015794" calcext:value-type="float">
            <text:p>2.971143680157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9731069616853" calcext:value-type="float">
            <text:p>2.97310696168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.9750345794652" calcext:value-type="float">
            <text:p>2.97503457946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.97692718774892" calcext:value-type="float">
            <text:p>2.976927187748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.97878542878478" calcext:value-type="float">
            <text:p>2.978785428784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2.98060993303917" calcext:value-type="float">
            <text:p>2.980609933039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98240131941335" calcext:value-type="float">
            <text:p>2.982401319413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.98416019545626" calcext:value-type="float">
            <text:p>2.984160195456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.9858871575731" calcext:value-type="float">
            <text:p>2.98588715757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.98758279122997" calcext:value-type="float">
            <text:p>2.987582791229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.98924767115448" calcext:value-type="float">
            <text:p>2.989247671154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39999999999999" calcext:value-type="float">
            <text:p>4.39999999999999</text:p>
          </table:table-cell>
          <table:table-cell office:value-type="float" office:value="2.99088236153246" calcext:value-type="float">
            <text:p>2.990882361532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41999999999999" calcext:value-type="float">
            <text:p>4.41999999999999</text:p>
          </table:table-cell>
          <table:table-cell office:value-type="float" office:value="2.99248741620083" calcext:value-type="float">
            <text:p>2.992487416200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43999999999999" calcext:value-type="float">
            <text:p>4.43999999999999</text:p>
          </table:table-cell>
          <table:table-cell office:value-type="float" office:value="2.99406337883676" calcext:value-type="float">
            <text:p>2.994063378836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45999999999999" calcext:value-type="float">
            <text:p>4.45999999999999</text:p>
          </table:table-cell>
          <table:table-cell office:value-type="float" office:value="2.99561078314322" calcext:value-type="float">
            <text:p>2.995610783143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47999999999999" calcext:value-type="float">
            <text:p>4.47999999999999</text:p>
          </table:table-cell>
          <table:table-cell office:value-type="float" office:value="2.99713015303095" calcext:value-type="float">
            <text:p>2.997130153030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49999999999999" calcext:value-type="float">
            <text:p>4.49999999999999</text:p>
          </table:table-cell>
          <table:table-cell office:value-type="float" office:value="2.99862200279712" calcext:value-type="float">
            <text:p>2.998622002797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51999999999999" calcext:value-type="float">
            <text:p>4.51999999999999</text:p>
          </table:table-cell>
          <table:table-cell office:value-type="float" office:value="3.00008683730057" calcext:value-type="float">
            <text:p>3.000086837300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53999999999999" calcext:value-type="float">
            <text:p>4.53999999999999</text:p>
          </table:table-cell>
          <table:table-cell office:value-type="float" office:value="3.00152515213387" calcext:value-type="float">
            <text:p>3.001525152133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55999999999999" calcext:value-type="float">
            <text:p>4.55999999999999</text:p>
          </table:table-cell>
          <table:table-cell office:value-type="float" office:value="3.00293743379234" calcext:value-type="float">
            <text:p>3.002937433792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57999999999999" calcext:value-type="float">
            <text:p>4.57999999999999</text:p>
          </table:table-cell>
          <table:table-cell office:value-type="float" office:value="3.00432415983988" calcext:value-type="float">
            <text:p>3.004324159839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59999999999999" calcext:value-type="float">
            <text:p>4.59999999999999</text:p>
          </table:table-cell>
          <table:table-cell office:value-type="float" office:value="3.00568579907201" calcext:value-type="float">
            <text:p>3.005685799072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61999999999999" calcext:value-type="float">
            <text:p>4.61999999999999</text:p>
          </table:table-cell>
          <table:table-cell office:value-type="float" office:value="3.00702281167589" calcext:value-type="float">
            <text:p>3.007022811675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63999999999999" calcext:value-type="float">
            <text:p>4.63999999999999</text:p>
          </table:table-cell>
          <table:table-cell office:value-type="float" office:value="3.00833564938764" calcext:value-type="float">
            <text:p>3.008335649387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65999999999999" calcext:value-type="float">
            <text:p>4.65999999999999</text:p>
          </table:table-cell>
          <table:table-cell office:value-type="float" office:value="3.00962475564677" calcext:value-type="float">
            <text:p>3.009624755646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67999999999999" calcext:value-type="float">
            <text:p>4.67999999999999</text:p>
          </table:table-cell>
          <table:table-cell office:value-type="float" office:value="3.010890565748" calcext:value-type="float">
            <text:p>3.0108905657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69999999999999" calcext:value-type="float">
            <text:p>4.69999999999999</text:p>
          </table:table-cell>
          <table:table-cell office:value-type="float" office:value="3.01213350699033" calcext:value-type="float">
            <text:p>3.012133506990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71999999999999" calcext:value-type="float">
            <text:p>4.71999999999999</text:p>
          </table:table-cell>
          <table:table-cell office:value-type="float" office:value="3.01335399882357" calcext:value-type="float">
            <text:p>3.013353998823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73999999999999" calcext:value-type="float">
            <text:p>4.73999999999999</text:p>
          </table:table-cell>
          <table:table-cell office:value-type="float" office:value="3.01455245299216" calcext:value-type="float">
            <text:p>3.014552452992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75999999999999" calcext:value-type="float">
            <text:p>4.75999999999999</text:p>
          </table:table-cell>
          <table:table-cell office:value-type="float" office:value="3.01572927367651" calcext:value-type="float">
            <text:p>3.015729273676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77999999999999" calcext:value-type="float">
            <text:p>4.77999999999999</text:p>
          </table:table-cell>
          <table:table-cell office:value-type="float" office:value="3.0168848576318" calcext:value-type="float">
            <text:p>3.01688485763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79999999999999" calcext:value-type="float">
            <text:p>4.79999999999999</text:p>
          </table:table-cell>
          <table:table-cell office:value-type="float" office:value="3.01801959432422" calcext:value-type="float">
            <text:p>3.018019594324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81999999999999" calcext:value-type="float">
            <text:p>4.81999999999999</text:p>
          </table:table-cell>
          <table:table-cell office:value-type="float" office:value="3.01913386606485" calcext:value-type="float">
            <text:p>3.019133866064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83999999999999" calcext:value-type="float">
            <text:p>4.83999999999999</text:p>
          </table:table-cell>
          <table:table-cell office:value-type="float" office:value="3.02022804814099" calcext:value-type="float">
            <text:p>3.020228048140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85999999999998" calcext:value-type="float">
            <text:p>4.85999999999998</text:p>
          </table:table-cell>
          <table:table-cell office:value-type="float" office:value="3.02130250894516" calcext:value-type="float">
            <text:p>3.021302508945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87999999999998" calcext:value-type="float">
            <text:p>4.87999999999998</text:p>
          </table:table-cell>
          <table:table-cell office:value-type="float" office:value="3.02235761010173" calcext:value-type="float">
            <text:p>3.022357610101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89999999999998" calcext:value-type="float">
            <text:p>4.89999999999998</text:p>
          </table:table-cell>
          <table:table-cell office:value-type="float" office:value="3.02339370659118" calcext:value-type="float">
            <text:p>3.023393706591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91999999999998" calcext:value-type="float">
            <text:p>4.91999999999998</text:p>
          </table:table-cell>
          <table:table-cell office:value-type="float" office:value="3.02441114687209" calcext:value-type="float">
            <text:p>3.024411146872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93999999999998" calcext:value-type="float">
            <text:p>4.93999999999998</text:p>
          </table:table-cell>
          <table:table-cell office:value-type="float" office:value="3.0254102730009" calcext:value-type="float">
            <text:p>3.02541027300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95999999999998" calcext:value-type="float">
            <text:p>4.95999999999998</text:p>
          </table:table-cell>
          <table:table-cell office:value-type="float" office:value="3.0263914207494" calcext:value-type="float">
            <text:p>3.02639142074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97999999999998" calcext:value-type="float">
            <text:p>4.97999999999998</text:p>
          </table:table-cell>
          <table:table-cell office:value-type="float" office:value="3.02735491972011" calcext:value-type="float">
            <text:p>3.027354919720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.99999999999998" calcext:value-type="float">
            <text:p>4.99999999999998</text:p>
          </table:table-cell>
          <table:table-cell office:value-type="float" office:value="3.0283010934595" calcext:value-type="float">
            <text:p>3.02830109345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01999999999998" calcext:value-type="float">
            <text:p>5.01999999999998</text:p>
          </table:table-cell>
          <table:table-cell office:value-type="float" office:value="3.02923025956911" calcext:value-type="float">
            <text:p>3.029230259569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03999999999998" calcext:value-type="float">
            <text:p>5.03999999999998</text:p>
          </table:table-cell>
          <table:table-cell office:value-type="float" office:value="3.03014272981465" calcext:value-type="float">
            <text:p>3.030142729814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05999999999998" calcext:value-type="float">
            <text:p>5.05999999999998</text:p>
          </table:table-cell>
          <table:table-cell office:value-type="float" office:value="3.03103881023308" calcext:value-type="float">
            <text:p>3.031038810233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07999999999998" calcext:value-type="float">
            <text:p>5.07999999999998</text:p>
          </table:table-cell>
          <table:table-cell office:value-type="float" office:value="3.03191880123774" calcext:value-type="float">
            <text:p>3.031918801237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09999999999998" calcext:value-type="float">
            <text:p>5.09999999999998</text:p>
          </table:table-cell>
          <table:table-cell office:value-type="float" office:value="3.03278299772156" calcext:value-type="float">
            <text:p>3.032782997721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11999999999998" calcext:value-type="float">
            <text:p>5.11999999999998</text:p>
          </table:table-cell>
          <table:table-cell office:value-type="float" office:value="3.03363168915836" calcext:value-type="float">
            <text:p>3.033631689158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13999999999998" calcext:value-type="float">
            <text:p>5.13999999999998</text:p>
          </table:table-cell>
          <table:table-cell office:value-type="float" office:value="3.03446515970232" calcext:value-type="float">
            <text:p>3.034465159702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15999999999998" calcext:value-type="float">
            <text:p>5.15999999999998</text:p>
          </table:table-cell>
          <table:table-cell office:value-type="float" office:value="3.03528368828567" calcext:value-type="float">
            <text:p>3.035283688285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17999999999998" calcext:value-type="float">
            <text:p>5.17999999999998</text:p>
          </table:table-cell>
          <table:table-cell office:value-type="float" office:value="3.03608754871454" calcext:value-type="float">
            <text:p>3.036087548714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19999999999998" calcext:value-type="float">
            <text:p>5.19999999999998</text:p>
          </table:table-cell>
          <table:table-cell office:value-type="float" office:value="3.03687700976311" calcext:value-type="float">
            <text:p>3.036877009763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21999999999998" calcext:value-type="float">
            <text:p>5.21999999999998</text:p>
          </table:table-cell>
          <table:table-cell office:value-type="float" office:value="3.03765233526606" calcext:value-type="float">
            <text:p>3.037652335266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23999999999998" calcext:value-type="float">
            <text:p>5.23999999999998</text:p>
          </table:table-cell>
          <table:table-cell office:value-type="float" office:value="3.03841378420933" calcext:value-type="float">
            <text:p>3.038413784209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25999999999998" calcext:value-type="float">
            <text:p>5.25999999999998</text:p>
          </table:table-cell>
          <table:table-cell office:value-type="float" office:value="3.03916161081918" calcext:value-type="float">
            <text:p>3.039161610819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27999999999998" calcext:value-type="float">
            <text:p>5.27999999999998</text:p>
          </table:table-cell>
          <table:table-cell office:value-type="float" office:value="3.0398960646497" calcext:value-type="float">
            <text:p>3.03989606464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29999999999998" calcext:value-type="float">
            <text:p>5.29999999999998</text:p>
          </table:table-cell>
          <table:table-cell office:value-type="float" office:value="3.04061739066873" calcext:value-type="float">
            <text:p>3.040617390668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31999999999997" calcext:value-type="float">
            <text:p>5.31999999999997</text:p>
          </table:table-cell>
          <table:table-cell office:value-type="float" office:value="3.04132582934211" calcext:value-type="float">
            <text:p>3.041325829342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33999999999997" calcext:value-type="float">
            <text:p>5.33999999999997</text:p>
          </table:table-cell>
          <table:table-cell office:value-type="float" office:value="3.04202161671654" calcext:value-type="float">
            <text:p>3.042021616716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35999999999997" calcext:value-type="float">
            <text:p>5.35999999999997</text:p>
          </table:table-cell>
          <table:table-cell office:value-type="float" office:value="3.04270498450078" calcext:value-type="float">
            <text:p>3.042704984500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37999999999997" calcext:value-type="float">
            <text:p>5.37999999999997</text:p>
          </table:table-cell>
          <table:table-cell office:value-type="float" office:value="3.0433761601455" calcext:value-type="float">
            <text:p>3.04337616014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39999999999997" calcext:value-type="float">
            <text:p>5.39999999999997</text:p>
          </table:table-cell>
          <table:table-cell office:value-type="float" office:value="3.04403536692154" calcext:value-type="float">
            <text:p>3.044035366921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41999999999997" calcext:value-type="float">
            <text:p>5.41999999999997</text:p>
          </table:table-cell>
          <table:table-cell office:value-type="float" office:value="3.04468282399681" calcext:value-type="float">
            <text:p>3.044682823996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43999999999997" calcext:value-type="float">
            <text:p>5.43999999999997</text:p>
          </table:table-cell>
          <table:table-cell office:value-type="float" office:value="3.04531874651176" calcext:value-type="float">
            <text:p>3.045318746511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45999999999997" calcext:value-type="float">
            <text:p>5.45999999999997</text:p>
          </table:table-cell>
          <table:table-cell office:value-type="float" office:value="3.04594334565349" calcext:value-type="float">
            <text:p>3.045943345653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47999999999997" calcext:value-type="float">
            <text:p>5.47999999999997</text:p>
          </table:table-cell>
          <table:table-cell office:value-type="float" office:value="3.04655682872839" calcext:value-type="float">
            <text:p>3.046556828728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49999999999997" calcext:value-type="float">
            <text:p>5.49999999999997</text:p>
          </table:table-cell>
          <table:table-cell office:value-type="float" office:value="3.04715939923359" calcext:value-type="float">
            <text:p>3.047159399233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51999999999997" calcext:value-type="float">
            <text:p>5.51999999999997</text:p>
          </table:table-cell>
          <table:table-cell office:value-type="float" office:value="3.04775125692701" calcext:value-type="float">
            <text:p>3.047751256927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53999999999997" calcext:value-type="float">
            <text:p>5.53999999999997</text:p>
          </table:table-cell>
          <table:table-cell office:value-type="float" office:value="3.0483325978961" calcext:value-type="float">
            <text:p>3.04833259789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55999999999997" calcext:value-type="float">
            <text:p>5.55999999999997</text:p>
          </table:table-cell>
          <table:table-cell office:value-type="float" office:value="3.04890361462535" calcext:value-type="float">
            <text:p>3.048903614625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57999999999997" calcext:value-type="float">
            <text:p>5.57999999999997</text:p>
          </table:table-cell>
          <table:table-cell office:value-type="float" office:value="3.04946449606261" calcext:value-type="float">
            <text:p>3.049464496062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59999999999997" calcext:value-type="float">
            <text:p>5.59999999999997</text:p>
          </table:table-cell>
          <table:table-cell office:value-type="float" office:value="3.05001542768406" calcext:value-type="float">
            <text:p>3.050015427684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61999999999997" calcext:value-type="float">
            <text:p>5.61999999999997</text:p>
          </table:table-cell>
          <table:table-cell office:value-type="float" office:value="3.05055659155808" calcext:value-type="float">
            <text:p>3.050556591558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63999999999997" calcext:value-type="float">
            <text:p>5.63999999999997</text:p>
          </table:table-cell>
          <table:table-cell office:value-type="float" office:value="3.05108816640796" calcext:value-type="float">
            <text:p>3.051088166407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65999999999997" calcext:value-type="float">
            <text:p>5.65999999999997</text:p>
          </table:table-cell>
          <table:table-cell office:value-type="float" office:value="3.05161032767336" calcext:value-type="float">
            <text:p>3.051610327673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67999999999997" calcext:value-type="float">
            <text:p>5.67999999999997</text:p>
          </table:table-cell>
          <table:table-cell office:value-type="float" office:value="3.05212324757072" calcext:value-type="float">
            <text:p>3.0521232475707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69999999999997" calcext:value-type="float">
            <text:p>5.69999999999997</text:p>
          </table:table-cell>
          <table:table-cell office:value-type="float" office:value="3.05262709515255" calcext:value-type="float">
            <text:p>3.052627095152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71999999999997" calcext:value-type="float">
            <text:p>5.71999999999997</text:p>
          </table:table-cell>
          <table:table-cell office:value-type="float" office:value="3.05312203636559" calcext:value-type="float">
            <text:p>3.053122036365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73999999999997" calcext:value-type="float">
            <text:p>5.73999999999997</text:p>
          </table:table-cell>
          <table:table-cell office:value-type="float" office:value="3.05360823410797" calcext:value-type="float">
            <text:p>3.053608234107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75999999999997" calcext:value-type="float">
            <text:p>5.75999999999997</text:p>
          </table:table-cell>
          <table:table-cell office:value-type="float" office:value="3.05408584828522" calcext:value-type="float">
            <text:p>3.054085848285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77999999999997" calcext:value-type="float">
            <text:p>5.77999999999997</text:p>
          </table:table-cell>
          <table:table-cell office:value-type="float" office:value="3.05455503586538" calcext:value-type="float">
            <text:p>3.054555035865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79999999999996" calcext:value-type="float">
            <text:p>5.79999999999996</text:p>
          </table:table-cell>
          <table:table-cell office:value-type="float" office:value="3.05501595093295" calcext:value-type="float">
            <text:p>3.055015950932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81999999999996" calcext:value-type="float">
            <text:p>5.81999999999996</text:p>
          </table:table-cell>
          <table:table-cell office:value-type="float" office:value="3.05546874474201" calcext:value-type="float">
            <text:p>3.055468744742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83999999999996" calcext:value-type="float">
            <text:p>5.83999999999996</text:p>
          </table:table-cell>
          <table:table-cell office:value-type="float" office:value="3.05591356576818" calcext:value-type="float">
            <text:p>3.055913565768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85999999999996" calcext:value-type="float">
            <text:p>5.85999999999996</text:p>
          </table:table-cell>
          <table:table-cell office:value-type="float" office:value="3.05635055975984" calcext:value-type="float">
            <text:p>3.056350559759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87999999999996" calcext:value-type="float">
            <text:p>5.87999999999996</text:p>
          </table:table-cell>
          <table:table-cell office:value-type="float" office:value="3.05677986978817" calcext:value-type="float">
            <text:p>3.056779869788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89999999999996" calcext:value-type="float">
            <text:p>5.89999999999996</text:p>
          </table:table-cell>
          <table:table-cell office:value-type="float" office:value="3.05720163629651" calcext:value-type="float">
            <text:p>3.057201636296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91999999999996" calcext:value-type="float">
            <text:p>5.91999999999996</text:p>
          </table:table-cell>
          <table:table-cell office:value-type="float" office:value="3.05761599714859" calcext:value-type="float">
            <text:p>3.057615997148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93999999999996" calcext:value-type="float">
            <text:p>5.93999999999996</text:p>
          </table:table-cell>
          <table:table-cell office:value-type="float" office:value="3.05802308767605" calcext:value-type="float">
            <text:p>3.058023087676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95999999999996" calcext:value-type="float">
            <text:p>5.95999999999996</text:p>
          </table:table-cell>
          <table:table-cell office:value-type="float" office:value="3.05842304072499" calcext:value-type="float">
            <text:p>3.058423040724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97999999999996" calcext:value-type="float">
            <text:p>5.97999999999996</text:p>
          </table:table-cell>
          <table:table-cell office:value-type="float" office:value="3.05881598670166" calcext:value-type="float">
            <text:p>3.058815986701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.99999999999996" calcext:value-type="float">
            <text:p>5.99999999999996</text:p>
          </table:table-cell>
          <table:table-cell office:value-type="float" office:value="3.05920205361737" calcext:value-type="float">
            <text:p>3.059202053617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01999999999996" calcext:value-type="float">
            <text:p>6.01999999999996</text:p>
          </table:table-cell>
          <table:table-cell office:value-type="float" office:value="3.0595813671325" calcext:value-type="float">
            <text:p>3.05958136713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03999999999996" calcext:value-type="float">
            <text:p>6.03999999999996</text:p>
          </table:table-cell>
          <table:table-cell office:value-type="float" office:value="3.05995405059978" calcext:value-type="float">
            <text:p>3.059954050599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05999999999996" calcext:value-type="float">
            <text:p>6.05999999999996</text:p>
          </table:table-cell>
          <table:table-cell office:value-type="float" office:value="3.06032022510668" calcext:value-type="float">
            <text:p>3.060320225106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07999999999996" calcext:value-type="float">
            <text:p>6.07999999999996</text:p>
          </table:table-cell>
          <table:table-cell office:value-type="float" office:value="3.0606800095171" calcext:value-type="float">
            <text:p>3.06068000951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09999999999996" calcext:value-type="float">
            <text:p>6.09999999999996</text:p>
          </table:table-cell>
          <table:table-cell office:value-type="float" office:value="3.06103352051226" calcext:value-type="float">
            <text:p>3.061033520512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11999999999996" calcext:value-type="float">
            <text:p>6.11999999999996</text:p>
          </table:table-cell>
          <table:table-cell office:value-type="float" office:value="3.06138087263079" calcext:value-type="float">
            <text:p>3.061380872630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13999999999996" calcext:value-type="float">
            <text:p>6.13999999999996</text:p>
          </table:table-cell>
          <table:table-cell office:value-type="float" office:value="3.0617221783082" calcext:value-type="float">
            <text:p>3.06172217830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15999999999996" calcext:value-type="float">
            <text:p>6.15999999999996</text:p>
          </table:table-cell>
          <table:table-cell office:value-type="float" office:value="3.06205754791549" calcext:value-type="float">
            <text:p>3.062057547915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17999999999996" calcext:value-type="float">
            <text:p>6.17999999999996</text:p>
          </table:table-cell>
          <table:table-cell office:value-type="float" office:value="3.06238708979713" calcext:value-type="float">
            <text:p>3.062387089797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19999999999996" calcext:value-type="float">
            <text:p>6.19999999999996</text:p>
          </table:table-cell>
          <table:table-cell office:value-type="float" office:value="3.06271091030833" calcext:value-type="float">
            <text:p>3.062710910308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21999999999996" calcext:value-type="float">
            <text:p>6.21999999999996</text:p>
          </table:table-cell>
          <table:table-cell office:value-type="float" office:value="3.06302911385161" calcext:value-type="float">
            <text:p>3.063029113851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23999999999996" calcext:value-type="float">
            <text:p>6.23999999999996</text:p>
          </table:table-cell>
          <table:table-cell office:value-type="float" office:value="3.06334180291267" calcext:value-type="float">
            <text:p>3.063341802912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25999999999995" calcext:value-type="float">
            <text:p>6.25999999999995</text:p>
          </table:table-cell>
          <table:table-cell office:value-type="float" office:value="3.06364907809566" calcext:value-type="float">
            <text:p>3.063649078095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27999999999995" calcext:value-type="float">
            <text:p>6.27999999999995</text:p>
          </table:table-cell>
          <table:table-cell office:value-type="float" office:value="3.06395103815779" calcext:value-type="float">
            <text:p>3.063951038157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29999999999995" calcext:value-type="float">
            <text:p>6.29999999999995</text:p>
          </table:table-cell>
          <table:table-cell office:value-type="float" office:value="3.06424778004322" calcext:value-type="float">
            <text:p>3.064247780043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31999999999995" calcext:value-type="float">
            <text:p>6.31999999999995</text:p>
          </table:table-cell>
          <table:table-cell office:value-type="float" office:value="3.06453939891644" calcext:value-type="float">
            <text:p>3.064539398916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33999999999995" calcext:value-type="float">
            <text:p>6.33999999999995</text:p>
          </table:table-cell>
          <table:table-cell office:value-type="float" office:value="3.06482598819497" calcext:value-type="float">
            <text:p>3.064825988194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35999999999995" calcext:value-type="float">
            <text:p>6.35999999999995</text:p>
          </table:table-cell>
          <table:table-cell office:value-type="float" office:value="3.06510763958148" calcext:value-type="float">
            <text:p>3.065107639581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37999999999995" calcext:value-type="float">
            <text:p>6.37999999999995</text:p>
          </table:table-cell>
          <table:table-cell office:value-type="float" office:value="3.06538444309529" calcext:value-type="float">
            <text:p>3.065384443095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39999999999995" calcext:value-type="float">
            <text:p>6.39999999999995</text:p>
          </table:table-cell>
          <table:table-cell office:value-type="float" office:value="3.06565648710334" calcext:value-type="float">
            <text:p>3.065656487103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41999999999995" calcext:value-type="float">
            <text:p>6.41999999999995</text:p>
          </table:table-cell>
          <table:table-cell office:value-type="float" office:value="3.06592385835053" calcext:value-type="float">
            <text:p>3.065923858350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43999999999995" calcext:value-type="float">
            <text:p>6.43999999999995</text:p>
          </table:table-cell>
          <table:table-cell office:value-type="float" office:value="3.06618664198958" calcext:value-type="float">
            <text:p>3.066186641989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45999999999995" calcext:value-type="float">
            <text:p>6.45999999999995</text:p>
          </table:table-cell>
          <table:table-cell office:value-type="float" office:value="3.06644492161023" calcext:value-type="float">
            <text:p>3.066444921610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47999999999995" calcext:value-type="float">
            <text:p>6.47999999999995</text:p>
          </table:table-cell>
          <table:table-cell office:value-type="float" office:value="3.06669877926802" calcext:value-type="float">
            <text:p>3.066698779268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49999999999995" calcext:value-type="float">
            <text:p>6.49999999999995</text:p>
          </table:table-cell>
          <table:table-cell office:value-type="float" office:value="3.06694829551247" calcext:value-type="float">
            <text:p>3.066948295512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51999999999995" calcext:value-type="float">
            <text:p>6.51999999999995</text:p>
          </table:table-cell>
          <table:table-cell office:value-type="float" office:value="3.06719354941474" calcext:value-type="float">
            <text:p>3.067193549414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53999999999995" calcext:value-type="float">
            <text:p>6.53999999999995</text:p>
          </table:table-cell>
          <table:table-cell office:value-type="float" office:value="3.06743461859483" calcext:value-type="float">
            <text:p>3.067434618594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55999999999995" calcext:value-type="float">
            <text:p>6.55999999999995</text:p>
          </table:table-cell>
          <table:table-cell office:value-type="float" office:value="3.06767157924821" calcext:value-type="float">
            <text:p>3.067671579248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57999999999995" calcext:value-type="float">
            <text:p>6.57999999999995</text:p>
          </table:table-cell>
          <table:table-cell office:value-type="float" office:value="3.06790450617203" calcext:value-type="float">
            <text:p>3.067904506172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59999999999995" calcext:value-type="float">
            <text:p>6.59999999999995</text:p>
          </table:table-cell>
          <table:table-cell office:value-type="float" office:value="3.06813347279078" calcext:value-type="float">
            <text:p>3.068133472790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61999999999995" calcext:value-type="float">
            <text:p>6.61999999999995</text:p>
          </table:table-cell>
          <table:table-cell office:value-type="float" office:value="3.06835855118157" calcext:value-type="float">
            <text:p>3.068358551181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63999999999995" calcext:value-type="float">
            <text:p>6.63999999999995</text:p>
          </table:table-cell>
          <table:table-cell office:value-type="float" office:value="3.06857981209881" calcext:value-type="float">
            <text:p>3.068579812098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65999999999995" calcext:value-type="float">
            <text:p>6.65999999999995</text:p>
          </table:table-cell>
          <table:table-cell office:value-type="float" office:value="3.06879732499856" calcext:value-type="float">
            <text:p>3.068797324998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67999999999995" calcext:value-type="float">
            <text:p>6.67999999999995</text:p>
          </table:table-cell>
          <table:table-cell office:value-type="float" office:value="3.0690111580624" calcext:value-type="float">
            <text:p>3.06901115806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69999999999995" calcext:value-type="float">
            <text:p>6.69999999999995</text:p>
          </table:table-cell>
          <table:table-cell office:value-type="float" office:value="3.06922137822079" calcext:value-type="float">
            <text:p>3.069221378220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71999999999995" calcext:value-type="float">
            <text:p>6.71999999999995</text:p>
          </table:table-cell>
          <table:table-cell office:value-type="float" office:value="3.06942805117609" calcext:value-type="float">
            <text:p>3.069428051176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73999999999994" calcext:value-type="float">
            <text:p>6.73999999999994</text:p>
          </table:table-cell>
          <table:table-cell office:value-type="float" office:value="3.06963124142513" calcext:value-type="float">
            <text:p>3.069631241425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75999999999994" calcext:value-type="float">
            <text:p>6.75999999999994</text:p>
          </table:table-cell>
          <table:table-cell office:value-type="float" office:value="3.06983101228132" calcext:value-type="float">
            <text:p>3.069831012281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77999999999994" calcext:value-type="float">
            <text:p>6.77999999999994</text:p>
          </table:table-cell>
          <table:table-cell office:value-type="float" office:value="3.07002742589641" calcext:value-type="float">
            <text:p>3.070027425896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79999999999994" calcext:value-type="float">
            <text:p>6.79999999999994</text:p>
          </table:table-cell>
          <table:table-cell office:value-type="float" office:value="3.07022054328184" calcext:value-type="float">
            <text:p>3.070220543281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81999999999994" calcext:value-type="float">
            <text:p>6.81999999999994</text:p>
          </table:table-cell>
          <table:table-cell office:value-type="float" office:value="3.07041042432965" calcext:value-type="float">
            <text:p>3.070410424329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83999999999994" calcext:value-type="float">
            <text:p>6.83999999999994</text:p>
          </table:table-cell>
          <table:table-cell office:value-type="float" office:value="3.07059712783308" calcext:value-type="float">
            <text:p>3.070597127833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85999999999994" calcext:value-type="float">
            <text:p>6.85999999999994</text:p>
          </table:table-cell>
          <table:table-cell office:value-type="float" office:value="3.07078071150672" calcext:value-type="float">
            <text:p>3.0707807115067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87999999999994" calcext:value-type="float">
            <text:p>6.87999999999994</text:p>
          </table:table-cell>
          <table:table-cell office:value-type="float" office:value="3.07096123200634" calcext:value-type="float">
            <text:p>3.070961232006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89999999999994" calcext:value-type="float">
            <text:p>6.89999999999994</text:p>
          </table:table-cell>
          <table:table-cell office:value-type="float" office:value="3.0711387449483" calcext:value-type="float">
            <text:p>3.07113874494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91999999999994" calcext:value-type="float">
            <text:p>6.91999999999994</text:p>
          </table:table-cell>
          <table:table-cell office:value-type="float" office:value="3.07131330492871" calcext:value-type="float">
            <text:p>3.071313304928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93999999999994" calcext:value-type="float">
            <text:p>6.93999999999994</text:p>
          </table:table-cell>
          <table:table-cell office:value-type="float" office:value="3.07148496554208" calcext:value-type="float">
            <text:p>3.071484965542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95999999999994" calcext:value-type="float">
            <text:p>6.95999999999994</text:p>
          </table:table-cell>
          <table:table-cell office:value-type="float" office:value="3.07165377939977" calcext:value-type="float">
            <text:p>3.071653779399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97999999999994" calcext:value-type="float">
            <text:p>6.97999999999994</text:p>
          </table:table-cell>
          <table:table-cell office:value-type="float" office:value="3.07181979814803" calcext:value-type="float">
            <text:p>3.071819798148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.99999999999994" calcext:value-type="float">
            <text:p>6.99999999999994</text:p>
          </table:table-cell>
          <table:table-cell office:value-type="float" office:value="3.07198307248572" calcext:value-type="float">
            <text:p>3.0719830724857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01999999999994" calcext:value-type="float">
            <text:p>7.01999999999994</text:p>
          </table:table-cell>
          <table:table-cell office:value-type="float" office:value="3.07214365218167" calcext:value-type="float">
            <text:p>3.072143652181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03999999999994" calcext:value-type="float">
            <text:p>7.03999999999994</text:p>
          </table:table-cell>
          <table:table-cell office:value-type="float" office:value="3.07230158609184" calcext:value-type="float">
            <text:p>3.072301586091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05999999999994" calcext:value-type="float">
            <text:p>7.05999999999994</text:p>
          </table:table-cell>
          <table:table-cell office:value-type="float" office:value="3.07245692217598" calcext:value-type="float">
            <text:p>3.0724569221759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07999999999994" calcext:value-type="float">
            <text:p>7.07999999999994</text:p>
          </table:table-cell>
          <table:table-cell office:value-type="float" office:value="3.07260970751417" calcext:value-type="float">
            <text:p>3.072609707514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09999999999994" calcext:value-type="float">
            <text:p>7.09999999999994</text:p>
          </table:table-cell>
          <table:table-cell office:value-type="float" office:value="3.0727599883229" calcext:value-type="float">
            <text:p>3.07275998832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11999999999994" calcext:value-type="float">
            <text:p>7.11999999999994</text:p>
          </table:table-cell>
          <table:table-cell office:value-type="float" office:value="3.07290780997099" calcext:value-type="float">
            <text:p>3.072907809970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13999999999994" calcext:value-type="float">
            <text:p>7.13999999999994</text:p>
          </table:table-cell>
          <table:table-cell office:value-type="float" office:value="3.07305321699508" calcext:value-type="float">
            <text:p>3.073053216995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15999999999994" calcext:value-type="float">
            <text:p>7.15999999999994</text:p>
          </table:table-cell>
          <table:table-cell office:value-type="float" office:value="3.07319625311497" calcext:value-type="float">
            <text:p>3.073196253114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17999999999994" calcext:value-type="float">
            <text:p>7.17999999999994</text:p>
          </table:table-cell>
          <table:table-cell office:value-type="float" office:value="3.07333696124857" calcext:value-type="float">
            <text:p>3.073336961248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19999999999993" calcext:value-type="float">
            <text:p>7.19999999999993</text:p>
          </table:table-cell>
          <table:table-cell office:value-type="float" office:value="3.07347538352665" calcext:value-type="float">
            <text:p>3.073475383526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21999999999993" calcext:value-type="float">
            <text:p>7.21999999999993</text:p>
          </table:table-cell>
          <table:table-cell office:value-type="float" office:value="3.07361156130726" calcext:value-type="float">
            <text:p>3.073611561307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23999999999993" calcext:value-type="float">
            <text:p>7.23999999999993</text:p>
          </table:table-cell>
          <table:table-cell office:value-type="float" office:value="3.07374553518992" calcext:value-type="float">
            <text:p>3.073745535189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25999999999993" calcext:value-type="float">
            <text:p>7.25999999999993</text:p>
          </table:table-cell>
          <table:table-cell office:value-type="float" office:value="3.07387734502957" calcext:value-type="float">
            <text:p>3.073877345029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27999999999993" calcext:value-type="float">
            <text:p>7.27999999999993</text:p>
          </table:table-cell>
          <table:table-cell office:value-type="float" office:value="3.0740070299502" calcext:value-type="float">
            <text:p>3.07400702995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29999999999993" calcext:value-type="float">
            <text:p>7.29999999999993</text:p>
          </table:table-cell>
          <table:table-cell office:value-type="float" office:value="3.07413462835827" calcext:value-type="float">
            <text:p>3.074134628358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31999999999993" calcext:value-type="float">
            <text:p>7.31999999999993</text:p>
          </table:table-cell>
          <table:table-cell office:value-type="float" office:value="3.0742601779559" calcext:value-type="float">
            <text:p>3.07426017795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33999999999993" calcext:value-type="float">
            <text:p>7.33999999999993</text:p>
          </table:table-cell>
          <table:table-cell office:value-type="float" office:value="3.07438371575376" calcext:value-type="float">
            <text:p>3.074383715753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35999999999993" calcext:value-type="float">
            <text:p>7.35999999999993</text:p>
          </table:table-cell>
          <table:table-cell office:value-type="float" office:value="3.07450527808381" calcext:value-type="float">
            <text:p>3.074505278083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37999999999993" calcext:value-type="float">
            <text:p>7.37999999999993</text:p>
          </table:table-cell>
          <table:table-cell office:value-type="float" office:value="3.0746249006117" calcext:value-type="float">
            <text:p>3.07462490061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39999999999993" calcext:value-type="float">
            <text:p>7.39999999999993</text:p>
          </table:table-cell>
          <table:table-cell office:value-type="float" office:value="3.07474261834902" calcext:value-type="float">
            <text:p>3.074742618349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41999999999993" calcext:value-type="float">
            <text:p>7.41999999999993</text:p>
          </table:table-cell>
          <table:table-cell office:value-type="float" office:value="3.07485846566531" calcext:value-type="float">
            <text:p>3.074858465665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43999999999993" calcext:value-type="float">
            <text:p>7.43999999999993</text:p>
          </table:table-cell>
          <table:table-cell office:value-type="float" office:value="3.07497247629984" calcext:value-type="float">
            <text:p>3.074972476299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45999999999993" calcext:value-type="float">
            <text:p>7.45999999999993</text:p>
          </table:table-cell>
          <table:table-cell office:value-type="float" office:value="3.07508468337313" calcext:value-type="float">
            <text:p>3.075084683373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47999999999993" calcext:value-type="float">
            <text:p>7.47999999999993</text:p>
          </table:table-cell>
          <table:table-cell office:value-type="float" office:value="3.07519511939839" calcext:value-type="float">
            <text:p>3.075195119398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49999999999993" calcext:value-type="float">
            <text:p>7.49999999999993</text:p>
          </table:table-cell>
          <table:table-cell office:value-type="float" office:value="3.07530381629256" calcext:value-type="float">
            <text:p>3.075303816292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51999999999993" calcext:value-type="float">
            <text:p>7.51999999999993</text:p>
          </table:table-cell>
          <table:table-cell office:value-type="float" office:value="3.07541080538735" calcext:value-type="float">
            <text:p>3.075410805387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53999999999993" calcext:value-type="float">
            <text:p>7.53999999999993</text:p>
          </table:table-cell>
          <table:table-cell office:value-type="float" office:value="3.07551611743988" calcext:value-type="float">
            <text:p>3.075516117439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55999999999993" calcext:value-type="float">
            <text:p>7.55999999999993</text:p>
          </table:table-cell>
          <table:table-cell office:value-type="float" office:value="3.07561978264329" calcext:value-type="float">
            <text:p>3.075619782643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57999999999993" calcext:value-type="float">
            <text:p>7.57999999999993</text:p>
          </table:table-cell>
          <table:table-cell office:value-type="float" office:value="3.07572183063708" calcext:value-type="float">
            <text:p>3.075721830637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59999999999993" calcext:value-type="float">
            <text:p>7.59999999999993</text:p>
          </table:table-cell>
          <table:table-cell office:value-type="float" office:value="3.07582229051721" calcext:value-type="float">
            <text:p>3.075822290517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61999999999993" calcext:value-type="float">
            <text:p>7.61999999999993</text:p>
          </table:table-cell>
          <table:table-cell office:value-type="float" office:value="3.07592119084616" calcext:value-type="float">
            <text:p>3.075921190846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63999999999993" calcext:value-type="float">
            <text:p>7.63999999999993</text:p>
          </table:table-cell>
          <table:table-cell office:value-type="float" office:value="3.07601855966262" calcext:value-type="float">
            <text:p>3.076018559662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65999999999993" calcext:value-type="float">
            <text:p>7.65999999999993</text:p>
          </table:table-cell>
          <table:table-cell office:value-type="float" office:value="3.07611442449118" calcext:value-type="float">
            <text:p>3.076114424491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67999999999992" calcext:value-type="float">
            <text:p>7.67999999999992</text:p>
          </table:table-cell>
          <table:table-cell office:value-type="float" office:value="3.0762088123517" calcext:value-type="float">
            <text:p>3.07620881235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69999999999992" calcext:value-type="float">
            <text:p>7.69999999999992</text:p>
          </table:table-cell>
          <table:table-cell office:value-type="float" office:value="3.07630174976862" calcext:value-type="float">
            <text:p>3.076301749768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71999999999992" calcext:value-type="float">
            <text:p>7.71999999999992</text:p>
          </table:table-cell>
          <table:table-cell office:value-type="float" office:value="3.07639326277999" calcext:value-type="float">
            <text:p>3.076393262779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73999999999992" calcext:value-type="float">
            <text:p>7.73999999999992</text:p>
          </table:table-cell>
          <table:table-cell office:value-type="float" office:value="3.07648337694646" calcext:value-type="float">
            <text:p>3.076483376946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75999999999992" calcext:value-type="float">
            <text:p>7.75999999999992</text:p>
          </table:table-cell>
          <table:table-cell office:value-type="float" office:value="3.07657211735995" calcext:value-type="float">
            <text:p>3.076572117359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77999999999992" calcext:value-type="float">
            <text:p>7.77999999999992</text:p>
          </table:table-cell>
          <table:table-cell office:value-type="float" office:value="3.07665950865234" calcext:value-type="float">
            <text:p>3.076659508652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79999999999992" calcext:value-type="float">
            <text:p>7.79999999999992</text:p>
          </table:table-cell>
          <table:table-cell office:value-type="float" office:value="3.07674557500384" calcext:value-type="float">
            <text:p>3.076745575003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81999999999992" calcext:value-type="float">
            <text:p>7.81999999999992</text:p>
          </table:table-cell>
          <table:table-cell office:value-type="float" office:value="3.07683034015129" calcext:value-type="float">
            <text:p>3.076830340151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83999999999992" calcext:value-type="float">
            <text:p>7.83999999999992</text:p>
          </table:table-cell>
          <table:table-cell office:value-type="float" office:value="3.07691382739631" calcext:value-type="float">
            <text:p>3.076913827396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85999999999992" calcext:value-type="float">
            <text:p>7.85999999999992</text:p>
          </table:table-cell>
          <table:table-cell office:value-type="float" office:value="3.07699605961327" calcext:value-type="float">
            <text:p>3.076996059613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87999999999992" calcext:value-type="float">
            <text:p>7.87999999999992</text:p>
          </table:table-cell>
          <table:table-cell office:value-type="float" office:value="3.07707705925713" calcext:value-type="float">
            <text:p>3.077077059257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89999999999992" calcext:value-type="float">
            <text:p>7.89999999999992</text:p>
          </table:table-cell>
          <table:table-cell office:value-type="float" office:value="3.0771568483711" calcext:value-type="float">
            <text:p>3.07715684837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91999999999992" calcext:value-type="float">
            <text:p>7.91999999999992</text:p>
          </table:table-cell>
          <table:table-cell office:value-type="float" office:value="3.07723544859425" calcext:value-type="float">
            <text:p>3.077235448594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93999999999992" calcext:value-type="float">
            <text:p>7.93999999999992</text:p>
          </table:table-cell>
          <table:table-cell office:value-type="float" office:value="3.07731288116888" calcext:value-type="float">
            <text:p>3.077312881168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95999999999992" calcext:value-type="float">
            <text:p>7.95999999999992</text:p>
          </table:table-cell>
          <table:table-cell office:value-type="float" office:value="3.07738916694779" calcext:value-type="float">
            <text:p>3.077389166947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97999999999992" calcext:value-type="float">
            <text:p>7.97999999999992</text:p>
          </table:table-cell>
          <table:table-cell office:value-type="float" office:value="3.07746432640147" calcext:value-type="float">
            <text:p>3.077464326401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7.99999999999992" calcext:value-type="float">
            <text:p>7.99999999999992</text:p>
          </table:table-cell>
          <table:table-cell office:value-type="float" office:value="3.07753837962504" calcext:value-type="float">
            <text:p>3.077538379625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01999999999992" calcext:value-type="float">
            <text:p>8.01999999999992</text:p>
          </table:table-cell>
          <table:table-cell office:value-type="float" office:value="3.07761134634521" calcext:value-type="float">
            <text:p>3.077611346345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03999999999992" calcext:value-type="float">
            <text:p>8.03999999999992</text:p>
          </table:table-cell>
          <table:table-cell office:value-type="float" office:value="3.07768324592699" calcext:value-type="float">
            <text:p>3.077683245926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05999999999992" calcext:value-type="float">
            <text:p>8.05999999999992</text:p>
          </table:table-cell>
          <table:table-cell office:value-type="float" office:value="3.07775409738031" calcext:value-type="float">
            <text:p>3.077754097380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07999999999992" calcext:value-type="float">
            <text:p>8.07999999999992</text:p>
          </table:table-cell>
          <table:table-cell office:value-type="float" office:value="3.07782391936657" calcext:value-type="float">
            <text:p>3.077823919366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09999999999992" calcext:value-type="float">
            <text:p>8.09999999999992</text:p>
          </table:table-cell>
          <table:table-cell office:value-type="float" office:value="3.07789273020503" calcext:value-type="float">
            <text:p>3.077892730205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11999999999992" calcext:value-type="float">
            <text:p>8.11999999999992</text:p>
          </table:table-cell>
          <table:table-cell office:value-type="float" office:value="3.07796054787905" calcext:value-type="float">
            <text:p>3.077960547879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13999999999992" calcext:value-type="float">
            <text:p>8.13999999999992</text:p>
          </table:table-cell>
          <table:table-cell office:value-type="float" office:value="3.07802739004227" calcext:value-type="float">
            <text:p>3.078027390042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15999999999992" calcext:value-type="float">
            <text:p>8.15999999999992</text:p>
          </table:table-cell>
          <table:table-cell office:value-type="float" office:value="3.07809327402465" calcext:value-type="float">
            <text:p>3.078093274024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17999999999991" calcext:value-type="float">
            <text:p>8.17999999999991</text:p>
          </table:table-cell>
          <table:table-cell office:value-type="float" office:value="3.07815821683843" calcext:value-type="float">
            <text:p>3.078158216838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19999999999991" calcext:value-type="float">
            <text:p>8.19999999999991</text:p>
          </table:table-cell>
          <table:table-cell office:value-type="float" office:value="3.07822223518391" calcext:value-type="float">
            <text:p>3.078222235183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21999999999991" calcext:value-type="float">
            <text:p>8.21999999999991</text:p>
          </table:table-cell>
          <table:table-cell office:value-type="float" office:value="3.07828534545522" calcext:value-type="float">
            <text:p>3.078285345455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23999999999991" calcext:value-type="float">
            <text:p>8.23999999999991</text:p>
          </table:table-cell>
          <table:table-cell office:value-type="float" office:value="3.07834756374591" calcext:value-type="float">
            <text:p>3.078347563745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25999999999991" calcext:value-type="float">
            <text:p>8.25999999999991</text:p>
          </table:table-cell>
          <table:table-cell office:value-type="float" office:value="3.07840890585444" calcext:value-type="float">
            <text:p>3.078408905854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27999999999991" calcext:value-type="float">
            <text:p>8.27999999999991</text:p>
          </table:table-cell>
          <table:table-cell office:value-type="float" office:value="3.07846938728963" calcext:value-type="float">
            <text:p>3.078469387289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29999999999991" calcext:value-type="float">
            <text:p>8.29999999999991</text:p>
          </table:table-cell>
          <table:table-cell office:value-type="float" office:value="3.07852902327597" calcext:value-type="float">
            <text:p>3.078529023275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31999999999991" calcext:value-type="float">
            <text:p>8.31999999999991</text:p>
          </table:table-cell>
          <table:table-cell office:value-type="float" office:value="3.07858782875879" calcext:value-type="float">
            <text:p>3.078587828758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33999999999991" calcext:value-type="float">
            <text:p>8.33999999999991</text:p>
          </table:table-cell>
          <table:table-cell office:value-type="float" office:value="3.07864581840943" calcext:value-type="float">
            <text:p>3.078645818409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35999999999991" calcext:value-type="float">
            <text:p>8.35999999999991</text:p>
          </table:table-cell>
          <table:table-cell office:value-type="float" office:value="3.07870300663023" calcext:value-type="float">
            <text:p>3.078703006630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37999999999991" calcext:value-type="float">
            <text:p>8.37999999999991</text:p>
          </table:table-cell>
          <table:table-cell office:value-type="float" office:value="3.07875940755949" calcext:value-type="float">
            <text:p>3.078759407559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39999999999991" calcext:value-type="float">
            <text:p>8.39999999999991</text:p>
          </table:table-cell>
          <table:table-cell office:value-type="float" office:value="3.0788150350763" calcext:value-type="float">
            <text:p>3.07881503507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41999999999991" calcext:value-type="float">
            <text:p>8.41999999999991</text:p>
          </table:table-cell>
          <table:table-cell office:value-type="float" office:value="3.07886990280526" calcext:value-type="float">
            <text:p>3.078869902805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43999999999991" calcext:value-type="float">
            <text:p>8.43999999999991</text:p>
          </table:table-cell>
          <table:table-cell office:value-type="float" office:value="3.07892402412123" calcext:value-type="float">
            <text:p>3.078924024121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45999999999991" calcext:value-type="float">
            <text:p>8.45999999999991</text:p>
          </table:table-cell>
          <table:table-cell office:value-type="float" office:value="3.07897741215381" calcext:value-type="float">
            <text:p>3.078977412153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47999999999991" calcext:value-type="float">
            <text:p>8.47999999999991</text:p>
          </table:table-cell>
          <table:table-cell office:value-type="float" office:value="3.07903007979192" calcext:value-type="float">
            <text:p>3.079030079791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49999999999991" calcext:value-type="float">
            <text:p>8.49999999999991</text:p>
          </table:table-cell>
          <table:table-cell office:value-type="float" office:value="3.07908203968817" calcext:value-type="float">
            <text:p>3.079082039688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51999999999991" calcext:value-type="float">
            <text:p>8.51999999999991</text:p>
          </table:table-cell>
          <table:table-cell office:value-type="float" office:value="3.0791333042632" calcext:value-type="float">
            <text:p>3.07913330426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53999999999991" calcext:value-type="float">
            <text:p>8.53999999999991</text:p>
          </table:table-cell>
          <table:table-cell office:value-type="float" office:value="3.07918388570994" calcext:value-type="float">
            <text:p>3.079183885709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55999999999991" calcext:value-type="float">
            <text:p>8.55999999999991</text:p>
          </table:table-cell>
          <table:table-cell office:value-type="float" office:value="3.0792337959978" calcext:value-type="float">
            <text:p>3.07923379599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57999999999991" calcext:value-type="float">
            <text:p>8.57999999999991</text:p>
          </table:table-cell>
          <table:table-cell office:value-type="float" office:value="3.07928304687674" calcext:value-type="float">
            <text:p>3.079283046876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59999999999991" calcext:value-type="float">
            <text:p>8.59999999999991</text:p>
          </table:table-cell>
          <table:table-cell office:value-type="float" office:value="3.0793316498813" calcext:value-type="float">
            <text:p>3.07933164988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61999999999991" calcext:value-type="float">
            <text:p>8.61999999999991</text:p>
          </table:table-cell>
          <table:table-cell office:value-type="float" office:value="3.07937961633459" calcext:value-type="float">
            <text:p>3.079379616334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6399999999999" calcext:value-type="float">
            <text:p>8.6399999999999</text:p>
          </table:table-cell>
          <table:table-cell office:value-type="float" office:value="3.07942695735212" calcext:value-type="float">
            <text:p>3.079426957352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6599999999999" calcext:value-type="float">
            <text:p>8.6599999999999</text:p>
          </table:table-cell>
          <table:table-cell office:value-type="float" office:value="3.07947368384563" calcext:value-type="float">
            <text:p>3.079473683845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6799999999999" calcext:value-type="float">
            <text:p>8.6799999999999</text:p>
          </table:table-cell>
          <table:table-cell office:value-type="float" office:value="3.07951980652683" calcext:value-type="float">
            <text:p>3.079519806526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6999999999999" calcext:value-type="float">
            <text:p>8.6999999999999</text:p>
          </table:table-cell>
          <table:table-cell office:value-type="float" office:value="3.07956533591105" calcext:value-type="float">
            <text:p>3.079565335911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7199999999999" calcext:value-type="float">
            <text:p>8.7199999999999</text:p>
          </table:table-cell>
          <table:table-cell office:value-type="float" office:value="3.07961028232088" calcext:value-type="float">
            <text:p>3.079610282320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7399999999999" calcext:value-type="float">
            <text:p>8.7399999999999</text:p>
          </table:table-cell>
          <table:table-cell office:value-type="float" office:value="3.07965465588965" calcext:value-type="float">
            <text:p>3.079654655889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7599999999999" calcext:value-type="float">
            <text:p>8.7599999999999</text:p>
          </table:table-cell>
          <table:table-cell office:value-type="float" office:value="3.07969846656497" calcext:value-type="float">
            <text:p>3.079698466564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7799999999999" calcext:value-type="float">
            <text:p>8.7799999999999</text:p>
          </table:table-cell>
          <table:table-cell office:value-type="float" office:value="3.07974172411207" calcext:value-type="float">
            <text:p>3.079741724112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7999999999999" calcext:value-type="float">
            <text:p>8.7999999999999</text:p>
          </table:table-cell>
          <table:table-cell office:value-type="float" office:value="3.07978443811719" calcext:value-type="float">
            <text:p>3.079784438117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8199999999999" calcext:value-type="float">
            <text:p>8.8199999999999</text:p>
          </table:table-cell>
          <table:table-cell office:value-type="float" office:value="3.07982661799085" calcext:value-type="float">
            <text:p>3.079826617990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8399999999999" calcext:value-type="float">
            <text:p>8.8399999999999</text:p>
          </table:table-cell>
          <table:table-cell office:value-type="float" office:value="3.07986827297109" calcext:value-type="float">
            <text:p>3.079868272971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8599999999999" calcext:value-type="float">
            <text:p>8.8599999999999</text:p>
          </table:table-cell>
          <table:table-cell office:value-type="float" office:value="3.07990941212658" calcext:value-type="float">
            <text:p>3.079909412126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8799999999999" calcext:value-type="float">
            <text:p>8.8799999999999</text:p>
          </table:table-cell>
          <table:table-cell office:value-type="float" office:value="3.07995004435981" calcext:value-type="float">
            <text:p>3.079950044359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8999999999999" calcext:value-type="float">
            <text:p>8.8999999999999</text:p>
          </table:table-cell>
          <table:table-cell office:value-type="float" office:value="3.07999017841008" calcext:value-type="float">
            <text:p>3.079990178410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9199999999999" calcext:value-type="float">
            <text:p>8.9199999999999</text:p>
          </table:table-cell>
          <table:table-cell office:value-type="float" office:value="3.0800298228565" calcext:value-type="float">
            <text:p>3.08002982285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9399999999999" calcext:value-type="float">
            <text:p>8.9399999999999</text:p>
          </table:table-cell>
          <table:table-cell office:value-type="float" office:value="3.08006898612094" calcext:value-type="float">
            <text:p>3.080068986120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9599999999999" calcext:value-type="float">
            <text:p>8.9599999999999</text:p>
          </table:table-cell>
          <table:table-cell office:value-type="float" office:value="3.08010767647095" calcext:value-type="float">
            <text:p>3.080107676470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9799999999999" calcext:value-type="float">
            <text:p>8.9799999999999</text:p>
          </table:table-cell>
          <table:table-cell office:value-type="float" office:value="3.08014590202251" calcext:value-type="float">
            <text:p>3.080145902022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8.9999999999999" calcext:value-type="float">
            <text:p>8.9999999999999</text:p>
          </table:table-cell>
          <table:table-cell office:value-type="float" office:value="3.0801836707429" calcext:value-type="float">
            <text:p>3.08018367074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0199999999999" calcext:value-type="float">
            <text:p>9.0199999999999</text:p>
          </table:table-cell>
          <table:table-cell office:value-type="float" office:value="3.08022099045336" calcext:value-type="float">
            <text:p>3.080220990453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0399999999999" calcext:value-type="float">
            <text:p>9.0399999999999</text:p>
          </table:table-cell>
          <table:table-cell office:value-type="float" office:value="3.08025786883182" calcext:value-type="float">
            <text:p>3.080257868831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0599999999999" calcext:value-type="float">
            <text:p>9.0599999999999</text:p>
          </table:table-cell>
          <table:table-cell office:value-type="float" office:value="3.0802943134155" calcext:value-type="float">
            <text:p>3.08029431341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0799999999999" calcext:value-type="float">
            <text:p>9.0799999999999</text:p>
          </table:table-cell>
          <table:table-cell office:value-type="float" office:value="3.0803303316035" calcext:value-type="float">
            <text:p>3.08033033160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0999999999999" calcext:value-type="float">
            <text:p>9.0999999999999</text:p>
          </table:table-cell>
          <table:table-cell office:value-type="float" office:value="3.08036593065935" calcext:value-type="float">
            <text:p>3.080365930659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11999999999989" calcext:value-type="float">
            <text:p>9.11999999999989</text:p>
          </table:table-cell>
          <table:table-cell office:value-type="float" office:value="3.08040111771348" calcext:value-type="float">
            <text:p>3.080401117713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13999999999989" calcext:value-type="float">
            <text:p>9.13999999999989</text:p>
          </table:table-cell>
          <table:table-cell office:value-type="float" office:value="3.08043589976567" calcext:value-type="float">
            <text:p>3.080435899765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15999999999989" calcext:value-type="float">
            <text:p>9.15999999999989</text:p>
          </table:table-cell>
          <table:table-cell office:value-type="float" office:value="3.08047028368745" calcext:value-type="float">
            <text:p>3.080470283687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17999999999989" calcext:value-type="float">
            <text:p>9.17999999999989</text:p>
          </table:table-cell>
          <table:table-cell office:value-type="float" office:value="3.08050427622445" calcext:value-type="float">
            <text:p>3.080504276224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19999999999989" calcext:value-type="float">
            <text:p>9.19999999999989</text:p>
          </table:table-cell>
          <table:table-cell office:value-type="float" office:value="3.08053788399874" calcext:value-type="float">
            <text:p>3.080537883998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21999999999989" calcext:value-type="float">
            <text:p>9.21999999999989</text:p>
          </table:table-cell>
          <table:table-cell office:value-type="float" office:value="3.08057111351105" calcext:value-type="float">
            <text:p>3.080571113511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23999999999989" calcext:value-type="float">
            <text:p>9.23999999999989</text:p>
          </table:table-cell>
          <table:table-cell office:value-type="float" office:value="3.08060397114302" calcext:value-type="float">
            <text:p>3.080603971143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25999999999989" calcext:value-type="float">
            <text:p>9.25999999999989</text:p>
          </table:table-cell>
          <table:table-cell office:value-type="float" office:value="3.08063646315941" calcext:value-type="float">
            <text:p>3.080636463159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27999999999989" calcext:value-type="float">
            <text:p>9.27999999999989</text:p>
          </table:table-cell>
          <table:table-cell office:value-type="float" office:value="3.08066859571023" calcext:value-type="float">
            <text:p>3.080668595710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29999999999989" calcext:value-type="float">
            <text:p>9.29999999999989</text:p>
          </table:table-cell>
          <table:table-cell office:value-type="float" office:value="3.08070037483282" calcext:value-type="float">
            <text:p>3.080700374832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31999999999989" calcext:value-type="float">
            <text:p>9.31999999999989</text:p>
          </table:table-cell>
          <table:table-cell office:value-type="float" office:value="3.08073180645396" calcext:value-type="float">
            <text:p>3.080731806453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33999999999989" calcext:value-type="float">
            <text:p>9.33999999999989</text:p>
          </table:table-cell>
          <table:table-cell office:value-type="float" office:value="3.0807628963919" calcext:value-type="float">
            <text:p>3.08076289639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35999999999989" calcext:value-type="float">
            <text:p>9.35999999999989</text:p>
          </table:table-cell>
          <table:table-cell office:value-type="float" office:value="3.08079365035831" calcext:value-type="float">
            <text:p>3.080793650358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37999999999989" calcext:value-type="float">
            <text:p>9.37999999999989</text:p>
          </table:table-cell>
          <table:table-cell office:value-type="float" office:value="3.08082407396029" calcext:value-type="float">
            <text:p>3.080824073960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39999999999989" calcext:value-type="float">
            <text:p>9.39999999999989</text:p>
          </table:table-cell>
          <table:table-cell office:value-type="float" office:value="3.08085417270225" calcext:value-type="float">
            <text:p>3.080854172702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41999999999989" calcext:value-type="float">
            <text:p>9.41999999999989</text:p>
          </table:table-cell>
          <table:table-cell office:value-type="float" office:value="3.08088395198784" calcext:value-type="float">
            <text:p>3.080883951987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43999999999989" calcext:value-type="float">
            <text:p>9.43999999999989</text:p>
          </table:table-cell>
          <table:table-cell office:value-type="float" office:value="3.08091341712177" calcext:value-type="float">
            <text:p>3.080913417121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45999999999989" calcext:value-type="float">
            <text:p>9.45999999999989</text:p>
          </table:table-cell>
          <table:table-cell office:value-type="float" office:value="3.08094257331162" calcext:value-type="float">
            <text:p>3.080942573311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47999999999989" calcext:value-type="float">
            <text:p>9.47999999999989</text:p>
          </table:table-cell>
          <table:table-cell office:value-type="float" office:value="3.08097142566966" calcext:value-type="float">
            <text:p>3.080971425669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49999999999989" calcext:value-type="float">
            <text:p>9.49999999999989</text:p>
          </table:table-cell>
          <table:table-cell office:value-type="float" office:value="3.08099997921457" calcext:value-type="float">
            <text:p>3.080999979214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51999999999989" calcext:value-type="float">
            <text:p>9.51999999999989</text:p>
          </table:table-cell>
          <table:table-cell office:value-type="float" office:value="3.08102823887318" calcext:value-type="float">
            <text:p>3.081028238873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53999999999989" calcext:value-type="float">
            <text:p>9.53999999999989</text:p>
          </table:table-cell>
          <table:table-cell office:value-type="float" office:value="3.08105620948216" calcext:value-type="float">
            <text:p>3.081056209482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55999999999989" calcext:value-type="float">
            <text:p>9.55999999999989</text:p>
          </table:table-cell>
          <table:table-cell office:value-type="float" office:value="3.08108389578966" calcext:value-type="float">
            <text:p>3.081083895789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57999999999988" calcext:value-type="float">
            <text:p>9.57999999999988</text:p>
          </table:table-cell>
          <table:table-cell office:value-type="float" office:value="3.08111130245694" calcext:value-type="float">
            <text:p>3.081111302456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59999999999988" calcext:value-type="float">
            <text:p>9.59999999999988</text:p>
          </table:table-cell>
          <table:table-cell office:value-type="float" office:value="3.08113843405999" calcext:value-type="float">
            <text:p>3.081138434059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61999999999988" calcext:value-type="float">
            <text:p>9.61999999999988</text:p>
          </table:table-cell>
          <table:table-cell office:value-type="float" office:value="3.08116529509107" calcext:value-type="float">
            <text:p>3.081165295091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63999999999988" calcext:value-type="float">
            <text:p>9.63999999999988</text:p>
          </table:table-cell>
          <table:table-cell office:value-type="float" office:value="3.08119188996027" calcext:value-type="float">
            <text:p>3.081191889960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65999999999988" calcext:value-type="float">
            <text:p>9.65999999999988</text:p>
          </table:table-cell>
          <table:table-cell office:value-type="float" office:value="3.08121822299703" calcext:value-type="float">
            <text:p>3.081218222997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67999999999988" calcext:value-type="float">
            <text:p>9.67999999999988</text:p>
          </table:table-cell>
          <table:table-cell office:value-type="float" office:value="3.08124429845157" calcext:value-type="float">
            <text:p>3.081244298451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69999999999988" calcext:value-type="float">
            <text:p>9.69999999999988</text:p>
          </table:table-cell>
          <table:table-cell office:value-type="float" office:value="3.08127012049642" calcext:value-type="float">
            <text:p>3.081270120496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71999999999988" calcext:value-type="float">
            <text:p>9.71999999999988</text:p>
          </table:table-cell>
          <table:table-cell office:value-type="float" office:value="3.0812956932278" calcext:value-type="float">
            <text:p>3.08129569322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73999999999988" calcext:value-type="float">
            <text:p>9.73999999999988</text:p>
          </table:table-cell>
          <table:table-cell office:value-type="float" office:value="3.08132102066703" calcext:value-type="float">
            <text:p>3.081321020667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75999999999988" calcext:value-type="float">
            <text:p>9.75999999999988</text:p>
          </table:table-cell>
          <table:table-cell office:value-type="float" office:value="3.08134610676194" calcext:value-type="float">
            <text:p>3.081346106761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77999999999988" calcext:value-type="float">
            <text:p>9.77999999999988</text:p>
          </table:table-cell>
          <table:table-cell office:value-type="float" office:value="3.08137095538818" calcext:value-type="float">
            <text:p>3.081370955388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79999999999988" calcext:value-type="float">
            <text:p>9.79999999999988</text:p>
          </table:table-cell>
          <table:table-cell office:value-type="float" office:value="3.08139557035057" calcext:value-type="float">
            <text:p>3.081395570350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81999999999988" calcext:value-type="float">
            <text:p>9.81999999999988</text:p>
          </table:table-cell>
          <table:table-cell office:value-type="float" office:value="3.08141995538442" calcext:value-type="float">
            <text:p>3.081419955384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83999999999988" calcext:value-type="float">
            <text:p>9.83999999999988</text:p>
          </table:table-cell>
          <table:table-cell office:value-type="float" office:value="3.08144411415676" calcext:value-type="float">
            <text:p>3.081444114156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85999999999988" calcext:value-type="float">
            <text:p>9.85999999999988</text:p>
          </table:table-cell>
          <table:table-cell office:value-type="float" office:value="3.08146805026766" calcext:value-type="float">
            <text:p>3.081468050267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87999999999988" calcext:value-type="float">
            <text:p>9.87999999999988</text:p>
          </table:table-cell>
          <table:table-cell office:value-type="float" office:value="3.08149176725141" calcext:value-type="float">
            <text:p>3.081491767251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89999999999988" calcext:value-type="float">
            <text:p>9.89999999999988</text:p>
          </table:table-cell>
          <table:table-cell office:value-type="float" office:value="3.08151526857776" calcext:value-type="float">
            <text:p>3.081515268577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91999999999988" calcext:value-type="float">
            <text:p>9.91999999999988</text:p>
          </table:table-cell>
          <table:table-cell office:value-type="float" office:value="3.08153855765309" calcext:value-type="float">
            <text:p>3.081538557653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93999999999988" calcext:value-type="float">
            <text:p>9.93999999999988</text:p>
          </table:table-cell>
          <table:table-cell office:value-type="float" office:value="3.08156163782162" calcext:value-type="float">
            <text:p>3.081561637821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95999999999988" calcext:value-type="float">
            <text:p>9.95999999999988</text:p>
          </table:table-cell>
          <table:table-cell office:value-type="float" office:value="3.08158451236648" calcext:value-type="float">
            <text:p>3.081584512366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97999999999988" calcext:value-type="float">
            <text:p>9.97999999999988</text:p>
          </table:table-cell>
          <table:table-cell office:value-type="float" office:value="3.08160718451091" calcext:value-type="float">
            <text:p>3.081607184510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9.99999999999988" calcext:value-type="float">
            <text:p>9.99999999999988</text:p>
          </table:table-cell>
          <table:table-cell office:value-type="float" office:value="3.08162965741933" calcext:value-type="float">
            <text:p>3.081629657419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0199999999999" calcext:value-type="float">
            <text:p>10.0199999999999</text:p>
          </table:table-cell>
          <table:table-cell office:value-type="float" office:value="3.08165193419841" calcext:value-type="float">
            <text:p>3.081651934198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0399999999999" calcext:value-type="float">
            <text:p>10.0399999999999</text:p>
          </table:table-cell>
          <table:table-cell office:value-type="float" office:value="3.08167401789816" calcext:value-type="float">
            <text:p>3.081674017898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0599999999999" calcext:value-type="float">
            <text:p>10.0599999999999</text:p>
          </table:table-cell>
          <table:table-cell office:value-type="float" office:value="3.08169591151297" calcext:value-type="float">
            <text:p>3.081695911512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0799999999999" calcext:value-type="float">
            <text:p>10.0799999999999</text:p>
          </table:table-cell>
          <table:table-cell office:value-type="float" office:value="3.08171761798261" calcext:value-type="float">
            <text:p>3.081717617982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0999999999999" calcext:value-type="float">
            <text:p>10.0999999999999</text:p>
          </table:table-cell>
          <table:table-cell office:value-type="float" office:value="3.08173914019329" calcext:value-type="float">
            <text:p>3.081739140193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1199999999999" calcext:value-type="float">
            <text:p>10.1199999999999</text:p>
          </table:table-cell>
          <table:table-cell office:value-type="float" office:value="3.08176048097858" calcext:value-type="float">
            <text:p>3.081760480978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1399999999999" calcext:value-type="float">
            <text:p>10.1399999999999</text:p>
          </table:table-cell>
          <table:table-cell office:value-type="float" office:value="3.08178164312043" calcext:value-type="float">
            <text:p>3.081781643120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1599999999999" calcext:value-type="float">
            <text:p>10.1599999999999</text:p>
          </table:table-cell>
          <table:table-cell office:value-type="float" office:value="3.08180262935012" calcext:value-type="float">
            <text:p>3.081802629350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1799999999999" calcext:value-type="float">
            <text:p>10.1799999999999</text:p>
          </table:table-cell>
          <table:table-cell office:value-type="float" office:value="3.08182344234916" calcext:value-type="float">
            <text:p>3.081823442349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1999999999999" calcext:value-type="float">
            <text:p>10.1999999999999</text:p>
          </table:table-cell>
          <table:table-cell office:value-type="float" office:value="3.08184408475024" calcext:value-type="float">
            <text:p>3.081844084750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2199999999999" calcext:value-type="float">
            <text:p>10.2199999999999</text:p>
          </table:table-cell>
          <table:table-cell office:value-type="float" office:value="3.08186455913812" calcext:value-type="float">
            <text:p>3.081864559138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2399999999999" calcext:value-type="float">
            <text:p>10.2399999999999</text:p>
          </table:table-cell>
          <table:table-cell office:value-type="float" office:value="3.08188486805052" calcext:value-type="float">
            <text:p>3.081884868050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2599999999999" calcext:value-type="float">
            <text:p>10.2599999999999</text:p>
          </table:table-cell>
          <table:table-cell office:value-type="float" office:value="3.08190501397896" calcext:value-type="float">
            <text:p>3.081905013978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2799999999999" calcext:value-type="float">
            <text:p>10.2799999999999</text:p>
          </table:table-cell>
          <table:table-cell office:value-type="float" office:value="3.08192499936968" calcext:value-type="float">
            <text:p>3.081924999369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2999999999999" calcext:value-type="float">
            <text:p>10.2999999999999</text:p>
          </table:table-cell>
          <table:table-cell office:value-type="float" office:value="3.08194482662438" calcext:value-type="float">
            <text:p>3.081944826624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3199999999999" calcext:value-type="float">
            <text:p>10.3199999999999</text:p>
          </table:table-cell>
          <table:table-cell office:value-type="float" office:value="3.08196449810113" calcext:value-type="float">
            <text:p>3.081964498101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3399999999999" calcext:value-type="float">
            <text:p>10.3399999999999</text:p>
          </table:table-cell>
          <table:table-cell office:value-type="float" office:value="3.08198401611513" calcext:value-type="float">
            <text:p>3.081984016115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3599999999999" calcext:value-type="float">
            <text:p>10.3599999999999</text:p>
          </table:table-cell>
          <table:table-cell office:value-type="float" office:value="3.0820033829395" calcext:value-type="float">
            <text:p>3.08200338293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3799999999999" calcext:value-type="float">
            <text:p>10.3799999999999</text:p>
          </table:table-cell>
          <table:table-cell office:value-type="float" office:value="3.08202260080609" calcext:value-type="float">
            <text:p>3.082022600806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3999999999999" calcext:value-type="float">
            <text:p>10.3999999999999</text:p>
          </table:table-cell>
          <table:table-cell office:value-type="float" office:value="3.08204167190619" calcext:value-type="float">
            <text:p>3.082041671906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4199999999999" calcext:value-type="float">
            <text:p>10.4199999999999</text:p>
          </table:table-cell>
          <table:table-cell office:value-type="float" office:value="3.08206059839135" calcext:value-type="float">
            <text:p>3.082060598391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4399999999999" calcext:value-type="float">
            <text:p>10.4399999999999</text:p>
          </table:table-cell>
          <table:table-cell office:value-type="float" office:value="3.08207938237404" calcext:value-type="float">
            <text:p>3.082079382374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4599999999999" calcext:value-type="float">
            <text:p>10.4599999999999</text:p>
          </table:table-cell>
          <table:table-cell office:value-type="float" office:value="3.08209802592841" calcext:value-type="float">
            <text:p>3.082098025928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4799999999999" calcext:value-type="float">
            <text:p>10.4799999999999</text:p>
          </table:table-cell>
          <table:table-cell office:value-type="float" office:value="3.08211653109103" calcext:value-type="float">
            <text:p>3.082116531091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4999999999999" calcext:value-type="float">
            <text:p>10.4999999999999</text:p>
          </table:table-cell>
          <table:table-cell office:value-type="float" office:value="3.0821348998615" calcext:value-type="float">
            <text:p>3.08213489986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5199999999999" calcext:value-type="float">
            <text:p>10.5199999999999</text:p>
          </table:table-cell>
          <table:table-cell office:value-type="float" office:value="3.08215313420321" calcext:value-type="float">
            <text:p>3.082153134203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5399999999999" calcext:value-type="float">
            <text:p>10.5399999999999</text:p>
          </table:table-cell>
          <table:table-cell office:value-type="float" office:value="3.08217123604399" calcext:value-type="float">
            <text:p>3.082171236043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5599999999999" calcext:value-type="float">
            <text:p>10.5599999999999</text:p>
          </table:table-cell>
          <table:table-cell office:value-type="float" office:value="3.08218920727674" calcext:value-type="float">
            <text:p>3.082189207276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5799999999999" calcext:value-type="float">
            <text:p>10.5799999999999</text:p>
          </table:table-cell>
          <table:table-cell office:value-type="float" office:value="3.0822070497601" calcext:value-type="float">
            <text:p>3.08220704976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5999999999999" calcext:value-type="float">
            <text:p>10.5999999999999</text:p>
          </table:table-cell>
          <table:table-cell office:value-type="float" office:value="3.0822247653191" calcext:value-type="float">
            <text:p>3.08222476531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6199999999999" calcext:value-type="float">
            <text:p>10.6199999999999</text:p>
          </table:table-cell>
          <table:table-cell office:value-type="float" office:value="3.08224235574575" calcext:value-type="float">
            <text:p>3.082242355745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6399999999999" calcext:value-type="float">
            <text:p>10.6399999999999</text:p>
          </table:table-cell>
          <table:table-cell office:value-type="float" office:value="3.08225982279964" calcext:value-type="float">
            <text:p>3.082259822799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6599999999999" calcext:value-type="float">
            <text:p>10.6599999999999</text:p>
          </table:table-cell>
          <table:table-cell office:value-type="float" office:value="3.0822771682086" calcext:value-type="float">
            <text:p>3.08227716820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6799999999999" calcext:value-type="float">
            <text:p>10.6799999999999</text:p>
          </table:table-cell>
          <table:table-cell office:value-type="float" office:value="3.08229439366924" calcext:value-type="float">
            <text:p>3.082294393669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6999999999999" calcext:value-type="float">
            <text:p>10.6999999999999</text:p>
          </table:table-cell>
          <table:table-cell office:value-type="float" office:value="3.08231150084752" calcext:value-type="float">
            <text:p>3.082311500847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7199999999999" calcext:value-type="float">
            <text:p>10.7199999999999</text:p>
          </table:table-cell>
          <table:table-cell office:value-type="float" office:value="3.08232849137936" calcext:value-type="float">
            <text:p>3.082328491379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7399999999999" calcext:value-type="float">
            <text:p>10.7399999999999</text:p>
          </table:table-cell>
          <table:table-cell office:value-type="float" office:value="3.08234536687117" calcext:value-type="float">
            <text:p>3.082345366871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7599999999999" calcext:value-type="float">
            <text:p>10.7599999999999</text:p>
          </table:table-cell>
          <table:table-cell office:value-type="float" office:value="3.08236212890038" calcext:value-type="float">
            <text:p>3.082362128900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7799999999999" calcext:value-type="float">
            <text:p>10.7799999999999</text:p>
          </table:table-cell>
          <table:table-cell office:value-type="float" office:value="3.08237877901602" calcext:value-type="float">
            <text:p>3.082378779016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7999999999999" calcext:value-type="float">
            <text:p>10.7999999999999</text:p>
          </table:table-cell>
          <table:table-cell office:value-type="float" office:value="3.08239531873922" calcext:value-type="float">
            <text:p>3.082395318739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8199999999999" calcext:value-type="float">
            <text:p>10.8199999999999</text:p>
          </table:table-cell>
          <table:table-cell office:value-type="float" office:value="3.08241174956371" calcext:value-type="float">
            <text:p>3.082411749563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8399999999999" calcext:value-type="float">
            <text:p>10.8399999999999</text:p>
          </table:table-cell>
          <table:table-cell office:value-type="float" office:value="3.08242807295638" calcext:value-type="float">
            <text:p>3.082428072956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8599999999999" calcext:value-type="float">
            <text:p>10.8599999999999</text:p>
          </table:table-cell>
          <table:table-cell office:value-type="float" office:value="3.08244429035771" calcext:value-type="float">
            <text:p>3.082444290357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8799999999999" calcext:value-type="float">
            <text:p>10.8799999999999</text:p>
          </table:table-cell>
          <table:table-cell office:value-type="float" office:value="3.08246040318232" calcext:value-type="float">
            <text:p>3.082460403182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8999999999999" calcext:value-type="float">
            <text:p>10.8999999999999</text:p>
          </table:table-cell>
          <table:table-cell office:value-type="float" office:value="3.08247641281943" calcext:value-type="float">
            <text:p>3.082476412819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9199999999999" calcext:value-type="float">
            <text:p>10.9199999999999</text:p>
          </table:table-cell>
          <table:table-cell office:value-type="float" office:value="3.0824923206333" calcext:value-type="float">
            <text:p>3.08249232063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9399999999999" calcext:value-type="float">
            <text:p>10.9399999999999</text:p>
          </table:table-cell>
          <table:table-cell office:value-type="float" office:value="3.08250812796374" calcext:value-type="float">
            <text:p>3.082508127963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9599999999999" calcext:value-type="float">
            <text:p>10.9599999999999</text:p>
          </table:table-cell>
          <table:table-cell office:value-type="float" office:value="3.08252383612654" calcext:value-type="float">
            <text:p>3.082523836126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9799999999999" calcext:value-type="float">
            <text:p>10.9799999999999</text:p>
          </table:table-cell>
          <table:table-cell office:value-type="float" office:value="3.08253944641391" calcext:value-type="float">
            <text:p>3.082539446413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0.9999999999999" calcext:value-type="float">
            <text:p>10.9999999999999</text:p>
          </table:table-cell>
          <table:table-cell office:value-type="float" office:value="3.08255496009494" calcext:value-type="float">
            <text:p>3.082554960094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0199999999999" calcext:value-type="float">
            <text:p>11.0199999999999</text:p>
          </table:table-cell>
          <table:table-cell office:value-type="float" office:value="3.08257037841599" calcext:value-type="float">
            <text:p>3.082570378415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0399999999999" calcext:value-type="float">
            <text:p>11.0399999999999</text:p>
          </table:table-cell>
          <table:table-cell office:value-type="float" office:value="3.08258570260118" calcext:value-type="float">
            <text:p>3.082585702601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0599999999999" calcext:value-type="float">
            <text:p>11.0599999999999</text:p>
          </table:table-cell>
          <table:table-cell office:value-type="float" office:value="3.08260093385273" calcext:value-type="float">
            <text:p>3.082600933852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0799999999999" calcext:value-type="float">
            <text:p>11.0799999999999</text:p>
          </table:table-cell>
          <table:table-cell office:value-type="float" office:value="3.0826160733514" calcext:value-type="float">
            <text:p>3.08261607335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0999999999999" calcext:value-type="float">
            <text:p>11.0999999999999</text:p>
          </table:table-cell>
          <table:table-cell office:value-type="float" office:value="3.08263112225689" calcext:value-type="float">
            <text:p>3.082631122256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1199999999999" calcext:value-type="float">
            <text:p>11.1199999999999</text:p>
          </table:table-cell>
          <table:table-cell office:value-type="float" office:value="3.08264608170823" calcext:value-type="float">
            <text:p>3.082646081708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1399999999999" calcext:value-type="float">
            <text:p>11.1399999999999</text:p>
          </table:table-cell>
          <table:table-cell office:value-type="float" office:value="3.08266095282418" calcext:value-type="float">
            <text:p>3.082660952824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1599999999999" calcext:value-type="float">
            <text:p>11.1599999999999</text:p>
          </table:table-cell>
          <table:table-cell office:value-type="float" office:value="3.08267573670355" calcext:value-type="float">
            <text:p>3.082675736703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1799999999999" calcext:value-type="float">
            <text:p>11.1799999999999</text:p>
          </table:table-cell>
          <table:table-cell office:value-type="float" office:value="3.08269043442563" calcext:value-type="float">
            <text:p>3.082690434425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1999999999999" calcext:value-type="float">
            <text:p>11.1999999999999</text:p>
          </table:table-cell>
          <table:table-cell office:value-type="float" office:value="3.08270504705056" calcext:value-type="float">
            <text:p>3.082705047050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2199999999999" calcext:value-type="float">
            <text:p>11.2199999999999</text:p>
          </table:table-cell>
          <table:table-cell office:value-type="float" office:value="3.08271957561961" calcext:value-type="float">
            <text:p>3.082719575619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2399999999999" calcext:value-type="float">
            <text:p>11.2399999999999</text:p>
          </table:table-cell>
          <table:table-cell office:value-type="float" office:value="3.08273402115561" calcext:value-type="float">
            <text:p>3.082734021155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2599999999998" calcext:value-type="float">
            <text:p>11.2599999999998</text:p>
          </table:table-cell>
          <table:table-cell office:value-type="float" office:value="3.08274838466326" calcext:value-type="float">
            <text:p>3.082748384663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2799999999998" calcext:value-type="float">
            <text:p>11.2799999999998</text:p>
          </table:table-cell>
          <table:table-cell office:value-type="float" office:value="3.08276266712947" calcext:value-type="float">
            <text:p>3.082762667129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2999999999998" calcext:value-type="float">
            <text:p>11.2999999999998</text:p>
          </table:table-cell>
          <table:table-cell office:value-type="float" office:value="3.0827768695237" calcext:value-type="float">
            <text:p>3.08277686952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3199999999998" calcext:value-type="float">
            <text:p>11.3199999999998</text:p>
          </table:table-cell>
          <table:table-cell office:value-type="float" office:value="3.08279099279825" calcext:value-type="float">
            <text:p>3.082790992798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3399999999998" calcext:value-type="float">
            <text:p>11.3399999999998</text:p>
          </table:table-cell>
          <table:table-cell office:value-type="float" office:value="3.08280503788864" calcext:value-type="float">
            <text:p>3.082805037888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3599999999998" calcext:value-type="float">
            <text:p>11.3599999999998</text:p>
          </table:table-cell>
          <table:table-cell office:value-type="float" office:value="3.08281900571386" calcext:value-type="float">
            <text:p>3.082819005713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3799999999998" calcext:value-type="float">
            <text:p>11.3799999999998</text:p>
          </table:table-cell>
          <table:table-cell office:value-type="float" office:value="3.08283289717674" calcext:value-type="float">
            <text:p>3.082832897176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3999999999998" calcext:value-type="float">
            <text:p>11.3999999999998</text:p>
          </table:table-cell>
          <table:table-cell office:value-type="float" office:value="3.0828467131642" calcext:value-type="float">
            <text:p>3.08284671316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4199999999998" calcext:value-type="float">
            <text:p>11.4199999999998</text:p>
          </table:table-cell>
          <table:table-cell office:value-type="float" office:value="3.08286045454756" calcext:value-type="float">
            <text:p>3.082860454547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4399999999998" calcext:value-type="float">
            <text:p>11.4399999999998</text:p>
          </table:table-cell>
          <table:table-cell office:value-type="float" office:value="3.08287412218284" calcext:value-type="float">
            <text:p>3.082874122182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4599999999998" calcext:value-type="float">
            <text:p>11.4599999999998</text:p>
          </table:table-cell>
          <table:table-cell office:value-type="float" office:value="3.08288771691104" calcext:value-type="float">
            <text:p>3.082887716911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4799999999998" calcext:value-type="float">
            <text:p>11.4799999999998</text:p>
          </table:table-cell>
          <table:table-cell office:value-type="float" office:value="3.08290123955844" calcext:value-type="float">
            <text:p>3.082901239558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4999999999998" calcext:value-type="float">
            <text:p>11.4999999999998</text:p>
          </table:table-cell>
          <table:table-cell office:value-type="float" office:value="3.08291469093683" calcext:value-type="float">
            <text:p>3.082914690936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5199999999998" calcext:value-type="float">
            <text:p>11.5199999999998</text:p>
          </table:table-cell>
          <table:table-cell office:value-type="float" office:value="3.08292807184383" calcext:value-type="float">
            <text:p>3.082928071843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5399999999998" calcext:value-type="float">
            <text:p>11.5399999999998</text:p>
          </table:table-cell>
          <table:table-cell office:value-type="float" office:value="3.0829413830631" calcext:value-type="float">
            <text:p>3.08294138306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5599999999998" calcext:value-type="float">
            <text:p>11.5599999999998</text:p>
          </table:table-cell>
          <table:table-cell office:value-type="float" office:value="3.08295462536466" calcext:value-type="float">
            <text:p>3.082954625364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5799999999998" calcext:value-type="float">
            <text:p>11.5799999999998</text:p>
          </table:table-cell>
          <table:table-cell office:value-type="float" office:value="3.08296779950511" calcext:value-type="float">
            <text:p>3.082967799505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5999999999998" calcext:value-type="float">
            <text:p>11.5999999999998</text:p>
          </table:table-cell>
          <table:table-cell office:value-type="float" office:value="3.08298090622788" calcext:value-type="float">
            <text:p>3.082980906227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6199999999998" calcext:value-type="float">
            <text:p>11.6199999999998</text:p>
          </table:table-cell>
          <table:table-cell office:value-type="float" office:value="3.08299394626349" calcext:value-type="float">
            <text:p>3.082993946263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6399999999998" calcext:value-type="float">
            <text:p>11.6399999999998</text:p>
          </table:table-cell>
          <table:table-cell office:value-type="float" office:value="3.08300692032977" calcext:value-type="float">
            <text:p>3.083006920329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6599999999998" calcext:value-type="float">
            <text:p>11.6599999999998</text:p>
          </table:table-cell>
          <table:table-cell office:value-type="float" office:value="3.08301982913212" calcext:value-type="float">
            <text:p>3.083019829132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6799999999998" calcext:value-type="float">
            <text:p>11.6799999999998</text:p>
          </table:table-cell>
          <table:table-cell office:value-type="float" office:value="3.08303267336375" calcext:value-type="float">
            <text:p>3.083032673363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6999999999998" calcext:value-type="float">
            <text:p>11.6999999999998</text:p>
          </table:table-cell>
          <table:table-cell office:value-type="float" office:value="3.08304545370586" calcext:value-type="float">
            <text:p>3.083045453705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7199999999998" calcext:value-type="float">
            <text:p>11.7199999999998</text:p>
          </table:table-cell>
          <table:table-cell office:value-type="float" office:value="3.08305817082792" calcext:value-type="float">
            <text:p>3.083058170827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7399999999998" calcext:value-type="float">
            <text:p>11.7399999999998</text:p>
          </table:table-cell>
          <table:table-cell office:value-type="float" office:value="3.08307082538785" calcext:value-type="float">
            <text:p>3.083070825387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7599999999998" calcext:value-type="float">
            <text:p>11.7599999999998</text:p>
          </table:table-cell>
          <table:table-cell office:value-type="float" office:value="3.08308341803227" calcext:value-type="float">
            <text:p>3.083083418032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7799999999998" calcext:value-type="float">
            <text:p>11.7799999999998</text:p>
          </table:table-cell>
          <table:table-cell office:value-type="float" office:value="3.08309594939667" calcext:value-type="float">
            <text:p>3.083095949396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7999999999998" calcext:value-type="float">
            <text:p>11.7999999999998</text:p>
          </table:table-cell>
          <table:table-cell office:value-type="float" office:value="3.08310842010565" calcext:value-type="float">
            <text:p>3.083108420105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8199999999998" calcext:value-type="float">
            <text:p>11.8199999999998</text:p>
          </table:table-cell>
          <table:table-cell office:value-type="float" office:value="3.08312083077312" calcext:value-type="float">
            <text:p>3.083120830773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8399999999998" calcext:value-type="float">
            <text:p>11.8399999999998</text:p>
          </table:table-cell>
          <table:table-cell office:value-type="float" office:value="3.0831331820025" calcext:value-type="float">
            <text:p>3.08313318200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8599999999998" calcext:value-type="float">
            <text:p>11.8599999999998</text:p>
          </table:table-cell>
          <table:table-cell office:value-type="float" office:value="3.08314547438689" calcext:value-type="float">
            <text:p>3.083145474386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8799999999998" calcext:value-type="float">
            <text:p>11.8799999999998</text:p>
          </table:table-cell>
          <table:table-cell office:value-type="float" office:value="3.08315770850931" calcext:value-type="float">
            <text:p>3.083157708509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8999999999998" calcext:value-type="float">
            <text:p>11.8999999999998</text:p>
          </table:table-cell>
          <table:table-cell office:value-type="float" office:value="3.08316988494284" calcext:value-type="float">
            <text:p>3.083169884942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9199999999998" calcext:value-type="float">
            <text:p>11.9199999999998</text:p>
          </table:table-cell>
          <table:table-cell office:value-type="float" office:value="3.08318200425084" calcext:value-type="float">
            <text:p>3.083182004250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9399999999998" calcext:value-type="float">
            <text:p>11.9399999999998</text:p>
          </table:table-cell>
          <table:table-cell office:value-type="float" office:value="3.08319406698714" calcext:value-type="float">
            <text:p>3.083194066987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9599999999998" calcext:value-type="float">
            <text:p>11.9599999999998</text:p>
          </table:table-cell>
          <table:table-cell office:value-type="float" office:value="3.08320607369616" calcext:value-type="float">
            <text:p>3.083206073696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9799999999998" calcext:value-type="float">
            <text:p>11.9799999999998</text:p>
          </table:table-cell>
          <table:table-cell office:value-type="float" office:value="3.08321802491316" calcext:value-type="float">
            <text:p>3.083218024913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1.9999999999998" calcext:value-type="float">
            <text:p>11.9999999999998</text:p>
          </table:table-cell>
          <table:table-cell office:value-type="float" office:value="3.08322992116438" calcext:value-type="float">
            <text:p>3.083229921164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0199999999998" calcext:value-type="float">
            <text:p>12.0199999999998</text:p>
          </table:table-cell>
          <table:table-cell office:value-type="float" office:value="3.08324176296718" calcext:value-type="float">
            <text:p>3.083241762967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0399999999998" calcext:value-type="float">
            <text:p>12.0399999999998</text:p>
          </table:table-cell>
          <table:table-cell office:value-type="float" office:value="3.08325355083026" calcext:value-type="float">
            <text:p>3.083253550830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0599999999998" calcext:value-type="float">
            <text:p>12.0599999999998</text:p>
          </table:table-cell>
          <table:table-cell office:value-type="float" office:value="3.08326528525379" calcext:value-type="float">
            <text:p>3.083265285253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0799999999998" calcext:value-type="float">
            <text:p>12.0799999999998</text:p>
          </table:table-cell>
          <table:table-cell office:value-type="float" office:value="3.08327696672957" calcext:value-type="float">
            <text:p>3.083276966729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0999999999998" calcext:value-type="float">
            <text:p>12.0999999999998</text:p>
          </table:table-cell>
          <table:table-cell office:value-type="float" office:value="3.08328859574121" calcext:value-type="float">
            <text:p>3.083288595741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1199999999998" calcext:value-type="float">
            <text:p>12.1199999999998</text:p>
          </table:table-cell>
          <table:table-cell office:value-type="float" office:value="3.08330017276424" calcext:value-type="float">
            <text:p>3.083300172764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1399999999998" calcext:value-type="float">
            <text:p>12.1399999999998</text:p>
          </table:table-cell>
          <table:table-cell office:value-type="float" office:value="3.08331169826633" calcext:value-type="float">
            <text:p>3.083311698266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1599999999998" calcext:value-type="float">
            <text:p>12.1599999999998</text:p>
          </table:table-cell>
          <table:table-cell office:value-type="float" office:value="3.08332317270736" calcext:value-type="float">
            <text:p>3.083323172707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1799999999998" calcext:value-type="float">
            <text:p>12.1799999999998</text:p>
          </table:table-cell>
          <table:table-cell office:value-type="float" office:value="3.08333459653962" calcext:value-type="float">
            <text:p>3.083334596539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1999999999998" calcext:value-type="float">
            <text:p>12.1999999999998</text:p>
          </table:table-cell>
          <table:table-cell office:value-type="float" office:value="3.08334597020793" calcext:value-type="float">
            <text:p>3.083345970207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2199999999998" calcext:value-type="float">
            <text:p>12.2199999999998</text:p>
          </table:table-cell>
          <table:table-cell office:value-type="float" office:value="3.08335729414981" calcext:value-type="float">
            <text:p>3.083357294149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2399999999998" calcext:value-type="float">
            <text:p>12.2399999999998</text:p>
          </table:table-cell>
          <table:table-cell office:value-type="float" office:value="3.08336856879556" calcext:value-type="float">
            <text:p>3.083368568795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2599999999998" calcext:value-type="float">
            <text:p>12.2599999999998</text:p>
          </table:table-cell>
          <table:table-cell office:value-type="float" office:value="3.08337979456845" calcext:value-type="float">
            <text:p>3.083379794568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2799999999998" calcext:value-type="float">
            <text:p>12.2799999999998</text:p>
          </table:table-cell>
          <table:table-cell office:value-type="float" office:value="3.08339097188482" calcext:value-type="float">
            <text:p>3.083390971884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2999999999998" calcext:value-type="float">
            <text:p>12.2999999999998</text:p>
          </table:table-cell>
          <table:table-cell office:value-type="float" office:value="3.08340210115425" calcext:value-type="float">
            <text:p>3.083402101154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3199999999998" calcext:value-type="float">
            <text:p>12.3199999999998</text:p>
          </table:table-cell>
          <table:table-cell office:value-type="float" office:value="3.08341318277961" calcext:value-type="float">
            <text:p>3.083413182779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3399999999998" calcext:value-type="float">
            <text:p>12.3399999999998</text:p>
          </table:table-cell>
          <table:table-cell office:value-type="float" office:value="3.08342421715729" calcext:value-type="float">
            <text:p>3.083424217157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3599999999998" calcext:value-type="float">
            <text:p>12.3599999999998</text:p>
          </table:table-cell>
          <table:table-cell office:value-type="float" office:value="3.08343520467722" calcext:value-type="float">
            <text:p>3.083435204677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3799999999998" calcext:value-type="float">
            <text:p>12.3799999999998</text:p>
          </table:table-cell>
          <table:table-cell office:value-type="float" office:value="3.08344614572308" calcext:value-type="float">
            <text:p>3.083446145723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3999999999998" calcext:value-type="float">
            <text:p>12.3999999999998</text:p>
          </table:table-cell>
          <table:table-cell office:value-type="float" office:value="3.08345704067235" calcext:value-type="float">
            <text:p>3.083457040672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4199999999998" calcext:value-type="float">
            <text:p>12.4199999999998</text:p>
          </table:table-cell>
          <table:table-cell office:value-type="float" office:value="3.08346788989645" calcext:value-type="float">
            <text:p>3.083467889896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4399999999998" calcext:value-type="float">
            <text:p>12.4399999999998</text:p>
          </table:table-cell>
          <table:table-cell office:value-type="float" office:value="3.08347869376089" calcext:value-type="float">
            <text:p>3.083478693760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4599999999998" calcext:value-type="float">
            <text:p>12.4599999999998</text:p>
          </table:table-cell>
          <table:table-cell office:value-type="float" office:value="3.08348945262531" calcext:value-type="float">
            <text:p>3.083489452625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4799999999998" calcext:value-type="float">
            <text:p>12.4799999999998</text:p>
          </table:table-cell>
          <table:table-cell office:value-type="float" office:value="3.08350016684365" calcext:value-type="float">
            <text:p>3.083500166843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4999999999998" calcext:value-type="float">
            <text:p>12.4999999999998</text:p>
          </table:table-cell>
          <table:table-cell office:value-type="float" office:value="3.08351083676424" calcext:value-type="float">
            <text:p>3.083510836764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5199999999998" calcext:value-type="float">
            <text:p>12.5199999999998</text:p>
          </table:table-cell>
          <table:table-cell office:value-type="float" office:value="3.0835214627299" calcext:value-type="float">
            <text:p>3.08352146272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5399999999998" calcext:value-type="float">
            <text:p>12.5399999999998</text:p>
          </table:table-cell>
          <table:table-cell office:value-type="float" office:value="3.08353204507803" calcext:value-type="float">
            <text:p>3.083532045078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5599999999998" calcext:value-type="float">
            <text:p>12.5599999999998</text:p>
          </table:table-cell>
          <table:table-cell office:value-type="float" office:value="3.08354258414074" calcext:value-type="float">
            <text:p>3.083542584140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5799999999998" calcext:value-type="float">
            <text:p>12.5799999999998</text:p>
          </table:table-cell>
          <table:table-cell office:value-type="float" office:value="3.08355308024496" calcext:value-type="float">
            <text:p>3.083553080244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5999999999998" calcext:value-type="float">
            <text:p>12.5999999999998</text:p>
          </table:table-cell>
          <table:table-cell office:value-type="float" office:value="3.08356353371247" calcext:value-type="float">
            <text:p>3.083563533712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6199999999998" calcext:value-type="float">
            <text:p>12.6199999999998</text:p>
          </table:table-cell>
          <table:table-cell office:value-type="float" office:value="3.08357394486009" calcext:value-type="float">
            <text:p>3.083573944860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6399999999998" calcext:value-type="float">
            <text:p>12.6399999999998</text:p>
          </table:table-cell>
          <table:table-cell office:value-type="float" office:value="3.08358431399969" calcext:value-type="float">
            <text:p>3.083584313999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6599999999998" calcext:value-type="float">
            <text:p>12.6599999999998</text:p>
          </table:table-cell>
          <table:table-cell office:value-type="float" office:value="3.08359464143834" calcext:value-type="float">
            <text:p>3.083594641438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6799999999998" calcext:value-type="float">
            <text:p>12.6799999999998</text:p>
          </table:table-cell>
          <table:table-cell office:value-type="float" office:value="3.08360492747838" calcext:value-type="float">
            <text:p>3.083604927478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6999999999998" calcext:value-type="float">
            <text:p>12.6999999999998</text:p>
          </table:table-cell>
          <table:table-cell office:value-type="float" office:value="3.0836151724175" calcext:value-type="float">
            <text:p>3.08361517241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7199999999998" calcext:value-type="float">
            <text:p>12.7199999999998</text:p>
          </table:table-cell>
          <table:table-cell office:value-type="float" office:value="3.08362537654884" calcext:value-type="float">
            <text:p>3.083625376548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7399999999998" calcext:value-type="float">
            <text:p>12.7399999999998</text:p>
          </table:table-cell>
          <table:table-cell office:value-type="float" office:value="3.08363554016107" calcext:value-type="float">
            <text:p>3.083635540161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7599999999998" calcext:value-type="float">
            <text:p>12.7599999999998</text:p>
          </table:table-cell>
          <table:table-cell office:value-type="float" office:value="3.0836456635385" calcext:value-type="float">
            <text:p>3.08364566353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7799999999998" calcext:value-type="float">
            <text:p>12.7799999999998</text:p>
          </table:table-cell>
          <table:table-cell office:value-type="float" office:value="3.08365574696112" calcext:value-type="float">
            <text:p>3.083655746961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7999999999998" calcext:value-type="float">
            <text:p>12.7999999999998</text:p>
          </table:table-cell>
          <table:table-cell office:value-type="float" office:value="3.08366579070469" calcext:value-type="float">
            <text:p>3.083665790704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8199999999998" calcext:value-type="float">
            <text:p>12.8199999999998</text:p>
          </table:table-cell>
          <table:table-cell office:value-type="float" office:value="3.08367579504085" calcext:value-type="float">
            <text:p>3.083675795040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8399999999998" calcext:value-type="float">
            <text:p>12.8399999999998</text:p>
          </table:table-cell>
          <table:table-cell office:value-type="float" office:value="3.08368576023719" calcext:value-type="float">
            <text:p>3.083685760237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8599999999998" calcext:value-type="float">
            <text:p>12.8599999999998</text:p>
          </table:table-cell>
          <table:table-cell office:value-type="float" office:value="3.08369568655728" calcext:value-type="float">
            <text:p>3.083695686557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8799999999998" calcext:value-type="float">
            <text:p>12.8799999999998</text:p>
          </table:table-cell>
          <table:table-cell office:value-type="float" office:value="3.08370557426081" calcext:value-type="float">
            <text:p>3.083705574260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8999999999998" calcext:value-type="float">
            <text:p>12.8999999999998</text:p>
          </table:table-cell>
          <table:table-cell office:value-type="float" office:value="3.08371542360363" calcext:value-type="float">
            <text:p>3.083715423603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9199999999998" calcext:value-type="float">
            <text:p>12.9199999999998</text:p>
          </table:table-cell>
          <table:table-cell office:value-type="float" office:value="3.08372523483782" calcext:value-type="float">
            <text:p>3.083725234837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9399999999998" calcext:value-type="float">
            <text:p>12.9399999999998</text:p>
          </table:table-cell>
          <table:table-cell office:value-type="float" office:value="3.08373500821176" calcext:value-type="float">
            <text:p>3.083735008211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9599999999998" calcext:value-type="float">
            <text:p>12.9599999999998</text:p>
          </table:table-cell>
          <table:table-cell office:value-type="float" office:value="3.08374474397024" calcext:value-type="float">
            <text:p>3.083744743970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9799999999998" calcext:value-type="float">
            <text:p>12.9799999999998</text:p>
          </table:table-cell>
          <table:table-cell office:value-type="float" office:value="3.08375444235446" calcext:value-type="float">
            <text:p>3.083754442354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2.9999999999998" calcext:value-type="float">
            <text:p>12.9999999999998</text:p>
          </table:table-cell>
          <table:table-cell office:value-type="float" office:value="3.08376410360216" calcext:value-type="float">
            <text:p>3.083764103602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0199999999998" calcext:value-type="float">
            <text:p>13.0199999999998</text:p>
          </table:table-cell>
          <table:table-cell office:value-type="float" office:value="3.08377372794763" calcext:value-type="float">
            <text:p>3.083773727947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0399999999998" calcext:value-type="float">
            <text:p>13.0399999999998</text:p>
          </table:table-cell>
          <table:table-cell office:value-type="float" office:value="3.08378331562185" calcext:value-type="float">
            <text:p>3.083783315621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0599999999998" calcext:value-type="float">
            <text:p>13.0599999999998</text:p>
          </table:table-cell>
          <table:table-cell office:value-type="float" office:value="3.08379286685246" calcext:value-type="float">
            <text:p>3.083792866852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0799999999998" calcext:value-type="float">
            <text:p>13.0799999999998</text:p>
          </table:table-cell>
          <table:table-cell office:value-type="float" office:value="3.08380238186389" calcext:value-type="float">
            <text:p>3.083802381863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0999999999998" calcext:value-type="float">
            <text:p>13.0999999999998</text:p>
          </table:table-cell>
          <table:table-cell office:value-type="float" office:value="3.08381186087741" calcext:value-type="float">
            <text:p>3.083811860877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1199999999998" calcext:value-type="float">
            <text:p>13.1199999999998</text:p>
          </table:table-cell>
          <table:table-cell office:value-type="float" office:value="3.08382130411115" calcext:value-type="float">
            <text:p>3.083821304111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1399999999998" calcext:value-type="float">
            <text:p>13.1399999999998</text:p>
          </table:table-cell>
          <table:table-cell office:value-type="float" office:value="3.08383071178023" calcext:value-type="float">
            <text:p>3.083830711780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1599999999998" calcext:value-type="float">
            <text:p>13.1599999999998</text:p>
          </table:table-cell>
          <table:table-cell office:value-type="float" office:value="3.08384008409675" calcext:value-type="float">
            <text:p>3.083840084096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1799999999998" calcext:value-type="float">
            <text:p>13.1799999999998</text:p>
          </table:table-cell>
          <table:table-cell office:value-type="float" office:value="3.08384942126987" calcext:value-type="float">
            <text:p>3.083849421269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1999999999998" calcext:value-type="float">
            <text:p>13.1999999999998</text:p>
          </table:table-cell>
          <table:table-cell office:value-type="float" office:value="3.08385872350588" calcext:value-type="float">
            <text:p>3.083858723505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2199999999998" calcext:value-type="float">
            <text:p>13.2199999999998</text:p>
          </table:table-cell>
          <table:table-cell office:value-type="float" office:value="3.08386799100825" calcext:value-type="float">
            <text:p>3.083867991008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2399999999998" calcext:value-type="float">
            <text:p>13.2399999999998</text:p>
          </table:table-cell>
          <table:table-cell office:value-type="float" office:value="3.08387722397765" calcext:value-type="float">
            <text:p>3.083877223977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2599999999998" calcext:value-type="float">
            <text:p>13.2599999999998</text:p>
          </table:table-cell>
          <table:table-cell office:value-type="float" office:value="3.08388642261205" calcext:value-type="float">
            <text:p>3.083886422612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2799999999998" calcext:value-type="float">
            <text:p>13.2799999999998</text:p>
          </table:table-cell>
          <table:table-cell office:value-type="float" office:value="3.08389558710675" calcext:value-type="float">
            <text:p>3.083895587106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2999999999998" calcext:value-type="float">
            <text:p>13.2999999999998</text:p>
          </table:table-cell>
          <table:table-cell office:value-type="float" office:value="3.08390471765443" calcext:value-type="float">
            <text:p>3.083904717654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3199999999998" calcext:value-type="float">
            <text:p>13.3199999999998</text:p>
          </table:table-cell>
          <table:table-cell office:value-type="float" office:value="3.08391381444518" calcext:value-type="float">
            <text:p>3.083913814445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3399999999998" calcext:value-type="float">
            <text:p>13.3399999999998</text:p>
          </table:table-cell>
          <table:table-cell office:value-type="float" office:value="3.0839228776666" calcext:value-type="float">
            <text:p>3.08392287766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3599999999998" calcext:value-type="float">
            <text:p>13.3599999999998</text:p>
          </table:table-cell>
          <table:table-cell office:value-type="float" office:value="3.08393190750378" calcext:value-type="float">
            <text:p>3.083931907503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3799999999998" calcext:value-type="float">
            <text:p>13.3799999999998</text:p>
          </table:table-cell>
          <table:table-cell office:value-type="float" office:value="3.08394090413942" calcext:value-type="float">
            <text:p>3.083940904139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3999999999998" calcext:value-type="float">
            <text:p>13.3999999999998</text:p>
          </table:table-cell>
          <table:table-cell office:value-type="float" office:value="3.0839498677538" calcext:value-type="float">
            <text:p>3.08394986775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4199999999998" calcext:value-type="float">
            <text:p>13.4199999999998</text:p>
          </table:table-cell>
          <table:table-cell office:value-type="float" office:value="3.08395879852491" calcext:value-type="float">
            <text:p>3.083958798524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4399999999998" calcext:value-type="float">
            <text:p>13.4399999999998</text:p>
          </table:table-cell>
          <table:table-cell office:value-type="float" office:value="3.08396769662839" calcext:value-type="float">
            <text:p>3.083967696628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4599999999998" calcext:value-type="float">
            <text:p>13.4599999999998</text:p>
          </table:table-cell>
          <table:table-cell office:value-type="float" office:value="3.08397656223769" calcext:value-type="float">
            <text:p>3.083976562237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4799999999998" calcext:value-type="float">
            <text:p>13.4799999999998</text:p>
          </table:table-cell>
          <table:table-cell office:value-type="float" office:value="3.083985395524" calcext:value-type="float">
            <text:p>3.0839853955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4999999999998" calcext:value-type="float">
            <text:p>13.4999999999998</text:p>
          </table:table-cell>
          <table:table-cell office:value-type="float" office:value="3.08399419665637" calcext:value-type="float">
            <text:p>3.083994196656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5199999999998" calcext:value-type="float">
            <text:p>13.5199999999998</text:p>
          </table:table-cell>
          <table:table-cell office:value-type="float" office:value="3.08400296580174" calcext:value-type="float">
            <text:p>3.084002965801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5399999999998" calcext:value-type="float">
            <text:p>13.5399999999998</text:p>
          </table:table-cell>
          <table:table-cell office:value-type="float" office:value="3.08401170312493" calcext:value-type="float">
            <text:p>3.084011703124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5599999999998" calcext:value-type="float">
            <text:p>13.5599999999998</text:p>
          </table:table-cell>
          <table:table-cell office:value-type="float" office:value="3.08402040878875" calcext:value-type="float">
            <text:p>3.084020408788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5799999999998" calcext:value-type="float">
            <text:p>13.5799999999998</text:p>
          </table:table-cell>
          <table:table-cell office:value-type="float" office:value="3.08402908295396" calcext:value-type="float">
            <text:p>3.084029082953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5999999999998" calcext:value-type="float">
            <text:p>13.5999999999998</text:p>
          </table:table-cell>
          <table:table-cell office:value-type="float" office:value="3.0840377257794" calcext:value-type="float">
            <text:p>3.08403772577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6199999999998" calcext:value-type="float">
            <text:p>13.6199999999998</text:p>
          </table:table-cell>
          <table:table-cell office:value-type="float" office:value="3.08404633742194" calcext:value-type="float">
            <text:p>3.084046337421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6399999999998" calcext:value-type="float">
            <text:p>13.6399999999998</text:p>
          </table:table-cell>
          <table:table-cell office:value-type="float" office:value="3.08405491803657" calcext:value-type="float">
            <text:p>3.084054918036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6599999999998" calcext:value-type="float">
            <text:p>13.6599999999998</text:p>
          </table:table-cell>
          <table:table-cell office:value-type="float" office:value="3.08406346777641" calcext:value-type="float">
            <text:p>3.084063467776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6799999999998" calcext:value-type="float">
            <text:p>13.6799999999998</text:p>
          </table:table-cell>
          <table:table-cell office:value-type="float" office:value="3.08407198679277" calcext:value-type="float">
            <text:p>3.084071986792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6999999999998" calcext:value-type="float">
            <text:p>13.6999999999998</text:p>
          </table:table-cell>
          <table:table-cell office:value-type="float" office:value="3.08408047523515" calcext:value-type="float">
            <text:p>3.084080475235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7199999999998" calcext:value-type="float">
            <text:p>13.7199999999998</text:p>
          </table:table-cell>
          <table:table-cell office:value-type="float" office:value="3.08408893325131" calcext:value-type="float">
            <text:p>3.084088933251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7399999999998" calcext:value-type="float">
            <text:p>13.7399999999998</text:p>
          </table:table-cell>
          <table:table-cell office:value-type="float" office:value="3.08409736098728" calcext:value-type="float">
            <text:p>3.084097360987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7599999999998" calcext:value-type="float">
            <text:p>13.7599999999998</text:p>
          </table:table-cell>
          <table:table-cell office:value-type="float" office:value="3.08410575858738" calcext:value-type="float">
            <text:p>3.084105758587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7799999999998" calcext:value-type="float">
            <text:p>13.7799999999998</text:p>
          </table:table-cell>
          <table:table-cell office:value-type="float" office:value="3.08411412619429" calcext:value-type="float">
            <text:p>3.084114126194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7999999999998" calcext:value-type="float">
            <text:p>13.7999999999998</text:p>
          </table:table-cell>
          <table:table-cell office:value-type="float" office:value="3.08412246394905" calcext:value-type="float">
            <text:p>3.084122463949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8199999999998" calcext:value-type="float">
            <text:p>13.8199999999998</text:p>
          </table:table-cell>
          <table:table-cell office:value-type="float" office:value="3.08413077199111" calcext:value-type="float">
            <text:p>3.084130771991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8399999999998" calcext:value-type="float">
            <text:p>13.8399999999998</text:p>
          </table:table-cell>
          <table:table-cell office:value-type="float" office:value="3.08413905045834" calcext:value-type="float">
            <text:p>3.084139050458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8599999999998" calcext:value-type="float">
            <text:p>13.8599999999998</text:p>
          </table:table-cell>
          <table:table-cell office:value-type="float" office:value="3.08414729948708" calcext:value-type="float">
            <text:p>3.084147299487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8799999999998" calcext:value-type="float">
            <text:p>13.8799999999998</text:p>
          </table:table-cell>
          <table:table-cell office:value-type="float" office:value="3.08415551921215" calcext:value-type="float">
            <text:p>3.084155519212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8999999999998" calcext:value-type="float">
            <text:p>13.8999999999998</text:p>
          </table:table-cell>
          <table:table-cell office:value-type="float" office:value="3.08416370976689" calcext:value-type="float">
            <text:p>3.084163709766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9199999999998" calcext:value-type="float">
            <text:p>13.9199999999998</text:p>
          </table:table-cell>
          <table:table-cell office:value-type="float" office:value="3.08417187128318" calcext:value-type="float">
            <text:p>3.084171871283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9399999999998" calcext:value-type="float">
            <text:p>13.9399999999998</text:p>
          </table:table-cell>
          <table:table-cell office:value-type="float" office:value="3.08418000389149" calcext:value-type="float">
            <text:p>3.084180003891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9599999999998" calcext:value-type="float">
            <text:p>13.9599999999998</text:p>
          </table:table-cell>
          <table:table-cell office:value-type="float" office:value="3.08418810772086" calcext:value-type="float">
            <text:p>3.084188107720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9799999999998" calcext:value-type="float">
            <text:p>13.9799999999998</text:p>
          </table:table-cell>
          <table:table-cell office:value-type="float" office:value="3.08419618289898" calcext:value-type="float">
            <text:p>3.0841961828989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3.9999999999998" calcext:value-type="float">
            <text:p>13.9999999999998</text:p>
          </table:table-cell>
          <table:table-cell office:value-type="float" office:value="3.08420422955218" calcext:value-type="float">
            <text:p>3.084204229552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0199999999998" calcext:value-type="float">
            <text:p>14.0199999999998</text:p>
          </table:table-cell>
          <table:table-cell office:value-type="float" office:value="3.08421224780545" calcext:value-type="float">
            <text:p>3.084212247805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0399999999998" calcext:value-type="float">
            <text:p>14.0399999999998</text:p>
          </table:table-cell>
          <table:table-cell office:value-type="float" office:value="3.0842202377825" calcext:value-type="float">
            <text:p>3.08422023778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0599999999998" calcext:value-type="float">
            <text:p>14.0599999999998</text:p>
          </table:table-cell>
          <table:table-cell office:value-type="float" office:value="3.08422819960577" calcext:value-type="float">
            <text:p>3.084228199605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0799999999998" calcext:value-type="float">
            <text:p>14.0799999999998</text:p>
          </table:table-cell>
          <table:table-cell office:value-type="float" office:value="3.08423613339641" calcext:value-type="float">
            <text:p>3.084236133396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0999999999998" calcext:value-type="float">
            <text:p>14.0999999999998</text:p>
          </table:table-cell>
          <table:table-cell office:value-type="float" office:value="3.08424403927439" calcext:value-type="float">
            <text:p>3.084244039274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1199999999998" calcext:value-type="float">
            <text:p>14.1199999999998</text:p>
          </table:table-cell>
          <table:table-cell office:value-type="float" office:value="3.08425191735843" calcext:value-type="float">
            <text:p>3.084251917358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1399999999998" calcext:value-type="float">
            <text:p>14.1399999999998</text:p>
          </table:table-cell>
          <table:table-cell office:value-type="float" office:value="3.08425976776609" calcext:value-type="float">
            <text:p>3.084259767766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1599999999998" calcext:value-type="float">
            <text:p>14.1599999999998</text:p>
          </table:table-cell>
          <table:table-cell office:value-type="float" office:value="3.08426759061377" calcext:value-type="float">
            <text:p>3.084267590613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1799999999998" calcext:value-type="float">
            <text:p>14.1799999999998</text:p>
          </table:table-cell>
          <table:table-cell office:value-type="float" office:value="3.0842753860167" calcext:value-type="float">
            <text:p>3.08427538601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1999999999998" calcext:value-type="float">
            <text:p>14.1999999999998</text:p>
          </table:table-cell>
          <table:table-cell office:value-type="float" office:value="3.08428315408903" calcext:value-type="float">
            <text:p>3.084283154089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2199999999998" calcext:value-type="float">
            <text:p>14.2199999999998</text:p>
          </table:table-cell>
          <table:table-cell office:value-type="float" office:value="3.08429089494377" calcext:value-type="float">
            <text:p>3.084290894943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2399999999998" calcext:value-type="float">
            <text:p>14.2399999999998</text:p>
          </table:table-cell>
          <table:table-cell office:value-type="float" office:value="3.08429860869289" calcext:value-type="float">
            <text:p>3.084298608692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2599999999998" calcext:value-type="float">
            <text:p>14.2599999999998</text:p>
          </table:table-cell>
          <table:table-cell office:value-type="float" office:value="3.08430629544727" calcext:value-type="float">
            <text:p>3.084306295447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2799999999998" calcext:value-type="float">
            <text:p>14.2799999999998</text:p>
          </table:table-cell>
          <table:table-cell office:value-type="float" office:value="3.08431395531677" calcext:value-type="float">
            <text:p>3.084313955316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2999999999998" calcext:value-type="float">
            <text:p>14.2999999999998</text:p>
          </table:table-cell>
          <table:table-cell office:value-type="float" office:value="3.0843215884102" calcext:value-type="float">
            <text:p>3.08432158841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3199999999998" calcext:value-type="float">
            <text:p>14.3199999999998</text:p>
          </table:table-cell>
          <table:table-cell office:value-type="float" office:value="3.08432919483541" calcext:value-type="float">
            <text:p>3.084329194835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3399999999998" calcext:value-type="float">
            <text:p>14.3399999999998</text:p>
          </table:table-cell>
          <table:table-cell office:value-type="float" office:value="3.08433677469923" calcext:value-type="float">
            <text:p>3.084336774699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3599999999998" calcext:value-type="float">
            <text:p>14.3599999999998</text:p>
          </table:table-cell>
          <table:table-cell office:value-type="float" office:value="3.08434432810754" calcext:value-type="float">
            <text:p>3.084344328107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3799999999998" calcext:value-type="float">
            <text:p>14.3799999999998</text:p>
          </table:table-cell>
          <table:table-cell office:value-type="float" office:value="3.08435185516526" calcext:value-type="float">
            <text:p>3.084351855165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3999999999998" calcext:value-type="float">
            <text:p>14.3999999999998</text:p>
          </table:table-cell>
          <table:table-cell office:value-type="float" office:value="3.0843593559764" calcext:value-type="float">
            <text:p>3.08435935597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4199999999998" calcext:value-type="float">
            <text:p>14.4199999999998</text:p>
          </table:table-cell>
          <table:table-cell office:value-type="float" office:value="3.08436683064403" calcext:value-type="float">
            <text:p>3.084366830644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4399999999998" calcext:value-type="float">
            <text:p>14.4399999999998</text:p>
          </table:table-cell>
          <table:table-cell office:value-type="float" office:value="3.08437427927034" calcext:value-type="float">
            <text:p>3.084374279270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4599999999998" calcext:value-type="float">
            <text:p>14.4599999999998</text:p>
          </table:table-cell>
          <table:table-cell office:value-type="float" office:value="3.08438170195663" calcext:value-type="float">
            <text:p>3.084381701956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4799999999998" calcext:value-type="float">
            <text:p>14.4799999999998</text:p>
          </table:table-cell>
          <table:table-cell office:value-type="float" office:value="3.08438909880334" calcext:value-type="float">
            <text:p>3.084389098803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4999999999998" calcext:value-type="float">
            <text:p>14.4999999999998</text:p>
          </table:table-cell>
          <table:table-cell office:value-type="float" office:value="3.08439646991004" calcext:value-type="float">
            <text:p>3.084396469910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5199999999998" calcext:value-type="float">
            <text:p>14.5199999999998</text:p>
          </table:table-cell>
          <table:table-cell office:value-type="float" office:value="3.0844038153755" calcext:value-type="float">
            <text:p>3.08440381537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5399999999998" calcext:value-type="float">
            <text:p>14.5399999999998</text:p>
          </table:table-cell>
          <table:table-cell office:value-type="float" office:value="3.08441113529765" calcext:value-type="float">
            <text:p>3.084411135297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5599999999998" calcext:value-type="float">
            <text:p>14.5599999999998</text:p>
          </table:table-cell>
          <table:table-cell office:value-type="float" office:value="3.0844184297736" calcext:value-type="float">
            <text:p>3.08441842977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5799999999998" calcext:value-type="float">
            <text:p>14.5799999999998</text:p>
          </table:table-cell>
          <table:table-cell office:value-type="float" office:value="3.08442569889969" calcext:value-type="float">
            <text:p>3.084425698899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5999999999998" calcext:value-type="float">
            <text:p>14.5999999999998</text:p>
          </table:table-cell>
          <table:table-cell office:value-type="float" office:value="3.08443294277149" calcext:value-type="float">
            <text:p>3.084432942771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6199999999998" calcext:value-type="float">
            <text:p>14.6199999999998</text:p>
          </table:table-cell>
          <table:table-cell office:value-type="float" office:value="3.08444016148378" calcext:value-type="float">
            <text:p>3.084440161483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6399999999998" calcext:value-type="float">
            <text:p>14.6399999999998</text:p>
          </table:table-cell>
          <table:table-cell office:value-type="float" office:value="3.08444735513061" calcext:value-type="float">
            <text:p>3.084447355130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6599999999998" calcext:value-type="float">
            <text:p>14.6599999999998</text:p>
          </table:table-cell>
          <table:table-cell office:value-type="float" office:value="3.08445452380529" calcext:value-type="float">
            <text:p>3.084454523805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6799999999998" calcext:value-type="float">
            <text:p>14.6799999999998</text:p>
          </table:table-cell>
          <table:table-cell office:value-type="float" office:value="3.0844616676004" calcext:value-type="float">
            <text:p>3.08446166760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6999999999998" calcext:value-type="float">
            <text:p>14.6999999999998</text:p>
          </table:table-cell>
          <table:table-cell office:value-type="float" office:value="3.08446878660782" calcext:value-type="float">
            <text:p>3.084468786607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7199999999998" calcext:value-type="float">
            <text:p>14.7199999999998</text:p>
          </table:table-cell>
          <table:table-cell office:value-type="float" office:value="3.08447588091873" calcext:value-type="float">
            <text:p>3.084475880918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7399999999998" calcext:value-type="float">
            <text:p>14.7399999999998</text:p>
          </table:table-cell>
          <table:table-cell office:value-type="float" office:value="3.08448295062363" calcext:value-type="float">
            <text:p>3.084482950623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7599999999998" calcext:value-type="float">
            <text:p>14.7599999999998</text:p>
          </table:table-cell>
          <table:table-cell office:value-type="float" office:value="3.08448999581232" calcext:value-type="float">
            <text:p>3.084489995812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7799999999998" calcext:value-type="float">
            <text:p>14.7799999999998</text:p>
          </table:table-cell>
          <table:table-cell office:value-type="float" office:value="3.08449701657397" calcext:value-type="float">
            <text:p>3.084497016573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7999999999998" calcext:value-type="float">
            <text:p>14.7999999999998</text:p>
          </table:table-cell>
          <table:table-cell office:value-type="float" office:value="3.08450401299708" calcext:value-type="float">
            <text:p>3.084504012997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8199999999998" calcext:value-type="float">
            <text:p>14.8199999999998</text:p>
          </table:table-cell>
          <table:table-cell office:value-type="float" office:value="3.08451098516952" calcext:value-type="float">
            <text:p>3.084510985169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8399999999998" calcext:value-type="float">
            <text:p>14.8399999999998</text:p>
          </table:table-cell>
          <table:table-cell office:value-type="float" office:value="3.08451793317853" calcext:value-type="float">
            <text:p>3.084517933178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8599999999998" calcext:value-type="float">
            <text:p>14.8599999999998</text:p>
          </table:table-cell>
          <table:table-cell office:value-type="float" office:value="3.08452485711073" calcext:value-type="float">
            <text:p>3.084524857110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8799999999998" calcext:value-type="float">
            <text:p>14.8799999999998</text:p>
          </table:table-cell>
          <table:table-cell office:value-type="float" office:value="3.08453175705215" calcext:value-type="float">
            <text:p>3.084531757052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8999999999998" calcext:value-type="float">
            <text:p>14.8999999999998</text:p>
          </table:table-cell>
          <table:table-cell office:value-type="float" office:value="3.08453863308819" calcext:value-type="float">
            <text:p>3.084538633088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9199999999998" calcext:value-type="float">
            <text:p>14.9199999999998</text:p>
          </table:table-cell>
          <table:table-cell office:value-type="float" office:value="3.0845454853037" calcext:value-type="float">
            <text:p>3.08454548530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9399999999998" calcext:value-type="float">
            <text:p>14.9399999999998</text:p>
          </table:table-cell>
          <table:table-cell office:value-type="float" office:value="3.08455231378293" calcext:value-type="float">
            <text:p>3.084552313782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9599999999998" calcext:value-type="float">
            <text:p>14.9599999999998</text:p>
          </table:table-cell>
          <table:table-cell office:value-type="float" office:value="3.08455911860958" calcext:value-type="float">
            <text:p>3.084559118609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9799999999998" calcext:value-type="float">
            <text:p>14.9799999999998</text:p>
          </table:table-cell>
          <table:table-cell office:value-type="float" office:value="3.08456589986679" calcext:value-type="float">
            <text:p>3.084565899866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4.9999999999998" calcext:value-type="float">
            <text:p>14.9999999999998</text:p>
          </table:table-cell>
          <table:table-cell office:value-type="float" office:value="3.08457265763714" calcext:value-type="float">
            <text:p>3.084572657637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0199999999998" calcext:value-type="float">
            <text:p>15.0199999999998</text:p>
          </table:table-cell>
          <table:table-cell office:value-type="float" office:value="3.08457939200269" calcext:value-type="float">
            <text:p>3.084579392002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0399999999998" calcext:value-type="float">
            <text:p>15.0399999999998</text:p>
          </table:table-cell>
          <table:table-cell office:value-type="float" office:value="3.08458610304496" calcext:value-type="float">
            <text:p>3.084586103044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0599999999998" calcext:value-type="float">
            <text:p>15.0599999999998</text:p>
          </table:table-cell>
          <table:table-cell office:value-type="float" office:value="3.08459279084495" calcext:value-type="float">
            <text:p>3.084592790844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0799999999998" calcext:value-type="float">
            <text:p>15.0799999999998</text:p>
          </table:table-cell>
          <table:table-cell office:value-type="float" office:value="3.08459945548317" calcext:value-type="float">
            <text:p>3.084599455483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0999999999998" calcext:value-type="float">
            <text:p>15.0999999999998</text:p>
          </table:table-cell>
          <table:table-cell office:value-type="float" office:value="3.08460609703959" calcext:value-type="float">
            <text:p>3.084606097039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1199999999998" calcext:value-type="float">
            <text:p>15.1199999999998</text:p>
          </table:table-cell>
          <table:table-cell office:value-type="float" office:value="3.08461271559373" calcext:value-type="float">
            <text:p>3.084612715593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1399999999998" calcext:value-type="float">
            <text:p>15.1399999999998</text:p>
          </table:table-cell>
          <table:table-cell office:value-type="float" office:value="3.08461931122457" calcext:value-type="float">
            <text:p>3.084619311224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1599999999998" calcext:value-type="float">
            <text:p>15.1599999999998</text:p>
          </table:table-cell>
          <table:table-cell office:value-type="float" office:value="3.08462588401067" calcext:value-type="float">
            <text:p>3.084625884010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1799999999998" calcext:value-type="float">
            <text:p>15.1799999999998</text:p>
          </table:table-cell>
          <table:table-cell office:value-type="float" office:value="3.08463243403008" calcext:value-type="float">
            <text:p>3.084632434030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1999999999998" calcext:value-type="float">
            <text:p>15.1999999999998</text:p>
          </table:table-cell>
          <table:table-cell office:value-type="float" office:value="3.0846389613604" calcext:value-type="float">
            <text:p>3.08463896136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2199999999998" calcext:value-type="float">
            <text:p>15.2199999999998</text:p>
          </table:table-cell>
          <table:table-cell office:value-type="float" office:value="3.08464546607877" calcext:value-type="float">
            <text:p>3.084645466078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2399999999998" calcext:value-type="float">
            <text:p>15.2399999999998</text:p>
          </table:table-cell>
          <table:table-cell office:value-type="float" office:value="3.0846519482619" calcext:value-type="float">
            <text:p>3.08465194826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2599999999998" calcext:value-type="float">
            <text:p>15.2599999999998</text:p>
          </table:table-cell>
          <table:table-cell office:value-type="float" office:value="3.08465840798604" calcext:value-type="float">
            <text:p>3.084658407986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2799999999998" calcext:value-type="float">
            <text:p>15.2799999999998</text:p>
          </table:table-cell>
          <table:table-cell office:value-type="float" office:value="3.084664845327" calcext:value-type="float">
            <text:p>3.0846648453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2999999999998" calcext:value-type="float">
            <text:p>15.2999999999998</text:p>
          </table:table-cell>
          <table:table-cell office:value-type="float" office:value="3.0846712603602" calcext:value-type="float">
            <text:p>3.08467126036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3199999999998" calcext:value-type="float">
            <text:p>15.3199999999998</text:p>
          </table:table-cell>
          <table:table-cell office:value-type="float" office:value="3.08467765316059" calcext:value-type="float">
            <text:p>3.084677653160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3399999999998" calcext:value-type="float">
            <text:p>15.3399999999998</text:p>
          </table:table-cell>
          <table:table-cell office:value-type="float" office:value="3.08468402380276" calcext:value-type="float">
            <text:p>3.084684023802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3599999999998" calcext:value-type="float">
            <text:p>15.3599999999998</text:p>
          </table:table-cell>
          <table:table-cell office:value-type="float" office:value="3.08469037236085" calcext:value-type="float">
            <text:p>3.084690372360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3799999999998" calcext:value-type="float">
            <text:p>15.3799999999998</text:p>
          </table:table-cell>
          <table:table-cell office:value-type="float" office:value="3.08469669890862" calcext:value-type="float">
            <text:p>3.084696698908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3999999999998" calcext:value-type="float">
            <text:p>15.3999999999998</text:p>
          </table:table-cell>
          <table:table-cell office:value-type="float" office:value="3.08470300351944" calcext:value-type="float">
            <text:p>3.084703003519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4199999999998" calcext:value-type="float">
            <text:p>15.4199999999998</text:p>
          </table:table-cell>
          <table:table-cell office:value-type="float" office:value="3.08470928626628" calcext:value-type="float">
            <text:p>3.084709286266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4399999999998" calcext:value-type="float">
            <text:p>15.4399999999998</text:p>
          </table:table-cell>
          <table:table-cell office:value-type="float" office:value="3.08471554722173" calcext:value-type="float">
            <text:p>3.084715547221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4599999999998" calcext:value-type="float">
            <text:p>15.4599999999998</text:p>
          </table:table-cell>
          <table:table-cell office:value-type="float" office:value="3.08472178645801" calcext:value-type="float">
            <text:p>3.084721786458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4799999999998" calcext:value-type="float">
            <text:p>15.4799999999998</text:p>
          </table:table-cell>
          <table:table-cell office:value-type="float" office:value="3.08472800404696" calcext:value-type="float">
            <text:p>3.084728004046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4999999999998" calcext:value-type="float">
            <text:p>15.4999999999998</text:p>
          </table:table-cell>
          <table:table-cell office:value-type="float" office:value="3.08473420006007" calcext:value-type="float">
            <text:p>3.084734200060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5199999999998" calcext:value-type="float">
            <text:p>15.5199999999998</text:p>
          </table:table-cell>
          <table:table-cell office:value-type="float" office:value="3.08474037456847" calcext:value-type="float">
            <text:p>3.084740374568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5399999999998" calcext:value-type="float">
            <text:p>15.5399999999998</text:p>
          </table:table-cell>
          <table:table-cell office:value-type="float" office:value="3.08474652764291" calcext:value-type="float">
            <text:p>3.084746527642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5599999999998" calcext:value-type="float">
            <text:p>15.5599999999998</text:p>
          </table:table-cell>
          <table:table-cell office:value-type="float" office:value="3.08475265935382" calcext:value-type="float">
            <text:p>3.084752659353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5799999999998" calcext:value-type="float">
            <text:p>15.5799999999998</text:p>
          </table:table-cell>
          <table:table-cell office:value-type="float" office:value="3.08475876977128" calcext:value-type="float">
            <text:p>3.084758769771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5999999999998" calcext:value-type="float">
            <text:p>15.5999999999998</text:p>
          </table:table-cell>
          <table:table-cell office:value-type="float" office:value="3.08476485896502" calcext:value-type="float">
            <text:p>3.084764858965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6199999999998" calcext:value-type="float">
            <text:p>15.6199999999998</text:p>
          </table:table-cell>
          <table:table-cell office:value-type="float" office:value="3.08477092700445" calcext:value-type="float">
            <text:p>3.084770927004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6399999999998" calcext:value-type="float">
            <text:p>15.6399999999998</text:p>
          </table:table-cell>
          <table:table-cell office:value-type="float" office:value="3.08477697395865" calcext:value-type="float">
            <text:p>3.084776973958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6599999999998" calcext:value-type="float">
            <text:p>15.6599999999998</text:p>
          </table:table-cell>
          <table:table-cell office:value-type="float" office:value="3.08478299989637" calcext:value-type="float">
            <text:p>3.084782999896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6799999999998" calcext:value-type="float">
            <text:p>15.6799999999998</text:p>
          </table:table-cell>
          <table:table-cell office:value-type="float" office:value="3.08478900488605" calcext:value-type="float">
            <text:p>3.084789004886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6999999999998" calcext:value-type="float">
            <text:p>15.6999999999998</text:p>
          </table:table-cell>
          <table:table-cell office:value-type="float" office:value="3.08479498899579" calcext:value-type="float">
            <text:p>3.084794988995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7199999999998" calcext:value-type="float">
            <text:p>15.7199999999998</text:p>
          </table:table-cell>
          <table:table-cell office:value-type="float" office:value="3.08480095229342" calcext:value-type="float">
            <text:p>3.084800952293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7399999999998" calcext:value-type="float">
            <text:p>15.7399999999998</text:p>
          </table:table-cell>
          <table:table-cell office:value-type="float" office:value="3.08480689484644" calcext:value-type="float">
            <text:p>3.084806894846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7599999999998" calcext:value-type="float">
            <text:p>15.7599999999998</text:p>
          </table:table-cell>
          <table:table-cell office:value-type="float" office:value="3.08481281672204" calcext:value-type="float">
            <text:p>3.084812816722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7799999999998" calcext:value-type="float">
            <text:p>15.7799999999998</text:p>
          </table:table-cell>
          <table:table-cell office:value-type="float" office:value="3.08481871798713" calcext:value-type="float">
            <text:p>3.084818717987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7999999999998" calcext:value-type="float">
            <text:p>15.7999999999998</text:p>
          </table:table-cell>
          <table:table-cell office:value-type="float" office:value="3.08482459870833" calcext:value-type="float">
            <text:p>3.084824598708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8199999999998" calcext:value-type="float">
            <text:p>15.8199999999998</text:p>
          </table:table-cell>
          <table:table-cell office:value-type="float" office:value="3.08483045895195" calcext:value-type="float">
            <text:p>3.084830458951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8399999999998" calcext:value-type="float">
            <text:p>15.8399999999998</text:p>
          </table:table-cell>
          <table:table-cell office:value-type="float" office:value="3.08483629878403" calcext:value-type="float">
            <text:p>3.084836298784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8599999999998" calcext:value-type="float">
            <text:p>15.8599999999998</text:p>
          </table:table-cell>
          <table:table-cell office:value-type="float" office:value="3.08484211827033" calcext:value-type="float">
            <text:p>3.084842118270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8799999999998" calcext:value-type="float">
            <text:p>15.8799999999998</text:p>
          </table:table-cell>
          <table:table-cell office:value-type="float" office:value="3.08484791747632" calcext:value-type="float">
            <text:p>3.084847917476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8999999999998" calcext:value-type="float">
            <text:p>15.8999999999998</text:p>
          </table:table-cell>
          <table:table-cell office:value-type="float" office:value="3.08485369646721" calcext:value-type="float">
            <text:p>3.084853696467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9199999999998" calcext:value-type="float">
            <text:p>15.9199999999998</text:p>
          </table:table-cell>
          <table:table-cell office:value-type="float" office:value="3.08485945530793" calcext:value-type="float">
            <text:p>3.084859455307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9399999999998" calcext:value-type="float">
            <text:p>15.9399999999998</text:p>
          </table:table-cell>
          <table:table-cell office:value-type="float" office:value="3.08486519406314" calcext:value-type="float">
            <text:p>3.084865194063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9599999999997" calcext:value-type="float">
            <text:p>15.9599999999997</text:p>
          </table:table-cell>
          <table:table-cell office:value-type="float" office:value="3.08487091279726" calcext:value-type="float">
            <text:p>3.084870912797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9799999999997" calcext:value-type="float">
            <text:p>15.9799999999997</text:p>
          </table:table-cell>
          <table:table-cell office:value-type="float" office:value="3.08487661157441" calcext:value-type="float">
            <text:p>3.084876611574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5.9999999999997" calcext:value-type="float">
            <text:p>15.9999999999997</text:p>
          </table:table-cell>
          <table:table-cell office:value-type="float" office:value="3.0848822904585" calcext:value-type="float">
            <text:p>3.08488229045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0199999999997" calcext:value-type="float">
            <text:p>16.0199999999997</text:p>
          </table:table-cell>
          <table:table-cell office:value-type="float" office:value="3.08488794951314" calcext:value-type="float">
            <text:p>3.084887949513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0399999999997" calcext:value-type="float">
            <text:p>16.0399999999997</text:p>
          </table:table-cell>
          <table:table-cell office:value-type="float" office:value="3.08489358880172" calcext:value-type="float">
            <text:p>3.0848935888017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0599999999997" calcext:value-type="float">
            <text:p>16.0599999999997</text:p>
          </table:table-cell>
          <table:table-cell office:value-type="float" office:value="3.08489920838738" calcext:value-type="float">
            <text:p>3.084899208387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0799999999997" calcext:value-type="float">
            <text:p>16.0799999999997</text:p>
          </table:table-cell>
          <table:table-cell office:value-type="float" office:value="3.084904808333" calcext:value-type="float">
            <text:p>3.0849048083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0999999999997" calcext:value-type="float">
            <text:p>16.0999999999997</text:p>
          </table:table-cell>
          <table:table-cell office:value-type="float" office:value="3.08491038870123" calcext:value-type="float">
            <text:p>3.084910388701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1199999999997" calcext:value-type="float">
            <text:p>16.1199999999997</text:p>
          </table:table-cell>
          <table:table-cell office:value-type="float" office:value="3.08491594955449" calcext:value-type="float">
            <text:p>3.084915949554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1399999999997" calcext:value-type="float">
            <text:p>16.1399999999997</text:p>
          </table:table-cell>
          <table:table-cell office:value-type="float" office:value="3.08492149095495" calcext:value-type="float">
            <text:p>3.084921490954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1599999999997" calcext:value-type="float">
            <text:p>16.1599999999997</text:p>
          </table:table-cell>
          <table:table-cell office:value-type="float" office:value="3.08492701296455" calcext:value-type="float">
            <text:p>3.084927012964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1799999999997" calcext:value-type="float">
            <text:p>16.1799999999997</text:p>
          </table:table-cell>
          <table:table-cell office:value-type="float" office:value="3.084932515645" calcext:value-type="float">
            <text:p>3.0849325156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1999999999997" calcext:value-type="float">
            <text:p>16.1999999999997</text:p>
          </table:table-cell>
          <table:table-cell office:value-type="float" office:value="3.08493799905779" calcext:value-type="float">
            <text:p>3.084937999057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2199999999997" calcext:value-type="float">
            <text:p>16.2199999999997</text:p>
          </table:table-cell>
          <table:table-cell office:value-type="float" office:value="3.08494346326417" calcext:value-type="float">
            <text:p>3.084943463264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2399999999997" calcext:value-type="float">
            <text:p>16.2399999999997</text:p>
          </table:table-cell>
          <table:table-cell office:value-type="float" office:value="3.08494890832519" calcext:value-type="float">
            <text:p>3.084948908325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2599999999997" calcext:value-type="float">
            <text:p>16.2599999999997</text:p>
          </table:table-cell>
          <table:table-cell office:value-type="float" office:value="3.08495433430166" calcext:value-type="float">
            <text:p>3.084954334301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2799999999997" calcext:value-type="float">
            <text:p>16.2799999999997</text:p>
          </table:table-cell>
          <table:table-cell office:value-type="float" office:value="3.08495974125418" calcext:value-type="float">
            <text:p>3.084959741254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2999999999997" calcext:value-type="float">
            <text:p>16.2999999999997</text:p>
          </table:table-cell>
          <table:table-cell office:value-type="float" office:value="3.08496512924313" calcext:value-type="float">
            <text:p>3.084965129243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3199999999997" calcext:value-type="float">
            <text:p>16.3199999999997</text:p>
          </table:table-cell>
          <table:table-cell office:value-type="float" office:value="3.0849704983287" calcext:value-type="float">
            <text:p>3.08497049832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3399999999997" calcext:value-type="float">
            <text:p>16.3399999999997</text:p>
          </table:table-cell>
          <table:table-cell office:value-type="float" office:value="3.08497584857083" calcext:value-type="float">
            <text:p>3.084975848570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3599999999997" calcext:value-type="float">
            <text:p>16.3599999999997</text:p>
          </table:table-cell>
          <table:table-cell office:value-type="float" office:value="3.08498118002929" calcext:value-type="float">
            <text:p>3.084981180029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3799999999997" calcext:value-type="float">
            <text:p>16.3799999999997</text:p>
          </table:table-cell>
          <table:table-cell office:value-type="float" office:value="3.08498649276363" calcext:value-type="float">
            <text:p>3.084986492763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3999999999997" calcext:value-type="float">
            <text:p>16.3999999999997</text:p>
          </table:table-cell>
          <table:table-cell office:value-type="float" office:value="3.08499178683318" calcext:value-type="float">
            <text:p>3.084991786833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4199999999997" calcext:value-type="float">
            <text:p>16.4199999999997</text:p>
          </table:table-cell>
          <table:table-cell office:value-type="float" office:value="3.08499706229709" calcext:value-type="float">
            <text:p>3.084997062297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4399999999997" calcext:value-type="float">
            <text:p>16.4399999999997</text:p>
          </table:table-cell>
          <table:table-cell office:value-type="float" office:value="3.0850023192143" calcext:value-type="float">
            <text:p>3.08500231921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4599999999997" calcext:value-type="float">
            <text:p>16.4599999999997</text:p>
          </table:table-cell>
          <table:table-cell office:value-type="float" office:value="3.08500755764356" calcext:value-type="float">
            <text:p>3.085007557643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4799999999997" calcext:value-type="float">
            <text:p>16.4799999999997</text:p>
          </table:table-cell>
          <table:table-cell office:value-type="float" office:value="3.08501277764342" calcext:value-type="float">
            <text:p>3.085012777643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4999999999997" calcext:value-type="float">
            <text:p>16.4999999999997</text:p>
          </table:table-cell>
          <table:table-cell office:value-type="float" office:value="3.08501797927223" calcext:value-type="float">
            <text:p>3.085017979272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5199999999997" calcext:value-type="float">
            <text:p>16.5199999999997</text:p>
          </table:table-cell>
          <table:table-cell office:value-type="float" office:value="3.08502316258816" calcext:value-type="float">
            <text:p>3.085023162588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5399999999997" calcext:value-type="float">
            <text:p>16.5399999999997</text:p>
          </table:table-cell>
          <table:table-cell office:value-type="float" office:value="3.08502832764918" calcext:value-type="float">
            <text:p>3.085028327649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5599999999997" calcext:value-type="float">
            <text:p>16.5599999999997</text:p>
          </table:table-cell>
          <table:table-cell office:value-type="float" office:value="3.08503347451308" calcext:value-type="float">
            <text:p>3.085033474513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5799999999997" calcext:value-type="float">
            <text:p>16.5799999999997</text:p>
          </table:table-cell>
          <table:table-cell office:value-type="float" office:value="3.08503860323745" calcext:value-type="float">
            <text:p>3.085038603237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5999999999997" calcext:value-type="float">
            <text:p>16.5999999999997</text:p>
          </table:table-cell>
          <table:table-cell office:value-type="float" office:value="3.08504371387971" calcext:value-type="float">
            <text:p>3.085043713879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6199999999997" calcext:value-type="float">
            <text:p>16.6199999999997</text:p>
          </table:table-cell>
          <table:table-cell office:value-type="float" office:value="3.08504880649709" calcext:value-type="float">
            <text:p>3.085048806497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6399999999997" calcext:value-type="float">
            <text:p>16.6399999999997</text:p>
          </table:table-cell>
          <table:table-cell office:value-type="float" office:value="3.08505388114663" calcext:value-type="float">
            <text:p>3.085053881146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6599999999997" calcext:value-type="float">
            <text:p>16.6599999999997</text:p>
          </table:table-cell>
          <table:table-cell office:value-type="float" office:value="3.08505893788522" calcext:value-type="float">
            <text:p>3.085058937885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6799999999997" calcext:value-type="float">
            <text:p>16.6799999999997</text:p>
          </table:table-cell>
          <table:table-cell office:value-type="float" office:value="3.08506397676954" calcext:value-type="float">
            <text:p>3.085063976769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6999999999997" calcext:value-type="float">
            <text:p>16.6999999999997</text:p>
          </table:table-cell>
          <table:table-cell office:value-type="float" office:value="3.0850689978561" calcext:value-type="float">
            <text:p>3.08506899785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7199999999997" calcext:value-type="float">
            <text:p>16.7199999999997</text:p>
          </table:table-cell>
          <table:table-cell office:value-type="float" office:value="3.08507400120124" calcext:value-type="float">
            <text:p>3.085074001201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7399999999997" calcext:value-type="float">
            <text:p>16.7399999999997</text:p>
          </table:table-cell>
          <table:table-cell office:value-type="float" office:value="3.08507898686113" calcext:value-type="float">
            <text:p>3.085078986861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7599999999997" calcext:value-type="float">
            <text:p>16.7599999999997</text:p>
          </table:table-cell>
          <table:table-cell office:value-type="float" office:value="3.08508395489175" calcext:value-type="float">
            <text:p>3.085083954891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7799999999997" calcext:value-type="float">
            <text:p>16.7799999999997</text:p>
          </table:table-cell>
          <table:table-cell office:value-type="float" office:value="3.08508890534895" calcext:value-type="float">
            <text:p>3.085088905348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7999999999997" calcext:value-type="float">
            <text:p>16.7999999999997</text:p>
          </table:table-cell>
          <table:table-cell office:value-type="float" office:value="3.08509383828835" calcext:value-type="float">
            <text:p>3.085093838288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8199999999997" calcext:value-type="float">
            <text:p>16.8199999999997</text:p>
          </table:table-cell>
          <table:table-cell office:value-type="float" office:value="3.08509875376545" calcext:value-type="float">
            <text:p>3.085098753765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8399999999997" calcext:value-type="float">
            <text:p>16.8399999999997</text:p>
          </table:table-cell>
          <table:table-cell office:value-type="float" office:value="3.08510365183557" calcext:value-type="float">
            <text:p>3.085103651835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8599999999997" calcext:value-type="float">
            <text:p>16.8599999999997</text:p>
          </table:table-cell>
          <table:table-cell office:value-type="float" office:value="3.08510853255385" calcext:value-type="float">
            <text:p>3.085108532553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8799999999997" calcext:value-type="float">
            <text:p>16.8799999999997</text:p>
          </table:table-cell>
          <table:table-cell office:value-type="float" office:value="3.08511339597528" calcext:value-type="float">
            <text:p>3.085113395975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8999999999997" calcext:value-type="float">
            <text:p>16.8999999999997</text:p>
          </table:table-cell>
          <table:table-cell office:value-type="float" office:value="3.08511824215468" calcext:value-type="float">
            <text:p>3.085118242154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9199999999997" calcext:value-type="float">
            <text:p>16.9199999999997</text:p>
          </table:table-cell>
          <table:table-cell office:value-type="float" office:value="3.08512307114673" calcext:value-type="float">
            <text:p>3.085123071146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9399999999997" calcext:value-type="float">
            <text:p>16.9399999999997</text:p>
          </table:table-cell>
          <table:table-cell office:value-type="float" office:value="3.0851278830059" calcext:value-type="float">
            <text:p>3.08512788300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9599999999997" calcext:value-type="float">
            <text:p>16.9599999999997</text:p>
          </table:table-cell>
          <table:table-cell office:value-type="float" office:value="3.08513267778656" calcext:value-type="float">
            <text:p>3.085132677786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9799999999997" calcext:value-type="float">
            <text:p>16.9799999999997</text:p>
          </table:table-cell>
          <table:table-cell office:value-type="float" office:value="3.08513745554287" calcext:value-type="float">
            <text:p>3.085137455542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6.9999999999997" calcext:value-type="float">
            <text:p>16.9999999999997</text:p>
          </table:table-cell>
          <table:table-cell office:value-type="float" office:value="3.08514221632887" calcext:value-type="float">
            <text:p>3.085142216328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0199999999997" calcext:value-type="float">
            <text:p>17.0199999999997</text:p>
          </table:table-cell>
          <table:table-cell office:value-type="float" office:value="3.08514696019842" calcext:value-type="float">
            <text:p>3.085146960198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0399999999997" calcext:value-type="float">
            <text:p>17.0399999999997</text:p>
          </table:table-cell>
          <table:table-cell office:value-type="float" office:value="3.08515168720523" calcext:value-type="float">
            <text:p>3.085151687205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0599999999997" calcext:value-type="float">
            <text:p>17.0599999999997</text:p>
          </table:table-cell>
          <table:table-cell office:value-type="float" office:value="3.08515639740287" calcext:value-type="float">
            <text:p>3.085156397402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0799999999997" calcext:value-type="float">
            <text:p>17.0799999999997</text:p>
          </table:table-cell>
          <table:table-cell office:value-type="float" office:value="3.08516109084473" calcext:value-type="float">
            <text:p>3.085161090844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0999999999997" calcext:value-type="float">
            <text:p>17.0999999999997</text:p>
          </table:table-cell>
          <table:table-cell office:value-type="float" office:value="3.08516576758408" calcext:value-type="float">
            <text:p>3.085165767584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1199999999997" calcext:value-type="float">
            <text:p>17.1199999999997</text:p>
          </table:table-cell>
          <table:table-cell office:value-type="float" office:value="3.08517042767401" calcext:value-type="float">
            <text:p>3.085170427674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1399999999997" calcext:value-type="float">
            <text:p>17.1399999999997</text:p>
          </table:table-cell>
          <table:table-cell office:value-type="float" office:value="3.08517507116747" calcext:value-type="float">
            <text:p>3.085175071167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1599999999997" calcext:value-type="float">
            <text:p>17.1599999999997</text:p>
          </table:table-cell>
          <table:table-cell office:value-type="float" office:value="3.08517969811726" calcext:value-type="float">
            <text:p>3.085179698117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1799999999997" calcext:value-type="float">
            <text:p>17.1799999999997</text:p>
          </table:table-cell>
          <table:table-cell office:value-type="float" office:value="3.08518430857604" calcext:value-type="float">
            <text:p>3.085184308576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1999999999997" calcext:value-type="float">
            <text:p>17.1999999999997</text:p>
          </table:table-cell>
          <table:table-cell office:value-type="float" office:value="3.08518890259632" calcext:value-type="float">
            <text:p>3.085188902596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2199999999997" calcext:value-type="float">
            <text:p>17.2199999999997</text:p>
          </table:table-cell>
          <table:table-cell office:value-type="float" office:value="3.08519348023045" calcext:value-type="float">
            <text:p>3.085193480230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2399999999997" calcext:value-type="float">
            <text:p>17.2399999999997</text:p>
          </table:table-cell>
          <table:table-cell office:value-type="float" office:value="3.08519804153064" calcext:value-type="float">
            <text:p>3.085198041530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2599999999997" calcext:value-type="float">
            <text:p>17.2599999999997</text:p>
          </table:table-cell>
          <table:table-cell office:value-type="float" office:value="3.08520258654895" calcext:value-type="float">
            <text:p>3.085202586548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2799999999997" calcext:value-type="float">
            <text:p>17.2799999999997</text:p>
          </table:table-cell>
          <table:table-cell office:value-type="float" office:value="3.08520711533733" calcext:value-type="float">
            <text:p>3.085207115337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2999999999997" calcext:value-type="float">
            <text:p>17.2999999999997</text:p>
          </table:table-cell>
          <table:table-cell office:value-type="float" office:value="3.08521162794753" calcext:value-type="float">
            <text:p>3.085211627947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3199999999997" calcext:value-type="float">
            <text:p>17.3199999999997</text:p>
          </table:table-cell>
          <table:table-cell office:value-type="float" office:value="3.08521612443119" calcext:value-type="float">
            <text:p>3.085216124431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3399999999997" calcext:value-type="float">
            <text:p>17.3399999999997</text:p>
          </table:table-cell>
          <table:table-cell office:value-type="float" office:value="3.08522060483982" calcext:value-type="float">
            <text:p>3.085220604839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3599999999997" calcext:value-type="float">
            <text:p>17.3599999999997</text:p>
          </table:table-cell>
          <table:table-cell office:value-type="float" office:value="3.08522506922476" calcext:value-type="float">
            <text:p>3.085225069224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3799999999997" calcext:value-type="float">
            <text:p>17.3799999999997</text:p>
          </table:table-cell>
          <table:table-cell office:value-type="float" office:value="3.08522951763723" calcext:value-type="float">
            <text:p>3.085229517637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3999999999997" calcext:value-type="float">
            <text:p>17.3999999999997</text:p>
          </table:table-cell>
          <table:table-cell office:value-type="float" office:value="3.08523395012829" calcext:value-type="float">
            <text:p>3.085233950128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4199999999997" calcext:value-type="float">
            <text:p>17.4199999999997</text:p>
          </table:table-cell>
          <table:table-cell office:value-type="float" office:value="3.08523836674888" calcext:value-type="float">
            <text:p>3.085238366748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4399999999997" calcext:value-type="float">
            <text:p>17.4399999999997</text:p>
          </table:table-cell>
          <table:table-cell office:value-type="float" office:value="3.08524276754979" calcext:value-type="float">
            <text:p>3.085242767549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4599999999997" calcext:value-type="float">
            <text:p>17.4599999999997</text:p>
          </table:table-cell>
          <table:table-cell office:value-type="float" office:value="3.08524715258168" calcext:value-type="float">
            <text:p>3.085247152581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4799999999997" calcext:value-type="float">
            <text:p>17.4799999999997</text:p>
          </table:table-cell>
          <table:table-cell office:value-type="float" office:value="3.08525152189507" calcext:value-type="float">
            <text:p>3.085251521895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4999999999997" calcext:value-type="float">
            <text:p>17.4999999999997</text:p>
          </table:table-cell>
          <table:table-cell office:value-type="float" office:value="3.08525587554034" calcext:value-type="float">
            <text:p>3.085255875540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5199999999997" calcext:value-type="float">
            <text:p>17.5199999999997</text:p>
          </table:table-cell>
          <table:table-cell office:value-type="float" office:value="3.08526021356773" calcext:value-type="float">
            <text:p>3.085260213567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5399999999997" calcext:value-type="float">
            <text:p>17.5399999999997</text:p>
          </table:table-cell>
          <table:table-cell office:value-type="float" office:value="3.08526453602735" calcext:value-type="float">
            <text:p>3.085264536027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5599999999997" calcext:value-type="float">
            <text:p>17.5599999999997</text:p>
          </table:table-cell>
          <table:table-cell office:value-type="float" office:value="3.08526884296919" calcext:value-type="float">
            <text:p>3.085268842969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5799999999997" calcext:value-type="float">
            <text:p>17.5799999999997</text:p>
          </table:table-cell>
          <table:table-cell office:value-type="float" office:value="3.08527313444307" calcext:value-type="float">
            <text:p>3.085273134443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5999999999997" calcext:value-type="float">
            <text:p>17.5999999999997</text:p>
          </table:table-cell>
          <table:table-cell office:value-type="float" office:value="3.08527741049872" calcext:value-type="float">
            <text:p>3.0852774104987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6199999999997" calcext:value-type="float">
            <text:p>17.6199999999997</text:p>
          </table:table-cell>
          <table:table-cell office:value-type="float" office:value="3.0852816711857" calcext:value-type="float">
            <text:p>3.08528167118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6399999999997" calcext:value-type="float">
            <text:p>17.6399999999997</text:p>
          </table:table-cell>
          <table:table-cell office:value-type="float" office:value="3.08528591655345" calcext:value-type="float">
            <text:p>3.085285916553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6599999999997" calcext:value-type="float">
            <text:p>17.6599999999997</text:p>
          </table:table-cell>
          <table:table-cell office:value-type="float" office:value="3.08529014665129" calcext:value-type="float">
            <text:p>3.085290146651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6799999999997" calcext:value-type="float">
            <text:p>17.6799999999997</text:p>
          </table:table-cell>
          <table:table-cell office:value-type="float" office:value="3.08529436152839" calcext:value-type="float">
            <text:p>3.085294361528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6999999999997" calcext:value-type="float">
            <text:p>17.6999999999997</text:p>
          </table:table-cell>
          <table:table-cell office:value-type="float" office:value="3.0852985612338" calcext:value-type="float">
            <text:p>3.08529856123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7199999999997" calcext:value-type="float">
            <text:p>17.7199999999997</text:p>
          </table:table-cell>
          <table:table-cell office:value-type="float" office:value="3.08530274581644" calcext:value-type="float">
            <text:p>3.085302745816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7399999999997" calcext:value-type="float">
            <text:p>17.7399999999997</text:p>
          </table:table-cell>
          <table:table-cell office:value-type="float" office:value="3.08530691532509" calcext:value-type="float">
            <text:p>3.085306915325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7599999999997" calcext:value-type="float">
            <text:p>17.7599999999997</text:p>
          </table:table-cell>
          <table:table-cell office:value-type="float" office:value="3.08531106980841" calcext:value-type="float">
            <text:p>3.085311069808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7799999999997" calcext:value-type="float">
            <text:p>17.7799999999997</text:p>
          </table:table-cell>
          <table:table-cell office:value-type="float" office:value="3.08531520931493" calcext:value-type="float">
            <text:p>3.085315209314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7999999999997" calcext:value-type="float">
            <text:p>17.7999999999997</text:p>
          </table:table-cell>
          <table:table-cell office:value-type="float" office:value="3.08531933389305" calcext:value-type="float">
            <text:p>3.085319333893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8199999999997" calcext:value-type="float">
            <text:p>17.8199999999997</text:p>
          </table:table-cell>
          <table:table-cell office:value-type="float" office:value="3.08532344359103" calcext:value-type="float">
            <text:p>3.085323443591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8399999999997" calcext:value-type="float">
            <text:p>17.8399999999997</text:p>
          </table:table-cell>
          <table:table-cell office:value-type="float" office:value="3.08532753845702" calcext:value-type="float">
            <text:p>3.085327538457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8599999999997" calcext:value-type="float">
            <text:p>17.8599999999997</text:p>
          </table:table-cell>
          <table:table-cell office:value-type="float" office:value="3.08533161853903" calcext:value-type="float">
            <text:p>3.085331618539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8799999999997" calcext:value-type="float">
            <text:p>17.8799999999997</text:p>
          </table:table-cell>
          <table:table-cell office:value-type="float" office:value="3.08533568388496" calcext:value-type="float">
            <text:p>3.085335683884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8999999999997" calcext:value-type="float">
            <text:p>17.8999999999997</text:p>
          </table:table-cell>
          <table:table-cell office:value-type="float" office:value="3.08533973454257" calcext:value-type="float">
            <text:p>3.085339734542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9199999999997" calcext:value-type="float">
            <text:p>17.9199999999997</text:p>
          </table:table-cell>
          <table:table-cell office:value-type="float" office:value="3.08534377055949" calcext:value-type="float">
            <text:p>3.085343770559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9399999999997" calcext:value-type="float">
            <text:p>17.9399999999997</text:p>
          </table:table-cell>
          <table:table-cell office:value-type="float" office:value="3.08534779198323" calcext:value-type="float">
            <text:p>3.085347791983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9599999999997" calcext:value-type="float">
            <text:p>17.9599999999997</text:p>
          </table:table-cell>
          <table:table-cell office:value-type="float" office:value="3.08535179886118" calcext:value-type="float">
            <text:p>3.085351798861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9799999999997" calcext:value-type="float">
            <text:p>17.9799999999997</text:p>
          </table:table-cell>
          <table:table-cell office:value-type="float" office:value="3.0853557912406" calcext:value-type="float">
            <text:p>3.08535579124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7.9999999999997" calcext:value-type="float">
            <text:p>17.9999999999997</text:p>
          </table:table-cell>
          <table:table-cell office:value-type="float" office:value="3.08535976916862" calcext:value-type="float">
            <text:p>3.085359769168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0199999999997" calcext:value-type="float">
            <text:p>18.0199999999997</text:p>
          </table:table-cell>
          <table:table-cell office:value-type="float" office:value="3.08536373269226" calcext:value-type="float">
            <text:p>3.085363732692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0399999999997" calcext:value-type="float">
            <text:p>18.0399999999997</text:p>
          </table:table-cell>
          <table:table-cell office:value-type="float" office:value="3.0853676818584" calcext:value-type="float">
            <text:p>3.08536768185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0599999999997" calcext:value-type="float">
            <text:p>18.0599999999997</text:p>
          </table:table-cell>
          <table:table-cell office:value-type="float" office:value="3.0853716167138" calcext:value-type="float">
            <text:p>3.08537161671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0799999999997" calcext:value-type="float">
            <text:p>18.0799999999997</text:p>
          </table:table-cell>
          <table:table-cell office:value-type="float" office:value="3.08537553730512" calcext:value-type="float">
            <text:p>3.085375537305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0999999999997" calcext:value-type="float">
            <text:p>18.0999999999997</text:p>
          </table:table-cell>
          <table:table-cell office:value-type="float" office:value="3.08537944367885" calcext:value-type="float">
            <text:p>3.085379443678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1199999999997" calcext:value-type="float">
            <text:p>18.1199999999997</text:p>
          </table:table-cell>
          <table:table-cell office:value-type="float" office:value="3.08538333588141" calcext:value-type="float">
            <text:p>3.085383335881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1399999999997" calcext:value-type="float">
            <text:p>18.1399999999997</text:p>
          </table:table-cell>
          <table:table-cell office:value-type="float" office:value="3.08538721395907" calcext:value-type="float">
            <text:p>3.085387213959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1599999999997" calcext:value-type="float">
            <text:p>18.1599999999997</text:p>
          </table:table-cell>
          <table:table-cell office:value-type="float" office:value="3.08539107795797" calcext:value-type="float">
            <text:p>3.085391077957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1799999999997" calcext:value-type="float">
            <text:p>18.1799999999997</text:p>
          </table:table-cell>
          <table:table-cell office:value-type="float" office:value="3.08539492792415" calcext:value-type="float">
            <text:p>3.085394927924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1999999999997" calcext:value-type="float">
            <text:p>18.1999999999997</text:p>
          </table:table-cell>
          <table:table-cell office:value-type="float" office:value="3.08539876390351" calcext:value-type="float">
            <text:p>3.085398763903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2199999999997" calcext:value-type="float">
            <text:p>18.2199999999997</text:p>
          </table:table-cell>
          <table:table-cell office:value-type="float" office:value="3.08540258594184" calcext:value-type="float">
            <text:p>3.085402585941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2399999999997" calcext:value-type="float">
            <text:p>18.2399999999997</text:p>
          </table:table-cell>
          <table:table-cell office:value-type="float" office:value="3.08540639408482" calcext:value-type="float">
            <text:p>3.085406394084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2599999999997" calcext:value-type="float">
            <text:p>18.2599999999997</text:p>
          </table:table-cell>
          <table:table-cell office:value-type="float" office:value="3.08541018837799" calcext:value-type="float">
            <text:p>3.085410188377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2799999999997" calcext:value-type="float">
            <text:p>18.2799999999997</text:p>
          </table:table-cell>
          <table:table-cell office:value-type="float" office:value="3.08541396886677" calcext:value-type="float">
            <text:p>3.085413968866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2999999999997" calcext:value-type="float">
            <text:p>18.2999999999997</text:p>
          </table:table-cell>
          <table:table-cell office:value-type="float" office:value="3.08541773559647" calcext:value-type="float">
            <text:p>3.085417735596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3199999999997" calcext:value-type="float">
            <text:p>18.3199999999997</text:p>
          </table:table-cell>
          <table:table-cell office:value-type="float" office:value="3.08542148861229" calcext:value-type="float">
            <text:p>3.085421488612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3399999999997" calcext:value-type="float">
            <text:p>18.3399999999997</text:p>
          </table:table-cell>
          <table:table-cell office:value-type="float" office:value="3.08542522795929" calcext:value-type="float">
            <text:p>3.085425227959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3599999999997" calcext:value-type="float">
            <text:p>18.3599999999997</text:p>
          </table:table-cell>
          <table:table-cell office:value-type="float" office:value="3.08542895368242" calcext:value-type="float">
            <text:p>3.085428953682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3799999999997" calcext:value-type="float">
            <text:p>18.3799999999997</text:p>
          </table:table-cell>
          <table:table-cell office:value-type="float" office:value="3.08543266582651" calcext:value-type="float">
            <text:p>3.085432665826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3999999999997" calcext:value-type="float">
            <text:p>18.3999999999997</text:p>
          </table:table-cell>
          <table:table-cell office:value-type="float" office:value="3.08543636443627" calcext:value-type="float">
            <text:p>3.085436364436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4199999999997" calcext:value-type="float">
            <text:p>18.4199999999997</text:p>
          </table:table-cell>
          <table:table-cell office:value-type="float" office:value="3.08544004955631" calcext:value-type="float">
            <text:p>3.085440049556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4399999999997" calcext:value-type="float">
            <text:p>18.4399999999997</text:p>
          </table:table-cell>
          <table:table-cell office:value-type="float" office:value="3.0854437212311" calcext:value-type="float">
            <text:p>3.08544372123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4599999999997" calcext:value-type="float">
            <text:p>18.4599999999997</text:p>
          </table:table-cell>
          <table:table-cell office:value-type="float" office:value="3.08544737950499" calcext:value-type="float">
            <text:p>3.085447379504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4799999999997" calcext:value-type="float">
            <text:p>18.4799999999997</text:p>
          </table:table-cell>
          <table:table-cell office:value-type="float" office:value="3.08545102442223" calcext:value-type="float">
            <text:p>3.085451024422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4999999999997" calcext:value-type="float">
            <text:p>18.4999999999997</text:p>
          </table:table-cell>
          <table:table-cell office:value-type="float" office:value="3.08545465602695" calcext:value-type="float">
            <text:p>3.085454656026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5199999999997" calcext:value-type="float">
            <text:p>18.5199999999997</text:p>
          </table:table-cell>
          <table:table-cell office:value-type="float" office:value="3.08545827436315" calcext:value-type="float">
            <text:p>3.085458274363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5399999999997" calcext:value-type="float">
            <text:p>18.5399999999997</text:p>
          </table:table-cell>
          <table:table-cell office:value-type="float" office:value="3.08546187947472" calcext:value-type="float">
            <text:p>3.0854618794747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5599999999997" calcext:value-type="float">
            <text:p>18.5599999999997</text:p>
          </table:table-cell>
          <table:table-cell office:value-type="float" office:value="3.08546547140545" calcext:value-type="float">
            <text:p>3.085465471405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5799999999997" calcext:value-type="float">
            <text:p>18.5799999999997</text:p>
          </table:table-cell>
          <table:table-cell office:value-type="float" office:value="3.08546905019898" calcext:value-type="float">
            <text:p>3.0854690501989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5999999999997" calcext:value-type="float">
            <text:p>18.5999999999997</text:p>
          </table:table-cell>
          <table:table-cell office:value-type="float" office:value="3.08547261589887" calcext:value-type="float">
            <text:p>3.085472615898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6199999999997" calcext:value-type="float">
            <text:p>18.6199999999997</text:p>
          </table:table-cell>
          <table:table-cell office:value-type="float" office:value="3.08547616854854" calcext:value-type="float">
            <text:p>3.085476168548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6399999999997" calcext:value-type="float">
            <text:p>18.6399999999997</text:p>
          </table:table-cell>
          <table:table-cell office:value-type="float" office:value="3.0854797081913" calcext:value-type="float">
            <text:p>3.08547970819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6599999999997" calcext:value-type="float">
            <text:p>18.6599999999997</text:p>
          </table:table-cell>
          <table:table-cell office:value-type="float" office:value="3.08548323487035" calcext:value-type="float">
            <text:p>3.085483234870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6799999999997" calcext:value-type="float">
            <text:p>18.6799999999997</text:p>
          </table:table-cell>
          <table:table-cell office:value-type="float" office:value="3.08548674862877" calcext:value-type="float">
            <text:p>3.085486748628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6999999999997" calcext:value-type="float">
            <text:p>18.6999999999997</text:p>
          </table:table-cell>
          <table:table-cell office:value-type="float" office:value="3.08549024950953" calcext:value-type="float">
            <text:p>3.085490249509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7199999999997" calcext:value-type="float">
            <text:p>18.7199999999997</text:p>
          </table:table-cell>
          <table:table-cell office:value-type="float" office:value="3.08549373755549" calcext:value-type="float">
            <text:p>3.085493737555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7399999999997" calcext:value-type="float">
            <text:p>18.7399999999997</text:p>
          </table:table-cell>
          <table:table-cell office:value-type="float" office:value="3.08549721280936" calcext:value-type="float">
            <text:p>3.085497212809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7599999999997" calcext:value-type="float">
            <text:p>18.7599999999997</text:p>
          </table:table-cell>
          <table:table-cell office:value-type="float" office:value="3.0855006753138" calcext:value-type="float">
            <text:p>3.08550067531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7799999999997" calcext:value-type="float">
            <text:p>18.7799999999997</text:p>
          </table:table-cell>
          <table:table-cell office:value-type="float" office:value="3.08550412511129" calcext:value-type="float">
            <text:p>3.085504125111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7999999999997" calcext:value-type="float">
            <text:p>18.7999999999997</text:p>
          </table:table-cell>
          <table:table-cell office:value-type="float" office:value="3.08550756224424" calcext:value-type="float">
            <text:p>3.085507562244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8199999999997" calcext:value-type="float">
            <text:p>18.8199999999997</text:p>
          </table:table-cell>
          <table:table-cell office:value-type="float" office:value="3.08551098675493" calcext:value-type="float">
            <text:p>3.085510986754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8399999999997" calcext:value-type="float">
            <text:p>18.8399999999997</text:p>
          </table:table-cell>
          <table:table-cell office:value-type="float" office:value="3.08551439868553" calcext:value-type="float">
            <text:p>3.085514398685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8599999999997" calcext:value-type="float">
            <text:p>18.8599999999997</text:p>
          </table:table-cell>
          <table:table-cell office:value-type="float" office:value="3.08551779807809" calcext:value-type="float">
            <text:p>3.085517798078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8799999999997" calcext:value-type="float">
            <text:p>18.8799999999997</text:p>
          </table:table-cell>
          <table:table-cell office:value-type="float" office:value="3.08552118497456" calcext:value-type="float">
            <text:p>3.085521184974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8999999999997" calcext:value-type="float">
            <text:p>18.8999999999997</text:p>
          </table:table-cell>
          <table:table-cell office:value-type="float" office:value="3.08552455941677" calcext:value-type="float">
            <text:p>3.085524559416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9199999999997" calcext:value-type="float">
            <text:p>18.9199999999997</text:p>
          </table:table-cell>
          <table:table-cell office:value-type="float" office:value="3.08552792144643" calcext:value-type="float">
            <text:p>3.085527921446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9399999999997" calcext:value-type="float">
            <text:p>18.9399999999997</text:p>
          </table:table-cell>
          <table:table-cell office:value-type="float" office:value="3.08553127110514" calcext:value-type="float">
            <text:p>3.085531271105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9599999999997" calcext:value-type="float">
            <text:p>18.9599999999997</text:p>
          </table:table-cell>
          <table:table-cell office:value-type="float" office:value="3.08553460843441" calcext:value-type="float">
            <text:p>3.085534608434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9799999999997" calcext:value-type="float">
            <text:p>18.9799999999997</text:p>
          </table:table-cell>
          <table:table-cell office:value-type="float" office:value="3.08553793347561" calcext:value-type="float">
            <text:p>3.085537933475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8.9999999999997" calcext:value-type="float">
            <text:p>18.9999999999997</text:p>
          </table:table-cell>
          <table:table-cell office:value-type="float" office:value="3.08554124627001" calcext:value-type="float">
            <text:p>3.085541246270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0199999999997" calcext:value-type="float">
            <text:p>19.0199999999997</text:p>
          </table:table-cell>
          <table:table-cell office:value-type="float" office:value="3.08554454685877" calcext:value-type="float">
            <text:p>3.085544546858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0399999999997" calcext:value-type="float">
            <text:p>19.0399999999997</text:p>
          </table:table-cell>
          <table:table-cell office:value-type="float" office:value="3.08554783528293" calcext:value-type="float">
            <text:p>3.085547835282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0599999999997" calcext:value-type="float">
            <text:p>19.0599999999997</text:p>
          </table:table-cell>
          <table:table-cell office:value-type="float" office:value="3.08555111158342" calcext:value-type="float">
            <text:p>3.085551111583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0799999999997" calcext:value-type="float">
            <text:p>19.0799999999997</text:p>
          </table:table-cell>
          <table:table-cell office:value-type="float" office:value="3.08555437580107" calcext:value-type="float">
            <text:p>3.085554375801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0999999999997" calcext:value-type="float">
            <text:p>19.0999999999997</text:p>
          </table:table-cell>
          <table:table-cell office:value-type="float" office:value="3.08555762797659" calcext:value-type="float">
            <text:p>3.085557627976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1199999999997" calcext:value-type="float">
            <text:p>19.1199999999997</text:p>
          </table:table-cell>
          <table:table-cell office:value-type="float" office:value="3.08556086815058" calcext:value-type="float">
            <text:p>3.085560868150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1399999999997" calcext:value-type="float">
            <text:p>19.1399999999997</text:p>
          </table:table-cell>
          <table:table-cell office:value-type="float" office:value="3.08556409636353" calcext:value-type="float">
            <text:p>3.085564096363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1599999999997" calcext:value-type="float">
            <text:p>19.1599999999997</text:p>
          </table:table-cell>
          <table:table-cell office:value-type="float" office:value="3.08556731265582" calcext:value-type="float">
            <text:p>3.085567312655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1799999999997" calcext:value-type="float">
            <text:p>19.1799999999997</text:p>
          </table:table-cell>
          <table:table-cell office:value-type="float" office:value="3.08557051706772" calcext:value-type="float">
            <text:p>3.0855705170677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1999999999997" calcext:value-type="float">
            <text:p>19.1999999999997</text:p>
          </table:table-cell>
          <table:table-cell office:value-type="float" office:value="3.08557370963938" calcext:value-type="float">
            <text:p>3.085573709639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2199999999997" calcext:value-type="float">
            <text:p>19.2199999999997</text:p>
          </table:table-cell>
          <table:table-cell office:value-type="float" office:value="3.08557689041087" calcext:value-type="float">
            <text:p>3.085576890410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2399999999997" calcext:value-type="float">
            <text:p>19.2399999999997</text:p>
          </table:table-cell>
          <table:table-cell office:value-type="float" office:value="3.08558005942211" calcext:value-type="float">
            <text:p>3.085580059422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2599999999997" calcext:value-type="float">
            <text:p>19.2599999999997</text:p>
          </table:table-cell>
          <table:table-cell office:value-type="float" office:value="3.08558321671294" calcext:value-type="float">
            <text:p>3.085583216712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2799999999997" calcext:value-type="float">
            <text:p>19.2799999999997</text:p>
          </table:table-cell>
          <table:table-cell office:value-type="float" office:value="3.08558636232308" calcext:value-type="float">
            <text:p>3.085586362323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2999999999997" calcext:value-type="float">
            <text:p>19.2999999999997</text:p>
          </table:table-cell>
          <table:table-cell office:value-type="float" office:value="3.08558949629213" calcext:value-type="float">
            <text:p>3.085589496292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3199999999997" calcext:value-type="float">
            <text:p>19.3199999999997</text:p>
          </table:table-cell>
          <table:table-cell office:value-type="float" office:value="3.08559261865961" calcext:value-type="float">
            <text:p>3.085592618659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3399999999997" calcext:value-type="float">
            <text:p>19.3399999999997</text:p>
          </table:table-cell>
          <table:table-cell office:value-type="float" office:value="3.0855957294649" calcext:value-type="float">
            <text:p>3.08559572946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3599999999997" calcext:value-type="float">
            <text:p>19.3599999999997</text:p>
          </table:table-cell>
          <table:table-cell office:value-type="float" office:value="3.08559882874729" calcext:value-type="float">
            <text:p>3.085598828747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3799999999997" calcext:value-type="float">
            <text:p>19.3799999999997</text:p>
          </table:table-cell>
          <table:table-cell office:value-type="float" office:value="3.08560191654595" calcext:value-type="float">
            <text:p>3.085601916545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3999999999997" calcext:value-type="float">
            <text:p>19.3999999999997</text:p>
          </table:table-cell>
          <table:table-cell office:value-type="float" office:value="3.08560499289995" calcext:value-type="float">
            <text:p>3.085604992899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4199999999997" calcext:value-type="float">
            <text:p>19.4199999999997</text:p>
          </table:table-cell>
          <table:table-cell office:value-type="float" office:value="3.08560805784825" calcext:value-type="float">
            <text:p>3.085608057848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4399999999997" calcext:value-type="float">
            <text:p>19.4399999999997</text:p>
          </table:table-cell>
          <table:table-cell office:value-type="float" office:value="3.0856111114297" calcext:value-type="float">
            <text:p>3.08561111142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4599999999997" calcext:value-type="float">
            <text:p>19.4599999999997</text:p>
          </table:table-cell>
          <table:table-cell office:value-type="float" office:value="3.08561415368304" calcext:value-type="float">
            <text:p>3.085614153683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4799999999997" calcext:value-type="float">
            <text:p>19.4799999999997</text:p>
          </table:table-cell>
          <table:table-cell office:value-type="float" office:value="3.08561718464691" calcext:value-type="float">
            <text:p>3.085617184646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4999999999997" calcext:value-type="float">
            <text:p>19.4999999999997</text:p>
          </table:table-cell>
          <table:table-cell office:value-type="float" office:value="3.08562020435983" calcext:value-type="float">
            <text:p>3.085620204359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5199999999997" calcext:value-type="float">
            <text:p>19.5199999999997</text:p>
          </table:table-cell>
          <table:table-cell office:value-type="float" office:value="3.08562321286023" calcext:value-type="float">
            <text:p>3.085623212860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5399999999997" calcext:value-type="float">
            <text:p>19.5399999999997</text:p>
          </table:table-cell>
          <table:table-cell office:value-type="float" office:value="3.08562621018642" calcext:value-type="float">
            <text:p>3.085626210186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5599999999997" calcext:value-type="float">
            <text:p>19.5599999999997</text:p>
          </table:table-cell>
          <table:table-cell office:value-type="float" office:value="3.0856291963766" calcext:value-type="float">
            <text:p>3.08562919637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5799999999997" calcext:value-type="float">
            <text:p>19.5799999999997</text:p>
          </table:table-cell>
          <table:table-cell office:value-type="float" office:value="3.08563217146887" calcext:value-type="float">
            <text:p>3.085632171468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5999999999997" calcext:value-type="float">
            <text:p>19.5999999999997</text:p>
          </table:table-cell>
          <table:table-cell office:value-type="float" office:value="3.08563513550122" calcext:value-type="float">
            <text:p>3.085635135501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6199999999997" calcext:value-type="float">
            <text:p>19.6199999999997</text:p>
          </table:table-cell>
          <table:table-cell office:value-type="float" office:value="3.08563808851154" calcext:value-type="float">
            <text:p>3.085638088511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6399999999997" calcext:value-type="float">
            <text:p>19.6399999999997</text:p>
          </table:table-cell>
          <table:table-cell office:value-type="float" office:value="3.0856410305376" calcext:value-type="float">
            <text:p>3.08564103053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6599999999997" calcext:value-type="float">
            <text:p>19.6599999999997</text:p>
          </table:table-cell>
          <table:table-cell office:value-type="float" office:value="3.08564396161709" calcext:value-type="float">
            <text:p>3.085643961617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6799999999997" calcext:value-type="float">
            <text:p>19.6799999999997</text:p>
          </table:table-cell>
          <table:table-cell office:value-type="float" office:value="3.08564688178755" calcext:value-type="float">
            <text:p>3.085646881787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6999999999997" calcext:value-type="float">
            <text:p>19.6999999999997</text:p>
          </table:table-cell>
          <table:table-cell office:value-type="float" office:value="3.08564979108646" calcext:value-type="float">
            <text:p>3.085649791086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7199999999997" calcext:value-type="float">
            <text:p>19.7199999999997</text:p>
          </table:table-cell>
          <table:table-cell office:value-type="float" office:value="3.08565268955116" calcext:value-type="float">
            <text:p>3.085652689551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7399999999997" calcext:value-type="float">
            <text:p>19.7399999999997</text:p>
          </table:table-cell>
          <table:table-cell office:value-type="float" office:value="3.08565557721891" calcext:value-type="float">
            <text:p>3.085655577218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7599999999997" calcext:value-type="float">
            <text:p>19.7599999999997</text:p>
          </table:table-cell>
          <table:table-cell office:value-type="float" office:value="3.08565845412685" calcext:value-type="float">
            <text:p>3.085658454126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7799999999997" calcext:value-type="float">
            <text:p>19.7799999999997</text:p>
          </table:table-cell>
          <table:table-cell office:value-type="float" office:value="3.08566132031201" calcext:value-type="float">
            <text:p>3.085661320312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7999999999997" calcext:value-type="float">
            <text:p>19.7999999999997</text:p>
          </table:table-cell>
          <table:table-cell office:value-type="float" office:value="3.08566417581133" calcext:value-type="float">
            <text:p>3.085664175811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8199999999997" calcext:value-type="float">
            <text:p>19.8199999999997</text:p>
          </table:table-cell>
          <table:table-cell office:value-type="float" office:value="3.08566702066163" calcext:value-type="float">
            <text:p>3.085667020661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8399999999997" calcext:value-type="float">
            <text:p>19.8399999999997</text:p>
          </table:table-cell>
          <table:table-cell office:value-type="float" office:value="3.08566985489964" calcext:value-type="float">
            <text:p>3.085669854899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8599999999997" calcext:value-type="float">
            <text:p>19.8599999999997</text:p>
          </table:table-cell>
          <table:table-cell office:value-type="float" office:value="3.08567267856197" calcext:value-type="float">
            <text:p>3.085672678561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8799999999997" calcext:value-type="float">
            <text:p>19.8799999999997</text:p>
          </table:table-cell>
          <table:table-cell office:value-type="float" office:value="3.08567549168513" calcext:value-type="float">
            <text:p>3.085675491685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8999999999997" calcext:value-type="float">
            <text:p>19.8999999999997</text:p>
          </table:table-cell>
          <table:table-cell office:value-type="float" office:value="3.08567829430554" calcext:value-type="float">
            <text:p>3.085678294305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9199999999997" calcext:value-type="float">
            <text:p>19.9199999999997</text:p>
          </table:table-cell>
          <table:table-cell office:value-type="float" office:value="3.0856810864595" calcext:value-type="float">
            <text:p>3.08568108645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9399999999997" calcext:value-type="float">
            <text:p>19.9399999999997</text:p>
          </table:table-cell>
          <table:table-cell office:value-type="float" office:value="3.0856838681832" calcext:value-type="float">
            <text:p>3.08568386818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9599999999997" calcext:value-type="float">
            <text:p>19.9599999999997</text:p>
          </table:table-cell>
          <table:table-cell office:value-type="float" office:value="3.08568663951275" calcext:value-type="float">
            <text:p>3.085686639512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9799999999997" calcext:value-type="float">
            <text:p>19.9799999999997</text:p>
          </table:table-cell>
          <table:table-cell office:value-type="float" office:value="3.08568940048413" calcext:value-type="float">
            <text:p>3.085689400484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19.9999999999997" calcext:value-type="float">
            <text:p>19.9999999999997</text:p>
          </table:table-cell>
          <table:table-cell office:value-type="float" office:value="3.08569215113324" calcext:value-type="float">
            <text:p>3.085692151133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20.0199999999997" calcext:value-type="float">
            <text:p>20.0199999999997</text:p>
          </table:table-cell>
          <table:table-cell office:value-type="float" office:value="3.08569489149585" calcext:value-type="float">
            <text:p>3.08569489149585</text:p>
          </table:table-cell>
          <table:table-cell office:value-type="float" office:value="90.9351852568563" calcext:value-type="float">
            <text:p>90.9351852568563</text:p>
          </table:table-cell>
        </table:table-row>
        <table:table-row table:style-name="ro1">
          <table:table-cell office:value-type="float" office:value="20.0399999999997" calcext:value-type="float">
            <text:p>20.0399999999997</text:p>
          </table:table-cell>
          <table:table-cell office:value-type="float" office:value="3.0719344558008" calcext:value-type="float">
            <text:p>3.0719344558008</text:p>
          </table:table-cell>
          <table:table-cell office:value-type="float" office:value="78.7517361783028" calcext:value-type="float">
            <text:p>78.7517361783028</text:p>
          </table:table-cell>
        </table:table-row>
        <table:table-row table:style-name="ro1">
          <table:table-cell office:value-type="float" office:value="20.0599999999997" calcext:value-type="float">
            <text:p>20.0599999999997</text:p>
          </table:table-cell>
          <table:table-cell office:value-type="float" office:value="3.04728529368404" calcext:value-type="float">
            <text:p>3.04728529368404</text:p>
          </table:table-cell>
          <table:table-cell office:value-type="float" office:value="67.3297526671589" calcext:value-type="float">
            <text:p>67.3297526671589</text:p>
          </table:table-cell>
        </table:table-row>
        <table:table-row table:style-name="ro1">
          <table:table-cell office:value-type="float" office:value="20.0799999999997" calcext:value-type="float">
            <text:p>20.0799999999997</text:p>
          </table:table-cell>
          <table:table-cell office:value-type="float" office:value="3.01421185948518" calcext:value-type="float">
            <text:p>3.01421185948518</text:p>
          </table:table-cell>
          <table:table-cell office:value-type="float" office:value="56.6216431254614" calcext:value-type="float">
            <text:p>56.6216431254614</text:p>
          </table:table-cell>
        </table:table-row>
        <table:table-row table:style-name="ro1">
          <table:table-cell office:value-type="float" office:value="20.0999999999997" calcext:value-type="float">
            <text:p>20.0999999999997</text:p>
          </table:table-cell>
          <table:table-cell office:value-type="float" office:value="2.97481437784003" calcext:value-type="float">
            <text:p>2.97481437784003</text:p>
          </table:table-cell>
          <table:table-cell office:value-type="float" office:value="46.5827904301201" calcext:value-type="float">
            <text:p>46.5827904301201</text:p>
          </table:table-cell>
        </table:table-row>
        <table:table-row table:style-name="ro1">
          <table:table-cell office:value-type="float" office:value="20.1199999999997" calcext:value-type="float">
            <text:p>20.1199999999997</text:p>
          </table:table-cell>
          <table:table-cell office:value-type="float" office:value="2.93086992952511" calcext:value-type="float">
            <text:p>2.93086992952511</text:p>
          </table:table-cell>
          <table:table-cell office:value-type="float" office:value="37.1713660282376" calcext:value-type="float">
            <text:p>37.1713660282376</text:p>
          </table:table-cell>
        </table:table-row>
        <table:table-row table:style-name="ro1">
          <table:table-cell office:value-type="float" office:value="20.1399999999997" calcext:value-type="float">
            <text:p>20.1399999999997</text:p>
          </table:table-cell>
          <table:table-cell office:value-type="float" office:value="2.88386953819609" calcext:value-type="float">
            <text:p>2.88386953819609</text:p>
          </table:table-cell>
          <table:table-cell office:value-type="float" office:value="28.3481556514727" calcext:value-type="float">
            <text:p>28.3481556514727</text:p>
          </table:table-cell>
        </table:table-row>
        <table:table-row table:style-name="ro1">
          <table:table-cell office:value-type="float" office:value="20.1599999999997" calcext:value-type="float">
            <text:p>20.1599999999997</text:p>
          </table:table-cell>
          <table:table-cell office:value-type="float" office:value="2.83505175094008" calcext:value-type="float">
            <text:p>2.83505175094008</text:p>
          </table:table-cell>
          <table:table-cell office:value-type="float" office:value="20.0763959232557" calcext:value-type="float">
            <text:p>20.0763959232557</text:p>
          </table:table-cell>
        </table:table-row>
        <table:table-row table:style-name="ro1">
          <table:table-cell office:value-type="float" office:value="20.1799999999997" calcext:value-type="float">
            <text:p>20.1799999999997</text:p>
          </table:table-cell>
          <table:table-cell office:value-type="float" office:value="2.78543313365375" calcext:value-type="float">
            <text:p>2.78543313365375</text:p>
          </table:table-cell>
          <table:table-cell office:value-type="float" office:value="12.3216211780522" calcext:value-type="float">
            <text:p>12.3216211780522</text:p>
          </table:table-cell>
        </table:table-row>
        <table:table-row table:style-name="ro1">
          <table:table-cell office:value-type="float" office:value="20.1999999999997" calcext:value-type="float">
            <text:p>20.1999999999997</text:p>
          </table:table-cell>
          <table:table-cell office:value-type="float" office:value="2.73583607168085" calcext:value-type="float">
            <text:p>2.73583607168085</text:p>
          </table:table-cell>
          <table:table-cell office:value-type="float" office:value="5.05151985442395" calcext:value-type="float">
            <text:p>5.05151985442395</text:p>
          </table:table-cell>
        </table:table-row>
        <table:table-row table:style-name="ro1">
          <table:table-cell office:value-type="float" office:value="20.2199999999997" calcext:value-type="float">
            <text:p>20.2199999999997</text:p>
          </table:table-cell>
          <table:table-cell office:value-type="float" office:value="2.68691423010204" calcext:value-type="float">
            <text:p>2.68691423010204</text:p>
          </table:table-cell>
          <table:table-cell office:value-type="float" office:value="-1.76420013647755" calcext:value-type="float">
            <text:p>-1.76420013647755</text:p>
          </table:table-cell>
        </table:table-row>
        <table:table-row table:style-name="ro1">
          <table:table-cell office:value-type="float" office:value="20.2399999999997" calcext:value-type="float">
            <text:p>20.2399999999997</text:p>
          </table:table-cell>
          <table:table-cell office:value-type="float" office:value="2.63914921229017" calcext:value-type="float">
            <text:p>2.63914921229017</text:p>
          </table:table-cell>
          <table:table-cell office:value-type="float" office:value="-8.1539376279477" calcext:value-type="float">
            <text:p>-8.1539376279477</text:p>
          </table:table-cell>
        </table:table-row>
        <table:table-row table:style-name="ro1">
          <table:table-cell office:value-type="float" office:value="20.2599999999997" calcext:value-type="float">
            <text:p>20.2599999999997</text:p>
          </table:table-cell>
          <table:table-cell office:value-type="float" office:value="2.59240830378738" calcext:value-type="float">
            <text:p>2.59240830378738</text:p>
          </table:table-cell>
          <table:table-cell office:value-type="float" office:value="-14.144316526201" calcext:value-type="float">
            <text:p>-14.144316526201</text:p>
          </table:table-cell>
        </table:table-row>
        <table:table-row table:style-name="ro1">
          <table:table-cell office:value-type="float" office:value="20.2799999999997" calcext:value-type="float">
            <text:p>20.2799999999997</text:p>
          </table:table-cell>
          <table:table-cell office:value-type="float" office:value="2.5463826540998" calcext:value-type="float">
            <text:p>2.5463826540998</text:p>
          </table:table-cell>
          <table:table-cell office:value-type="float" office:value="-19.7602967433134" calcext:value-type="float">
            <text:p>-19.7602967433134</text:p>
          </table:table-cell>
        </table:table-row>
        <table:table-row table:style-name="ro1">
          <table:table-cell office:value-type="float" office:value="20.2999999999997" calcext:value-type="float">
            <text:p>20.2999999999997</text:p>
          </table:table-cell>
          <table:table-cell office:value-type="float" office:value="2.50080851939902" calcext:value-type="float">
            <text:p>2.50080851939902</text:p>
          </table:table-cell>
          <table:table-cell office:value-type="float" office:value="-25.0252781968563" calcext:value-type="float">
            <text:p>-25.0252781968563</text:p>
          </table:table-cell>
        </table:table-row>
        <table:table-row table:style-name="ro1">
          <table:table-cell office:value-type="float" office:value="20.3199999999997" calcext:value-type="float">
            <text:p>20.3199999999997</text:p>
          </table:table-cell>
          <table:table-cell office:value-type="float" office:value="2.45546454254315" calcext:value-type="float">
            <text:p>2.45546454254315</text:p>
          </table:table-cell>
          <table:table-cell office:value-type="float" office:value="-29.9611983095528" calcext:value-type="float">
            <text:p>-29.9611983095528</text:p>
          </table:table-cell>
        </table:table-row>
        <table:table-row table:style-name="ro1">
          <table:table-cell office:value-type="float" office:value="20.3399999999997" calcext:value-type="float">
            <text:p>20.3399999999997</text:p>
          </table:table-cell>
          <table:table-cell office:value-type="float" office:value="2.4101692701734" calcext:value-type="float">
            <text:p>2.4101692701734</text:p>
          </table:table-cell>
          <table:table-cell office:value-type="float" office:value="-34.5886234152058" calcext:value-type="float">
            <text:p>-34.5886234152058</text:p>
          </table:table-cell>
        </table:table-row>
        <table:table-row table:style-name="ro1">
          <table:table-cell office:value-type="float" office:value="20.3599999999997" calcext:value-type="float">
            <text:p>20.3599999999997</text:p>
          </table:table-cell>
          <table:table-cell office:value-type="float" office:value="2.36477863531584" calcext:value-type="float">
            <text:p>2.36477863531584</text:p>
          </table:table-cell>
          <table:table-cell office:value-type="float" office:value="-38.9268344517554" calcext:value-type="float">
            <text:p>-38.9268344517554</text:p>
          </table:table-cell>
        </table:table-row>
        <table:table-row table:style-name="ro1">
          <table:table-cell office:value-type="float" office:value="20.3799999999997" calcext:value-type="float">
            <text:p>20.3799999999997</text:p>
          </table:table-cell>
          <table:table-cell office:value-type="float" office:value="2.31918322673716" calcext:value-type="float">
            <text:p>2.31918322673716</text:p>
          </table:table-cell>
          <table:table-cell office:value-type="float" office:value="-42.9939072985207" calcext:value-type="float">
            <text:p>-42.9939072985207</text:p>
          </table:table-cell>
        </table:table-row>
        <table:table-row table:style-name="ro1">
          <table:table-cell office:value-type="float" office:value="20.3999999999997" calcext:value-type="float">
            <text:p>20.3999999999997</text:p>
          </table:table-cell>
          <table:table-cell office:value-type="float" office:value="2.27330525872938" calcext:value-type="float">
            <text:p>2.27330525872938</text:p>
          </table:table-cell>
          <table:table-cell office:value-type="float" office:value="-46.8067880923631" calcext:value-type="float">
            <text:p>-46.8067880923631</text:p>
          </table:table-cell>
        </table:table-row>
        <table:table-row table:style-name="ro1">
          <table:table-cell office:value-type="float" office:value="20.4199999999997" calcext:value-type="float">
            <text:p>20.4199999999997</text:p>
          </table:table-cell>
          <table:table-cell office:value-type="float" office:value="2.22709523606825" calcext:value-type="float">
            <text:p>2.22709523606825</text:p>
          </table:table-cell>
          <table:table-cell office:value-type="float" office:value="-50.3813638365905" calcext:value-type="float">
            <text:p>-50.3813638365905</text:p>
          </table:table-cell>
        </table:table-row>
        <table:table-row table:style-name="ro1">
          <table:table-cell office:value-type="float" office:value="20.4399999999997" calcext:value-type="float">
            <text:p>20.4399999999997</text:p>
          </table:table-cell>
          <table:table-cell office:value-type="float" office:value="2.18052837161137" calcext:value-type="float">
            <text:p>2.18052837161137</text:p>
          </table:table-cell>
          <table:table-cell office:value-type="float" office:value="-53.7325285968035" calcext:value-type="float">
            <text:p>-53.7325285968035</text:p>
          </table:table-cell>
        </table:table-row>
        <table:table-row table:style-name="ro1">
          <table:table-cell office:value-type="float" office:value="20.4599999999997" calcext:value-type="float">
            <text:p>20.4599999999997</text:p>
          </table:table-cell>
          <table:table-cell office:value-type="float" office:value="2.13360085547579" calcext:value-type="float">
            <text:p>2.13360085547579</text:p>
          </table:table-cell>
          <table:table-cell office:value-type="float" office:value="-56.8742455595033" calcext:value-type="float">
            <text:p>-56.8742455595033</text:p>
          </table:table-cell>
        </table:table-row>
        <table:table-row table:style-name="ro1">
          <table:table-cell office:value-type="float" office:value="20.4799999999997" calcext:value-type="float">
            <text:p>20.4799999999997</text:p>
          </table:table-cell>
          <table:table-cell office:value-type="float" office:value="2.08632609553994" calcext:value-type="float">
            <text:p>2.08632609553994</text:p>
          </table:table-cell>
          <table:table-cell office:value-type="float" office:value="-59.8196052120344" calcext:value-type="float">
            <text:p>-59.8196052120344</text:p>
          </table:table-cell>
        </table:table-row>
        <table:table-row table:style-name="ro1">
          <table:table-cell office:value-type="float" office:value="20.4999999999997" calcext:value-type="float">
            <text:p>20.4999999999997</text:p>
          </table:table-cell>
          <table:table-cell office:value-type="float" office:value="2.03873105217523" calcext:value-type="float">
            <text:p>2.03873105217523</text:p>
          </table:table-cell>
          <table:table-cell office:value-type="float" office:value="-62.5808798862822" calcext:value-type="float">
            <text:p>-62.5808798862822</text:p>
          </table:table-cell>
        </table:table-row>
        <table:table-row table:style-name="ro1">
          <table:table-cell office:value-type="float" office:value="20.5199999999996" calcext:value-type="float">
            <text:p>20.5199999999996</text:p>
          </table:table-cell>
          <table:table-cell office:value-type="float" office:value="1.99085277995458" calcext:value-type="float">
            <text:p>1.99085277995458</text:p>
          </table:table-cell>
          <table:table-cell office:value-type="float" office:value="-65.1695748933896" calcext:value-type="float">
            <text:p>-65.1695748933896</text:p>
          </table:table-cell>
        </table:table-row>
        <table:table-row table:style-name="ro1">
          <table:table-cell office:value-type="float" office:value="20.5399999999997" calcext:value-type="float">
            <text:p>20.5399999999997</text:p>
          </table:table-cell>
          <table:table-cell office:value-type="float" office:value="1.94273527021701" calcext:value-type="float">
            <text:p>1.94273527021701</text:p>
          </table:table-cell>
          <table:table-cell office:value-type="float" office:value="-67.5964764625527" calcext:value-type="float">
            <text:p>-67.5964764625527</text:p>
          </table:table-cell>
        </table:table-row>
        <table:table-row table:style-name="ro1">
          <table:table-cell office:value-type="float" office:value="20.5599999999996" calcext:value-type="float">
            <text:p>20.5599999999996</text:p>
          </table:table-cell>
          <table:table-cell office:value-type="float" office:value="1.89442666493822" calcext:value-type="float">
            <text:p>1.89442666493822</text:p>
          </table:table-cell>
          <table:table-cell office:value-type="float" office:value="-69.8716966836432" calcext:value-type="float">
            <text:p>-69.8716966836432</text:p>
          </table:table-cell>
        </table:table-row>
        <table:table-row table:style-name="ro1">
          <table:table-cell office:value-type="float" office:value="20.5799999999997" calcext:value-type="float">
            <text:p>20.5799999999997</text:p>
          </table:table-cell>
          <table:table-cell office:value-type="float" office:value="1.84597688763887" calcext:value-type="float">
            <text:p>1.84597688763887</text:p>
          </table:table-cell>
          <table:table-cell office:value-type="float" office:value="-72.0047156409155" calcext:value-type="float">
            <text:p>-72.0047156409155</text:p>
          </table:table-cell>
        </table:table-row>
        <table:table-row table:style-name="ro1">
          <table:table-cell office:value-type="float" office:value="20.5999999999996" calcext:value-type="float">
            <text:p>20.5999999999996</text:p>
          </table:table-cell>
          <table:table-cell office:value-type="float" office:value="1.79743571332631" calcext:value-type="float">
            <text:p>1.79743571332631</text:p>
          </table:table-cell>
          <table:table-cell office:value-type="float" office:value="-74.0044209133583" calcext:value-type="float">
            <text:p>-74.0044209133583</text:p>
          </table:table-cell>
        </table:table-row>
        <table:table-row table:style-name="ro1">
          <table:table-cell office:value-type="float" office:value="20.6199999999996" calcext:value-type="float">
            <text:p>20.6199999999996</text:p>
          </table:table-cell>
          <table:table-cell office:value-type="float" office:value="1.74885127807982" calcext:value-type="float">
            <text:p>1.74885127807982</text:p>
          </table:table-cell>
          <table:table-cell office:value-type="float" office:value="-75.8791446062734" calcext:value-type="float">
            <text:p>-75.8791446062734</text:p>
          </table:table-cell>
        </table:table-row>
        <table:table-row table:style-name="ro1">
          <table:table-cell office:value-type="float" office:value="20.6399999999996" calcext:value-type="float">
            <text:p>20.6399999999996</text:p>
          </table:table-cell>
          <table:table-cell office:value-type="float" office:value="1.70026901053766" calcext:value-type="float">
            <text:p>1.70026901053766</text:p>
          </table:table-cell>
          <table:table-cell office:value-type="float" office:value="-77.6366980683813" calcext:value-type="float">
            <text:p>-77.6366980683813</text:p>
          </table:table-cell>
        </table:table-row>
        <table:table-row table:style-name="ro1">
          <table:table-cell office:value-type="float" office:value="20.6599999999996" calcext:value-type="float">
            <text:p>20.6599999999996</text:p>
          </table:table-cell>
          <table:table-cell office:value-type="float" office:value="1.65173095247505" calcext:value-type="float">
            <text:p>1.65173095247505</text:p>
          </table:table-cell>
          <table:table-cell office:value-type="float" office:value="-79.2844044391075" calcext:value-type="float">
            <text:p>-79.2844044391075</text:p>
          </table:table-cell>
        </table:table-row>
        <table:table-row table:style-name="ro1">
          <table:table-cell office:value-type="float" office:value="20.6799999999996" calcext:value-type="float">
            <text:p>20.6799999999996</text:p>
          </table:table-cell>
          <table:table-cell office:value-type="float" office:value="1.60327542390555" calcext:value-type="float">
            <text:p>1.60327542390555</text:p>
          </table:table-cell>
          <table:table-cell office:value-type="float" office:value="-80.8291291616633" calcext:value-type="float">
            <text:p>-80.8291291616633</text:p>
          </table:table-cell>
        </table:table-row>
        <table:table-row table:style-name="ro1">
          <table:table-cell office:value-type="float" office:value="20.6999999999996" calcext:value-type="float">
            <text:p>20.6999999999996</text:p>
          </table:table-cell>
          <table:table-cell office:value-type="float" office:value="1.5549369796474" calcext:value-type="float">
            <text:p>1.5549369796474</text:p>
          </table:table-cell>
          <table:table-cell office:value-type="float" office:value="-82.2773085890593" calcext:value-type="float">
            <text:p>-82.2773085890593</text:p>
          </table:table-cell>
        </table:table-row>
        <table:table-row table:style-name="ro1">
          <table:table-cell office:value-type="float" office:value="20.7199999999996" calcext:value-type="float">
            <text:p>20.7199999999996</text:p>
          </table:table-cell>
          <table:table-cell office:value-type="float" office:value="1.50674659901395" calcext:value-type="float">
            <text:p>1.50674659901395</text:p>
          </table:table-cell>
          <table:table-cell office:value-type="float" office:value="-83.6349768022431" calcext:value-type="float">
            <text:p>-83.6349768022431</text:p>
          </table:table-cell>
        </table:table-row>
        <table:table-row table:style-name="ro1">
          <table:table-cell office:value-type="float" office:value="20.7399999999996" calcext:value-type="float">
            <text:p>20.7399999999996</text:p>
          </table:table-cell>
          <table:table-cell office:value-type="float" office:value="1.45873204814209" calcext:value-type="float">
            <text:p>1.45873204814209</text:p>
          </table:table-cell>
          <table:table-cell office:value-type="float" office:value="-84.9077907521029" calcext:value-type="float">
            <text:p>-84.9077907521029</text:p>
          </table:table-cell>
        </table:table-row>
        <table:table-row table:style-name="ro1">
          <table:table-cell office:value-type="float" office:value="20.7599999999996" calcext:value-type="float">
            <text:p>20.7599999999996</text:p>
          </table:table-cell>
          <table:table-cell office:value-type="float" office:value="1.41091835534381" calcext:value-type="float">
            <text:p>1.41091835534381</text:p>
          </table:table-cell>
          <table:table-cell office:value-type="float" office:value="-86.1010538300965" calcext:value-type="float">
            <text:p>-86.1010538300965</text:p>
          </table:table-cell>
        </table:table-row>
        <table:table-row table:style-name="ro1">
          <table:table-cell office:value-type="float" office:value="20.7799999999996" calcext:value-type="float">
            <text:p>20.7799999999996</text:p>
          </table:table-cell>
          <table:table-cell office:value-type="float" office:value="1.36332834353263" calcext:value-type="float">
            <text:p>1.36332834353263</text:p>
          </table:table-cell>
          <table:table-cell office:value-type="float" office:value="-87.2197379657154" calcext:value-type="float">
            <text:p>-87.2197379657154</text:p>
          </table:table-cell>
        </table:table-row>
        <table:table-row table:style-name="ro1">
          <table:table-cell office:value-type="float" office:value="20.7999999999996" calcext:value-type="float">
            <text:p>20.7999999999996</text:p>
          </table:table-cell>
          <table:table-cell office:value-type="float" office:value="1.31598316988146" calcext:value-type="float">
            <text:p>1.31598316988146</text:p>
          </table:table-cell>
          <table:table-cell office:value-type="float" office:value="-88.2685043428582" calcext:value-type="float">
            <text:p>-88.2685043428582</text:p>
          </table:table-cell>
        </table:table-row>
        <table:table-row table:style-name="ro1">
          <table:table-cell office:value-type="float" office:value="20.8199999999996" calcext:value-type="float">
            <text:p>20.8199999999996</text:p>
          </table:table-cell>
          <table:table-cell office:value-type="float" office:value="1.26890283091379" calcext:value-type="float">
            <text:p>1.26890283091379</text:p>
          </table:table-cell>
          <table:table-cell office:value-type="float" office:value="-89.2517228214296" calcext:value-type="float">
            <text:p>-89.2517228214296</text:p>
          </table:table-cell>
        </table:table-row>
        <table:table-row table:style-name="ro1">
          <table:table-cell office:value-type="float" office:value="20.8399999999996" calcext:value-type="float">
            <text:p>20.8399999999996</text:p>
          </table:table-cell>
          <table:table-cell office:value-type="float" office:value="1.22210660059637" calcext:value-type="float">
            <text:p>1.22210660059637</text:p>
          </table:table-cell>
          <table:table-cell office:value-type="float" office:value="-90.1734901450902" calcext:value-type="float">
            <text:p>-90.1734901450902</text:p>
          </table:table-cell>
        </table:table-row>
        <table:table-row table:style-name="ro1">
          <table:table-cell office:value-type="float" office:value="20.8599999999996" calcext:value-type="float">
            <text:p>20.8599999999996</text:p>
          </table:table-cell>
          <table:table-cell office:value-type="float" office:value="1.17561337900052" calcext:value-type="float">
            <text:p>1.17561337900052</text:p>
          </table:table-cell>
          <table:table-cell office:value-type="float" office:value="-91.0376470110221" calcext:value-type="float">
            <text:p>-91.0376470110221</text:p>
          </table:table-cell>
        </table:table-row>
        <table:table-row table:style-name="ro1">
          <table:table-cell office:value-type="float" office:value="20.8799999999996" calcext:value-type="float">
            <text:p>20.8799999999996</text:p>
          </table:table-cell>
          <table:table-cell office:value-type="float" office:value="1.12944193903318" calcext:value-type="float">
            <text:p>1.12944193903318</text:p>
          </table:table-cell>
          <table:table-cell office:value-type="float" office:value="-91.8477940728332" calcext:value-type="float">
            <text:p>-91.8477940728332</text:p>
          </table:table-cell>
        </table:table-row>
        <table:table-row table:style-name="ro1">
          <table:table-cell office:value-type="float" office:value="20.8999999999996" calcext:value-type="float">
            <text:p>20.8999999999996</text:p>
          </table:table-cell>
          <table:table-cell office:value-type="float" office:value="1.0836110679714" calcext:value-type="float">
            <text:p>1.0836110679714</text:p>
          </table:table-cell>
          <table:table-cell office:value-type="float" office:value="-92.6073069432811" calcext:value-type="float">
            <text:p>-92.6073069432811</text:p>
          </table:table-cell>
        </table:table-row>
        <table:table-row table:style-name="ro1">
          <table:table-cell office:value-type="float" office:value="20.9199999999996" calcext:value-type="float">
            <text:p>20.9199999999996</text:p>
          </table:table-cell>
          <table:table-cell office:value-type="float" office:value="1.03813960853978" calcext:value-type="float">
            <text:p>1.03813960853978</text:p>
          </table:table-cell>
          <table:table-cell office:value-type="float" office:value="-93.3193502593261" calcext:value-type="float">
            <text:p>-93.3193502593261</text:p>
          </table:table-cell>
        </table:table-row>
        <table:table-row table:style-name="ro1">
          <table:table-cell office:value-type="float" office:value="20.9399999999996" calcext:value-type="float">
            <text:p>20.9399999999996</text:p>
          </table:table-cell>
          <table:table-cell office:value-type="float" office:value="0.993046410680134" calcext:value-type="float">
            <text:p>0.993046410680134</text:p>
          </table:table-cell>
          <table:table-cell office:value-type="float" office:value="-93.9868908681182" calcext:value-type="float">
            <text:p>-93.9868908681182</text:p>
          </table:table-cell>
        </table:table-row>
        <table:table-row table:style-name="ro1">
          <table:table-cell office:value-type="float" office:value="20.9599999999996" calcext:value-type="float">
            <text:p>20.9599999999996</text:p>
          </table:table-cell>
          <table:table-cell office:value-type="float" office:value="0.948350209775185" calcext:value-type="float">
            <text:p>0.948350209775185</text:p>
          </table:table-cell>
          <table:table-cell office:value-type="float" office:value="-94.6127101888608" calcext:value-type="float">
            <text:p>-94.6127101888608</text:p>
          </table:table-cell>
        </table:table-row>
        <table:table-row table:style-name="ro1">
          <table:table-cell office:value-type="float" office:value="20.9799999999996" calcext:value-type="float">
            <text:p>20.9799999999996</text:p>
          </table:table-cell>
          <table:table-cell office:value-type="float" office:value="0.904069449867978" calcext:value-type="float">
            <text:p>0.904069449867978</text:p>
          </table:table-cell>
          <table:table-cell office:value-type="float" office:value="-95.199415802057" calcext:value-type="float">
            <text:p>-95.199415802057</text:p>
          </table:table-cell>
        </table:table-row>
        <table:table-row table:style-name="ro1">
          <table:table-cell office:value-type="float" office:value="20.9999999999996" calcext:value-type="float">
            <text:p>20.9999999999996</text:p>
          </table:table-cell>
          <table:table-cell office:value-type="float" office:value="0.860222071476651" calcext:value-type="float">
            <text:p>0.860222071476651</text:p>
          </table:table-cell>
          <table:table-cell office:value-type="float" office:value="-95.7494523144284" calcext:value-type="float">
            <text:p>-95.7494523144284</text:p>
          </table:table-cell>
        </table:table-row>
        <table:table-row table:style-name="ro1">
          <table:table-cell office:value-type="float" office:value="21.0199999999996" calcext:value-type="float">
            <text:p>21.0199999999996</text:p>
          </table:table-cell>
          <table:table-cell office:value-type="float" office:value="0.81682528316026" calcext:value-type="float">
            <text:p>0.81682528316026</text:p>
          </table:table-cell>
          <table:table-cell office:value-type="float" office:value="-96.2651115447767" calcext:value-type="float">
            <text:p>-96.2651115447767</text:p>
          </table:table-cell>
        </table:table-row>
        <table:table-row table:style-name="ro1">
          <table:table-cell office:value-type="float" office:value="21.0399999999996" calcext:value-type="float">
            <text:p>21.0399999999996</text:p>
          </table:table-cell>
          <table:table-cell office:value-type="float" office:value="0.773895334340027" calcext:value-type="float">
            <text:p>0.773895334340027</text:p>
          </table:table-cell>
          <table:table-cell office:value-type="float" office:value="-96.7485420732281" calcext:value-type="float">
            <text:p>-96.7485420732281</text:p>
          </table:table-cell>
        </table:table-row>
        <table:table-row table:style-name="ro1">
          <table:table-cell office:value-type="float" office:value="21.0599999999996" calcext:value-type="float">
            <text:p>21.0599999999996</text:p>
          </table:table-cell>
          <table:table-cell office:value-type="float" office:value="0.731447304350043" calcext:value-type="float">
            <text:p>0.731447304350043</text:p>
          </table:table-cell>
          <table:table-cell office:value-type="float" office:value="-97.2017581936514" calcext:value-type="float">
            <text:p>-97.2017581936514</text:p>
          </table:table-cell>
        </table:table-row>
        <table:table-row table:style-name="ro1">
          <table:table-cell office:value-type="float" office:value="21.0799999999996" calcext:value-type="float">
            <text:p>21.0799999999996</text:p>
          </table:table-cell>
          <table:table-cell office:value-type="float" office:value="0.689494919611301" calcext:value-type="float">
            <text:p>0.689494919611301</text:p>
          </table:table-cell>
          <table:table-cell office:value-type="float" office:value="-97.6266483065482" calcext:value-type="float">
            <text:p>-97.6266483065482</text:p>
          </table:table-cell>
        </table:table-row>
        <table:table-row table:style-name="ro1">
          <table:table-cell office:value-type="float" office:value="21.0999999999996" calcext:value-type="float">
            <text:p>21.0999999999996</text:p>
          </table:table-cell>
          <table:table-cell office:value-type="float" office:value="0.648050407496914" calcext:value-type="float">
            <text:p>0.648050407496914</text:p>
          </table:table-cell>
          <table:table-cell office:value-type="float" office:value="-98.0249827873889" calcext:value-type="float">
            <text:p>-98.0249827873889</text:p>
          </table:table-cell>
        </table:table-row>
        <table:table-row table:style-name="ro1">
          <table:table-cell office:value-type="float" office:value="21.1199999999996" calcext:value-type="float">
            <text:p>21.1199999999996</text:p>
          </table:table-cell>
          <table:table-cell office:value-type="float" office:value="0.607124392144358" calcext:value-type="float">
            <text:p>0.607124392144358</text:p>
          </table:table-cell>
          <table:table-cell office:value-type="float" office:value="-98.3984213631771" calcext:value-type="float">
            <text:p>-98.3984213631771</text:p>
          </table:table-cell>
        </table:table-row>
        <table:table-row table:style-name="ro1">
          <table:table-cell office:value-type="float" office:value="21.1399999999996" calcext:value-type="float">
            <text:p>21.1399999999996</text:p>
          </table:table-cell>
          <table:table-cell office:value-type="float" office:value="0.566725834379359" calcext:value-type="float">
            <text:p>0.566725834379359</text:p>
          </table:table-cell>
          <table:table-cell office:value-type="float" office:value="-98.7485200279785" calcext:value-type="float">
            <text:p>-98.7485200279785</text:p>
          </table:table-cell>
        </table:table-row>
        <table:table-row table:style-name="ro1">
          <table:table-cell office:value-type="float" office:value="21.1599999999996" calcext:value-type="float">
            <text:p>21.1599999999996</text:p>
          </table:table-cell>
          <table:table-cell office:value-type="float" office:value="0.526862015195666" calcext:value-type="float">
            <text:p>0.526862015195666</text:p>
          </table:table-cell>
          <table:table-cell office:value-type="float" office:value="-99.0767375262299" calcext:value-type="float">
            <text:p>-99.0767375262299</text:p>
          </table:table-cell>
        </table:table-row>
        <table:table-row table:style-name="ro1">
          <table:table-cell office:value-type="float" office:value="21.1799999999996" calcext:value-type="float">
            <text:p>21.1799999999996</text:p>
          </table:table-cell>
          <table:table-cell office:value-type="float" office:value="0.487538559981628" calcext:value-type="float">
            <text:p>0.487538559981628</text:p>
          </table:table-cell>
          <table:table-cell office:value-type="float" office:value="-99.3844414308405" calcext:value-type="float">
            <text:p>-99.3844414308405</text:p>
          </table:table-cell>
        </table:table-row>
        <table:table-row table:style-name="ro1">
          <table:table-cell office:value-type="float" office:value="21.1999999999996" calcext:value-type="float">
            <text:p>21.1999999999996</text:p>
          </table:table-cell>
          <table:table-cell office:value-type="float" office:value="0.448759498946235" calcext:value-type="float">
            <text:p>0.448759498946235</text:p>
          </table:table-cell>
          <table:table-cell office:value-type="float" office:value="-99.672913841413" calcext:value-type="float">
            <text:p>-99.672913841413</text:p>
          </table:table-cell>
        </table:table-row>
        <table:table-row table:style-name="ro1">
          <table:table-cell office:value-type="float" office:value="21.2199999999996" calcext:value-type="float">
            <text:p>21.2199999999996</text:p>
          </table:table-cell>
          <table:table-cell office:value-type="float" office:value="0.410527357981901" calcext:value-type="float">
            <text:p>0.410527357981901</text:p>
          </table:table-cell>
          <table:table-cell office:value-type="float" office:value="-99.9433567263247" calcext:value-type="float">
            <text:p>-99.9433567263247</text:p>
          </table:table-cell>
        </table:table-row>
        <table:table-row table:style-name="ro1">
          <table:table-cell office:value-type="float" office:value="21.2399999999996" calcext:value-type="float">
            <text:p>21.2399999999996</text:p>
          </table:table-cell>
          <table:table-cell office:value-type="float" office:value="0.372843273484731" calcext:value-type="float">
            <text:p>0.372843273484731</text:p>
          </table:table-cell>
          <table:table-cell office:value-type="float" office:value="-100.196896930929" calcext:value-type="float">
            <text:p>-100.196896930929</text:p>
          </table:table-cell>
        </table:table-row>
        <table:table-row table:style-name="ro1">
          <table:table-cell office:value-type="float" office:value="21.2599999999996" calcext:value-type="float">
            <text:p>21.2599999999996</text:p>
          </table:table-cell>
          <table:table-cell office:value-type="float" office:value="0.335707124388148" calcext:value-type="float">
            <text:p>0.335707124388148</text:p>
          </table:table-cell>
          <table:table-cell office:value-type="float" office:value="-100.434590872746" calcext:value-type="float">
            <text:p>-100.434590872746</text:p>
          </table:table-cell>
        </table:table-row>
        <table:table-row table:style-name="ro1">
          <table:table-cell office:value-type="float" office:value="21.2799999999996" calcext:value-type="float">
            <text:p>21.2799999999996</text:p>
          </table:table-cell>
          <table:table-cell office:value-type="float" office:value="0.299117674789206" calcext:value-type="float">
            <text:p>0.299117674789206</text:p>
          </table:table-cell>
          <table:table-cell office:value-type="float" office:value="-100.6574289432" calcext:value-type="float">
            <text:p>-100.6574289432</text:p>
          </table:table-cell>
        </table:table-row>
        <table:table-row table:style-name="ro1">
          <table:table-cell office:value-type="float" office:value="21.2999999999996" calcext:value-type="float">
            <text:p>21.2999999999996</text:p>
          </table:table-cell>
          <table:table-cell office:value-type="float" office:value="0.263072720986505" calcext:value-type="float">
            <text:p>0.263072720986505</text:p>
          </table:table-cell>
          <table:table-cell office:value-type="float" office:value="-100.86633963425" calcext:value-type="float">
            <text:p>-100.86633963425</text:p>
          </table:table-cell>
        </table:table-row>
        <table:table-row table:style-name="ro1">
          <table:table-cell office:value-type="float" office:value="21.3199999999996" calcext:value-type="float">
            <text:p>21.3199999999996</text:p>
          </table:table-cell>
          <table:table-cell office:value-type="float" office:value="0.227569237428195" calcext:value-type="float">
            <text:p>0.227569237428195</text:p>
          </table:table-cell>
          <table:table-cell office:value-type="float" office:value="-101.062193407109" calcext:value-type="float">
            <text:p>-101.062193407109</text:p>
          </table:table-cell>
        </table:table-row>
        <table:table-row table:style-name="ro1">
          <table:table-cell office:value-type="float" office:value="21.3399999999996" calcext:value-type="float">
            <text:p>21.3399999999996</text:p>
          </table:table-cell>
          <table:table-cell office:value-type="float" office:value="0.19260351691301" calcext:value-type="float">
            <text:p>0.19260351691301</text:p>
          </table:table-cell>
          <table:table-cell office:value-type="float" office:value="-101.245806319165" calcext:value-type="float">
            <text:p>-101.245806319165</text:p>
          </table:table-cell>
        </table:table-row>
        <table:table-row table:style-name="ro1">
          <table:table-cell office:value-type="float" office:value="21.3599999999996" calcext:value-type="float">
            <text:p>21.3599999999996</text:p>
          </table:table-cell>
          <table:table-cell office:value-type="float" office:value="0.158171301325822" calcext:value-type="float">
            <text:p>0.158171301325822</text:p>
          </table:table-cell>
          <table:table-cell office:value-type="float" office:value="-101.417943424217" calcext:value-type="float">
            <text:p>-101.417943424217</text:p>
          </table:table-cell>
        </table:table-row>
        <table:table-row table:style-name="ro1">
          <table:table-cell office:value-type="float" office:value="21.3799999999996" calcext:value-type="float">
            <text:p>21.3799999999996</text:p>
          </table:table-cell>
          <table:table-cell office:value-type="float" office:value="0.124267900158345" calcext:value-type="float">
            <text:p>0.124267900158345</text:p>
          </table:table-cell>
          <table:table-cell office:value-type="float" office:value="-101.579321960203" calcext:value-type="float">
            <text:p>-101.579321960203</text:p>
          </table:table-cell>
        </table:table-row>
        <table:table-row table:style-name="ro1">
          <table:table-cell office:value-type="float" office:value="21.3999999999996" calcext:value-type="float">
            <text:p>21.3999999999996</text:p>
          </table:table-cell>
          <table:table-cell office:value-type="float" office:value="0.0908882950108589" calcext:value-type="float">
            <text:p>0.090888295010859</text:p>
          </table:table-cell>
          <table:table-cell office:value-type="float" office:value="-101.730614337691" calcext:value-type="float">
            <text:p>-101.730614337691</text:p>
          </table:table-cell>
        </table:table-row>
        <table:table-row table:style-name="ro1">
          <table:table-cell office:value-type="float" office:value="21.4199999999996" calcext:value-type="float">
            <text:p>21.4199999999996</text:p>
          </table:table-cell>
          <table:table-cell office:value-type="float" office:value="0.0580272291481168" calcext:value-type="float">
            <text:p>0.058027229148117</text:p>
          </table:table-cell>
          <table:table-cell office:value-type="float" office:value="-101.872450941585" calcext:value-type="float">
            <text:p>-101.872450941585</text:p>
          </table:table-cell>
        </table:table-row>
        <table:table-row table:style-name="ro1">
          <table:table-cell office:value-type="float" office:value="21.4399999999996" calcext:value-type="float">
            <text:p>21.4399999999996</text:p>
          </table:table-cell>
          <table:table-cell office:value-type="float" office:value="0.02576668303129" calcext:value-type="float">
            <text:p>0.025766683031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4599999999996" calcext:value-type="float">
            <text:p>21.4599999999996</text:p>
          </table:table-cell>
          <table:table-cell office:value-type="float" office:value="-0.00590306343252525" calcext:value-type="float">
            <text:p>-0.0059030634325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4799999999996" calcext:value-type="float">
            <text:p>21.4799999999996</text:p>
          </table:table-cell>
          <table:table-cell office:value-type="float" office:value="-0.0369952768167569" calcext:value-type="float">
            <text:p>-0.03699527681675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4999999999996" calcext:value-type="float">
            <text:p>21.4999999999996</text:p>
          </table:table-cell>
          <table:table-cell office:value-type="float" office:value="-0.067522710254935" calcext:value-type="float">
            <text:p>-0.0675227102549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5199999999996" calcext:value-type="float">
            <text:p>21.5199999999996</text:p>
          </table:table-cell>
          <table:table-cell office:value-type="float" office:value="-0.0974975680556286" calcext:value-type="float">
            <text:p>-0.0974975680556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5399999999996" calcext:value-type="float">
            <text:p>21.5399999999996</text:p>
          </table:table-cell>
          <table:table-cell office:value-type="float" office:value="-0.126931491166735" calcext:value-type="float">
            <text:p>-0.1269314911667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5599999999996" calcext:value-type="float">
            <text:p>21.5599999999996</text:p>
          </table:table-cell>
          <table:table-cell office:value-type="float" office:value="-0.155835560910721" calcext:value-type="float">
            <text:p>-0.1558355609107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5799999999996" calcext:value-type="float">
            <text:p>21.5799999999996</text:p>
          </table:table-cell>
          <table:table-cell office:value-type="float" office:value="-0.184220317962873" calcext:value-type="float">
            <text:p>-0.18422031796287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5999999999996" calcext:value-type="float">
            <text:p>21.5999999999996</text:p>
          </table:table-cell>
          <table:table-cell office:value-type="float" office:value="-0.212095793321017" calcext:value-type="float">
            <text:p>-0.2120957933210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6199999999996" calcext:value-type="float">
            <text:p>21.6199999999996</text:p>
          </table:table-cell>
          <table:table-cell office:value-type="float" office:value="-0.239471547991401" calcext:value-type="float">
            <text:p>-0.2394715479914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6399999999996" calcext:value-type="float">
            <text:p>21.6399999999996</text:p>
          </table:table-cell>
          <table:table-cell office:value-type="float" office:value="-0.26635671825917" calcext:value-type="float">
            <text:p>-0.266356718259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6599999999996" calcext:value-type="float">
            <text:p>21.6599999999996</text:p>
          </table:table-cell>
          <table:table-cell office:value-type="float" office:value="-0.292760063687126" calcext:value-type="float">
            <text:p>-0.2927600636871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6799999999996" calcext:value-type="float">
            <text:p>21.6799999999996</text:p>
          </table:table-cell>
          <table:table-cell office:value-type="float" office:value="-0.318690015356592" calcext:value-type="float">
            <text:p>-0.3186900153565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6999999999996" calcext:value-type="float">
            <text:p>21.6999999999996</text:p>
          </table:table-cell>
          <table:table-cell office:value-type="float" office:value="-0.344154722293563" calcext:value-type="float">
            <text:p>-0.34415472229356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7199999999996" calcext:value-type="float">
            <text:p>21.7199999999996</text:p>
          </table:table-cell>
          <table:table-cell office:value-type="float" office:value="-0.36916209447963" calcext:value-type="float">
            <text:p>-0.3691620944796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7399999999996" calcext:value-type="float">
            <text:p>21.7399999999996</text:p>
          </table:table-cell>
          <table:table-cell office:value-type="float" office:value="-0.393719841302119" calcext:value-type="float">
            <text:p>-0.3937198413021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7599999999996" calcext:value-type="float">
            <text:p>21.7599999999996</text:p>
          </table:table-cell>
          <table:table-cell office:value-type="float" office:value="-0.417835504728404" calcext:value-type="float">
            <text:p>-0.4178355047284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7799999999996" calcext:value-type="float">
            <text:p>21.7799999999996</text:p>
          </table:table-cell>
          <table:table-cell office:value-type="float" office:value="-0.441516486877645" calcext:value-type="float">
            <text:p>-0.4415164868776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7999999999996" calcext:value-type="float">
            <text:p>21.7999999999996</text:p>
          </table:table-cell>
          <table:table-cell office:value-type="float" office:value="-0.464770071996879" calcext:value-type="float">
            <text:p>-0.46477007199687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8199999999996" calcext:value-type="float">
            <text:p>21.8199999999996</text:p>
          </table:table-cell>
          <table:table-cell office:value-type="float" office:value="-0.487603443120048" calcext:value-type="float">
            <text:p>-0.4876034431200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8399999999996" calcext:value-type="float">
            <text:p>21.8399999999996</text:p>
          </table:table-cell>
          <table:table-cell office:value-type="float" office:value="-0.510023693895344" calcext:value-type="float">
            <text:p>-0.51002369389534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8599999999996" calcext:value-type="float">
            <text:p>21.8599999999996</text:p>
          </table:table-cell>
          <table:table-cell office:value-type="float" office:value="-0.532037836209219" calcext:value-type="float">
            <text:p>-0.5320378362092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8799999999996" calcext:value-type="float">
            <text:p>21.8799999999996</text:p>
          </table:table-cell>
          <table:table-cell office:value-type="float" office:value="-0.553652804318655" calcext:value-type="float">
            <text:p>-0.5536528043186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8999999999996" calcext:value-type="float">
            <text:p>21.8999999999996</text:p>
          </table:table-cell>
          <table:table-cell office:value-type="float" office:value="-0.574875456233297" calcext:value-type="float">
            <text:p>-0.5748754562332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9199999999996" calcext:value-type="float">
            <text:p>21.9199999999996</text:p>
          </table:table-cell>
          <table:table-cell office:value-type="float" office:value="-0.595712573073972" calcext:value-type="float">
            <text:p>-0.5957125730739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9399999999996" calcext:value-type="float">
            <text:p>21.9399999999996</text:p>
          </table:table-cell>
          <table:table-cell office:value-type="float" office:value="-0.616170857082941" calcext:value-type="float">
            <text:p>-0.61617085708294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9599999999996" calcext:value-type="float">
            <text:p>21.9599999999996</text:p>
          </table:table-cell>
          <table:table-cell office:value-type="float" office:value="-0.636256928883267" calcext:value-type="float">
            <text:p>-0.63625692888326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9799999999996" calcext:value-type="float">
            <text:p>21.9799999999996</text:p>
          </table:table-cell>
          <table:table-cell office:value-type="float" office:value="-0.655977324489072" calcext:value-type="float">
            <text:p>-0.6559773244890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1.9999999999996" calcext:value-type="float">
            <text:p>21.9999999999996</text:p>
          </table:table-cell>
          <table:table-cell office:value-type="float" office:value="-0.675338492463561" calcext:value-type="float">
            <text:p>-0.6753384924635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0199999999996" calcext:value-type="float">
            <text:p>22.0199999999996</text:p>
          </table:table-cell>
          <table:table-cell office:value-type="float" office:value="-0.694346791514984" calcext:value-type="float">
            <text:p>-0.6943467915149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0399999999996" calcext:value-type="float">
            <text:p>22.0399999999996</text:p>
          </table:table-cell>
          <table:table-cell office:value-type="float" office:value="-0.713008488718444" calcext:value-type="float">
            <text:p>-0.71300848871844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0599999999996" calcext:value-type="float">
            <text:p>22.0599999999996</text:p>
          </table:table-cell>
          <table:table-cell office:value-type="float" office:value="-0.731329758458468" calcext:value-type="float">
            <text:p>-0.7313297584584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0799999999996" calcext:value-type="float">
            <text:p>22.0799999999996</text:p>
          </table:table-cell>
          <table:table-cell office:value-type="float" office:value="-0.749316682107169" calcext:value-type="float">
            <text:p>-0.7493166821071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0999999999996" calcext:value-type="float">
            <text:p>22.0999999999996</text:p>
          </table:table-cell>
          <table:table-cell office:value-type="float" office:value="-0.766975248387809" calcext:value-type="float">
            <text:p>-0.76697524838780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1199999999996" calcext:value-type="float">
            <text:p>22.1199999999996</text:p>
          </table:table-cell>
          <table:table-cell office:value-type="float" office:value="-0.784311354324669" calcext:value-type="float">
            <text:p>-0.7843113543246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1399999999996" calcext:value-type="float">
            <text:p>22.1399999999996</text:p>
          </table:table-cell>
          <table:table-cell office:value-type="float" office:value="-0.801330806647268" calcext:value-type="float">
            <text:p>-0.8013308066472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1599999999996" calcext:value-type="float">
            <text:p>22.1599999999996</text:p>
          </table:table-cell>
          <table:table-cell office:value-type="float" office:value="-0.818039323499247" calcext:value-type="float">
            <text:p>-0.81803932349924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1799999999996" calcext:value-type="float">
            <text:p>22.1799999999996</text:p>
          </table:table-cell>
          <table:table-cell office:value-type="float" office:value="-0.834442536298056" calcext:value-type="float">
            <text:p>-0.8344425362980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1999999999996" calcext:value-type="float">
            <text:p>22.1999999999996</text:p>
          </table:table-cell>
          <table:table-cell office:value-type="float" office:value="-0.850545991598801" calcext:value-type="float">
            <text:p>-0.8505459915988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2199999999996" calcext:value-type="float">
            <text:p>22.2199999999996</text:p>
          </table:table-cell>
          <table:table-cell office:value-type="float" office:value="-0.866355152831968" calcext:value-type="float">
            <text:p>-0.8663551528319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2399999999996" calcext:value-type="float">
            <text:p>22.2399999999996</text:p>
          </table:table-cell>
          <table:table-cell office:value-type="float" office:value="-0.881875401807648" calcext:value-type="float">
            <text:p>-0.8818754018076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2599999999996" calcext:value-type="float">
            <text:p>22.2599999999996</text:p>
          </table:table-cell>
          <table:table-cell office:value-type="float" office:value="-0.897112039906008" calcext:value-type="float">
            <text:p>-0.8971120399060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2799999999996" calcext:value-type="float">
            <text:p>22.2799999999996</text:p>
          </table:table-cell>
          <table:table-cell office:value-type="float" office:value="-0.91207028890279" calcext:value-type="float">
            <text:p>-0.9120702889027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2999999999996" calcext:value-type="float">
            <text:p>22.2999999999996</text:p>
          </table:table-cell>
          <table:table-cell office:value-type="float" office:value="-0.926755291407499" calcext:value-type="float">
            <text:p>-0.9267552914074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3199999999996" calcext:value-type="float">
            <text:p>22.3199999999996</text:p>
          </table:table-cell>
          <table:table-cell office:value-type="float" office:value="-0.941172110919146" calcext:value-type="float">
            <text:p>-0.9411721109191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3399999999996" calcext:value-type="float">
            <text:p>22.3399999999996</text:p>
          </table:table-cell>
          <table:table-cell office:value-type="float" office:value="-0.95532573152842" calcext:value-type="float">
            <text:p>-0.9553257315284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3599999999996" calcext:value-type="float">
            <text:p>22.3599999999996</text:p>
          </table:table-cell>
          <table:table-cell office:value-type="float" office:value="-0.969221057315207" calcext:value-type="float">
            <text:p>-0.96922105731520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3799999999996" calcext:value-type="float">
            <text:p>22.3799999999996</text:p>
          </table:table-cell>
          <table:table-cell office:value-type="float" office:value="-0.982862911505717" calcext:value-type="float">
            <text:p>-0.9828629115057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3999999999996" calcext:value-type="float">
            <text:p>22.3999999999996</text:p>
          </table:table-cell>
          <table:table-cell office:value-type="float" office:value="-0.996256035463995" calcext:value-type="float">
            <text:p>-0.99625603546399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4199999999996" calcext:value-type="float">
            <text:p>22.4199999999996</text:p>
          </table:table-cell>
          <table:table-cell office:value-type="float" office:value="-1.00940508759821" calcext:value-type="float">
            <text:p>-1.009405087598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4399999999996" calcext:value-type="float">
            <text:p>22.4399999999996</text:p>
          </table:table-cell>
          <table:table-cell office:value-type="float" office:value="-1.02231464226321" calcext:value-type="float">
            <text:p>-1.022314642263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4599999999996" calcext:value-type="float">
            <text:p>22.4599999999996</text:p>
          </table:table-cell>
          <table:table-cell office:value-type="float" office:value="-1.03498918873772" calcext:value-type="float">
            <text:p>-1.034989188737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4799999999996" calcext:value-type="float">
            <text:p>22.4799999999996</text:p>
          </table:table-cell>
          <table:table-cell office:value-type="float" office:value="-1.04743313034829" calcext:value-type="float">
            <text:p>-1.047433130348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4999999999996" calcext:value-type="float">
            <text:p>22.4999999999996</text:p>
          </table:table-cell>
          <table:table-cell office:value-type="float" office:value="-1.0596507838025" calcext:value-type="float">
            <text:p>-1.05965078380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5199999999996" calcext:value-type="float">
            <text:p>22.5199999999996</text:p>
          </table:table-cell>
          <table:table-cell office:value-type="float" office:value="-1.07164637878304" calcext:value-type="float">
            <text:p>-1.071646378783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5399999999996" calcext:value-type="float">
            <text:p>22.5399999999996</text:p>
          </table:table-cell>
          <table:table-cell office:value-type="float" office:value="-1.08342405784139" calcext:value-type="float">
            <text:p>-1.0834240578413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5599999999996" calcext:value-type="float">
            <text:p>22.5599999999996</text:p>
          </table:table-cell>
          <table:table-cell office:value-type="float" office:value="-1.09498787661686" calcext:value-type="float">
            <text:p>-1.0949878766168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5799999999996" calcext:value-type="float">
            <text:p>22.5799999999996</text:p>
          </table:table-cell>
          <table:table-cell office:value-type="float" office:value="-1.10634180439368" calcext:value-type="float">
            <text:p>-1.106341804393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5999999999996" calcext:value-type="float">
            <text:p>22.5999999999996</text:p>
          </table:table-cell>
          <table:table-cell office:value-type="float" office:value="-1.11748972499629" calcext:value-type="float">
            <text:p>-1.117489724996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6199999999996" calcext:value-type="float">
            <text:p>22.6199999999996</text:p>
          </table:table-cell>
          <table:table-cell office:value-type="float" office:value="-1.12843543801161" calcext:value-type="float">
            <text:p>-1.128435438011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6399999999996" calcext:value-type="float">
            <text:p>22.6399999999996</text:p>
          </table:table-cell>
          <table:table-cell office:value-type="float" office:value="-1.13918266031715" calcext:value-type="float">
            <text:p>-1.1391826603171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6599999999996" calcext:value-type="float">
            <text:p>22.6599999999996</text:p>
          </table:table-cell>
          <table:table-cell office:value-type="float" office:value="-1.14973502788548" calcext:value-type="float">
            <text:p>-1.149735027885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6799999999996" calcext:value-type="float">
            <text:p>22.6799999999996</text:p>
          </table:table-cell>
          <table:table-cell office:value-type="float" office:value="-1.16009609782903" calcext:value-type="float">
            <text:p>-1.160096097829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6999999999996" calcext:value-type="float">
            <text:p>22.6999999999996</text:p>
          </table:table-cell>
          <table:table-cell office:value-type="float" office:value="-1.17026935064457" calcext:value-type="float">
            <text:p>-1.1702693506445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7199999999996" calcext:value-type="float">
            <text:p>22.7199999999996</text:p>
          </table:table-cell>
          <table:table-cell office:value-type="float" office:value="-1.18025819261392" calcext:value-type="float">
            <text:p>-1.180258192613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7399999999996" calcext:value-type="float">
            <text:p>22.7399999999996</text:p>
          </table:table-cell>
          <table:table-cell office:value-type="float" office:value="-1.19006595831622" calcext:value-type="float">
            <text:p>-1.1900659583162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7599999999996" calcext:value-type="float">
            <text:p>22.7599999999996</text:p>
          </table:table-cell>
          <table:table-cell office:value-type="float" office:value="-1.19969591320749" calcext:value-type="float">
            <text:p>-1.199695913207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7799999999996" calcext:value-type="float">
            <text:p>22.7799999999996</text:p>
          </table:table-cell>
          <table:table-cell office:value-type="float" office:value="-1.20915125622526" calcext:value-type="float">
            <text:p>-1.209151256225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7999999999996" calcext:value-type="float">
            <text:p>22.7999999999996</text:p>
          </table:table-cell>
          <table:table-cell office:value-type="float" office:value="-1.21843512237848" calcext:value-type="float">
            <text:p>-1.218435122378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8199999999996" calcext:value-type="float">
            <text:p>22.8199999999996</text:p>
          </table:table-cell>
          <table:table-cell office:value-type="float" office:value="-1.22755058528726" calcext:value-type="float">
            <text:p>-1.227550585287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8399999999996" calcext:value-type="float">
            <text:p>22.8399999999996</text:p>
          </table:table-cell>
          <table:table-cell office:value-type="float" office:value="-1.23650065964103" calcext:value-type="float">
            <text:p>-1.236500659641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8599999999996" calcext:value-type="float">
            <text:p>22.8599999999996</text:p>
          </table:table-cell>
          <table:table-cell office:value-type="float" office:value="-1.24528830354889" calcext:value-type="float">
            <text:p>-1.245288303548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8799999999996" calcext:value-type="float">
            <text:p>22.8799999999996</text:p>
          </table:table-cell>
          <table:table-cell office:value-type="float" office:value="-1.25391642076082" calcext:value-type="float">
            <text:p>-1.253916420760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8999999999996" calcext:value-type="float">
            <text:p>22.8999999999996</text:p>
          </table:table-cell>
          <table:table-cell office:value-type="float" office:value="-1.26238786274369" calcext:value-type="float">
            <text:p>-1.262387862743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9199999999996" calcext:value-type="float">
            <text:p>22.9199999999996</text:p>
          </table:table-cell>
          <table:table-cell office:value-type="float" office:value="-1.27070543060091" calcext:value-type="float">
            <text:p>-1.2707054306009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9399999999996" calcext:value-type="float">
            <text:p>22.9399999999996</text:p>
          </table:table-cell>
          <table:table-cell office:value-type="float" office:value="-1.27887187682923" calcext:value-type="float">
            <text:p>-1.2788718768292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9599999999996" calcext:value-type="float">
            <text:p>22.9599999999996</text:p>
          </table:table-cell>
          <table:table-cell office:value-type="float" office:value="-1.28688990691065" calcext:value-type="float">
            <text:p>-1.286889906910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9799999999996" calcext:value-type="float">
            <text:p>22.9799999999996</text:p>
          </table:table-cell>
          <table:table-cell office:value-type="float" office:value="-1.29476218074093" calcext:value-type="float">
            <text:p>-1.294762180740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2.9999999999996" calcext:value-type="float">
            <text:p>22.9999999999996</text:p>
          </table:table-cell>
          <table:table-cell office:value-type="float" office:value="-1.30249131389992" calcext:value-type="float">
            <text:p>-1.302491313899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0199999999996" calcext:value-type="float">
            <text:p>23.0199999999996</text:p>
          </table:table-cell>
          <table:table-cell office:value-type="float" office:value="-1.31007987877118" calcext:value-type="float">
            <text:p>-1.3100798787711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0399999999996" calcext:value-type="float">
            <text:p>23.0399999999996</text:p>
          </table:table-cell>
          <table:table-cell office:value-type="float" office:value="-1.31753040552116" calcext:value-type="float">
            <text:p>-1.317530405521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0599999999996" calcext:value-type="float">
            <text:p>23.0599999999996</text:p>
          </table:table-cell>
          <table:table-cell office:value-type="float" office:value="-1.32484538294934" calcext:value-type="float">
            <text:p>-1.3248453829493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0799999999996" calcext:value-type="float">
            <text:p>23.0799999999996</text:p>
          </table:table-cell>
          <table:table-cell office:value-type="float" office:value="-1.33202725922227" calcext:value-type="float">
            <text:p>-1.3320272592222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0999999999996" calcext:value-type="float">
            <text:p>23.0999999999996</text:p>
          </table:table-cell>
          <table:table-cell office:value-type="float" office:value="-1.33907844250499" calcext:value-type="float">
            <text:p>-1.339078442504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1199999999996" calcext:value-type="float">
            <text:p>23.1199999999996</text:p>
          </table:table-cell>
          <table:table-cell office:value-type="float" office:value="-1.34600130150366" calcext:value-type="float">
            <text:p>-1.3460013015036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1399999999996" calcext:value-type="float">
            <text:p>23.1399999999996</text:p>
          </table:table-cell>
          <table:table-cell office:value-type="float" office:value="-1.35279816593317" calcext:value-type="float">
            <text:p>-1.352798165933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1599999999996" calcext:value-type="float">
            <text:p>23.1599999999996</text:p>
          </table:table-cell>
          <table:table-cell office:value-type="float" office:value="-1.35947132692318" calcext:value-type="float">
            <text:p>-1.3594713269231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1799999999996" calcext:value-type="float">
            <text:p>23.1799999999996</text:p>
          </table:table-cell>
          <table:table-cell office:value-type="float" office:value="-1.36602303737521" calcext:value-type="float">
            <text:p>-1.366023037375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1999999999996" calcext:value-type="float">
            <text:p>23.1999999999996</text:p>
          </table:table-cell>
          <table:table-cell office:value-type="float" office:value="-1.37245551228298" calcext:value-type="float">
            <text:p>-1.3724555122829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2199999999996" calcext:value-type="float">
            <text:p>23.2199999999996</text:p>
          </table:table-cell>
          <table:table-cell office:value-type="float" office:value="-1.37877092902678" calcext:value-type="float">
            <text:p>-1.3787709290267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2399999999996" calcext:value-type="float">
            <text:p>23.2399999999996</text:p>
          </table:table-cell>
          <table:table-cell office:value-type="float" office:value="-1.38497142765212" calcext:value-type="float">
            <text:p>-1.3849714276521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2599999999996" calcext:value-type="float">
            <text:p>23.2599999999996</text:p>
          </table:table-cell>
          <table:table-cell office:value-type="float" office:value="-1.39105911114124" calcext:value-type="float">
            <text:p>-1.391059111141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2799999999996" calcext:value-type="float">
            <text:p>23.2799999999996</text:p>
          </table:table-cell>
          <table:table-cell office:value-type="float" office:value="-1.3970360456855" calcext:value-type="float">
            <text:p>-1.39703604568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2999999999996" calcext:value-type="float">
            <text:p>23.2999999999996</text:p>
          </table:table-cell>
          <table:table-cell office:value-type="float" office:value="-1.40290426096503" calcext:value-type="float">
            <text:p>-1.402904260965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3199999999996" calcext:value-type="float">
            <text:p>23.3199999999996</text:p>
          </table:table-cell>
          <table:table-cell office:value-type="float" office:value="-1.4086657504413" calcext:value-type="float">
            <text:p>-1.408665750441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3399999999996" calcext:value-type="float">
            <text:p>23.3399999999996</text:p>
          </table:table-cell>
          <table:table-cell office:value-type="float" office:value="-1.41432247166707" calcext:value-type="float">
            <text:p>-1.4143224716670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3599999999996" calcext:value-type="float">
            <text:p>23.3599999999996</text:p>
          </table:table-cell>
          <table:table-cell office:value-type="float" office:value="-1.41987634661709" calcext:value-type="float">
            <text:p>-1.4198763466170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3799999999996" calcext:value-type="float">
            <text:p>23.3799999999996</text:p>
          </table:table-cell>
          <table:table-cell office:value-type="float" office:value="-1.4253292620422" calcext:value-type="float">
            <text:p>-1.425329262042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3999999999996" calcext:value-type="float">
            <text:p>23.3999999999996</text:p>
          </table:table-cell>
          <table:table-cell office:value-type="float" office:value="-1.43068306984852" calcext:value-type="float">
            <text:p>-1.4306830698485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4199999999996" calcext:value-type="float">
            <text:p>23.4199999999996</text:p>
          </table:table-cell>
          <table:table-cell office:value-type="float" office:value="-1.43593958750254" calcext:value-type="float">
            <text:p>-1.4359395875025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4399999999996" calcext:value-type="float">
            <text:p>23.4399999999996</text:p>
          </table:table-cell>
          <table:table-cell office:value-type="float" office:value="-1.44110059846256" calcext:value-type="float">
            <text:p>-1.441100598462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4599999999996" calcext:value-type="float">
            <text:p>23.4599999999996</text:p>
          </table:table-cell>
          <table:table-cell office:value-type="float" office:value="-1.44616785263581" calcext:value-type="float">
            <text:p>-1.4461678526358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4799999999996" calcext:value-type="float">
            <text:p>23.4799999999996</text:p>
          </table:table-cell>
          <table:table-cell office:value-type="float" office:value="-1.45114306686061" calcext:value-type="float">
            <text:p>-1.451143066860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4999999999996" calcext:value-type="float">
            <text:p>23.4999999999996</text:p>
          </table:table-cell>
          <table:table-cell office:value-type="float" office:value="-1.45602792541192" calcext:value-type="float">
            <text:p>-1.456027925411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5199999999996" calcext:value-type="float">
            <text:p>23.5199999999996</text:p>
          </table:table-cell>
          <table:table-cell office:value-type="float" office:value="-1.46082408052879" calcext:value-type="float">
            <text:p>-1.4608240805287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5399999999996" calcext:value-type="float">
            <text:p>23.5399999999996</text:p>
          </table:table-cell>
          <table:table-cell office:value-type="float" office:value="-1.46553315296121" calcext:value-type="float">
            <text:p>-1.465533152961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5599999999996" calcext:value-type="float">
            <text:p>23.5599999999996</text:p>
          </table:table-cell>
          <table:table-cell office:value-type="float" office:value="-1.47015673253445" calcext:value-type="float">
            <text:p>-1.470156732534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5799999999996" calcext:value-type="float">
            <text:p>23.5799999999996</text:p>
          </table:table-cell>
          <table:table-cell office:value-type="float" office:value="-1.47469637872783" calcext:value-type="float">
            <text:p>-1.4746963787278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5999999999996" calcext:value-type="float">
            <text:p>23.5999999999996</text:p>
          </table:table-cell>
          <table:table-cell office:value-type="float" office:value="-1.47915362126564" calcext:value-type="float">
            <text:p>-1.479153621265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6199999999996" calcext:value-type="float">
            <text:p>23.6199999999996</text:p>
          </table:table-cell>
          <table:table-cell office:value-type="float" office:value="-1.48352996071706" calcext:value-type="float">
            <text:p>-1.483529960717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6399999999996" calcext:value-type="float">
            <text:p>23.6399999999996</text:p>
          </table:table-cell>
          <table:table-cell office:value-type="float" office:value="-1.48782686910243" calcext:value-type="float">
            <text:p>-1.487826869102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6599999999996" calcext:value-type="float">
            <text:p>23.6599999999996</text:p>
          </table:table-cell>
          <table:table-cell office:value-type="float" office:value="-1.49204579050292" calcext:value-type="float">
            <text:p>-1.492045790502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6799999999996" calcext:value-type="float">
            <text:p>23.6799999999996</text:p>
          </table:table-cell>
          <table:table-cell office:value-type="float" office:value="-1.49618814167083" calcext:value-type="float">
            <text:p>-1.4961881416708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6999999999996" calcext:value-type="float">
            <text:p>23.6999999999996</text:p>
          </table:table-cell>
          <table:table-cell office:value-type="float" office:value="-1.50025531263786" calcext:value-type="float">
            <text:p>-1.5002553126378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7199999999996" calcext:value-type="float">
            <text:p>23.7199999999996</text:p>
          </table:table-cell>
          <table:table-cell office:value-type="float" office:value="-1.50424866731865" calcext:value-type="float">
            <text:p>-1.504248667318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7399999999996" calcext:value-type="float">
            <text:p>23.7399999999996</text:p>
          </table:table-cell>
          <table:table-cell office:value-type="float" office:value="-1.50816954410726" calcext:value-type="float">
            <text:p>-1.508169544107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7599999999996" calcext:value-type="float">
            <text:p>23.7599999999996</text:p>
          </table:table-cell>
          <table:table-cell office:value-type="float" office:value="-1.51201925646432" calcext:value-type="float">
            <text:p>-1.5120192564643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7799999999996" calcext:value-type="float">
            <text:p>23.7799999999996</text:p>
          </table:table-cell>
          <table:table-cell office:value-type="float" office:value="-1.51579909349283" calcext:value-type="float">
            <text:p>-1.5157990934928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7999999999996" calcext:value-type="float">
            <text:p>23.7999999999996</text:p>
          </table:table-cell>
          <table:table-cell office:value-type="float" office:value="-1.51951032050066" calcext:value-type="float">
            <text:p>-1.5195103205006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8199999999996" calcext:value-type="float">
            <text:p>23.8199999999996</text:p>
          </table:table-cell>
          <table:table-cell office:value-type="float" office:value="-1.52315417954847" calcext:value-type="float">
            <text:p>-1.5231541795484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8399999999996" calcext:value-type="float">
            <text:p>23.8399999999996</text:p>
          </table:table-cell>
          <table:table-cell office:value-type="float" office:value="-1.52673188998139" calcext:value-type="float">
            <text:p>-1.5267318899813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8599999999996" calcext:value-type="float">
            <text:p>23.8599999999996</text:p>
          </table:table-cell>
          <table:table-cell office:value-type="float" office:value="-1.53024464894367" calcext:value-type="float">
            <text:p>-1.5302446489436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8799999999996" calcext:value-type="float">
            <text:p>23.8799999999996</text:p>
          </table:table-cell>
          <table:table-cell office:value-type="float" office:value="-1.53369363187536" calcext:value-type="float">
            <text:p>-1.5336936318753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8999999999996" calcext:value-type="float">
            <text:p>23.8999999999996</text:p>
          </table:table-cell>
          <table:table-cell office:value-type="float" office:value="-1.53707999299043" calcext:value-type="float">
            <text:p>-1.537079992990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9199999999996" calcext:value-type="float">
            <text:p>23.9199999999996</text:p>
          </table:table-cell>
          <table:table-cell office:value-type="float" office:value="-1.54040486573621" calcext:value-type="float">
            <text:p>-1.540404865736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9399999999996" calcext:value-type="float">
            <text:p>23.9399999999996</text:p>
          </table:table-cell>
          <table:table-cell office:value-type="float" office:value="-1.54366936323382" calcext:value-type="float">
            <text:p>-1.543669363233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9599999999996" calcext:value-type="float">
            <text:p>23.9599999999996</text:p>
          </table:table-cell>
          <table:table-cell office:value-type="float" office:value="-1.54687457869993" calcext:value-type="float">
            <text:p>-1.546874578699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9799999999996" calcext:value-type="float">
            <text:p>23.9799999999996</text:p>
          </table:table-cell>
          <table:table-cell office:value-type="float" office:value="-1.55002158585017" calcext:value-type="float">
            <text:p>-1.550021585850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3.9999999999996" calcext:value-type="float">
            <text:p>23.9999999999996</text:p>
          </table:table-cell>
          <table:table-cell office:value-type="float" office:value="-1.55311143928461" calcext:value-type="float">
            <text:p>-1.553111439284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0199999999996" calcext:value-type="float">
            <text:p>24.0199999999996</text:p>
          </table:table-cell>
          <table:table-cell office:value-type="float" office:value="-1.55614517485614" calcext:value-type="float">
            <text:p>-1.5561451748561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0399999999996" calcext:value-type="float">
            <text:p>24.0399999999996</text:p>
          </table:table-cell>
          <table:table-cell office:value-type="float" office:value="-1.55912381002247" calcext:value-type="float">
            <text:p>-1.5591238100224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0599999999996" calcext:value-type="float">
            <text:p>24.0599999999996</text:p>
          </table:table-cell>
          <table:table-cell office:value-type="float" office:value="-1.56204834418281" calcext:value-type="float">
            <text:p>-1.5620483441828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0799999999996" calcext:value-type="float">
            <text:p>24.0799999999996</text:p>
          </table:table-cell>
          <table:table-cell office:value-type="float" office:value="-1.56491975900013" calcext:value-type="float">
            <text:p>-1.5649197590001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0999999999996" calcext:value-type="float">
            <text:p>24.0999999999996</text:p>
          </table:table-cell>
          <table:table-cell office:value-type="float" office:value="-1.56773901871018" calcext:value-type="float">
            <text:p>-1.5677390187101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1199999999996" calcext:value-type="float">
            <text:p>24.1199999999996</text:p>
          </table:table-cell>
          <table:table-cell office:value-type="float" office:value="-1.57050707041845" calcext:value-type="float">
            <text:p>-1.570507070418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1399999999996" calcext:value-type="float">
            <text:p>24.1399999999996</text:p>
          </table:table-cell>
          <table:table-cell office:value-type="float" office:value="-1.57322484438608" calcext:value-type="float">
            <text:p>-1.573224844386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1599999999996" calcext:value-type="float">
            <text:p>24.1599999999996</text:p>
          </table:table-cell>
          <table:table-cell office:value-type="float" office:value="-1.57589325430604" calcext:value-type="float">
            <text:p>-1.575893254306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1799999999996" calcext:value-type="float">
            <text:p>24.1799999999996</text:p>
          </table:table-cell>
          <table:table-cell office:value-type="float" office:value="-1.57851319757067" calcext:value-type="float">
            <text:p>-1.5785131975706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1999999999996" calcext:value-type="float">
            <text:p>24.1999999999996</text:p>
          </table:table-cell>
          <table:table-cell office:value-type="float" office:value="-1.58108555553156" calcext:value-type="float">
            <text:p>-1.581085555531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2199999999996" calcext:value-type="float">
            <text:p>24.2199999999996</text:p>
          </table:table-cell>
          <table:table-cell office:value-type="float" office:value="-1.583611193753" calcext:value-type="float">
            <text:p>-1.58361119375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2399999999996" calcext:value-type="float">
            <text:p>24.2399999999996</text:p>
          </table:table-cell>
          <table:table-cell office:value-type="float" office:value="-1.58609096225988" calcext:value-type="float">
            <text:p>-1.5860909622598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2599999999996" calcext:value-type="float">
            <text:p>24.2599999999996</text:p>
          </table:table-cell>
          <table:table-cell office:value-type="float" office:value="-1.58852569578091" calcext:value-type="float">
            <text:p>-1.5885256957809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2799999999996" calcext:value-type="float">
            <text:p>24.2799999999996</text:p>
          </table:table-cell>
          <table:table-cell office:value-type="float" office:value="-1.59091621398808" calcext:value-type="float">
            <text:p>-1.590916213988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2999999999996" calcext:value-type="float">
            <text:p>24.2999999999996</text:p>
          </table:table-cell>
          <table:table-cell office:value-type="float" office:value="-1.59326332173293" calcext:value-type="float">
            <text:p>-1.593263321732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3199999999996" calcext:value-type="float">
            <text:p>24.3199999999996</text:p>
          </table:table-cell>
          <table:table-cell office:value-type="float" office:value="-1.59556780928049" calcext:value-type="float">
            <text:p>-1.595567809280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3399999999996" calcext:value-type="float">
            <text:p>24.3399999999996</text:p>
          </table:table-cell>
          <table:table-cell office:value-type="float" office:value="-1.59783045254115" calcext:value-type="float">
            <text:p>-1.5978304525411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3599999999996" calcext:value-type="float">
            <text:p>24.3599999999996</text:p>
          </table:table-cell>
          <table:table-cell office:value-type="float" office:value="-1.60005201330109" calcext:value-type="float">
            <text:p>-1.6000520133010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3799999999996" calcext:value-type="float">
            <text:p>24.3799999999996</text:p>
          </table:table-cell>
          <table:table-cell office:value-type="float" office:value="-1.6022332394516" calcext:value-type="float">
            <text:p>-1.60223323945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3999999999996" calcext:value-type="float">
            <text:p>24.3999999999996</text:p>
          </table:table-cell>
          <table:table-cell office:value-type="float" office:value="-1.60437486521739" calcext:value-type="float">
            <text:p>-1.6043748652173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4199999999996" calcext:value-type="float">
            <text:p>24.4199999999996</text:p>
          </table:table-cell>
          <table:table-cell office:value-type="float" office:value="-1.60647761138423" calcext:value-type="float">
            <text:p>-1.6064776113842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4399999999996" calcext:value-type="float">
            <text:p>24.4399999999996</text:p>
          </table:table-cell>
          <table:table-cell office:value-type="float" office:value="-1.60854218552597" calcext:value-type="float">
            <text:p>-1.608542185525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4599999999996" calcext:value-type="float">
            <text:p>24.4599999999996</text:p>
          </table:table-cell>
          <table:table-cell office:value-type="float" office:value="-1.61056928223081" calcext:value-type="float">
            <text:p>-1.6105692822308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4799999999996" calcext:value-type="float">
            <text:p>24.4799999999996</text:p>
          </table:table-cell>
          <table:table-cell office:value-type="float" office:value="-1.61255958332703" calcext:value-type="float">
            <text:p>-1.612559583327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4999999999996" calcext:value-type="float">
            <text:p>24.4999999999996</text:p>
          </table:table-cell>
          <table:table-cell office:value-type="float" office:value="-1.61451375810778" calcext:value-type="float">
            <text:p>-1.6145137581077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5199999999996" calcext:value-type="float">
            <text:p>24.5199999999996</text:p>
          </table:table-cell>
          <table:table-cell office:value-type="float" office:value="-1.61643246355506" calcext:value-type="float">
            <text:p>-1.616432463555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5399999999996" calcext:value-type="float">
            <text:p>24.5399999999996</text:p>
          </table:table-cell>
          <table:table-cell office:value-type="float" office:value="-1.61831634456247" calcext:value-type="float">
            <text:p>-1.6183163445624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5599999999996" calcext:value-type="float">
            <text:p>24.5599999999996</text:p>
          </table:table-cell>
          <table:table-cell office:value-type="float" office:value="-1.62016603415663" calcext:value-type="float">
            <text:p>-1.6201660341566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5799999999996" calcext:value-type="float">
            <text:p>24.5799999999996</text:p>
          </table:table-cell>
          <table:table-cell office:value-type="float" office:value="-1.62198215371702" calcext:value-type="float">
            <text:p>-1.6219821537170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5999999999996" calcext:value-type="float">
            <text:p>24.5999999999996</text:p>
          </table:table-cell>
          <table:table-cell office:value-type="float" office:value="-1.62376531319392" calcext:value-type="float">
            <text:p>-1.623765313193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6199999999996" calcext:value-type="float">
            <text:p>24.6199999999996</text:p>
          </table:table-cell>
          <table:table-cell office:value-type="float" office:value="-1.62551611132419" calcext:value-type="float">
            <text:p>-1.625516111324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6399999999996" calcext:value-type="float">
            <text:p>24.6399999999996</text:p>
          </table:table-cell>
          <table:table-cell office:value-type="float" office:value="-1.62723513584476" calcext:value-type="float">
            <text:p>-1.627235135844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6599999999996" calcext:value-type="float">
            <text:p>24.6599999999996</text:p>
          </table:table-cell>
          <table:table-cell office:value-type="float" office:value="-1.62892296370335" calcext:value-type="float">
            <text:p>-1.628922963703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6799999999996" calcext:value-type="float">
            <text:p>24.6799999999996</text:p>
          </table:table-cell>
          <table:table-cell office:value-type="float" office:value="-1.63058016126627" calcext:value-type="float">
            <text:p>-1.6305801612662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6999999999996" calcext:value-type="float">
            <text:p>24.6999999999996</text:p>
          </table:table-cell>
          <table:table-cell office:value-type="float" office:value="-1.63220728452318" calcext:value-type="float">
            <text:p>-1.6322072845231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7199999999996" calcext:value-type="float">
            <text:p>24.7199999999996</text:p>
          </table:table-cell>
          <table:table-cell office:value-type="float" office:value="-1.63380487928835" calcext:value-type="float">
            <text:p>-1.633804879288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7399999999996" calcext:value-type="float">
            <text:p>24.7399999999996</text:p>
          </table:table-cell>
          <table:table-cell office:value-type="float" office:value="-1.63537348139847" calcext:value-type="float">
            <text:p>-1.6353734813984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7599999999996" calcext:value-type="float">
            <text:p>24.7599999999996</text:p>
          </table:table-cell>
          <table:table-cell office:value-type="float" office:value="-1.63691361690663" calcext:value-type="float">
            <text:p>-1.6369136169066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7799999999996" calcext:value-type="float">
            <text:p>24.7799999999996</text:p>
          </table:table-cell>
          <table:table-cell office:value-type="float" office:value="-1.63842580227252" calcext:value-type="float">
            <text:p>-1.6384258022725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7999999999996" calcext:value-type="float">
            <text:p>24.7999999999996</text:p>
          </table:table-cell>
          <table:table-cell office:value-type="float" office:value="-1.63991054454857" calcext:value-type="float">
            <text:p>-1.6399105445485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8199999999996" calcext:value-type="float">
            <text:p>24.8199999999996</text:p>
          </table:table-cell>
          <table:table-cell office:value-type="float" office:value="-1.64136834156206" calcext:value-type="float">
            <text:p>-1.641368341562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8399999999996" calcext:value-type="float">
            <text:p>24.8399999999996</text:p>
          </table:table-cell>
          <table:table-cell office:value-type="float" office:value="-1.6427996820931" calcext:value-type="float">
            <text:p>-1.642799682093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8599999999996" calcext:value-type="float">
            <text:p>24.8599999999996</text:p>
          </table:table-cell>
          <table:table-cell office:value-type="float" office:value="-1.64420504604841" calcext:value-type="float">
            <text:p>-1.6442050460484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8799999999996" calcext:value-type="float">
            <text:p>24.8799999999996</text:p>
          </table:table-cell>
          <table:table-cell office:value-type="float" office:value="-1.64558490463102" calcext:value-type="float">
            <text:p>-1.6455849046310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8999999999996" calcext:value-type="float">
            <text:p>24.8999999999996</text:p>
          </table:table-cell>
          <table:table-cell office:value-type="float" office:value="-1.64693972050572" calcext:value-type="float">
            <text:p>-1.646939720505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9199999999996" calcext:value-type="float">
            <text:p>24.9199999999996</text:p>
          </table:table-cell>
          <table:table-cell office:value-type="float" office:value="-1.64826994796048" calcext:value-type="float">
            <text:p>-1.648269947960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9399999999996" calcext:value-type="float">
            <text:p>24.9399999999996</text:p>
          </table:table-cell>
          <table:table-cell office:value-type="float" office:value="-1.64957603306387" calcext:value-type="float">
            <text:p>-1.6495760330638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9599999999996" calcext:value-type="float">
            <text:p>24.9599999999996</text:p>
          </table:table-cell>
          <table:table-cell office:value-type="float" office:value="-1.65085841381843" calcext:value-type="float">
            <text:p>-1.650858413818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9799999999996" calcext:value-type="float">
            <text:p>24.9799999999996</text:p>
          </table:table-cell>
          <table:table-cell office:value-type="float" office:value="-1.65211752031031" calcext:value-type="float">
            <text:p>-1.6521175203103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4.9999999999996" calcext:value-type="float">
            <text:p>24.9999999999996</text:p>
          </table:table-cell>
          <table:table-cell office:value-type="float" office:value="-1.65335377485508" calcext:value-type="float">
            <text:p>-1.653353774855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0199999999996" calcext:value-type="float">
            <text:p>25.0199999999996</text:p>
          </table:table-cell>
          <table:table-cell office:value-type="float" office:value="-1.65456759214005" calcext:value-type="float">
            <text:p>-1.654567592140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0399999999996" calcext:value-type="float">
            <text:p>25.0399999999996</text:p>
          </table:table-cell>
          <table:table-cell office:value-type="float" office:value="-1.65575937936296" calcext:value-type="float">
            <text:p>-1.655759379362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0599999999996" calcext:value-type="float">
            <text:p>25.0599999999996</text:p>
          </table:table-cell>
          <table:table-cell office:value-type="float" office:value="-1.65692953636756" calcext:value-type="float">
            <text:p>-1.656929536367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0799999999996" calcext:value-type="float">
            <text:p>25.0799999999996</text:p>
          </table:table-cell>
          <table:table-cell office:value-type="float" office:value="-1.65807845577579" calcext:value-type="float">
            <text:p>-1.6580784557757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0999999999996" calcext:value-type="float">
            <text:p>25.0999999999996</text:p>
          </table:table-cell>
          <table:table-cell office:value-type="float" office:value="-1.65920652311711" calcext:value-type="float">
            <text:p>-1.6592065231171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1199999999996" calcext:value-type="float">
            <text:p>25.1199999999996</text:p>
          </table:table-cell>
          <table:table-cell office:value-type="float" office:value="-1.66031411695484" calcext:value-type="float">
            <text:p>-1.660314116954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1399999999996" calcext:value-type="float">
            <text:p>25.1399999999996</text:p>
          </table:table-cell>
          <table:table-cell office:value-type="float" office:value="-1.66140160900982" calcext:value-type="float">
            <text:p>-1.661401609009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1599999999996" calcext:value-type="float">
            <text:p>25.1599999999996</text:p>
          </table:table-cell>
          <table:table-cell office:value-type="float" office:value="-1.66246936428146" calcext:value-type="float">
            <text:p>-1.662469364281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1799999999996" calcext:value-type="float">
            <text:p>25.1799999999996</text:p>
          </table:table-cell>
          <table:table-cell office:value-type="float" office:value="-1.66351774116632" calcext:value-type="float">
            <text:p>-1.6635177411663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1999999999996" calcext:value-type="float">
            <text:p>25.1999999999996</text:p>
          </table:table-cell>
          <table:table-cell office:value-type="float" office:value="-1.66454709157442" calcext:value-type="float">
            <text:p>-1.6645470915744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2199999999995" calcext:value-type="float">
            <text:p>25.2199999999995</text:p>
          </table:table-cell>
          <table:table-cell office:value-type="float" office:value="-1.66555776104327" calcext:value-type="float">
            <text:p>-1.6655577610432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2399999999996" calcext:value-type="float">
            <text:p>25.2399999999996</text:p>
          </table:table-cell>
          <table:table-cell office:value-type="float" office:value="-1.66655008884995" calcext:value-type="float">
            <text:p>-1.6665500888499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2599999999995" calcext:value-type="float">
            <text:p>25.2599999999995</text:p>
          </table:table-cell>
          <table:table-cell office:value-type="float" office:value="-1.66752440812106" calcext:value-type="float">
            <text:p>-1.667524408121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2799999999996" calcext:value-type="float">
            <text:p>25.2799999999996</text:p>
          </table:table-cell>
          <table:table-cell office:value-type="float" office:value="-1.66848104594089" calcext:value-type="float">
            <text:p>-1.668481045940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2999999999995" calcext:value-type="float">
            <text:p>25.2999999999995</text:p>
          </table:table-cell>
          <table:table-cell office:value-type="float" office:value="-1.6694203234578" calcext:value-type="float">
            <text:p>-1.669420323457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3199999999995" calcext:value-type="float">
            <text:p>25.3199999999995</text:p>
          </table:table-cell>
          <table:table-cell office:value-type="float" office:value="-1.67034255598882" calcext:value-type="float">
            <text:p>-1.670342555988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3399999999995" calcext:value-type="float">
            <text:p>25.3399999999995</text:p>
          </table:table-cell>
          <table:table-cell office:value-type="float" office:value="-1.67124805312273" calcext:value-type="float">
            <text:p>-1.6712480531227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3599999999996" calcext:value-type="float">
            <text:p>25.3599999999996</text:p>
          </table:table-cell>
          <table:table-cell office:value-type="float" office:value="-1.67213711882138" calcext:value-type="float">
            <text:p>-1.672137118821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3799999999995" calcext:value-type="float">
            <text:p>25.3799999999995</text:p>
          </table:table-cell>
          <table:table-cell office:value-type="float" office:value="-1.67301005151968" calcext:value-type="float">
            <text:p>-1.673010051519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3999999999995" calcext:value-type="float">
            <text:p>25.3999999999995</text:p>
          </table:table-cell>
          <table:table-cell office:value-type="float" office:value="-1.67386714422392" calcext:value-type="float">
            <text:p>-1.673867144223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4199999999995" calcext:value-type="float">
            <text:p>25.4199999999995</text:p>
          </table:table-cell>
          <table:table-cell office:value-type="float" office:value="-1.67470868460875" calcext:value-type="float">
            <text:p>-1.6747086846087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4399999999995" calcext:value-type="float">
            <text:p>25.4399999999995</text:p>
          </table:table-cell>
          <table:table-cell office:value-type="float" office:value="-1.67553495511268" calcext:value-type="float">
            <text:p>-1.675534955112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4599999999995" calcext:value-type="float">
            <text:p>25.4599999999995</text:p>
          </table:table-cell>
          <table:table-cell office:value-type="float" office:value="-1.67634623303219" calcext:value-type="float">
            <text:p>-1.676346233032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4799999999995" calcext:value-type="float">
            <text:p>25.4799999999995</text:p>
          </table:table-cell>
          <table:table-cell office:value-type="float" office:value="-1.67714279061443" calcext:value-type="float">
            <text:p>-1.677142790614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4999999999995" calcext:value-type="float">
            <text:p>25.4999999999995</text:p>
          </table:table-cell>
          <table:table-cell office:value-type="float" office:value="-1.67792489514854" calcext:value-type="float">
            <text:p>-1.6779248951485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5199999999995" calcext:value-type="float">
            <text:p>25.5199999999995</text:p>
          </table:table-cell>
          <table:table-cell office:value-type="float" office:value="-1.6786928090556" calcext:value-type="float">
            <text:p>-1.67869280905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5399999999995" calcext:value-type="float">
            <text:p>25.5399999999995</text:p>
          </table:table-cell>
          <table:table-cell office:value-type="float" office:value="-1.67944678997721" calcext:value-type="float">
            <text:p>-1.679446789977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5599999999995" calcext:value-type="float">
            <text:p>25.5599999999995</text:p>
          </table:table-cell>
          <table:table-cell office:value-type="float" office:value="-1.68018709086265" calcext:value-type="float">
            <text:p>-1.680187090862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5799999999995" calcext:value-type="float">
            <text:p>25.5799999999995</text:p>
          </table:table-cell>
          <table:table-cell office:value-type="float" office:value="-1.68091396005474" calcext:value-type="float">
            <text:p>-1.6809139600547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5999999999995" calcext:value-type="float">
            <text:p>25.5999999999995</text:p>
          </table:table-cell>
          <table:table-cell office:value-type="float" office:value="-1.68162764137422" calcext:value-type="float">
            <text:p>-1.6816276413742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6199999999995" calcext:value-type="float">
            <text:p>25.6199999999995</text:p>
          </table:table-cell>
          <table:table-cell office:value-type="float" office:value="-1.68232837420284" calcext:value-type="float">
            <text:p>-1.682328374202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6399999999995" calcext:value-type="float">
            <text:p>25.6399999999995</text:p>
          </table:table-cell>
          <table:table-cell office:value-type="float" office:value="-1.683016393565" calcext:value-type="float">
            <text:p>-1.6830163935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6599999999995" calcext:value-type="float">
            <text:p>25.6599999999995</text:p>
          </table:table-cell>
          <table:table-cell office:value-type="float" office:value="-1.68369193020799" calcext:value-type="float">
            <text:p>-1.683691930207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6799999999995" calcext:value-type="float">
            <text:p>25.6799999999995</text:p>
          </table:table-cell>
          <table:table-cell office:value-type="float" office:value="-1.68435521068092" calcext:value-type="float">
            <text:p>-1.684355210680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6999999999995" calcext:value-type="float">
            <text:p>25.6999999999995</text:p>
          </table:table-cell>
          <table:table-cell office:value-type="float" office:value="-1.68500645741213" calcext:value-type="float">
            <text:p>-1.6850064574121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7199999999995" calcext:value-type="float">
            <text:p>25.7199999999995</text:p>
          </table:table-cell>
          <table:table-cell office:value-type="float" office:value="-1.68564588878531" calcext:value-type="float">
            <text:p>-1.6856458887853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7399999999995" calcext:value-type="float">
            <text:p>25.7399999999995</text:p>
          </table:table-cell>
          <table:table-cell office:value-type="float" office:value="-1.68627371921417" calcext:value-type="float">
            <text:p>-1.686273719214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7599999999995" calcext:value-type="float">
            <text:p>25.7599999999995</text:p>
          </table:table-cell>
          <table:table-cell office:value-type="float" office:value="-1.68689015921576" calcext:value-type="float">
            <text:p>-1.686890159215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7799999999995" calcext:value-type="float">
            <text:p>25.7799999999995</text:p>
          </table:table-cell>
          <table:table-cell office:value-type="float" office:value="-1.68749541548235" calcext:value-type="float">
            <text:p>-1.687495415482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7999999999995" calcext:value-type="float">
            <text:p>25.7999999999995</text:p>
          </table:table-cell>
          <table:table-cell office:value-type="float" office:value="-1.68808969095204" calcext:value-type="float">
            <text:p>-1.688089690952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8199999999995" calcext:value-type="float">
            <text:p>25.8199999999995</text:p>
          </table:table-cell>
          <table:table-cell office:value-type="float" office:value="-1.68867318487789" calcext:value-type="float">
            <text:p>-1.688673184877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8399999999995" calcext:value-type="float">
            <text:p>25.8399999999995</text:p>
          </table:table-cell>
          <table:table-cell office:value-type="float" office:value="-1.68924609289584" calcext:value-type="float">
            <text:p>-1.689246092895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8599999999995" calcext:value-type="float">
            <text:p>25.8599999999995</text:p>
          </table:table-cell>
          <table:table-cell office:value-type="float" office:value="-1.68980860709115" calcext:value-type="float">
            <text:p>-1.6898086070911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8799999999995" calcext:value-type="float">
            <text:p>25.8799999999995</text:p>
          </table:table-cell>
          <table:table-cell office:value-type="float" office:value="-1.69036091606368" calcext:value-type="float">
            <text:p>-1.690360916063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8999999999995" calcext:value-type="float">
            <text:p>25.8999999999995</text:p>
          </table:table-cell>
          <table:table-cell office:value-type="float" office:value="-1.69090320499177" calcext:value-type="float">
            <text:p>-1.6909032049917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9199999999995" calcext:value-type="float">
            <text:p>25.9199999999995</text:p>
          </table:table-cell>
          <table:table-cell office:value-type="float" office:value="-1.69143565569493" calcext:value-type="float">
            <text:p>-1.691435655694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9399999999995" calcext:value-type="float">
            <text:p>25.9399999999995</text:p>
          </table:table-cell>
          <table:table-cell office:value-type="float" office:value="-1.69195844669524" calcext:value-type="float">
            <text:p>-1.691958446695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9599999999995" calcext:value-type="float">
            <text:p>25.9599999999995</text:p>
          </table:table-cell>
          <table:table-cell office:value-type="float" office:value="-1.69247175327752" calcext:value-type="float">
            <text:p>-1.6924717532775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9799999999995" calcext:value-type="float">
            <text:p>25.9799999999995</text:p>
          </table:table-cell>
          <table:table-cell office:value-type="float" office:value="-1.69297574754837" calcext:value-type="float">
            <text:p>-1.6929757475483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5.9999999999995" calcext:value-type="float">
            <text:p>25.9999999999995</text:p>
          </table:table-cell>
          <table:table-cell office:value-type="float" office:value="-1.69347059849402" calcext:value-type="float">
            <text:p>-1.6934705984940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0199999999995" calcext:value-type="float">
            <text:p>26.0199999999995</text:p>
          </table:table-cell>
          <table:table-cell office:value-type="float" office:value="-1.69395647203699" calcext:value-type="float">
            <text:p>-1.693956472036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0399999999995" calcext:value-type="float">
            <text:p>26.0399999999995</text:p>
          </table:table-cell>
          <table:table-cell office:value-type="float" office:value="-1.69443353109172" calcext:value-type="float">
            <text:p>-1.694433531091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0599999999995" calcext:value-type="float">
            <text:p>26.0599999999995</text:p>
          </table:table-cell>
          <table:table-cell office:value-type="float" office:value="-1.69490193561905" calcext:value-type="float">
            <text:p>-1.694901935619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0799999999995" calcext:value-type="float">
            <text:p>26.0799999999995</text:p>
          </table:table-cell>
          <table:table-cell office:value-type="float" office:value="-1.69536184267974" calcext:value-type="float">
            <text:p>-1.6953618426797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0999999999995" calcext:value-type="float">
            <text:p>26.0999999999995</text:p>
          </table:table-cell>
          <table:table-cell office:value-type="float" office:value="-1.69581340648685" calcext:value-type="float">
            <text:p>-1.695813406486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1199999999995" calcext:value-type="float">
            <text:p>26.1199999999995</text:p>
          </table:table-cell>
          <table:table-cell office:value-type="float" office:value="-1.69625677845722" calcext:value-type="float">
            <text:p>-1.6962567784572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1399999999995" calcext:value-type="float">
            <text:p>26.1399999999995</text:p>
          </table:table-cell>
          <table:table-cell office:value-type="float" office:value="-1.6966921072619" calcext:value-type="float">
            <text:p>-1.69669210726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1599999999995" calcext:value-type="float">
            <text:p>26.1599999999995</text:p>
          </table:table-cell>
          <table:table-cell office:value-type="float" office:value="-1.69711953887575" calcext:value-type="float">
            <text:p>-1.6971195388757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1799999999995" calcext:value-type="float">
            <text:p>26.1799999999995</text:p>
          </table:table-cell>
          <table:table-cell office:value-type="float" office:value="-1.69753921662598" calcext:value-type="float">
            <text:p>-1.6975392166259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1999999999995" calcext:value-type="float">
            <text:p>26.1999999999995</text:p>
          </table:table-cell>
          <table:table-cell office:value-type="float" office:value="-1.69795128123989" calcext:value-type="float">
            <text:p>-1.697951281239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2199999999995" calcext:value-type="float">
            <text:p>26.2199999999995</text:p>
          </table:table-cell>
          <table:table-cell office:value-type="float" office:value="-1.69835587089176" calcext:value-type="float">
            <text:p>-1.698355870891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2399999999995" calcext:value-type="float">
            <text:p>26.2399999999995</text:p>
          </table:table-cell>
          <table:table-cell office:value-type="float" office:value="-1.6987531212488" calcext:value-type="float">
            <text:p>-1.698753121248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2599999999995" calcext:value-type="float">
            <text:p>26.2599999999995</text:p>
          </table:table-cell>
          <table:table-cell office:value-type="float" office:value="-1.69914316551635" calcext:value-type="float">
            <text:p>-1.699143165516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2799999999995" calcext:value-type="float">
            <text:p>26.2799999999995</text:p>
          </table:table-cell>
          <table:table-cell office:value-type="float" office:value="-1.69952613448226" calcext:value-type="float">
            <text:p>-1.699526134482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2999999999995" calcext:value-type="float">
            <text:p>26.2999999999995</text:p>
          </table:table-cell>
          <table:table-cell office:value-type="float" office:value="-1.69990215656046" calcext:value-type="float">
            <text:p>-1.699902156560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3199999999995" calcext:value-type="float">
            <text:p>26.3199999999995</text:p>
          </table:table-cell>
          <table:table-cell office:value-type="float" office:value="-1.7002713578338" calcext:value-type="float">
            <text:p>-1.70027135783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3399999999995" calcext:value-type="float">
            <text:p>26.3399999999995</text:p>
          </table:table-cell>
          <table:table-cell office:value-type="float" office:value="-1.70063386209609" calcext:value-type="float">
            <text:p>-1.7006338620960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3599999999995" calcext:value-type="float">
            <text:p>26.3599999999995</text:p>
          </table:table-cell>
          <table:table-cell office:value-type="float" office:value="-1.70098979089347" calcext:value-type="float">
            <text:p>-1.7009897908934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3799999999995" calcext:value-type="float">
            <text:p>26.3799999999995</text:p>
          </table:table-cell>
          <table:table-cell office:value-type="float" office:value="-1.70133926356497" calcext:value-type="float">
            <text:p>-1.701339263564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3999999999995" calcext:value-type="float">
            <text:p>26.3999999999995</text:p>
          </table:table-cell>
          <table:table-cell office:value-type="float" office:value="-1.70168239728249" calcext:value-type="float">
            <text:p>-1.701682397282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4199999999995" calcext:value-type="float">
            <text:p>26.4199999999995</text:p>
          </table:table-cell>
          <table:table-cell office:value-type="float" office:value="-1.70201930708994" calcext:value-type="float">
            <text:p>-1.7020193070899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4399999999995" calcext:value-type="float">
            <text:p>26.4399999999995</text:p>
          </table:table-cell>
          <table:table-cell office:value-type="float" office:value="-1.70235010594182" calcext:value-type="float">
            <text:p>-1.702350105941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4599999999995" calcext:value-type="float">
            <text:p>26.4599999999995</text:p>
          </table:table-cell>
          <table:table-cell office:value-type="float" office:value="-1.70267490474106" calcext:value-type="float">
            <text:p>-1.702674904741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4799999999995" calcext:value-type="float">
            <text:p>26.4799999999995</text:p>
          </table:table-cell>
          <table:table-cell office:value-type="float" office:value="-1.70299381237623" calcext:value-type="float">
            <text:p>-1.7029938123762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4999999999995" calcext:value-type="float">
            <text:p>26.4999999999995</text:p>
          </table:table-cell>
          <table:table-cell office:value-type="float" office:value="-1.70330693575811" calcext:value-type="float">
            <text:p>-1.7033069357581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5199999999995" calcext:value-type="float">
            <text:p>26.5199999999995</text:p>
          </table:table-cell>
          <table:table-cell office:value-type="float" office:value="-1.70361437985559" calcext:value-type="float">
            <text:p>-1.7036143798555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5399999999995" calcext:value-type="float">
            <text:p>26.5399999999995</text:p>
          </table:table-cell>
          <table:table-cell office:value-type="float" office:value="-1.70391624773093" calcext:value-type="float">
            <text:p>-1.703916247730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5599999999995" calcext:value-type="float">
            <text:p>26.5599999999995</text:p>
          </table:table-cell>
          <table:table-cell office:value-type="float" office:value="-1.70421264057449" calcext:value-type="float">
            <text:p>-1.704212640574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5799999999995" calcext:value-type="float">
            <text:p>26.5799999999995</text:p>
          </table:table-cell>
          <table:table-cell office:value-type="float" office:value="-1.70450365773873" calcext:value-type="float">
            <text:p>-1.7045036577387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5999999999995" calcext:value-type="float">
            <text:p>26.5999999999995</text:p>
          </table:table-cell>
          <table:table-cell office:value-type="float" office:value="-1.70478939677169" calcext:value-type="float">
            <text:p>-1.704789396771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6199999999995" calcext:value-type="float">
            <text:p>26.6199999999995</text:p>
          </table:table-cell>
          <table:table-cell office:value-type="float" office:value="-1.70506995344982" calcext:value-type="float">
            <text:p>-1.705069953449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6399999999995" calcext:value-type="float">
            <text:p>26.6399999999995</text:p>
          </table:table-cell>
          <table:table-cell office:value-type="float" office:value="-1.70534542181027" calcext:value-type="float">
            <text:p>-1.7053454218102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6599999999995" calcext:value-type="float">
            <text:p>26.6599999999995</text:p>
          </table:table-cell>
          <table:table-cell office:value-type="float" office:value="-1.70561589418255" calcext:value-type="float">
            <text:p>-1.705615894182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6799999999995" calcext:value-type="float">
            <text:p>26.6799999999995</text:p>
          </table:table-cell>
          <table:table-cell office:value-type="float" office:value="-1.70588146121969" calcext:value-type="float">
            <text:p>-1.705881461219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6999999999995" calcext:value-type="float">
            <text:p>26.6999999999995</text:p>
          </table:table-cell>
          <table:table-cell office:value-type="float" office:value="-1.70614221192873" calcext:value-type="float">
            <text:p>-1.7061422119287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7199999999995" calcext:value-type="float">
            <text:p>26.7199999999995</text:p>
          </table:table-cell>
          <table:table-cell office:value-type="float" office:value="-1.7063982337008" calcext:value-type="float">
            <text:p>-1.70639823370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7399999999995" calcext:value-type="float">
            <text:p>26.7399999999995</text:p>
          </table:table-cell>
          <table:table-cell office:value-type="float" office:value="-1.70664961234048" calcext:value-type="float">
            <text:p>-1.706649612340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7599999999995" calcext:value-type="float">
            <text:p>26.7599999999995</text:p>
          </table:table-cell>
          <table:table-cell office:value-type="float" office:value="-1.70689643209478" calcext:value-type="float">
            <text:p>-1.7068964320947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7799999999995" calcext:value-type="float">
            <text:p>26.7799999999995</text:p>
          </table:table-cell>
          <table:table-cell office:value-type="float" office:value="-1.70713877568148" calcext:value-type="float">
            <text:p>-1.707138775681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7999999999995" calcext:value-type="float">
            <text:p>26.7999999999995</text:p>
          </table:table-cell>
          <table:table-cell office:value-type="float" office:value="-1.70737672431702" calcext:value-type="float">
            <text:p>-1.7073767243170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8199999999995" calcext:value-type="float">
            <text:p>26.8199999999995</text:p>
          </table:table-cell>
          <table:table-cell office:value-type="float" office:value="-1.70761035774383" calcext:value-type="float">
            <text:p>-1.7076103577438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8399999999995" calcext:value-type="float">
            <text:p>26.8399999999995</text:p>
          </table:table-cell>
          <table:table-cell office:value-type="float" office:value="-1.70783975425714" calcext:value-type="float">
            <text:p>-1.7078397542571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8599999999995" calcext:value-type="float">
            <text:p>26.8599999999995</text:p>
          </table:table-cell>
          <table:table-cell office:value-type="float" office:value="-1.70806499073138" calcext:value-type="float">
            <text:p>-1.708064990731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8799999999995" calcext:value-type="float">
            <text:p>26.8799999999995</text:p>
          </table:table-cell>
          <table:table-cell office:value-type="float" office:value="-1.708286142646" calcext:value-type="float">
            <text:p>-1.7082861426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8999999999995" calcext:value-type="float">
            <text:p>26.8999999999995</text:p>
          </table:table-cell>
          <table:table-cell office:value-type="float" office:value="-1.70850328411082" calcext:value-type="float">
            <text:p>-1.708503284110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9199999999995" calcext:value-type="float">
            <text:p>26.9199999999995</text:p>
          </table:table-cell>
          <table:table-cell office:value-type="float" office:value="-1.70871648789101" calcext:value-type="float">
            <text:p>-1.708716487891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9399999999995" calcext:value-type="float">
            <text:p>26.9399999999995</text:p>
          </table:table-cell>
          <table:table-cell office:value-type="float" office:value="-1.70892582543145" calcext:value-type="float">
            <text:p>-1.708925825431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9599999999995" calcext:value-type="float">
            <text:p>26.9599999999995</text:p>
          </table:table-cell>
          <table:table-cell office:value-type="float" office:value="-1.70913136688077" calcext:value-type="float">
            <text:p>-1.7091313668807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9799999999995" calcext:value-type="float">
            <text:p>26.9799999999995</text:p>
          </table:table-cell>
          <table:table-cell office:value-type="float" office:value="-1.70933318111486" calcext:value-type="float">
            <text:p>-1.7093331811148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6.9999999999995" calcext:value-type="float">
            <text:p>26.9999999999995</text:p>
          </table:table-cell>
          <table:table-cell office:value-type="float" office:value="-1.70953133576002" calcext:value-type="float">
            <text:p>-1.7095313357600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0199999999995" calcext:value-type="float">
            <text:p>27.0199999999995</text:p>
          </table:table-cell>
          <table:table-cell office:value-type="float" office:value="-1.70972589721562" calcext:value-type="float">
            <text:p>-1.7097258972156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0399999999995" calcext:value-type="float">
            <text:p>27.0399999999995</text:p>
          </table:table-cell>
          <table:table-cell office:value-type="float" office:value="-1.70991693067633" calcext:value-type="float">
            <text:p>-1.7099169306763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0599999999995" calcext:value-type="float">
            <text:p>27.0599999999995</text:p>
          </table:table-cell>
          <table:table-cell office:value-type="float" office:value="-1.71010450015404" calcext:value-type="float">
            <text:p>-1.710104500154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0799999999995" calcext:value-type="float">
            <text:p>27.0799999999995</text:p>
          </table:table-cell>
          <table:table-cell office:value-type="float" office:value="-1.71028866849926" calcext:value-type="float">
            <text:p>-1.710288668499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0999999999995" calcext:value-type="float">
            <text:p>27.0999999999995</text:p>
          </table:table-cell>
          <table:table-cell office:value-type="float" office:value="-1.71046949742219" calcext:value-type="float">
            <text:p>-1.710469497422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1199999999995" calcext:value-type="float">
            <text:p>27.1199999999995</text:p>
          </table:table-cell>
          <table:table-cell office:value-type="float" office:value="-1.71064704751339" calcext:value-type="float">
            <text:p>-1.7106470475133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1399999999995" calcext:value-type="float">
            <text:p>27.1399999999995</text:p>
          </table:table-cell>
          <table:table-cell office:value-type="float" office:value="-1.71082137826408" calcext:value-type="float">
            <text:p>-1.710821378264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1599999999995" calcext:value-type="float">
            <text:p>27.1599999999995</text:p>
          </table:table-cell>
          <table:table-cell office:value-type="float" office:value="-1.71099254808605" calcext:value-type="float">
            <text:p>-1.710992548086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1799999999995" calcext:value-type="float">
            <text:p>27.1799999999995</text:p>
          </table:table-cell>
          <table:table-cell office:value-type="float" office:value="-1.71116061433124" calcext:value-type="float">
            <text:p>-1.711160614331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1999999999995" calcext:value-type="float">
            <text:p>27.1999999999995</text:p>
          </table:table-cell>
          <table:table-cell office:value-type="float" office:value="-1.71132563331091" calcext:value-type="float">
            <text:p>-1.7113256333109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2199999999995" calcext:value-type="float">
            <text:p>27.2199999999995</text:p>
          </table:table-cell>
          <table:table-cell office:value-type="float" office:value="-1.71148766031455" calcext:value-type="float">
            <text:p>-1.711487660314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2399999999995" calcext:value-type="float">
            <text:p>27.2399999999995</text:p>
          </table:table-cell>
          <table:table-cell office:value-type="float" office:value="-1.71164674962831" calcext:value-type="float">
            <text:p>-1.7116467496283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2599999999995" calcext:value-type="float">
            <text:p>27.2599999999995</text:p>
          </table:table-cell>
          <table:table-cell office:value-type="float" office:value="-1.71180295455328" calcext:value-type="float">
            <text:p>-1.7118029545532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2799999999995" calcext:value-type="float">
            <text:p>27.2799999999995</text:p>
          </table:table-cell>
          <table:table-cell office:value-type="float" office:value="-1.71195632742326" calcext:value-type="float">
            <text:p>-1.711956327423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2999999999995" calcext:value-type="float">
            <text:p>27.2999999999995</text:p>
          </table:table-cell>
          <table:table-cell office:value-type="float" office:value="-1.71210691962233" calcext:value-type="float">
            <text:p>-1.7121069196223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3199999999995" calcext:value-type="float">
            <text:p>27.3199999999995</text:p>
          </table:table-cell>
          <table:table-cell office:value-type="float" office:value="-1.71225478160204" calcext:value-type="float">
            <text:p>-1.712254781602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3399999999995" calcext:value-type="float">
            <text:p>27.3399999999995</text:p>
          </table:table-cell>
          <table:table-cell office:value-type="float" office:value="-1.71239996289835" calcext:value-type="float">
            <text:p>-1.712399962898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3599999999995" calcext:value-type="float">
            <text:p>27.3599999999995</text:p>
          </table:table-cell>
          <table:table-cell office:value-type="float" office:value="-1.71254251214819" calcext:value-type="float">
            <text:p>-1.712542512148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3799999999995" calcext:value-type="float">
            <text:p>27.3799999999995</text:p>
          </table:table-cell>
          <table:table-cell office:value-type="float" office:value="-1.71268247710578" calcext:value-type="float">
            <text:p>-1.7126824771057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3999999999995" calcext:value-type="float">
            <text:p>27.3999999999995</text:p>
          </table:table-cell>
          <table:table-cell office:value-type="float" office:value="-1.71281990465862" calcext:value-type="float">
            <text:p>-1.7128199046586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4199999999995" calcext:value-type="float">
            <text:p>27.4199999999995</text:p>
          </table:table-cell>
          <table:table-cell office:value-type="float" office:value="-1.71295484084325" calcext:value-type="float">
            <text:p>-1.712954840843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4399999999995" calcext:value-type="float">
            <text:p>27.4399999999995</text:p>
          </table:table-cell>
          <table:table-cell office:value-type="float" office:value="-1.71308733086065" calcext:value-type="float">
            <text:p>-1.713087330860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4599999999995" calcext:value-type="float">
            <text:p>27.4599999999995</text:p>
          </table:table-cell>
          <table:table-cell office:value-type="float" office:value="-1.7132174190914" calcext:value-type="float">
            <text:p>-1.713217419091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4799999999995" calcext:value-type="float">
            <text:p>27.4799999999995</text:p>
          </table:table-cell>
          <table:table-cell office:value-type="float" office:value="-1.71334514911061" calcext:value-type="float">
            <text:p>-1.713345149110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4999999999995" calcext:value-type="float">
            <text:p>27.4999999999995</text:p>
          </table:table-cell>
          <table:table-cell office:value-type="float" office:value="-1.71347056370248" calcext:value-type="float">
            <text:p>-1.713470563702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5199999999995" calcext:value-type="float">
            <text:p>27.5199999999995</text:p>
          </table:table-cell>
          <table:table-cell office:value-type="float" office:value="-1.7135937048747" calcext:value-type="float">
            <text:p>-1.713593704874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5399999999995" calcext:value-type="float">
            <text:p>27.5399999999995</text:p>
          </table:table-cell>
          <table:table-cell office:value-type="float" office:value="-1.71371461387254" calcext:value-type="float">
            <text:p>-1.7137146138725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5599999999995" calcext:value-type="float">
            <text:p>27.5599999999995</text:p>
          </table:table-cell>
          <table:table-cell office:value-type="float" office:value="-1.71383333119268" calcext:value-type="float">
            <text:p>-1.713833331192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5799999999995" calcext:value-type="float">
            <text:p>27.5799999999995</text:p>
          </table:table-cell>
          <table:table-cell office:value-type="float" office:value="-1.71394989659682" calcext:value-type="float">
            <text:p>-1.713949896596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5999999999995" calcext:value-type="float">
            <text:p>27.5999999999995</text:p>
          </table:table-cell>
          <table:table-cell office:value-type="float" office:value="-1.71406434912501" calcext:value-type="float">
            <text:p>-1.714064349125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6199999999995" calcext:value-type="float">
            <text:p>27.6199999999995</text:p>
          </table:table-cell>
          <table:table-cell office:value-type="float" office:value="-1.71417672710877" calcext:value-type="float">
            <text:p>-1.7141767271087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6399999999995" calcext:value-type="float">
            <text:p>27.6399999999995</text:p>
          </table:table-cell>
          <table:table-cell office:value-type="float" office:value="-1.71428706818397" calcext:value-type="float">
            <text:p>-1.714287068183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6599999999995" calcext:value-type="float">
            <text:p>27.6599999999995</text:p>
          </table:table-cell>
          <table:table-cell office:value-type="float" office:value="-1.71439540930343" calcext:value-type="float">
            <text:p>-1.714395409303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6799999999995" calcext:value-type="float">
            <text:p>27.6799999999995</text:p>
          </table:table-cell>
          <table:table-cell office:value-type="float" office:value="-1.71450178674937" calcext:value-type="float">
            <text:p>-1.7145017867493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6999999999995" calcext:value-type="float">
            <text:p>27.6999999999995</text:p>
          </table:table-cell>
          <table:table-cell office:value-type="float" office:value="-1.71460623614558" calcext:value-type="float">
            <text:p>-1.7146062361455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7199999999995" calcext:value-type="float">
            <text:p>27.7199999999995</text:p>
          </table:table-cell>
          <table:table-cell office:value-type="float" office:value="-1.71470879246934" calcext:value-type="float">
            <text:p>-1.7147087924693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7399999999995" calcext:value-type="float">
            <text:p>27.7399999999995</text:p>
          </table:table-cell>
          <table:table-cell office:value-type="float" office:value="-1.71480949006323" calcext:value-type="float">
            <text:p>-1.7148094900632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7599999999995" calcext:value-type="float">
            <text:p>27.7599999999995</text:p>
          </table:table-cell>
          <table:table-cell office:value-type="float" office:value="-1.71490836264661" calcext:value-type="float">
            <text:p>-1.714908362646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7799999999995" calcext:value-type="float">
            <text:p>27.7799999999995</text:p>
          </table:table-cell>
          <table:table-cell office:value-type="float" office:value="-1.71500544332697" calcext:value-type="float">
            <text:p>-1.715005443326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7999999999995" calcext:value-type="float">
            <text:p>27.7999999999995</text:p>
          </table:table-cell>
          <table:table-cell office:value-type="float" office:value="-1.71510076461101" calcext:value-type="float">
            <text:p>-1.715100764611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8199999999995" calcext:value-type="float">
            <text:p>27.8199999999995</text:p>
          </table:table-cell>
          <table:table-cell office:value-type="float" office:value="-1.71519435841559" calcext:value-type="float">
            <text:p>-1.7151943584155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8399999999995" calcext:value-type="float">
            <text:p>27.8399999999995</text:p>
          </table:table-cell>
          <table:table-cell office:value-type="float" office:value="-1.71528625607842" calcext:value-type="float">
            <text:p>-1.7152862560784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8599999999995" calcext:value-type="float">
            <text:p>27.8599999999995</text:p>
          </table:table-cell>
          <table:table-cell office:value-type="float" office:value="-1.71537648836856" calcext:value-type="float">
            <text:p>-1.715376488368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8799999999995" calcext:value-type="float">
            <text:p>27.8799999999995</text:p>
          </table:table-cell>
          <table:table-cell office:value-type="float" office:value="-1.7154650854968" calcext:value-type="float">
            <text:p>-1.71546508549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8999999999995" calcext:value-type="float">
            <text:p>27.8999999999995</text:p>
          </table:table-cell>
          <table:table-cell office:value-type="float" office:value="-1.71555207712574" calcext:value-type="float">
            <text:p>-1.7155520771257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9199999999995" calcext:value-type="float">
            <text:p>27.9199999999995</text:p>
          </table:table-cell>
          <table:table-cell office:value-type="float" office:value="-1.71563749237976" calcext:value-type="float">
            <text:p>-1.715637492379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9399999999995" calcext:value-type="float">
            <text:p>27.9399999999995</text:p>
          </table:table-cell>
          <table:table-cell office:value-type="float" office:value="-1.7157213598548" calcext:value-type="float">
            <text:p>-1.71572135985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9599999999995" calcext:value-type="float">
            <text:p>27.9599999999995</text:p>
          </table:table-cell>
          <table:table-cell office:value-type="float" office:value="-1.71580370762795" calcext:value-type="float">
            <text:p>-1.7158037076279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9799999999995" calcext:value-type="float">
            <text:p>27.9799999999995</text:p>
          </table:table-cell>
          <table:table-cell office:value-type="float" office:value="-1.71588456326685" calcext:value-type="float">
            <text:p>-1.715884563266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7.9999999999995" calcext:value-type="float">
            <text:p>27.9999999999995</text:p>
          </table:table-cell>
          <table:table-cell office:value-type="float" office:value="-1.71596395383896" calcext:value-type="float">
            <text:p>-1.715963953838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0199999999995" calcext:value-type="float">
            <text:p>28.0199999999995</text:p>
          </table:table-cell>
          <table:table-cell office:value-type="float" office:value="-1.71604190592062" calcext:value-type="float">
            <text:p>-1.7160419059206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0399999999995" calcext:value-type="float">
            <text:p>28.0399999999995</text:p>
          </table:table-cell>
          <table:table-cell office:value-type="float" office:value="-1.71611844560596" calcext:value-type="float">
            <text:p>-1.716118445605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0599999999995" calcext:value-type="float">
            <text:p>28.0599999999995</text:p>
          </table:table-cell>
          <table:table-cell office:value-type="float" office:value="-1.71619359851566" calcext:value-type="float">
            <text:p>-1.7161935985156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0799999999995" calcext:value-type="float">
            <text:p>28.0799999999995</text:p>
          </table:table-cell>
          <table:table-cell office:value-type="float" office:value="-1.71626738980555" calcext:value-type="float">
            <text:p>-1.716267389805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0999999999995" calcext:value-type="float">
            <text:p>28.0999999999995</text:p>
          </table:table-cell>
          <table:table-cell office:value-type="float" office:value="-1.716339844175" calcext:value-type="float">
            <text:p>-1.71633984417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1199999999995" calcext:value-type="float">
            <text:p>28.1199999999995</text:p>
          </table:table-cell>
          <table:table-cell office:value-type="float" office:value="-1.71641098587525" calcext:value-type="float">
            <text:p>-1.716410985875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1399999999995" calcext:value-type="float">
            <text:p>28.1399999999995</text:p>
          </table:table-cell>
          <table:table-cell office:value-type="float" office:value="-1.71648083871751" calcext:value-type="float">
            <text:p>-1.7164808387175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1599999999995" calcext:value-type="float">
            <text:p>28.1599999999995</text:p>
          </table:table-cell>
          <table:table-cell office:value-type="float" office:value="-1.71654942608096" calcext:value-type="float">
            <text:p>-1.716549426080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1799999999995" calcext:value-type="float">
            <text:p>28.1799999999995</text:p>
          </table:table-cell>
          <table:table-cell office:value-type="float" office:value="-1.71661677092058" calcext:value-type="float">
            <text:p>-1.7166167709205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1999999999995" calcext:value-type="float">
            <text:p>28.1999999999995</text:p>
          </table:table-cell>
          <table:table-cell office:value-type="float" office:value="-1.71668289577482" calcext:value-type="float">
            <text:p>-1.716682895774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2199999999995" calcext:value-type="float">
            <text:p>28.2199999999995</text:p>
          </table:table-cell>
          <table:table-cell office:value-type="float" office:value="-1.71674782277322" calcext:value-type="float">
            <text:p>-1.7167478227732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2399999999995" calcext:value-type="float">
            <text:p>28.2399999999995</text:p>
          </table:table-cell>
          <table:table-cell office:value-type="float" office:value="-1.71681157364376" calcext:value-type="float">
            <text:p>-1.716811573643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2599999999995" calcext:value-type="float">
            <text:p>28.2599999999995</text:p>
          </table:table-cell>
          <table:table-cell office:value-type="float" office:value="-1.71687416972016" calcext:value-type="float">
            <text:p>-1.716874169720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2799999999995" calcext:value-type="float">
            <text:p>28.2799999999995</text:p>
          </table:table-cell>
          <table:table-cell office:value-type="float" office:value="-1.71693563194908" calcext:value-type="float">
            <text:p>-1.716935631949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2999999999995" calcext:value-type="float">
            <text:p>28.2999999999995</text:p>
          </table:table-cell>
          <table:table-cell office:value-type="float" office:value="-1.71699598089708" calcext:value-type="float">
            <text:p>-1.716995980897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3199999999995" calcext:value-type="float">
            <text:p>28.3199999999995</text:p>
          </table:table-cell>
          <table:table-cell office:value-type="float" office:value="-1.71705523675755" calcext:value-type="float">
            <text:p>-1.717055236757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3399999999995" calcext:value-type="float">
            <text:p>28.3399999999995</text:p>
          </table:table-cell>
          <table:table-cell office:value-type="float" office:value="-1.71711341935746" calcext:value-type="float">
            <text:p>-1.717113419357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3599999999995" calcext:value-type="float">
            <text:p>28.3599999999995</text:p>
          </table:table-cell>
          <table:table-cell office:value-type="float" office:value="-1.71717054816403" calcext:value-type="float">
            <text:p>-1.717170548164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3799999999995" calcext:value-type="float">
            <text:p>28.3799999999995</text:p>
          </table:table-cell>
          <table:table-cell office:value-type="float" office:value="-1.71722664229125" calcext:value-type="float">
            <text:p>-1.717226642291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3999999999995" calcext:value-type="float">
            <text:p>28.3999999999995</text:p>
          </table:table-cell>
          <table:table-cell office:value-type="float" office:value="-1.71728172050628" calcext:value-type="float">
            <text:p>-1.7172817205062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4199999999995" calcext:value-type="float">
            <text:p>28.4199999999995</text:p>
          </table:table-cell>
          <table:table-cell office:value-type="float" office:value="-1.71733580123574" calcext:value-type="float">
            <text:p>-1.7173358012357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4399999999995" calcext:value-type="float">
            <text:p>28.4399999999995</text:p>
          </table:table-cell>
          <table:table-cell office:value-type="float" office:value="-1.7173889025719" calcext:value-type="float">
            <text:p>-1.71738890257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4599999999995" calcext:value-type="float">
            <text:p>28.4599999999995</text:p>
          </table:table-cell>
          <table:table-cell office:value-type="float" office:value="-1.71744104227876" calcext:value-type="float">
            <text:p>-1.717441042278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4799999999995" calcext:value-type="float">
            <text:p>28.4799999999995</text:p>
          </table:table-cell>
          <table:table-cell office:value-type="float" office:value="-1.71749223779797" calcext:value-type="float">
            <text:p>-1.717492237797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4999999999995" calcext:value-type="float">
            <text:p>28.4999999999995</text:p>
          </table:table-cell>
          <table:table-cell office:value-type="float" office:value="-1.71754250625472" calcext:value-type="float">
            <text:p>-1.717542506254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5199999999995" calcext:value-type="float">
            <text:p>28.5199999999995</text:p>
          </table:table-cell>
          <table:table-cell office:value-type="float" office:value="-1.71759186446344" calcext:value-type="float">
            <text:p>-1.7175918644634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5399999999995" calcext:value-type="float">
            <text:p>28.5399999999995</text:p>
          </table:table-cell>
          <table:table-cell office:value-type="float" office:value="-1.7176403289335" calcext:value-type="float">
            <text:p>-1.71764032893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5599999999995" calcext:value-type="float">
            <text:p>28.5599999999995</text:p>
          </table:table-cell>
          <table:table-cell office:value-type="float" office:value="-1.71768791587467" calcext:value-type="float">
            <text:p>-1.7176879158746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5799999999995" calcext:value-type="float">
            <text:p>28.5799999999995</text:p>
          </table:table-cell>
          <table:table-cell office:value-type="float" office:value="-1.71773464120263" calcext:value-type="float">
            <text:p>-1.7177346412026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5999999999995" calcext:value-type="float">
            <text:p>28.5999999999995</text:p>
          </table:table-cell>
          <table:table-cell office:value-type="float" office:value="-1.71778052054426" calcext:value-type="float">
            <text:p>-1.717780520544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6199999999995" calcext:value-type="float">
            <text:p>28.6199999999995</text:p>
          </table:table-cell>
          <table:table-cell office:value-type="float" office:value="-1.71782556924289" calcext:value-type="float">
            <text:p>-1.717825569242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6399999999995" calcext:value-type="float">
            <text:p>28.6399999999995</text:p>
          </table:table-cell>
          <table:table-cell office:value-type="float" office:value="-1.71786980236349" calcext:value-type="float">
            <text:p>-1.717869802363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6599999999995" calcext:value-type="float">
            <text:p>28.6599999999995</text:p>
          </table:table-cell>
          <table:table-cell office:value-type="float" office:value="-1.71791323469763" calcext:value-type="float">
            <text:p>-1.7179132346976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6799999999995" calcext:value-type="float">
            <text:p>28.6799999999995</text:p>
          </table:table-cell>
          <table:table-cell office:value-type="float" office:value="-1.71795588076855" calcext:value-type="float">
            <text:p>-1.717955880768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6999999999995" calcext:value-type="float">
            <text:p>28.6999999999995</text:p>
          </table:table-cell>
          <table:table-cell office:value-type="float" office:value="-1.71799775483595" calcext:value-type="float">
            <text:p>-1.7179977548359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7199999999995" calcext:value-type="float">
            <text:p>28.7199999999995</text:p>
          </table:table-cell>
          <table:table-cell office:value-type="float" office:value="-1.71803887090081" calcext:value-type="float">
            <text:p>-1.7180388709008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7399999999995" calcext:value-type="float">
            <text:p>28.7399999999995</text:p>
          </table:table-cell>
          <table:table-cell office:value-type="float" office:value="-1.71807924271008" calcext:value-type="float">
            <text:p>-1.718079242710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7599999999995" calcext:value-type="float">
            <text:p>28.7599999999995</text:p>
          </table:table-cell>
          <table:table-cell office:value-type="float" office:value="-1.71811888376127" calcext:value-type="float">
            <text:p>-1.7181188837612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7799999999995" calcext:value-type="float">
            <text:p>28.7799999999995</text:p>
          </table:table-cell>
          <table:table-cell office:value-type="float" office:value="-1.71815780730703" calcext:value-type="float">
            <text:p>-1.718157807307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7999999999995" calcext:value-type="float">
            <text:p>28.7999999999995</text:p>
          </table:table-cell>
          <table:table-cell office:value-type="float" office:value="-1.71819602635952" calcext:value-type="float">
            <text:p>-1.7181960263595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8199999999995" calcext:value-type="float">
            <text:p>28.8199999999995</text:p>
          </table:table-cell>
          <table:table-cell office:value-type="float" office:value="-1.71823355369485" calcext:value-type="float">
            <text:p>-1.718233553694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8399999999995" calcext:value-type="float">
            <text:p>28.8399999999995</text:p>
          </table:table-cell>
          <table:table-cell office:value-type="float" office:value="-1.71827040185729" calcext:value-type="float">
            <text:p>-1.718270401857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8599999999995" calcext:value-type="float">
            <text:p>28.8599999999995</text:p>
          </table:table-cell>
          <table:table-cell office:value-type="float" office:value="-1.71830658316356" calcext:value-type="float">
            <text:p>-1.718306583163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8799999999995" calcext:value-type="float">
            <text:p>28.8799999999995</text:p>
          </table:table-cell>
          <table:table-cell office:value-type="float" office:value="-1.71834210970689" calcext:value-type="float">
            <text:p>-1.718342109706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8999999999995" calcext:value-type="float">
            <text:p>28.8999999999995</text:p>
          </table:table-cell>
          <table:table-cell office:value-type="float" office:value="-1.71837699336108" calcext:value-type="float">
            <text:p>-1.718376993361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9199999999995" calcext:value-type="float">
            <text:p>28.9199999999995</text:p>
          </table:table-cell>
          <table:table-cell office:value-type="float" office:value="-1.71841124578455" calcext:value-type="float">
            <text:p>-1.718411245784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9399999999995" calcext:value-type="float">
            <text:p>28.9399999999995</text:p>
          </table:table-cell>
          <table:table-cell office:value-type="float" office:value="-1.71844487842417" calcext:value-type="float">
            <text:p>-1.718444878424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9599999999995" calcext:value-type="float">
            <text:p>28.9599999999995</text:p>
          </table:table-cell>
          <table:table-cell office:value-type="float" office:value="-1.71847790251913" calcext:value-type="float">
            <text:p>-1.7184779025191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9799999999995" calcext:value-type="float">
            <text:p>28.9799999999995</text:p>
          </table:table-cell>
          <table:table-cell office:value-type="float" office:value="-1.71851032910473" calcext:value-type="float">
            <text:p>-1.7185103291047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8.9999999999995" calcext:value-type="float">
            <text:p>28.9999999999995</text:p>
          </table:table-cell>
          <table:table-cell office:value-type="float" office:value="-1.71854216901603" calcext:value-type="float">
            <text:p>-1.718542169016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0199999999995" calcext:value-type="float">
            <text:p>29.0199999999995</text:p>
          </table:table-cell>
          <table:table-cell office:value-type="float" office:value="-1.71857343289154" calcext:value-type="float">
            <text:p>-1.7185734328915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0399999999995" calcext:value-type="float">
            <text:p>29.0399999999995</text:p>
          </table:table-cell>
          <table:table-cell office:value-type="float" office:value="-1.71860413117674" calcext:value-type="float">
            <text:p>-1.7186041311767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0599999999995" calcext:value-type="float">
            <text:p>29.0599999999995</text:p>
          </table:table-cell>
          <table:table-cell office:value-type="float" office:value="-1.7186342741276" calcext:value-type="float">
            <text:p>-1.71863427412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0799999999995" calcext:value-type="float">
            <text:p>29.0799999999995</text:p>
          </table:table-cell>
          <table:table-cell office:value-type="float" office:value="-1.71866387181403" calcext:value-type="float">
            <text:p>-1.718663871814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0999999999995" calcext:value-type="float">
            <text:p>29.0999999999995</text:p>
          </table:table-cell>
          <table:table-cell office:value-type="float" office:value="-1.71869293412324" calcext:value-type="float">
            <text:p>-1.718692934123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1199999999995" calcext:value-type="float">
            <text:p>29.1199999999995</text:p>
          </table:table-cell>
          <table:table-cell office:value-type="float" office:value="-1.71872147076306" calcext:value-type="float">
            <text:p>-1.718721470763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1399999999995" calcext:value-type="float">
            <text:p>29.1399999999995</text:p>
          </table:table-cell>
          <table:table-cell office:value-type="float" office:value="-1.7187494912652" calcext:value-type="float">
            <text:p>-1.718749491265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1599999999995" calcext:value-type="float">
            <text:p>29.1599999999995</text:p>
          </table:table-cell>
          <table:table-cell office:value-type="float" office:value="-1.71877700498843" calcext:value-type="float">
            <text:p>-1.718777004988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1799999999995" calcext:value-type="float">
            <text:p>29.1799999999995</text:p>
          </table:table-cell>
          <table:table-cell office:value-type="float" office:value="-1.71880402112173" calcext:value-type="float">
            <text:p>-1.7188040211217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1999999999995" calcext:value-type="float">
            <text:p>29.1999999999995</text:p>
          </table:table-cell>
          <table:table-cell office:value-type="float" office:value="-1.71883054868739" calcext:value-type="float">
            <text:p>-1.7188305486873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2199999999995" calcext:value-type="float">
            <text:p>29.2199999999995</text:p>
          </table:table-cell>
          <table:table-cell office:value-type="float" office:value="-1.71885659654398" calcext:value-type="float">
            <text:p>-1.7188565965439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2399999999995" calcext:value-type="float">
            <text:p>29.2399999999995</text:p>
          </table:table-cell>
          <table:table-cell office:value-type="float" office:value="-1.71888217338938" calcext:value-type="float">
            <text:p>-1.718882173389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2599999999995" calcext:value-type="float">
            <text:p>29.2599999999995</text:p>
          </table:table-cell>
          <table:table-cell office:value-type="float" office:value="-1.71890728776365" calcext:value-type="float">
            <text:p>-1.718907287763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2799999999995" calcext:value-type="float">
            <text:p>29.2799999999995</text:p>
          </table:table-cell>
          <table:table-cell office:value-type="float" office:value="-1.71893194805193" calcext:value-type="float">
            <text:p>-1.718931948051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2999999999995" calcext:value-type="float">
            <text:p>29.2999999999995</text:p>
          </table:table-cell>
          <table:table-cell office:value-type="float" office:value="-1.71895616248723" calcext:value-type="float">
            <text:p>-1.7189561624872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3199999999995" calcext:value-type="float">
            <text:p>29.3199999999995</text:p>
          </table:table-cell>
          <table:table-cell office:value-type="float" office:value="-1.71897993915317" calcext:value-type="float">
            <text:p>-1.718979939153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3399999999995" calcext:value-type="float">
            <text:p>29.3399999999995</text:p>
          </table:table-cell>
          <table:table-cell office:value-type="float" office:value="-1.71900328598675" calcext:value-type="float">
            <text:p>-1.7190032859867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3599999999995" calcext:value-type="float">
            <text:p>29.3599999999995</text:p>
          </table:table-cell>
          <table:table-cell office:value-type="float" office:value="-1.71902621078096" calcext:value-type="float">
            <text:p>-1.719026210780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3799999999995" calcext:value-type="float">
            <text:p>29.3799999999995</text:p>
          </table:table-cell>
          <table:table-cell office:value-type="float" office:value="-1.7190487211874" calcext:value-type="float">
            <text:p>-1.719048721187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3999999999995" calcext:value-type="float">
            <text:p>29.3999999999995</text:p>
          </table:table-cell>
          <table:table-cell office:value-type="float" office:value="-1.71907082471885" calcext:value-type="float">
            <text:p>-1.719070824718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4199999999995" calcext:value-type="float">
            <text:p>29.4199999999995</text:p>
          </table:table-cell>
          <table:table-cell office:value-type="float" office:value="-1.71909252875182" calcext:value-type="float">
            <text:p>-1.719092528751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4399999999995" calcext:value-type="float">
            <text:p>29.4399999999995</text:p>
          </table:table-cell>
          <table:table-cell office:value-type="float" office:value="-1.71911384052897" calcext:value-type="float">
            <text:p>-1.719113840528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4599999999995" calcext:value-type="float">
            <text:p>29.4599999999995</text:p>
          </table:table-cell>
          <table:table-cell office:value-type="float" office:value="-1.71913476716156" calcext:value-type="float">
            <text:p>-1.719134767161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4799999999995" calcext:value-type="float">
            <text:p>29.4799999999995</text:p>
          </table:table-cell>
          <table:table-cell office:value-type="float" office:value="-1.71915531563186" calcext:value-type="float">
            <text:p>-1.7191553156318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4999999999995" calcext:value-type="float">
            <text:p>29.4999999999995</text:p>
          </table:table-cell>
          <table:table-cell office:value-type="float" office:value="-1.71917549279545" calcext:value-type="float">
            <text:p>-1.719175492795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5199999999995" calcext:value-type="float">
            <text:p>29.5199999999995</text:p>
          </table:table-cell>
          <table:table-cell office:value-type="float" office:value="-1.71919530538353" calcext:value-type="float">
            <text:p>-1.7191953053835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5399999999995" calcext:value-type="float">
            <text:p>29.5399999999995</text:p>
          </table:table-cell>
          <table:table-cell office:value-type="float" office:value="-1.71921476000522" calcext:value-type="float">
            <text:p>-1.7192147600052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5599999999995" calcext:value-type="float">
            <text:p>29.5599999999995</text:p>
          </table:table-cell>
          <table:table-cell office:value-type="float" office:value="-1.7192338631497" calcext:value-type="float">
            <text:p>-1.71923386314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5799999999995" calcext:value-type="float">
            <text:p>29.5799999999995</text:p>
          </table:table-cell>
          <table:table-cell office:value-type="float" office:value="-1.71925262118845" calcext:value-type="float">
            <text:p>-1.719252621188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5999999999995" calcext:value-type="float">
            <text:p>29.5999999999995</text:p>
          </table:table-cell>
          <table:table-cell office:value-type="float" office:value="-1.71927104037734" calcext:value-type="float">
            <text:p>-1.7192710403773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6199999999995" calcext:value-type="float">
            <text:p>29.6199999999995</text:p>
          </table:table-cell>
          <table:table-cell office:value-type="float" office:value="-1.71928912685877" calcext:value-type="float">
            <text:p>-1.7192891268587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6399999999995" calcext:value-type="float">
            <text:p>29.6399999999995</text:p>
          </table:table-cell>
          <table:table-cell office:value-type="float" office:value="-1.7193068866637" calcext:value-type="float">
            <text:p>-1.719306886663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6599999999995" calcext:value-type="float">
            <text:p>29.6599999999995</text:p>
          </table:table-cell>
          <table:table-cell office:value-type="float" office:value="-1.71932432571368" calcext:value-type="float">
            <text:p>-1.719324325713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6799999999995" calcext:value-type="float">
            <text:p>29.6799999999995</text:p>
          </table:table-cell>
          <table:table-cell office:value-type="float" office:value="-1.71934144982283" calcext:value-type="float">
            <text:p>-1.7193414498228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6999999999995" calcext:value-type="float">
            <text:p>29.6999999999995</text:p>
          </table:table-cell>
          <table:table-cell office:value-type="float" office:value="-1.71935826469981" calcext:value-type="float">
            <text:p>-1.7193582646998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7199999999995" calcext:value-type="float">
            <text:p>29.7199999999995</text:p>
          </table:table-cell>
          <table:table-cell office:value-type="float" office:value="-1.7193747759497" calcext:value-type="float">
            <text:p>-1.71937477594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7399999999995" calcext:value-type="float">
            <text:p>29.7399999999995</text:p>
          </table:table-cell>
          <table:table-cell office:value-type="float" office:value="-1.71939098907591" calcext:value-type="float">
            <text:p>-1.7193909890759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7599999999995" calcext:value-type="float">
            <text:p>29.7599999999995</text:p>
          </table:table-cell>
          <table:table-cell office:value-type="float" office:value="-1.719406909482" calcext:value-type="float">
            <text:p>-1.7194069094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7799999999995" calcext:value-type="float">
            <text:p>29.7799999999995</text:p>
          </table:table-cell>
          <table:table-cell office:value-type="float" office:value="-1.71942254247354" calcext:value-type="float">
            <text:p>-1.7194225424735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7999999999995" calcext:value-type="float">
            <text:p>29.7999999999995</text:p>
          </table:table-cell>
          <table:table-cell office:value-type="float" office:value="-1.71943789325981" calcext:value-type="float">
            <text:p>-1.7194378932598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8199999999994" calcext:value-type="float">
            <text:p>29.8199999999994</text:p>
          </table:table-cell>
          <table:table-cell office:value-type="float" office:value="-1.7194529669556" calcext:value-type="float">
            <text:p>-1.71945296695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8399999999995" calcext:value-type="float">
            <text:p>29.8399999999995</text:p>
          </table:table-cell>
          <table:table-cell office:value-type="float" office:value="-1.71946776858295" calcext:value-type="float">
            <text:p>-1.7194677685829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8599999999995" calcext:value-type="float">
            <text:p>29.8599999999995</text:p>
          </table:table-cell>
          <table:table-cell office:value-type="float" office:value="-1.71948230307274" calcext:value-type="float">
            <text:p>-1.7194823030727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8799999999995" calcext:value-type="float">
            <text:p>29.8799999999995</text:p>
          </table:table-cell>
          <table:table-cell office:value-type="float" office:value="-1.71949657526645" calcext:value-type="float">
            <text:p>-1.719496575266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8999999999995" calcext:value-type="float">
            <text:p>29.8999999999995</text:p>
          </table:table-cell>
          <table:table-cell office:value-type="float" office:value="-1.71951058991771" calcext:value-type="float">
            <text:p>-1.7195105899177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9199999999994" calcext:value-type="float">
            <text:p>29.9199999999994</text:p>
          </table:table-cell>
          <table:table-cell office:value-type="float" office:value="-1.71952435169393" calcext:value-type="float">
            <text:p>-1.719524351693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9399999999995" calcext:value-type="float">
            <text:p>29.9399999999995</text:p>
          </table:table-cell>
          <table:table-cell office:value-type="float" office:value="-1.71953786517783" calcext:value-type="float">
            <text:p>-1.7195378651778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9599999999994" calcext:value-type="float">
            <text:p>29.9599999999994</text:p>
          </table:table-cell>
          <table:table-cell office:value-type="float" office:value="-1.71955113486903" calcext:value-type="float">
            <text:p>-1.719551134869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9799999999994" calcext:value-type="float">
            <text:p>29.9799999999994</text:p>
          </table:table-cell>
          <table:table-cell office:value-type="float" office:value="-1.71956416518551" calcext:value-type="float">
            <text:p>-1.7195641651855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29.9999999999994" calcext:value-type="float">
            <text:p>29.9999999999994</text:p>
          </table:table-cell>
          <table:table-cell office:value-type="float" office:value="-1.7195769604651" calcext:value-type="float">
            <text:p>-1.719576960465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0199999999994" calcext:value-type="float">
            <text:p>30.0199999999994</text:p>
          </table:table-cell>
          <table:table-cell office:value-type="float" office:value="-1.71958952496695" calcext:value-type="float">
            <text:p>-1.7195895249669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0399999999994" calcext:value-type="float">
            <text:p>30.0399999999994</text:p>
          </table:table-cell>
          <table:table-cell office:value-type="float" office:value="-1.71960186287296" calcext:value-type="float">
            <text:p>-1.719601862872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0599999999994" calcext:value-type="float">
            <text:p>30.0599999999994</text:p>
          </table:table-cell>
          <table:table-cell office:value-type="float" office:value="-1.71961397828916" calcext:value-type="float">
            <text:p>-1.719613978289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0799999999994" calcext:value-type="float">
            <text:p>30.0799999999994</text:p>
          </table:table-cell>
          <table:table-cell office:value-type="float" office:value="-1.71962587524711" calcext:value-type="float">
            <text:p>-1.7196258752471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0999999999994" calcext:value-type="float">
            <text:p>30.0999999999994</text:p>
          </table:table-cell>
          <table:table-cell office:value-type="float" office:value="-1.71963755770521" calcext:value-type="float">
            <text:p>-1.719637557705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1199999999994" calcext:value-type="float">
            <text:p>30.1199999999994</text:p>
          </table:table-cell>
          <table:table-cell office:value-type="float" office:value="-1.71964902955008" calcext:value-type="float">
            <text:p>-1.719649029550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1399999999994" calcext:value-type="float">
            <text:p>30.1399999999994</text:p>
          </table:table-cell>
          <table:table-cell office:value-type="float" office:value="-1.71966029459785" calcext:value-type="float">
            <text:p>-1.719660294597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1599999999994" calcext:value-type="float">
            <text:p>30.1599999999994</text:p>
          </table:table-cell>
          <table:table-cell office:value-type="float" office:value="-1.71967135659541" calcext:value-type="float">
            <text:p>-1.7196713565954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1799999999994" calcext:value-type="float">
            <text:p>30.1799999999994</text:p>
          </table:table-cell>
          <table:table-cell office:value-type="float" office:value="-1.71968221922168" calcext:value-type="float">
            <text:p>-1.719682219221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1999999999994" calcext:value-type="float">
            <text:p>30.1999999999994</text:p>
          </table:table-cell>
          <table:table-cell office:value-type="float" office:value="-1.71969288608885" calcext:value-type="float">
            <text:p>-1.719692886088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2199999999994" calcext:value-type="float">
            <text:p>30.2199999999994</text:p>
          </table:table-cell>
          <table:table-cell office:value-type="float" office:value="-1.71970336074361" calcext:value-type="float">
            <text:p>-1.719703360743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2399999999994" calcext:value-type="float">
            <text:p>30.2399999999994</text:p>
          </table:table-cell>
          <table:table-cell office:value-type="float" office:value="-1.71971364666828" calcext:value-type="float">
            <text:p>-1.7197136466682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2599999999994" calcext:value-type="float">
            <text:p>30.2599999999994</text:p>
          </table:table-cell>
          <table:table-cell office:value-type="float" office:value="-1.71972374728205" calcext:value-type="float">
            <text:p>-1.719723747282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2799999999994" calcext:value-type="float">
            <text:p>30.2799999999994</text:p>
          </table:table-cell>
          <table:table-cell office:value-type="float" office:value="-1.71973366594207" calcext:value-type="float">
            <text:p>-1.7197336659420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2999999999994" calcext:value-type="float">
            <text:p>30.2999999999994</text:p>
          </table:table-cell>
          <table:table-cell office:value-type="float" office:value="-1.7197434059446" calcext:value-type="float">
            <text:p>-1.71974340594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3199999999994" calcext:value-type="float">
            <text:p>30.3199999999994</text:p>
          </table:table-cell>
          <table:table-cell office:value-type="float" office:value="-1.7197529705261" calcext:value-type="float">
            <text:p>-1.71975297052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3399999999994" calcext:value-type="float">
            <text:p>30.3399999999994</text:p>
          </table:table-cell>
          <table:table-cell office:value-type="float" office:value="-1.71976236286435" calcext:value-type="float">
            <text:p>-1.719762362864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3599999999994" calcext:value-type="float">
            <text:p>30.3599999999994</text:p>
          </table:table-cell>
          <table:table-cell office:value-type="float" office:value="-1.71977158607946" calcext:value-type="float">
            <text:p>-1.719771586079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3799999999994" calcext:value-type="float">
            <text:p>30.3799999999994</text:p>
          </table:table-cell>
          <table:table-cell office:value-type="float" office:value="-1.71978064323497" calcext:value-type="float">
            <text:p>-1.719780643234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3999999999994" calcext:value-type="float">
            <text:p>30.3999999999994</text:p>
          </table:table-cell>
          <table:table-cell office:value-type="float" office:value="-1.71978953733885" calcext:value-type="float">
            <text:p>-1.719789537338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4199999999994" calcext:value-type="float">
            <text:p>30.4199999999994</text:p>
          </table:table-cell>
          <table:table-cell office:value-type="float" office:value="-1.71979827134449" calcext:value-type="float">
            <text:p>-1.719798271344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4399999999994" calcext:value-type="float">
            <text:p>30.4399999999994</text:p>
          </table:table-cell>
          <table:table-cell office:value-type="float" office:value="-1.71980684815174" calcext:value-type="float">
            <text:p>-1.7198068481517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4599999999994" calcext:value-type="float">
            <text:p>30.4599999999994</text:p>
          </table:table-cell>
          <table:table-cell office:value-type="float" office:value="-1.71981527060782" calcext:value-type="float">
            <text:p>-1.719815270607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4799999999994" calcext:value-type="float">
            <text:p>30.4799999999994</text:p>
          </table:table-cell>
          <table:table-cell office:value-type="float" office:value="-1.71982354150835" calcext:value-type="float">
            <text:p>-1.719823541508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4999999999994" calcext:value-type="float">
            <text:p>30.4999999999994</text:p>
          </table:table-cell>
          <table:table-cell office:value-type="float" office:value="-1.7198316635982" calcext:value-type="float">
            <text:p>-1.71983166359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5199999999994" calcext:value-type="float">
            <text:p>30.5199999999994</text:p>
          </table:table-cell>
          <table:table-cell office:value-type="float" office:value="-1.71983963957248" calcext:value-type="float">
            <text:p>-1.719839639572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5399999999994" calcext:value-type="float">
            <text:p>30.5399999999994</text:p>
          </table:table-cell>
          <table:table-cell office:value-type="float" office:value="-1.71984747207742" calcext:value-type="float">
            <text:p>-1.7198474720774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5599999999994" calcext:value-type="float">
            <text:p>30.5599999999994</text:p>
          </table:table-cell>
          <table:table-cell office:value-type="float" office:value="-1.71985516371123" calcext:value-type="float">
            <text:p>-1.7198551637112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5799999999994" calcext:value-type="float">
            <text:p>30.5799999999994</text:p>
          </table:table-cell>
          <table:table-cell office:value-type="float" office:value="-1.71986271702503" calcext:value-type="float">
            <text:p>-1.719862717025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5999999999994" calcext:value-type="float">
            <text:p>30.5999999999994</text:p>
          </table:table-cell>
          <table:table-cell office:value-type="float" office:value="-1.71987013452364" calcext:value-type="float">
            <text:p>-1.719870134523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6199999999994" calcext:value-type="float">
            <text:p>30.6199999999994</text:p>
          </table:table-cell>
          <table:table-cell office:value-type="float" office:value="-1.71987741866646" calcext:value-type="float">
            <text:p>-1.719877418666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6399999999994" calcext:value-type="float">
            <text:p>30.6399999999994</text:p>
          </table:table-cell>
          <table:table-cell office:value-type="float" office:value="-1.71988457186829" calcext:value-type="float">
            <text:p>-1.719884571868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6599999999994" calcext:value-type="float">
            <text:p>30.6599999999994</text:p>
          </table:table-cell>
          <table:table-cell office:value-type="float" office:value="-1.71989159650012" calcext:value-type="float">
            <text:p>-1.7198915965001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6799999999994" calcext:value-type="float">
            <text:p>30.6799999999994</text:p>
          </table:table-cell>
          <table:table-cell office:value-type="float" office:value="-1.71989849488996" calcext:value-type="float">
            <text:p>-1.719898494889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6999999999994" calcext:value-type="float">
            <text:p>30.6999999999994</text:p>
          </table:table-cell>
          <table:table-cell office:value-type="float" office:value="-1.71990526932357" calcext:value-type="float">
            <text:p>-1.7199052693235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7199999999994" calcext:value-type="float">
            <text:p>30.7199999999994</text:p>
          </table:table-cell>
          <table:table-cell office:value-type="float" office:value="-1.71991192204529" calcext:value-type="float">
            <text:p>-1.719911922045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7399999999994" calcext:value-type="float">
            <text:p>30.7399999999994</text:p>
          </table:table-cell>
          <table:table-cell office:value-type="float" office:value="-1.71991845525871" calcext:value-type="float">
            <text:p>-1.7199184552587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7599999999994" calcext:value-type="float">
            <text:p>30.7599999999994</text:p>
          </table:table-cell>
          <table:table-cell office:value-type="float" office:value="-1.71992487112749" calcext:value-type="float">
            <text:p>-1.719924871127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7799999999994" calcext:value-type="float">
            <text:p>30.7799999999994</text:p>
          </table:table-cell>
          <table:table-cell office:value-type="float" office:value="-1.71993117177604" calcext:value-type="float">
            <text:p>-1.719931171776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7999999999994" calcext:value-type="float">
            <text:p>30.7999999999994</text:p>
          </table:table-cell>
          <table:table-cell office:value-type="float" office:value="-1.71993735929024" calcext:value-type="float">
            <text:p>-1.719937359290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8199999999994" calcext:value-type="float">
            <text:p>30.8199999999994</text:p>
          </table:table-cell>
          <table:table-cell office:value-type="float" office:value="-1.71994343571815" calcext:value-type="float">
            <text:p>-1.7199434357181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8399999999994" calcext:value-type="float">
            <text:p>30.8399999999994</text:p>
          </table:table-cell>
          <table:table-cell office:value-type="float" office:value="-1.71994940307067" calcext:value-type="float">
            <text:p>-1.7199494030706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8599999999994" calcext:value-type="float">
            <text:p>30.8599999999994</text:p>
          </table:table-cell>
          <table:table-cell office:value-type="float" office:value="-1.71995526332224" calcext:value-type="float">
            <text:p>-1.719955263322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8799999999994" calcext:value-type="float">
            <text:p>30.8799999999994</text:p>
          </table:table-cell>
          <table:table-cell office:value-type="float" office:value="-1.7199610184115" calcext:value-type="float">
            <text:p>-1.719961018411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8999999999994" calcext:value-type="float">
            <text:p>30.8999999999994</text:p>
          </table:table-cell>
          <table:table-cell office:value-type="float" office:value="-1.71996667024193" calcext:value-type="float">
            <text:p>-1.719966670241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9199999999994" calcext:value-type="float">
            <text:p>30.9199999999994</text:p>
          </table:table-cell>
          <table:table-cell office:value-type="float" office:value="-1.71997222068247" calcext:value-type="float">
            <text:p>-1.7199722206824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9399999999994" calcext:value-type="float">
            <text:p>30.9399999999994</text:p>
          </table:table-cell>
          <table:table-cell office:value-type="float" office:value="-1.7199776715682" calcext:value-type="float">
            <text:p>-1.71997767156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9599999999994" calcext:value-type="float">
            <text:p>30.9599999999994</text:p>
          </table:table-cell>
          <table:table-cell office:value-type="float" office:value="-1.7199830247009" calcext:value-type="float">
            <text:p>-1.719983024700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9799999999994" calcext:value-type="float">
            <text:p>30.9799999999994</text:p>
          </table:table-cell>
          <table:table-cell office:value-type="float" office:value="-1.71998828184967" calcext:value-type="float">
            <text:p>-1.7199882818496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0.9999999999994" calcext:value-type="float">
            <text:p>30.9999999999994</text:p>
          </table:table-cell>
          <table:table-cell office:value-type="float" office:value="-1.71999344475155" calcext:value-type="float">
            <text:p>-1.719993444751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0199999999994" calcext:value-type="float">
            <text:p>31.0199999999994</text:p>
          </table:table-cell>
          <table:table-cell office:value-type="float" office:value="-1.71999851511207" calcext:value-type="float">
            <text:p>-1.7199985151120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0399999999994" calcext:value-type="float">
            <text:p>31.0399999999994</text:p>
          </table:table-cell>
          <table:table-cell office:value-type="float" office:value="-1.72000349460581" calcext:value-type="float">
            <text:p>-1.7200034946058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0599999999994" calcext:value-type="float">
            <text:p>31.0599999999994</text:p>
          </table:table-cell>
          <table:table-cell office:value-type="float" office:value="-1.72000838487703" calcext:value-type="float">
            <text:p>-1.720008384877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0799999999994" calcext:value-type="float">
            <text:p>31.0799999999994</text:p>
          </table:table-cell>
          <table:table-cell office:value-type="float" office:value="-1.72001318754012" calcext:value-type="float">
            <text:p>-1.7200131875401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0999999999994" calcext:value-type="float">
            <text:p>31.0999999999994</text:p>
          </table:table-cell>
          <table:table-cell office:value-type="float" office:value="-1.72001790418024" calcext:value-type="float">
            <text:p>-1.720017904180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1199999999994" calcext:value-type="float">
            <text:p>31.1199999999994</text:p>
          </table:table-cell>
          <table:table-cell office:value-type="float" office:value="-1.72002253635377" calcext:value-type="float">
            <text:p>-1.7200225363537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1399999999994" calcext:value-type="float">
            <text:p>31.1399999999994</text:p>
          </table:table-cell>
          <table:table-cell office:value-type="float" office:value="-1.7200270855889" calcext:value-type="float">
            <text:p>-1.72002708558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1599999999994" calcext:value-type="float">
            <text:p>31.1599999999994</text:p>
          </table:table-cell>
          <table:table-cell office:value-type="float" office:value="-1.72003155338608" calcext:value-type="float">
            <text:p>-1.720031553386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1799999999994" calcext:value-type="float">
            <text:p>31.1799999999994</text:p>
          </table:table-cell>
          <table:table-cell office:value-type="float" office:value="-1.72003594121858" calcext:value-type="float">
            <text:p>-1.7200359412185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1999999999994" calcext:value-type="float">
            <text:p>31.1999999999994</text:p>
          </table:table-cell>
          <table:table-cell office:value-type="float" office:value="-1.72004025053292" calcext:value-type="float">
            <text:p>-1.720040250532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2199999999994" calcext:value-type="float">
            <text:p>31.2199999999994</text:p>
          </table:table-cell>
          <table:table-cell office:value-type="float" office:value="-1.72004448274943" calcext:value-type="float">
            <text:p>-1.720044482749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2399999999994" calcext:value-type="float">
            <text:p>31.2399999999994</text:p>
          </table:table-cell>
          <table:table-cell office:value-type="float" office:value="-1.72004863926266" calcext:value-type="float">
            <text:p>-1.7200486392626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2599999999994" calcext:value-type="float">
            <text:p>31.2599999999994</text:p>
          </table:table-cell>
          <table:table-cell office:value-type="float" office:value="-1.72005272144188" calcext:value-type="float">
            <text:p>-1.7200527214418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2799999999994" calcext:value-type="float">
            <text:p>31.2799999999994</text:p>
          </table:table-cell>
          <table:table-cell office:value-type="float" office:value="-1.72005673063153" calcext:value-type="float">
            <text:p>-1.7200567306315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2999999999994" calcext:value-type="float">
            <text:p>31.2999999999994</text:p>
          </table:table-cell>
          <table:table-cell office:value-type="float" office:value="-1.72006066815168" calcext:value-type="float">
            <text:p>-1.720060668151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3199999999994" calcext:value-type="float">
            <text:p>31.3199999999994</text:p>
          </table:table-cell>
          <table:table-cell office:value-type="float" office:value="-1.72006453529846" calcext:value-type="float">
            <text:p>-1.720064535298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3399999999994" calcext:value-type="float">
            <text:p>31.3399999999994</text:p>
          </table:table-cell>
          <table:table-cell office:value-type="float" office:value="-1.72006833334449" calcext:value-type="float">
            <text:p>-1.720068333344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3599999999994" calcext:value-type="float">
            <text:p>31.3599999999994</text:p>
          </table:table-cell>
          <table:table-cell office:value-type="float" office:value="-1.72007206353934" calcext:value-type="float">
            <text:p>-1.7200720635393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3799999999994" calcext:value-type="float">
            <text:p>31.3799999999994</text:p>
          </table:table-cell>
          <table:table-cell office:value-type="float" office:value="-1.7200757271099" calcext:value-type="float">
            <text:p>-1.72007572710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3999999999994" calcext:value-type="float">
            <text:p>31.3999999999994</text:p>
          </table:table-cell>
          <table:table-cell office:value-type="float" office:value="-1.72007932526083" calcext:value-type="float">
            <text:p>-1.7200793252608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4199999999994" calcext:value-type="float">
            <text:p>31.4199999999994</text:p>
          </table:table-cell>
          <table:table-cell office:value-type="float" office:value="-1.72008285917493" calcext:value-type="float">
            <text:p>-1.720082859174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4399999999994" calcext:value-type="float">
            <text:p>31.4399999999994</text:p>
          </table:table-cell>
          <table:table-cell office:value-type="float" office:value="-1.72008633001357" calcext:value-type="float">
            <text:p>-1.7200863300135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4599999999994" calcext:value-type="float">
            <text:p>31.4599999999994</text:p>
          </table:table-cell>
          <table:table-cell office:value-type="float" office:value="-1.72008973891708" calcext:value-type="float">
            <text:p>-1.720089738917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4799999999994" calcext:value-type="float">
            <text:p>31.4799999999994</text:p>
          </table:table-cell>
          <table:table-cell office:value-type="float" office:value="-1.72009308700507" calcext:value-type="float">
            <text:p>-1.7200930870050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4999999999994" calcext:value-type="float">
            <text:p>31.4999999999994</text:p>
          </table:table-cell>
          <table:table-cell office:value-type="float" office:value="-1.7200963753769" calcext:value-type="float">
            <text:p>-1.72009637537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5199999999994" calcext:value-type="float">
            <text:p>31.5199999999994</text:p>
          </table:table-cell>
          <table:table-cell office:value-type="float" office:value="-1.72009960511196" calcext:value-type="float">
            <text:p>-1.720099605111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5399999999994" calcext:value-type="float">
            <text:p>31.5399999999994</text:p>
          </table:table-cell>
          <table:table-cell office:value-type="float" office:value="-1.7201027772701" calcext:value-type="float">
            <text:p>-1.72010277727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5599999999994" calcext:value-type="float">
            <text:p>31.5599999999994</text:p>
          </table:table-cell>
          <table:table-cell office:value-type="float" office:value="-1.72010589289195" calcext:value-type="float">
            <text:p>-1.7201058928919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5799999999994" calcext:value-type="float">
            <text:p>31.5799999999994</text:p>
          </table:table-cell>
          <table:table-cell office:value-type="float" office:value="-1.72010895299925" calcext:value-type="float">
            <text:p>-1.720108952999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5999999999994" calcext:value-type="float">
            <text:p>31.5999999999994</text:p>
          </table:table-cell>
          <table:table-cell office:value-type="float" office:value="-1.72011195859524" calcext:value-type="float">
            <text:p>-1.720111958595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6199999999994" calcext:value-type="float">
            <text:p>31.6199999999994</text:p>
          </table:table-cell>
          <table:table-cell office:value-type="float" office:value="-1.72011491066498" calcext:value-type="float">
            <text:p>-1.7201149106649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6399999999994" calcext:value-type="float">
            <text:p>31.6399999999994</text:p>
          </table:table-cell>
          <table:table-cell office:value-type="float" office:value="-1.72011781017565" calcext:value-type="float">
            <text:p>-1.720117810175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6599999999994" calcext:value-type="float">
            <text:p>31.6599999999994</text:p>
          </table:table-cell>
          <table:table-cell office:value-type="float" office:value="-1.7201206580769" calcext:value-type="float">
            <text:p>-1.72012065807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6799999999994" calcext:value-type="float">
            <text:p>31.6799999999994</text:p>
          </table:table-cell>
          <table:table-cell office:value-type="float" office:value="-1.72012345530119" calcext:value-type="float">
            <text:p>-1.720123455301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6999999999994" calcext:value-type="float">
            <text:p>31.6999999999994</text:p>
          </table:table-cell>
          <table:table-cell office:value-type="float" office:value="-1.72012620276405" calcext:value-type="float">
            <text:p>-1.720126202764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7199999999994" calcext:value-type="float">
            <text:p>31.7199999999994</text:p>
          </table:table-cell>
          <table:table-cell office:value-type="float" office:value="-1.72012890136442" calcext:value-type="float">
            <text:p>-1.7201289013644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7399999999994" calcext:value-type="float">
            <text:p>31.7399999999994</text:p>
          </table:table-cell>
          <table:table-cell office:value-type="float" office:value="-1.72013155198495" calcext:value-type="float">
            <text:p>-1.7201315519849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7599999999994" calcext:value-type="float">
            <text:p>31.7599999999994</text:p>
          </table:table-cell>
          <table:table-cell office:value-type="float" office:value="-1.72013415549229" calcext:value-type="float">
            <text:p>-1.720134155492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7799999999994" calcext:value-type="float">
            <text:p>31.7799999999994</text:p>
          </table:table-cell>
          <table:table-cell office:value-type="float" office:value="-1.72013671273737" calcext:value-type="float">
            <text:p>-1.7201367127373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7999999999994" calcext:value-type="float">
            <text:p>31.7999999999994</text:p>
          </table:table-cell>
          <table:table-cell office:value-type="float" office:value="-1.72013922455571" calcext:value-type="float">
            <text:p>-1.7201392245557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8199999999994" calcext:value-type="float">
            <text:p>31.8199999999994</text:p>
          </table:table-cell>
          <table:table-cell office:value-type="float" office:value="-1.72014169176768" calcext:value-type="float">
            <text:p>-1.720141691767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8399999999994" calcext:value-type="float">
            <text:p>31.8399999999994</text:p>
          </table:table-cell>
          <table:table-cell office:value-type="float" office:value="-1.72014411517877" calcext:value-type="float">
            <text:p>-1.7201441151787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8599999999994" calcext:value-type="float">
            <text:p>31.8599999999994</text:p>
          </table:table-cell>
          <table:table-cell office:value-type="float" office:value="-1.72014649557988" calcext:value-type="float">
            <text:p>-1.7201464955798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8799999999994" calcext:value-type="float">
            <text:p>31.8799999999994</text:p>
          </table:table-cell>
          <table:table-cell office:value-type="float" office:value="-1.72014883374758" calcext:value-type="float">
            <text:p>-1.7201488337475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8999999999994" calcext:value-type="float">
            <text:p>31.8999999999994</text:p>
          </table:table-cell>
          <table:table-cell office:value-type="float" office:value="-1.72015113044436" calcext:value-type="float">
            <text:p>-1.7201511304443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9199999999994" calcext:value-type="float">
            <text:p>31.9199999999994</text:p>
          </table:table-cell>
          <table:table-cell office:value-type="float" office:value="-1.72015338641889" calcext:value-type="float">
            <text:p>-1.720153386418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9399999999994" calcext:value-type="float">
            <text:p>31.9399999999994</text:p>
          </table:table-cell>
          <table:table-cell office:value-type="float" office:value="-1.72015560240625" calcext:value-type="float">
            <text:p>-1.720155602406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9599999999994" calcext:value-type="float">
            <text:p>31.9599999999994</text:p>
          </table:table-cell>
          <table:table-cell office:value-type="float" office:value="-1.72015777912824" calcext:value-type="float">
            <text:p>-1.720157779128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9799999999994" calcext:value-type="float">
            <text:p>31.9799999999994</text:p>
          </table:table-cell>
          <table:table-cell office:value-type="float" office:value="-1.72015991729354" calcext:value-type="float">
            <text:p>-1.7201599172935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1.9999999999994" calcext:value-type="float">
            <text:p>31.9999999999994</text:p>
          </table:table-cell>
          <table:table-cell office:value-type="float" office:value="-1.72016201759801" calcext:value-type="float">
            <text:p>-1.720162017598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0199999999994" calcext:value-type="float">
            <text:p>32.0199999999994</text:p>
          </table:table-cell>
          <table:table-cell office:value-type="float" office:value="-1.72016408072488" calcext:value-type="float">
            <text:p>-1.7201640807248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0399999999994" calcext:value-type="float">
            <text:p>32.0399999999994</text:p>
          </table:table-cell>
          <table:table-cell office:value-type="float" office:value="-1.72016610734501" calcext:value-type="float">
            <text:p>-1.720166107345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0599999999994" calcext:value-type="float">
            <text:p>32.0599999999994</text:p>
          </table:table-cell>
          <table:table-cell office:value-type="float" office:value="-1.7201680981171" calcext:value-type="float">
            <text:p>-1.720168098117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0799999999994" calcext:value-type="float">
            <text:p>32.0799999999994</text:p>
          </table:table-cell>
          <table:table-cell office:value-type="float" office:value="-1.72017005368792" calcext:value-type="float">
            <text:p>-1.720170053687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0999999999994" calcext:value-type="float">
            <text:p>32.0999999999994</text:p>
          </table:table-cell>
          <table:table-cell office:value-type="float" office:value="-1.7201719746925" calcext:value-type="float">
            <text:p>-1.72017197469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1199999999994" calcext:value-type="float">
            <text:p>32.1199999999994</text:p>
          </table:table-cell>
          <table:table-cell office:value-type="float" office:value="-1.72017386175438" calcext:value-type="float">
            <text:p>-1.720173861754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1399999999994" calcext:value-type="float">
            <text:p>32.1399999999994</text:p>
          </table:table-cell>
          <table:table-cell office:value-type="float" office:value="-1.7201757154858" calcext:value-type="float">
            <text:p>-1.720175715485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1599999999994" calcext:value-type="float">
            <text:p>32.1599999999994</text:p>
          </table:table-cell>
          <table:table-cell office:value-type="float" office:value="-1.72017753648789" calcext:value-type="float">
            <text:p>-1.720177536487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1799999999994" calcext:value-type="float">
            <text:p>32.1799999999994</text:p>
          </table:table-cell>
          <table:table-cell office:value-type="float" office:value="-1.72017932535089" calcext:value-type="float">
            <text:p>-1.720179325350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1999999999994" calcext:value-type="float">
            <text:p>32.1999999999994</text:p>
          </table:table-cell>
          <table:table-cell office:value-type="float" office:value="-1.72018108265438" calcext:value-type="float">
            <text:p>-1.720181082654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2199999999994" calcext:value-type="float">
            <text:p>32.2199999999994</text:p>
          </table:table-cell>
          <table:table-cell office:value-type="float" office:value="-1.72018280896738" calcext:value-type="float">
            <text:p>-1.720182808967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2399999999994" calcext:value-type="float">
            <text:p>32.2399999999994</text:p>
          </table:table-cell>
          <table:table-cell office:value-type="float" office:value="-1.72018450484864" calcext:value-type="float">
            <text:p>-1.720184504848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2599999999994" calcext:value-type="float">
            <text:p>32.2599999999994</text:p>
          </table:table-cell>
          <table:table-cell office:value-type="float" office:value="-1.72018617084679" calcext:value-type="float">
            <text:p>-1.7201861708467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2799999999994" calcext:value-type="float">
            <text:p>32.2799999999994</text:p>
          </table:table-cell>
          <table:table-cell office:value-type="float" office:value="-1.72018780750048" calcext:value-type="float">
            <text:p>-1.720187807500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2999999999994" calcext:value-type="float">
            <text:p>32.2999999999994</text:p>
          </table:table-cell>
          <table:table-cell office:value-type="float" office:value="-1.72018941533864" calcext:value-type="float">
            <text:p>-1.720189415338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3199999999995" calcext:value-type="float">
            <text:p>32.3199999999995</text:p>
          </table:table-cell>
          <table:table-cell office:value-type="float" office:value="-1.72019099488061" calcext:value-type="float">
            <text:p>-1.720190994880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3399999999995" calcext:value-type="float">
            <text:p>32.3399999999995</text:p>
          </table:table-cell>
          <table:table-cell office:value-type="float" office:value="-1.72019254663629" calcext:value-type="float">
            <text:p>-1.720192546636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3599999999995" calcext:value-type="float">
            <text:p>32.3599999999995</text:p>
          </table:table-cell>
          <table:table-cell office:value-type="float" office:value="-1.72019407110638" calcext:value-type="float">
            <text:p>-1.720194071106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3799999999995" calcext:value-type="float">
            <text:p>32.3799999999995</text:p>
          </table:table-cell>
          <table:table-cell office:value-type="float" office:value="-1.72019556878249" calcext:value-type="float">
            <text:p>-1.720195568782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3999999999995" calcext:value-type="float">
            <text:p>32.3999999999995</text:p>
          </table:table-cell>
          <table:table-cell office:value-type="float" office:value="-1.72019704014733" calcext:value-type="float">
            <text:p>-1.7201970401473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4199999999995" calcext:value-type="float">
            <text:p>32.4199999999995</text:p>
          </table:table-cell>
          <table:table-cell office:value-type="float" office:value="-1.72019848567486" calcext:value-type="float">
            <text:p>-1.7201984856748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4399999999995" calcext:value-type="float">
            <text:p>32.4399999999995</text:p>
          </table:table-cell>
          <table:table-cell office:value-type="float" office:value="-1.72019990583046" calcext:value-type="float">
            <text:p>-1.720199905830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4599999999995" calcext:value-type="float">
            <text:p>32.4599999999995</text:p>
          </table:table-cell>
          <table:table-cell office:value-type="float" office:value="-1.72020130107107" calcext:value-type="float">
            <text:p>-1.7202013010710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4799999999995" calcext:value-type="float">
            <text:p>32.4799999999995</text:p>
          </table:table-cell>
          <table:table-cell office:value-type="float" office:value="-1.72020267184536" calcext:value-type="float">
            <text:p>-1.7202026718453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4999999999995" calcext:value-type="float">
            <text:p>32.4999999999995</text:p>
          </table:table-cell>
          <table:table-cell office:value-type="float" office:value="-1.72020401859387" calcext:value-type="float">
            <text:p>-1.7202040185938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5199999999995" calcext:value-type="float">
            <text:p>32.5199999999995</text:p>
          </table:table-cell>
          <table:table-cell office:value-type="float" office:value="-1.72020534174917" calcext:value-type="float">
            <text:p>-1.720205341749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5399999999995" calcext:value-type="float">
            <text:p>32.5399999999995</text:p>
          </table:table-cell>
          <table:table-cell office:value-type="float" office:value="-1.72020664173597" calcext:value-type="float">
            <text:p>-1.720206641735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5599999999995" calcext:value-type="float">
            <text:p>32.5599999999995</text:p>
          </table:table-cell>
          <table:table-cell office:value-type="float" office:value="-1.72020791897132" calcext:value-type="float">
            <text:p>-1.7202079189713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5799999999995" calcext:value-type="float">
            <text:p>32.5799999999995</text:p>
          </table:table-cell>
          <table:table-cell office:value-type="float" office:value="-1.72020917386469" calcext:value-type="float">
            <text:p>-1.720209173864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5999999999995" calcext:value-type="float">
            <text:p>32.5999999999995</text:p>
          </table:table-cell>
          <table:table-cell office:value-type="float" office:value="-1.72021040681814" calcext:value-type="float">
            <text:p>-1.7202104068181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6199999999995" calcext:value-type="float">
            <text:p>32.6199999999995</text:p>
          </table:table-cell>
          <table:table-cell office:value-type="float" office:value="-1.72021161822646" calcext:value-type="float">
            <text:p>-1.720211618226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6399999999995" calcext:value-type="float">
            <text:p>32.6399999999995</text:p>
          </table:table-cell>
          <table:table-cell office:value-type="float" office:value="-1.72021280847728" calcext:value-type="float">
            <text:p>-1.7202128084772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6599999999995" calcext:value-type="float">
            <text:p>32.6599999999995</text:p>
          </table:table-cell>
          <table:table-cell office:value-type="float" office:value="-1.72021397795119" calcext:value-type="float">
            <text:p>-1.720213977951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6799999999995" calcext:value-type="float">
            <text:p>32.6799999999995</text:p>
          </table:table-cell>
          <table:table-cell office:value-type="float" office:value="-1.72021512702194" calcext:value-type="float">
            <text:p>-1.7202151270219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6999999999995" calcext:value-type="float">
            <text:p>32.6999999999995</text:p>
          </table:table-cell>
          <table:table-cell office:value-type="float" office:value="-1.72021625605645" calcext:value-type="float">
            <text:p>-1.720216256056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7199999999995" calcext:value-type="float">
            <text:p>32.7199999999995</text:p>
          </table:table-cell>
          <table:table-cell office:value-type="float" office:value="-1.72021736541504" calcext:value-type="float">
            <text:p>-1.720217365415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7399999999995" calcext:value-type="float">
            <text:p>32.7399999999995</text:p>
          </table:table-cell>
          <table:table-cell office:value-type="float" office:value="-1.72021845545149" calcext:value-type="float">
            <text:p>-1.720218455451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7599999999995" calcext:value-type="float">
            <text:p>32.7599999999995</text:p>
          </table:table-cell>
          <table:table-cell office:value-type="float" office:value="-1.72021952651316" calcext:value-type="float">
            <text:p>-1.720219526513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7799999999995" calcext:value-type="float">
            <text:p>32.7799999999995</text:p>
          </table:table-cell>
          <table:table-cell office:value-type="float" office:value="-1.72022057894115" calcext:value-type="float">
            <text:p>-1.7202205789411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7999999999995" calcext:value-type="float">
            <text:p>32.7999999999995</text:p>
          </table:table-cell>
          <table:table-cell office:value-type="float" office:value="-1.72022161307036" calcext:value-type="float">
            <text:p>-1.7202216130703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8199999999995" calcext:value-type="float">
            <text:p>32.8199999999995</text:p>
          </table:table-cell>
          <table:table-cell office:value-type="float" office:value="-1.72022262922963" calcext:value-type="float">
            <text:p>-1.7202226292296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8399999999995" calcext:value-type="float">
            <text:p>32.8399999999995</text:p>
          </table:table-cell>
          <table:table-cell office:value-type="float" office:value="-1.72022362774185" calcext:value-type="float">
            <text:p>-1.720223627741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8599999999995" calcext:value-type="float">
            <text:p>32.8599999999995</text:p>
          </table:table-cell>
          <table:table-cell office:value-type="float" office:value="-1.72022460892406" calcext:value-type="float">
            <text:p>-1.720224608924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8799999999995" calcext:value-type="float">
            <text:p>32.8799999999995</text:p>
          </table:table-cell>
          <table:table-cell office:value-type="float" office:value="-1.72022557308758" calcext:value-type="float">
            <text:p>-1.7202255730875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8999999999995" calcext:value-type="float">
            <text:p>32.8999999999995</text:p>
          </table:table-cell>
          <table:table-cell office:value-type="float" office:value="-1.72022652053805" calcext:value-type="float">
            <text:p>-1.720226520538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9199999999995" calcext:value-type="float">
            <text:p>32.9199999999995</text:p>
          </table:table-cell>
          <table:table-cell office:value-type="float" office:value="-1.72022745157563" calcext:value-type="float">
            <text:p>-1.7202274515756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9399999999996" calcext:value-type="float">
            <text:p>32.9399999999996</text:p>
          </table:table-cell>
          <table:table-cell office:value-type="float" office:value="-1.72022836649499" calcext:value-type="float">
            <text:p>-1.720228366494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9599999999996" calcext:value-type="float">
            <text:p>32.9599999999996</text:p>
          </table:table-cell>
          <table:table-cell office:value-type="float" office:value="-1.72022926558553" calcext:value-type="float">
            <text:p>-1.7202292655855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9799999999996" calcext:value-type="float">
            <text:p>32.9799999999996</text:p>
          </table:table-cell>
          <table:table-cell office:value-type="float" office:value="-1.72023014913134" calcext:value-type="float">
            <text:p>-1.7202301491313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2.9999999999996" calcext:value-type="float">
            <text:p>32.9999999999996</text:p>
          </table:table-cell>
          <table:table-cell office:value-type="float" office:value="-1.72023101741144" calcext:value-type="float">
            <text:p>-1.7202310174114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0199999999996" calcext:value-type="float">
            <text:p>33.0199999999996</text:p>
          </table:table-cell>
          <table:table-cell office:value-type="float" office:value="-1.72023187069973" calcext:value-type="float">
            <text:p>-1.7202318706997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0399999999996" calcext:value-type="float">
            <text:p>33.0399999999996</text:p>
          </table:table-cell>
          <table:table-cell office:value-type="float" office:value="-1.72023270926521" calcext:value-type="float">
            <text:p>-1.720232709265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0599999999996" calcext:value-type="float">
            <text:p>33.0599999999996</text:p>
          </table:table-cell>
          <table:table-cell office:value-type="float" office:value="-1.72023353337198" calcext:value-type="float">
            <text:p>-1.7202335333719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0799999999996" calcext:value-type="float">
            <text:p>33.0799999999996</text:p>
          </table:table-cell>
          <table:table-cell office:value-type="float" office:value="-1.72023434327936" calcext:value-type="float">
            <text:p>-1.7202343432793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0999999999996" calcext:value-type="float">
            <text:p>33.0999999999996</text:p>
          </table:table-cell>
          <table:table-cell office:value-type="float" office:value="-1.72023513924199" calcext:value-type="float">
            <text:p>-1.720235139241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1199999999996" calcext:value-type="float">
            <text:p>33.1199999999996</text:p>
          </table:table-cell>
          <table:table-cell office:value-type="float" office:value="-1.7202359215099" calcext:value-type="float">
            <text:p>-1.72023592150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1399999999996" calcext:value-type="float">
            <text:p>33.1399999999996</text:p>
          </table:table-cell>
          <table:table-cell office:value-type="float" office:value="-1.72023669032858" calcext:value-type="float">
            <text:p>-1.7202366903285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1599999999996" calcext:value-type="float">
            <text:p>33.1599999999996</text:p>
          </table:table-cell>
          <table:table-cell office:value-type="float" office:value="-1.7202374459391" calcext:value-type="float">
            <text:p>-1.720237445939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1799999999996" calcext:value-type="float">
            <text:p>33.1799999999996</text:p>
          </table:table-cell>
          <table:table-cell office:value-type="float" office:value="-1.72023818857815" calcext:value-type="float">
            <text:p>-1.7202381885781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1999999999996" calcext:value-type="float">
            <text:p>33.1999999999996</text:p>
          </table:table-cell>
          <table:table-cell office:value-type="float" office:value="-1.72023891847814" calcext:value-type="float">
            <text:p>-1.7202389184781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2199999999996" calcext:value-type="float">
            <text:p>33.2199999999996</text:p>
          </table:table-cell>
          <table:table-cell office:value-type="float" office:value="-1.72023963586729" calcext:value-type="float">
            <text:p>-1.720239635867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2399999999996" calcext:value-type="float">
            <text:p>33.2399999999996</text:p>
          </table:table-cell>
          <table:table-cell office:value-type="float" office:value="-1.72024034096966" calcext:value-type="float">
            <text:p>-1.7202403409696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2599999999996" calcext:value-type="float">
            <text:p>33.2599999999996</text:p>
          </table:table-cell>
          <table:table-cell office:value-type="float" office:value="-1.72024103400529" calcext:value-type="float">
            <text:p>-1.720241034005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2799999999996" calcext:value-type="float">
            <text:p>33.2799999999996</text:p>
          </table:table-cell>
          <table:table-cell office:value-type="float" office:value="-1.72024171519022" calcext:value-type="float">
            <text:p>-1.7202417151902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2999999999996" calcext:value-type="float">
            <text:p>33.2999999999996</text:p>
          </table:table-cell>
          <table:table-cell office:value-type="float" office:value="-1.72024238473659" calcext:value-type="float">
            <text:p>-1.7202423847365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3199999999996" calcext:value-type="float">
            <text:p>33.3199999999996</text:p>
          </table:table-cell>
          <table:table-cell office:value-type="float" office:value="-1.72024304285269" calcext:value-type="float">
            <text:p>-1.720243042852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3399999999996" calcext:value-type="float">
            <text:p>33.3399999999996</text:p>
          </table:table-cell>
          <table:table-cell office:value-type="float" office:value="-1.72024368974305" calcext:value-type="float">
            <text:p>-1.720243689743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3599999999996" calcext:value-type="float">
            <text:p>33.3599999999996</text:p>
          </table:table-cell>
          <table:table-cell office:value-type="float" office:value="-1.72024432560851" calcext:value-type="float">
            <text:p>-1.7202443256085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3799999999996" calcext:value-type="float">
            <text:p>33.3799999999996</text:p>
          </table:table-cell>
          <table:table-cell office:value-type="float" office:value="-1.72024495064625" calcext:value-type="float">
            <text:p>-1.720244950646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3999999999996" calcext:value-type="float">
            <text:p>33.3999999999996</text:p>
          </table:table-cell>
          <table:table-cell office:value-type="float" office:value="-1.72024556504992" calcext:value-type="float">
            <text:p>-1.720245565049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4199999999996" calcext:value-type="float">
            <text:p>33.4199999999996</text:p>
          </table:table-cell>
          <table:table-cell office:value-type="float" office:value="-1.72024616900964" calcext:value-type="float">
            <text:p>-1.720246169009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4399999999996" calcext:value-type="float">
            <text:p>33.4399999999996</text:p>
          </table:table-cell>
          <table:table-cell office:value-type="float" office:value="-1.7202467627121" calcext:value-type="float">
            <text:p>-1.72024676271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4599999999996" calcext:value-type="float">
            <text:p>33.4599999999996</text:p>
          </table:table-cell>
          <table:table-cell office:value-type="float" office:value="-1.72024734634062" calcext:value-type="float">
            <text:p>-1.7202473463406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4799999999996" calcext:value-type="float">
            <text:p>33.4799999999996</text:p>
          </table:table-cell>
          <table:table-cell office:value-type="float" office:value="-1.72024792007519" calcext:value-type="float">
            <text:p>-1.720247920075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4999999999996" calcext:value-type="float">
            <text:p>33.4999999999996</text:p>
          </table:table-cell>
          <table:table-cell office:value-type="float" office:value="-1.72024848409256" calcext:value-type="float">
            <text:p>-1.720248484092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5199999999996" calcext:value-type="float">
            <text:p>33.5199999999996</text:p>
          </table:table-cell>
          <table:table-cell office:value-type="float" office:value="-1.72024903856628" calcext:value-type="float">
            <text:p>-1.7202490385662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5399999999996" calcext:value-type="float">
            <text:p>33.5399999999996</text:p>
          </table:table-cell>
          <table:table-cell office:value-type="float" office:value="-1.72024958366675" calcext:value-type="float">
            <text:p>-1.7202495836667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5599999999996" calcext:value-type="float">
            <text:p>33.5599999999996</text:p>
          </table:table-cell>
          <table:table-cell office:value-type="float" office:value="-1.72025011956131" calcext:value-type="float">
            <text:p>-1.7202501195613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5799999999996" calcext:value-type="float">
            <text:p>33.5799999999996</text:p>
          </table:table-cell>
          <table:table-cell office:value-type="float" office:value="-1.72025064641426" calcext:value-type="float">
            <text:p>-1.720250646414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5999999999997" calcext:value-type="float">
            <text:p>33.5999999999997</text:p>
          </table:table-cell>
          <table:table-cell office:value-type="float" office:value="-1.72025116438694" calcext:value-type="float">
            <text:p>-1.7202511643869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6199999999997" calcext:value-type="float">
            <text:p>33.6199999999997</text:p>
          </table:table-cell>
          <table:table-cell office:value-type="float" office:value="-1.72025167363776" calcext:value-type="float">
            <text:p>-1.720251673637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6399999999997" calcext:value-type="float">
            <text:p>33.6399999999997</text:p>
          </table:table-cell>
          <table:table-cell office:value-type="float" office:value="-1.72025217432227" calcext:value-type="float">
            <text:p>-1.7202521743222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6599999999997" calcext:value-type="float">
            <text:p>33.6599999999997</text:p>
          </table:table-cell>
          <table:table-cell office:value-type="float" office:value="-1.72025266659322" calcext:value-type="float">
            <text:p>-1.7202526665932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6799999999997" calcext:value-type="float">
            <text:p>33.6799999999997</text:p>
          </table:table-cell>
          <table:table-cell office:value-type="float" office:value="-1.72025315060059" calcext:value-type="float">
            <text:p>-1.7202531506005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6999999999997" calcext:value-type="float">
            <text:p>33.6999999999997</text:p>
          </table:table-cell>
          <table:table-cell office:value-type="float" office:value="-1.72025362649165" calcext:value-type="float">
            <text:p>-1.720253626491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7199999999997" calcext:value-type="float">
            <text:p>33.7199999999997</text:p>
          </table:table-cell>
          <table:table-cell office:value-type="float" office:value="-1.72025409441101" calcext:value-type="float">
            <text:p>-1.720254094411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7399999999997" calcext:value-type="float">
            <text:p>33.7399999999997</text:p>
          </table:table-cell>
          <table:table-cell office:value-type="float" office:value="-1.72025455450066" calcext:value-type="float">
            <text:p>-1.7202545545006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7599999999997" calcext:value-type="float">
            <text:p>33.7599999999997</text:p>
          </table:table-cell>
          <table:table-cell office:value-type="float" office:value="-1.72025500690004" calcext:value-type="float">
            <text:p>-1.720255006900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7799999999997" calcext:value-type="float">
            <text:p>33.7799999999997</text:p>
          </table:table-cell>
          <table:table-cell office:value-type="float" office:value="-1.72025545174605" calcext:value-type="float">
            <text:p>-1.720255451746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7999999999997" calcext:value-type="float">
            <text:p>33.7999999999997</text:p>
          </table:table-cell>
          <table:table-cell office:value-type="float" office:value="-1.72025588917313" calcext:value-type="float">
            <text:p>-1.7202558891731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8199999999997" calcext:value-type="float">
            <text:p>33.8199999999997</text:p>
          </table:table-cell>
          <table:table-cell office:value-type="float" office:value="-1.72025631931329" calcext:value-type="float">
            <text:p>-1.720256319313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8399999999997" calcext:value-type="float">
            <text:p>33.8399999999997</text:p>
          </table:table-cell>
          <table:table-cell office:value-type="float" office:value="-1.72025674229616" calcext:value-type="float">
            <text:p>-1.720256742296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8599999999997" calcext:value-type="float">
            <text:p>33.8599999999997</text:p>
          </table:table-cell>
          <table:table-cell office:value-type="float" office:value="-1.72025715824901" calcext:value-type="float">
            <text:p>-1.720257158249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8799999999997" calcext:value-type="float">
            <text:p>33.8799999999997</text:p>
          </table:table-cell>
          <table:table-cell office:value-type="float" office:value="-1.72025756729682" calcext:value-type="float">
            <text:p>-1.720257567296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8999999999997" calcext:value-type="float">
            <text:p>33.8999999999997</text:p>
          </table:table-cell>
          <table:table-cell office:value-type="float" office:value="-1.72025796956232" calcext:value-type="float">
            <text:p>-1.7202579695623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9199999999997" calcext:value-type="float">
            <text:p>33.9199999999997</text:p>
          </table:table-cell>
          <table:table-cell office:value-type="float" office:value="-1.72025836516603" calcext:value-type="float">
            <text:p>-1.720258365166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9399999999997" calcext:value-type="float">
            <text:p>33.9399999999997</text:p>
          </table:table-cell>
          <table:table-cell office:value-type="float" office:value="-1.72025875422626" calcext:value-type="float">
            <text:p>-1.720258754226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9599999999997" calcext:value-type="float">
            <text:p>33.9599999999997</text:p>
          </table:table-cell>
          <table:table-cell office:value-type="float" office:value="-1.72025913685922" calcext:value-type="float">
            <text:p>-1.7202591368592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9799999999997" calcext:value-type="float">
            <text:p>33.9799999999997</text:p>
          </table:table-cell>
          <table:table-cell office:value-type="float" office:value="-1.720259513179" calcext:value-type="float">
            <text:p>-1.72025951317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3.9999999999997" calcext:value-type="float">
            <text:p>33.9999999999997</text:p>
          </table:table-cell>
          <table:table-cell office:value-type="float" office:value="-1.72025988329764" calcext:value-type="float">
            <text:p>-1.720259883297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0199999999997" calcext:value-type="float">
            <text:p>34.0199999999997</text:p>
          </table:table-cell>
          <table:table-cell office:value-type="float" office:value="-1.72026024732516" calcext:value-type="float">
            <text:p>-1.720260247325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0399999999997" calcext:value-type="float">
            <text:p>34.0399999999997</text:p>
          </table:table-cell>
          <table:table-cell office:value-type="float" office:value="-1.72026060536957" calcext:value-type="float">
            <text:p>-1.7202606053695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0599999999997" calcext:value-type="float">
            <text:p>34.0599999999997</text:p>
          </table:table-cell>
          <table:table-cell office:value-type="float" office:value="-1.72026095753696" calcext:value-type="float">
            <text:p>-1.720260957536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0799999999997" calcext:value-type="float">
            <text:p>34.0799999999997</text:p>
          </table:table-cell>
          <table:table-cell office:value-type="float" office:value="-1.72026130393149" calcext:value-type="float">
            <text:p>-1.720261303931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0999999999997" calcext:value-type="float">
            <text:p>34.0999999999997</text:p>
          </table:table-cell>
          <table:table-cell office:value-type="float" office:value="-1.72026164465545" calcext:value-type="float">
            <text:p>-1.720261644655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1199999999997" calcext:value-type="float">
            <text:p>34.1199999999997</text:p>
          </table:table-cell>
          <table:table-cell office:value-type="float" office:value="-1.72026197980926" calcext:value-type="float">
            <text:p>-1.720261979809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1399999999997" calcext:value-type="float">
            <text:p>34.1399999999997</text:p>
          </table:table-cell>
          <table:table-cell office:value-type="float" office:value="-1.72026230949155" calcext:value-type="float">
            <text:p>-1.720262309491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1599999999997" calcext:value-type="float">
            <text:p>34.1599999999997</text:p>
          </table:table-cell>
          <table:table-cell office:value-type="float" office:value="-1.72026263379917" calcext:value-type="float">
            <text:p>-1.720262633799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1799999999997" calcext:value-type="float">
            <text:p>34.1799999999997</text:p>
          </table:table-cell>
          <table:table-cell office:value-type="float" office:value="-1.72026295282721" calcext:value-type="float">
            <text:p>-1.720262952827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1999999999997" calcext:value-type="float">
            <text:p>34.1999999999997</text:p>
          </table:table-cell>
          <table:table-cell office:value-type="float" office:value="-1.72026326666906" calcext:value-type="float">
            <text:p>-1.720263266669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2199999999997" calcext:value-type="float">
            <text:p>34.2199999999997</text:p>
          </table:table-cell>
          <table:table-cell office:value-type="float" office:value="-1.7202635754164" calcext:value-type="float">
            <text:p>-1.72026357541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2399999999998" calcext:value-type="float">
            <text:p>34.2399999999998</text:p>
          </table:table-cell>
          <table:table-cell office:value-type="float" office:value="-1.72026387915929" calcext:value-type="float">
            <text:p>-1.720263879159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2599999999998" calcext:value-type="float">
            <text:p>34.2599999999998</text:p>
          </table:table-cell>
          <table:table-cell office:value-type="float" office:value="-1.72026417798613" calcext:value-type="float">
            <text:p>-1.7202641779861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2799999999998" calcext:value-type="float">
            <text:p>34.2799999999998</text:p>
          </table:table-cell>
          <table:table-cell office:value-type="float" office:value="-1.72026447198375" calcext:value-type="float">
            <text:p>-1.7202644719837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2999999999998" calcext:value-type="float">
            <text:p>34.2999999999998</text:p>
          </table:table-cell>
          <table:table-cell office:value-type="float" office:value="-1.72026476123742" calcext:value-type="float">
            <text:p>-1.7202647612374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3199999999998" calcext:value-type="float">
            <text:p>34.3199999999998</text:p>
          </table:table-cell>
          <table:table-cell office:value-type="float" office:value="-1.72026504583084" calcext:value-type="float">
            <text:p>-1.720265045830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3399999999998" calcext:value-type="float">
            <text:p>34.3399999999998</text:p>
          </table:table-cell>
          <table:table-cell office:value-type="float" office:value="-1.72026532584622" calcext:value-type="float">
            <text:p>-1.7202653258462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3599999999998" calcext:value-type="float">
            <text:p>34.3599999999998</text:p>
          </table:table-cell>
          <table:table-cell office:value-type="float" office:value="-1.72026560136431" calcext:value-type="float">
            <text:p>-1.7202656013643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3799999999998" calcext:value-type="float">
            <text:p>34.3799999999998</text:p>
          </table:table-cell>
          <table:table-cell office:value-type="float" office:value="-1.72026587246435" calcext:value-type="float">
            <text:p>-1.720265872464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3999999999998" calcext:value-type="float">
            <text:p>34.3999999999998</text:p>
          </table:table-cell>
          <table:table-cell office:value-type="float" office:value="-1.72026613922421" calcext:value-type="float">
            <text:p>-1.720266139224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4199999999998" calcext:value-type="float">
            <text:p>34.4199999999998</text:p>
          </table:table-cell>
          <table:table-cell office:value-type="float" office:value="-1.72026640172032" calcext:value-type="float">
            <text:p>-1.7202664017203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4399999999998" calcext:value-type="float">
            <text:p>34.4399999999998</text:p>
          </table:table-cell>
          <table:table-cell office:value-type="float" office:value="-1.72026666002773" calcext:value-type="float">
            <text:p>-1.7202666600277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4599999999998" calcext:value-type="float">
            <text:p>34.4599999999998</text:p>
          </table:table-cell>
          <table:table-cell office:value-type="float" office:value="-1.72026691422017" calcext:value-type="float">
            <text:p>-1.720266914220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4799999999998" calcext:value-type="float">
            <text:p>34.4799999999998</text:p>
          </table:table-cell>
          <table:table-cell office:value-type="float" office:value="-1.72026716437" calcext:value-type="float">
            <text:p>-1.7202671643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4999999999998" calcext:value-type="float">
            <text:p>34.4999999999998</text:p>
          </table:table-cell>
          <table:table-cell office:value-type="float" office:value="-1.72026741054832" calcext:value-type="float">
            <text:p>-1.7202674105483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5199999999998" calcext:value-type="float">
            <text:p>34.5199999999998</text:p>
          </table:table-cell>
          <table:table-cell office:value-type="float" office:value="-1.72026765282491" calcext:value-type="float">
            <text:p>-1.7202676528249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5399999999998" calcext:value-type="float">
            <text:p>34.5399999999998</text:p>
          </table:table-cell>
          <table:table-cell office:value-type="float" office:value="-1.72026789126831" calcext:value-type="float">
            <text:p>-1.7202678912683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5599999999998" calcext:value-type="float">
            <text:p>34.5599999999998</text:p>
          </table:table-cell>
          <table:table-cell office:value-type="float" office:value="-1.72026812594583" calcext:value-type="float">
            <text:p>-1.7202681259458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5799999999998" calcext:value-type="float">
            <text:p>34.5799999999998</text:p>
          </table:table-cell>
          <table:table-cell office:value-type="float" office:value="-1.72026835692355" calcext:value-type="float">
            <text:p>-1.720268356923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5999999999998" calcext:value-type="float">
            <text:p>34.5999999999998</text:p>
          </table:table-cell>
          <table:table-cell office:value-type="float" office:value="-1.72026858426639" calcext:value-type="float">
            <text:p>-1.7202685842663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6199999999998" calcext:value-type="float">
            <text:p>34.6199999999998</text:p>
          </table:table-cell>
          <table:table-cell office:value-type="float" office:value="-1.72026880803806" calcext:value-type="float">
            <text:p>-1.720268808038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6399999999998" calcext:value-type="float">
            <text:p>34.6399999999998</text:p>
          </table:table-cell>
          <table:table-cell office:value-type="float" office:value="-1.72026902830117" calcext:value-type="float">
            <text:p>-1.720269028301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6599999999998" calcext:value-type="float">
            <text:p>34.6599999999998</text:p>
          </table:table-cell>
          <table:table-cell office:value-type="float" office:value="-1.72026924511716" calcext:value-type="float">
            <text:p>-1.720269245117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6799999999998" calcext:value-type="float">
            <text:p>34.6799999999998</text:p>
          </table:table-cell>
          <table:table-cell office:value-type="float" office:value="-1.72026945854639" calcext:value-type="float">
            <text:p>-1.7202694585463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6999999999998" calcext:value-type="float">
            <text:p>34.6999999999998</text:p>
          </table:table-cell>
          <table:table-cell office:value-type="float" office:value="-1.72026966864813" calcext:value-type="float">
            <text:p>-1.7202696686481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7199999999998" calcext:value-type="float">
            <text:p>34.7199999999998</text:p>
          </table:table-cell>
          <table:table-cell office:value-type="float" office:value="-1.72026987548057" calcext:value-type="float">
            <text:p>-1.7202698754805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7399999999998" calcext:value-type="float">
            <text:p>34.7399999999998</text:p>
          </table:table-cell>
          <table:table-cell office:value-type="float" office:value="-1.72027007910086" calcext:value-type="float">
            <text:p>-1.7202700791008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7599999999998" calcext:value-type="float">
            <text:p>34.7599999999998</text:p>
          </table:table-cell>
          <table:table-cell office:value-type="float" office:value="-1.72027027956513" calcext:value-type="float">
            <text:p>-1.7202702795651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7799999999998" calcext:value-type="float">
            <text:p>34.7799999999998</text:p>
          </table:table-cell>
          <table:table-cell office:value-type="float" office:value="-1.7202704769285" calcext:value-type="float">
            <text:p>-1.72027047692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7999999999998" calcext:value-type="float">
            <text:p>34.7999999999998</text:p>
          </table:table-cell>
          <table:table-cell office:value-type="float" office:value="-1.72027067124508" calcext:value-type="float">
            <text:p>-1.720270671245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8199999999998" calcext:value-type="float">
            <text:p>34.8199999999998</text:p>
          </table:table-cell>
          <table:table-cell office:value-type="float" office:value="-1.72027086256803" calcext:value-type="float">
            <text:p>-1.720270862568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8399999999998" calcext:value-type="float">
            <text:p>34.8399999999998</text:p>
          </table:table-cell>
          <table:table-cell office:value-type="float" office:value="-1.72027105094953" calcext:value-type="float">
            <text:p>-1.7202710509495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8599999999998" calcext:value-type="float">
            <text:p>34.8599999999998</text:p>
          </table:table-cell>
          <table:table-cell office:value-type="float" office:value="-1.72027123644084" calcext:value-type="float">
            <text:p>-1.720271236440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8799999999999" calcext:value-type="float">
            <text:p>34.8799999999999</text:p>
          </table:table-cell>
          <table:table-cell office:value-type="float" office:value="-1.7202714190923" calcext:value-type="float">
            <text:p>-1.720271419092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8999999999999" calcext:value-type="float">
            <text:p>34.8999999999999</text:p>
          </table:table-cell>
          <table:table-cell office:value-type="float" office:value="-1.72027159895334" calcext:value-type="float">
            <text:p>-1.7202715989533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9199999999999" calcext:value-type="float">
            <text:p>34.9199999999999</text:p>
          </table:table-cell>
          <table:table-cell office:value-type="float" office:value="-1.72027177607248" calcext:value-type="float">
            <text:p>-1.720271776072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9399999999999" calcext:value-type="float">
            <text:p>34.9399999999999</text:p>
          </table:table-cell>
          <table:table-cell office:value-type="float" office:value="-1.72027195049741" calcext:value-type="float">
            <text:p>-1.7202719504974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9599999999999" calcext:value-type="float">
            <text:p>34.9599999999999</text:p>
          </table:table-cell>
          <table:table-cell office:value-type="float" office:value="-1.72027212227492" calcext:value-type="float">
            <text:p>-1.720272122274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9799999999999" calcext:value-type="float">
            <text:p>34.9799999999999</text:p>
          </table:table-cell>
          <table:table-cell office:value-type="float" office:value="-1.72027229145099" calcext:value-type="float">
            <text:p>-1.720272291450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4.9999999999999" calcext:value-type="float">
            <text:p>34.9999999999999</text:p>
          </table:table-cell>
          <table:table-cell office:value-type="float" office:value="-1.72027245807077" calcext:value-type="float">
            <text:p>-1.7202724580707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0199999999999" calcext:value-type="float">
            <text:p>35.0199999999999</text:p>
          </table:table-cell>
          <table:table-cell office:value-type="float" office:value="-1.72027262217859" calcext:value-type="float">
            <text:p>-1.7202726221785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0399999999999" calcext:value-type="float">
            <text:p>35.0399999999999</text:p>
          </table:table-cell>
          <table:table-cell office:value-type="float" office:value="-1.72027278381797" calcext:value-type="float">
            <text:p>-1.720272783817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0599999999999" calcext:value-type="float">
            <text:p>35.0599999999999</text:p>
          </table:table-cell>
          <table:table-cell office:value-type="float" office:value="-1.72027294303169" calcext:value-type="float">
            <text:p>-1.720272943031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0799999999999" calcext:value-type="float">
            <text:p>35.0799999999999</text:p>
          </table:table-cell>
          <table:table-cell office:value-type="float" office:value="-1.72027309986172" calcext:value-type="float">
            <text:p>-1.720273099861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0999999999999" calcext:value-type="float">
            <text:p>35.0999999999999</text:p>
          </table:table-cell>
          <table:table-cell office:value-type="float" office:value="-1.72027325434929" calcext:value-type="float">
            <text:p>-1.720273254349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1199999999999" calcext:value-type="float">
            <text:p>35.1199999999999</text:p>
          </table:table-cell>
          <table:table-cell office:value-type="float" office:value="-1.72027340653491" calcext:value-type="float">
            <text:p>-1.7202734065349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1399999999999" calcext:value-type="float">
            <text:p>35.1399999999999</text:p>
          </table:table-cell>
          <table:table-cell office:value-type="float" office:value="-1.72027355645834" calcext:value-type="float">
            <text:p>-1.7202735564583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1599999999999" calcext:value-type="float">
            <text:p>35.1599999999999</text:p>
          </table:table-cell>
          <table:table-cell office:value-type="float" office:value="-1.72027370415862" calcext:value-type="float">
            <text:p>-1.7202737041586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1799999999999" calcext:value-type="float">
            <text:p>35.1799999999999</text:p>
          </table:table-cell>
          <table:table-cell office:value-type="float" office:value="-1.72027384967412" calcext:value-type="float">
            <text:p>-1.7202738496741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1999999999999" calcext:value-type="float">
            <text:p>35.1999999999999</text:p>
          </table:table-cell>
          <table:table-cell office:value-type="float" office:value="-1.7202739930425" calcext:value-type="float">
            <text:p>-1.72027399304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2199999999999" calcext:value-type="float">
            <text:p>35.2199999999999</text:p>
          </table:table-cell>
          <table:table-cell office:value-type="float" office:value="-1.72027413430074" calcext:value-type="float">
            <text:p>-1.7202741343007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2399999999999" calcext:value-type="float">
            <text:p>35.2399999999999</text:p>
          </table:table-cell>
          <table:table-cell office:value-type="float" office:value="-1.72027427348517" calcext:value-type="float">
            <text:p>-1.720274273485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2599999999999" calcext:value-type="float">
            <text:p>35.2599999999999</text:p>
          </table:table-cell>
          <table:table-cell office:value-type="float" office:value="-1.72027441063147" calcext:value-type="float">
            <text:p>-1.7202744106314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2799999999999" calcext:value-type="float">
            <text:p>35.2799999999999</text:p>
          </table:table-cell>
          <table:table-cell office:value-type="float" office:value="-1.72027454577467" calcext:value-type="float">
            <text:p>-1.7202745457746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2999999999999" calcext:value-type="float">
            <text:p>35.2999999999999</text:p>
          </table:table-cell>
          <table:table-cell office:value-type="float" office:value="-1.72027467894918" calcext:value-type="float">
            <text:p>-1.7202746789491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3199999999999" calcext:value-type="float">
            <text:p>35.3199999999999</text:p>
          </table:table-cell>
          <table:table-cell office:value-type="float" office:value="-1.72027481018879" calcext:value-type="float">
            <text:p>-1.7202748101887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3399999999999" calcext:value-type="float">
            <text:p>35.3399999999999</text:p>
          </table:table-cell>
          <table:table-cell office:value-type="float" office:value="-1.72027493952668" calcext:value-type="float">
            <text:p>-1.720274939526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3599999999999" calcext:value-type="float">
            <text:p>35.3599999999999</text:p>
          </table:table-cell>
          <table:table-cell office:value-type="float" office:value="-1.72027506699544" calcext:value-type="float">
            <text:p>-1.7202750669954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3799999999999" calcext:value-type="float">
            <text:p>35.3799999999999</text:p>
          </table:table-cell>
          <table:table-cell office:value-type="float" office:value="-1.72027519262708" calcext:value-type="float">
            <text:p>-1.720275192627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3999999999999" calcext:value-type="float">
            <text:p>35.3999999999999</text:p>
          </table:table-cell>
          <table:table-cell office:value-type="float" office:value="-1.72027531645303" calcext:value-type="float">
            <text:p>-1.720275316453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4199999999999" calcext:value-type="float">
            <text:p>35.4199999999999</text:p>
          </table:table-cell>
          <table:table-cell office:value-type="float" office:value="-1.72027543850417" calcext:value-type="float">
            <text:p>-1.720275438504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4399999999999" calcext:value-type="float">
            <text:p>35.4399999999999</text:p>
          </table:table-cell>
          <table:table-cell office:value-type="float" office:value="-1.72027555881081" calcext:value-type="float">
            <text:p>-1.7202755588108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4599999999999" calcext:value-type="float">
            <text:p>35.4599999999999</text:p>
          </table:table-cell>
          <table:table-cell office:value-type="float" office:value="-1.72027567740272" calcext:value-type="float">
            <text:p>-1.720275677402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4799999999999" calcext:value-type="float">
            <text:p>35.4799999999999</text:p>
          </table:table-cell>
          <table:table-cell office:value-type="float" office:value="-1.72027579430916" calcext:value-type="float">
            <text:p>-1.720275794309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4999999999999" calcext:value-type="float">
            <text:p>35.4999999999999</text:p>
          </table:table-cell>
          <table:table-cell office:value-type="float" office:value="-1.72027590955884" calcext:value-type="float">
            <text:p>-1.720275909558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-1.72027602317996" calcext:value-type="float">
            <text:p>-1.720276023179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-1.72027613520024" calcext:value-type="float">
            <text:p>-1.720276135200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56" calcext:value-type="float">
            <text:p>35.56</text:p>
          </table:table-cell>
          <table:table-cell office:value-type="float" office:value="-1.72027624564686" calcext:value-type="float">
            <text:p>-1.7202762456468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58" calcext:value-type="float">
            <text:p>35.58</text:p>
          </table:table-cell>
          <table:table-cell office:value-type="float" office:value="-1.72027635454656" calcext:value-type="float">
            <text:p>-1.720276354546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-1.72027646192558" calcext:value-type="float">
            <text:p>-1.7202764619255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62" calcext:value-type="float">
            <text:p>35.62</text:p>
          </table:table-cell>
          <table:table-cell office:value-type="float" office:value="-1.72027656780969" calcext:value-type="float">
            <text:p>-1.720276567809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-1.7202766722242" calcext:value-type="float">
            <text:p>-1.720276672224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66" calcext:value-type="float">
            <text:p>35.66</text:p>
          </table:table-cell>
          <table:table-cell office:value-type="float" office:value="-1.72027677519398" calcext:value-type="float">
            <text:p>-1.7202767751939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-1.72027687674343" calcext:value-type="float">
            <text:p>-1.720276876743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-1.72027697689656" calcext:value-type="float">
            <text:p>-1.720276976896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72" calcext:value-type="float">
            <text:p>35.72</text:p>
          </table:table-cell>
          <table:table-cell office:value-type="float" office:value="-1.7202770756769" calcext:value-type="float">
            <text:p>-1.72027707567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74" calcext:value-type="float">
            <text:p>35.74</text:p>
          </table:table-cell>
          <table:table-cell office:value-type="float" office:value="-1.72027717310759" calcext:value-type="float">
            <text:p>-1.7202771731075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76" calcext:value-type="float">
            <text:p>35.76</text:p>
          </table:table-cell>
          <table:table-cell office:value-type="float" office:value="-1.72027726921135" calcext:value-type="float">
            <text:p>-1.720277269211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78" calcext:value-type="float">
            <text:p>35.78</text:p>
          </table:table-cell>
          <table:table-cell office:value-type="float" office:value="-1.72027736401049" calcext:value-type="float">
            <text:p>-1.7202773640104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-1.72027745752695" calcext:value-type="float">
            <text:p>-1.7202774575269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82" calcext:value-type="float">
            <text:p>35.82</text:p>
          </table:table-cell>
          <table:table-cell office:value-type="float" office:value="-1.72027754978223" calcext:value-type="float">
            <text:p>-1.7202775497822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-1.72027764079748" calcext:value-type="float">
            <text:p>-1.720277640797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86" calcext:value-type="float">
            <text:p>35.86</text:p>
          </table:table-cell>
          <table:table-cell office:value-type="float" office:value="-1.72027773059348" calcext:value-type="float">
            <text:p>-1.720277730593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-1.72027781919061" calcext:value-type="float">
            <text:p>-1.720277819190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-1.72027790660891" calcext:value-type="float">
            <text:p>-1.7202779066089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92" calcext:value-type="float">
            <text:p>35.92</text:p>
          </table:table-cell>
          <table:table-cell office:value-type="float" office:value="-1.72027799286806" calcext:value-type="float">
            <text:p>-1.720277992868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94" calcext:value-type="float">
            <text:p>35.94</text:p>
          </table:table-cell>
          <table:table-cell office:value-type="float" office:value="-1.72027807798738" calcext:value-type="float">
            <text:p>-1.720278077987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96" calcext:value-type="float">
            <text:p>35.96</text:p>
          </table:table-cell>
          <table:table-cell office:value-type="float" office:value="-1.72027816198586" calcext:value-type="float">
            <text:p>-1.7202781619858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5.98" calcext:value-type="float">
            <text:p>35.98</text:p>
          </table:table-cell>
          <table:table-cell office:value-type="float" office:value="-1.72027824488213" calcext:value-type="float">
            <text:p>-1.7202782448821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72027832669453" calcext:value-type="float">
            <text:p>-1.7202783266945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02" calcext:value-type="float">
            <text:p>36.02</text:p>
          </table:table-cell>
          <table:table-cell office:value-type="float" office:value="-1.72027840744102" calcext:value-type="float">
            <text:p>-1.7202784074410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-1.72027848713929" calcext:value-type="float">
            <text:p>-1.720278487139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06" calcext:value-type="float">
            <text:p>36.06</text:p>
          </table:table-cell>
          <table:table-cell office:value-type="float" office:value="-1.72027856580668" calcext:value-type="float">
            <text:p>-1.720278565806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08" calcext:value-type="float">
            <text:p>36.08</text:p>
          </table:table-cell>
          <table:table-cell office:value-type="float" office:value="-1.72027864346024" calcext:value-type="float">
            <text:p>-1.720278643460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-1.72027872011671" calcext:value-type="float">
            <text:p>-1.7202787201167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12" calcext:value-type="float">
            <text:p>36.12</text:p>
          </table:table-cell>
          <table:table-cell office:value-type="float" office:value="-1.72027879579255" calcext:value-type="float">
            <text:p>-1.720278795792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1400000000001" calcext:value-type="float">
            <text:p>36.1400000000001</text:p>
          </table:table-cell>
          <table:table-cell office:value-type="float" office:value="-1.7202788705039" calcext:value-type="float">
            <text:p>-1.720278870503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1600000000001" calcext:value-type="float">
            <text:p>36.1600000000001</text:p>
          </table:table-cell>
          <table:table-cell office:value-type="float" office:value="-1.72027894426663" calcext:value-type="float">
            <text:p>-1.7202789442666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1800000000001" calcext:value-type="float">
            <text:p>36.1800000000001</text:p>
          </table:table-cell>
          <table:table-cell office:value-type="float" office:value="-1.72027901709634" calcext:value-type="float">
            <text:p>-1.7202790170963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2000000000001" calcext:value-type="float">
            <text:p>36.2000000000001</text:p>
          </table:table-cell>
          <table:table-cell office:value-type="float" office:value="-1.72027908900832" calcext:value-type="float">
            <text:p>-1.7202790890083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2200000000001" calcext:value-type="float">
            <text:p>36.2200000000001</text:p>
          </table:table-cell>
          <table:table-cell office:value-type="float" office:value="-1.72027916001762" calcext:value-type="float">
            <text:p>-1.7202791600176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2400000000001" calcext:value-type="float">
            <text:p>36.2400000000001</text:p>
          </table:table-cell>
          <table:table-cell office:value-type="float" office:value="-1.72027923013901" calcext:value-type="float">
            <text:p>-1.7202792301390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2600000000001" calcext:value-type="float">
            <text:p>36.2600000000001</text:p>
          </table:table-cell>
          <table:table-cell office:value-type="float" office:value="-1.720279299387" calcext:value-type="float">
            <text:p>-1.72027929938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2800000000001" calcext:value-type="float">
            <text:p>36.2800000000001</text:p>
          </table:table-cell>
          <table:table-cell office:value-type="float" office:value="-1.72027936777584" calcext:value-type="float">
            <text:p>-1.720279367775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3000000000001" calcext:value-type="float">
            <text:p>36.3000000000001</text:p>
          </table:table-cell>
          <table:table-cell office:value-type="float" office:value="-1.72027943531954" calcext:value-type="float">
            <text:p>-1.7202794353195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3200000000001" calcext:value-type="float">
            <text:p>36.3200000000001</text:p>
          </table:table-cell>
          <table:table-cell office:value-type="float" office:value="-1.72027950203185" calcext:value-type="float">
            <text:p>-1.720279502031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3400000000001" calcext:value-type="float">
            <text:p>36.3400000000001</text:p>
          </table:table-cell>
          <table:table-cell office:value-type="float" office:value="-1.72027956792628" calcext:value-type="float">
            <text:p>-1.7202795679262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3600000000001" calcext:value-type="float">
            <text:p>36.3600000000001</text:p>
          </table:table-cell>
          <table:table-cell office:value-type="float" office:value="-1.7202796330161" calcext:value-type="float">
            <text:p>-1.720279633016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3800000000001" calcext:value-type="float">
            <text:p>36.3800000000001</text:p>
          </table:table-cell>
          <table:table-cell office:value-type="float" office:value="-1.72027969731435" calcext:value-type="float">
            <text:p>-1.720279697314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4000000000001" calcext:value-type="float">
            <text:p>36.4000000000001</text:p>
          </table:table-cell>
          <table:table-cell office:value-type="float" office:value="-1.72027976083384" calcext:value-type="float">
            <text:p>-1.720279760833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4200000000001" calcext:value-type="float">
            <text:p>36.4200000000001</text:p>
          </table:table-cell>
          <table:table-cell office:value-type="float" office:value="-1.72027982358714" calcext:value-type="float">
            <text:p>-1.7202798235871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4400000000001" calcext:value-type="float">
            <text:p>36.4400000000001</text:p>
          </table:table-cell>
          <table:table-cell office:value-type="float" office:value="-1.72027988558662" calcext:value-type="float">
            <text:p>-1.7202798855866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4600000000001" calcext:value-type="float">
            <text:p>36.4600000000001</text:p>
          </table:table-cell>
          <table:table-cell office:value-type="float" office:value="-1.72027994684441" calcext:value-type="float">
            <text:p>-1.7202799468444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4800000000001" calcext:value-type="float">
            <text:p>36.4800000000001</text:p>
          </table:table-cell>
          <table:table-cell office:value-type="float" office:value="-1.72028000737245" calcext:value-type="float">
            <text:p>-1.720280007372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5000000000001" calcext:value-type="float">
            <text:p>36.5000000000001</text:p>
          </table:table-cell>
          <table:table-cell office:value-type="float" office:value="-1.72028006718244" calcext:value-type="float">
            <text:p>-1.7202800671824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5200000000001" calcext:value-type="float">
            <text:p>36.5200000000001</text:p>
          </table:table-cell>
          <table:table-cell office:value-type="float" office:value="-1.7202801262859" calcext:value-type="float">
            <text:p>-1.720280126285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5400000000001" calcext:value-type="float">
            <text:p>36.5400000000001</text:p>
          </table:table-cell>
          <table:table-cell office:value-type="float" office:value="-1.72028018469413" calcext:value-type="float">
            <text:p>-1.7202801846941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5600000000001" calcext:value-type="float">
            <text:p>36.5600000000001</text:p>
          </table:table-cell>
          <table:table-cell office:value-type="float" office:value="-1.72028024241825" calcext:value-type="float">
            <text:p>-1.7202802424182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5800000000001" calcext:value-type="float">
            <text:p>36.5800000000001</text:p>
          </table:table-cell>
          <table:table-cell office:value-type="float" office:value="-1.72028029946916" calcext:value-type="float">
            <text:p>-1.720280299469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6000000000001" calcext:value-type="float">
            <text:p>36.6000000000001</text:p>
          </table:table-cell>
          <table:table-cell office:value-type="float" office:value="-1.72028035585758" calcext:value-type="float">
            <text:p>-1.7202803558575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6200000000001" calcext:value-type="float">
            <text:p>36.6200000000001</text:p>
          </table:table-cell>
          <table:table-cell office:value-type="float" office:value="-1.72028041159405" calcext:value-type="float">
            <text:p>-1.720280411594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6400000000001" calcext:value-type="float">
            <text:p>36.6400000000001</text:p>
          </table:table-cell>
          <table:table-cell office:value-type="float" office:value="-1.72028046668891" calcext:value-type="float">
            <text:p>-1.7202804666889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6600000000001" calcext:value-type="float">
            <text:p>36.6600000000001</text:p>
          </table:table-cell>
          <table:table-cell office:value-type="float" office:value="-1.72028052115233" calcext:value-type="float">
            <text:p>-1.7202805211523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6800000000001" calcext:value-type="float">
            <text:p>36.6800000000001</text:p>
          </table:table-cell>
          <table:table-cell office:value-type="float" office:value="-1.72028057499429" calcext:value-type="float">
            <text:p>-1.720280574994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7000000000001" calcext:value-type="float">
            <text:p>36.7000000000001</text:p>
          </table:table-cell>
          <table:table-cell office:value-type="float" office:value="-1.7202806282246" calcext:value-type="float">
            <text:p>-1.72028062822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7200000000001" calcext:value-type="float">
            <text:p>36.7200000000001</text:p>
          </table:table-cell>
          <table:table-cell office:value-type="float" office:value="-1.7202806808529" calcext:value-type="float">
            <text:p>-1.72028068085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7400000000001" calcext:value-type="float">
            <text:p>36.7400000000001</text:p>
          </table:table-cell>
          <table:table-cell office:value-type="float" office:value="-1.72028073288867" calcext:value-type="float">
            <text:p>-1.7202807328886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7600000000001" calcext:value-type="float">
            <text:p>36.7600000000001</text:p>
          </table:table-cell>
          <table:table-cell office:value-type="float" office:value="-1.7202807843412" calcext:value-type="float">
            <text:p>-1.720280784341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7800000000001" calcext:value-type="float">
            <text:p>36.7800000000001</text:p>
          </table:table-cell>
          <table:table-cell office:value-type="float" office:value="-1.72028083521964" calcext:value-type="float">
            <text:p>-1.720280835219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8000000000002" calcext:value-type="float">
            <text:p>36.8000000000002</text:p>
          </table:table-cell>
          <table:table-cell office:value-type="float" office:value="-1.72028088553296" calcext:value-type="float">
            <text:p>-1.720280885532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8200000000002" calcext:value-type="float">
            <text:p>36.8200000000002</text:p>
          </table:table-cell>
          <table:table-cell office:value-type="float" office:value="-1.72028093528999" calcext:value-type="float">
            <text:p>-1.720280935289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8400000000002" calcext:value-type="float">
            <text:p>36.8400000000002</text:p>
          </table:table-cell>
          <table:table-cell office:value-type="float" office:value="-1.7202809844994" calcext:value-type="float">
            <text:p>-1.720280984499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8600000000002" calcext:value-type="float">
            <text:p>36.8600000000002</text:p>
          </table:table-cell>
          <table:table-cell office:value-type="float" office:value="-1.7202810331697" calcext:value-type="float">
            <text:p>-1.72028103316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8800000000002" calcext:value-type="float">
            <text:p>36.8800000000002</text:p>
          </table:table-cell>
          <table:table-cell office:value-type="float" office:value="-1.72028108130927" calcext:value-type="float">
            <text:p>-1.7202810813092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9000000000002" calcext:value-type="float">
            <text:p>36.9000000000002</text:p>
          </table:table-cell>
          <table:table-cell office:value-type="float" office:value="-1.72028112892632" calcext:value-type="float">
            <text:p>-1.7202811289263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9200000000002" calcext:value-type="float">
            <text:p>36.9200000000002</text:p>
          </table:table-cell>
          <table:table-cell office:value-type="float" office:value="-1.72028117602893" calcext:value-type="float">
            <text:p>-1.720281176028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9400000000002" calcext:value-type="float">
            <text:p>36.9400000000002</text:p>
          </table:table-cell>
          <table:table-cell office:value-type="float" office:value="-1.72028122262505" calcext:value-type="float">
            <text:p>-1.720281222625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9600000000002" calcext:value-type="float">
            <text:p>36.9600000000002</text:p>
          </table:table-cell>
          <table:table-cell office:value-type="float" office:value="-1.72028126872246" calcext:value-type="float">
            <text:p>-1.720281268722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6.9800000000002" calcext:value-type="float">
            <text:p>36.9800000000002</text:p>
          </table:table-cell>
          <table:table-cell office:value-type="float" office:value="-1.72028131432884" calcext:value-type="float">
            <text:p>-1.720281314328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0000000000002" calcext:value-type="float">
            <text:p>37.0000000000002</text:p>
          </table:table-cell>
          <table:table-cell office:value-type="float" office:value="-1.72028135945172" calcext:value-type="float">
            <text:p>-1.720281359451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0200000000002" calcext:value-type="float">
            <text:p>37.0200000000002</text:p>
          </table:table-cell>
          <table:table-cell office:value-type="float" office:value="-1.72028140409848" calcext:value-type="float">
            <text:p>-1.720281404098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0400000000002" calcext:value-type="float">
            <text:p>37.0400000000002</text:p>
          </table:table-cell>
          <table:table-cell office:value-type="float" office:value="-1.72028144827641" calcext:value-type="float">
            <text:p>-1.7202814482764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0600000000002" calcext:value-type="float">
            <text:p>37.0600000000002</text:p>
          </table:table-cell>
          <table:table-cell office:value-type="float" office:value="-1.72028149199264" calcext:value-type="float">
            <text:p>-1.720281491992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0800000000002" calcext:value-type="float">
            <text:p>37.0800000000002</text:p>
          </table:table-cell>
          <table:table-cell office:value-type="float" office:value="-1.72028153525419" calcext:value-type="float">
            <text:p>-1.720281535254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1000000000002" calcext:value-type="float">
            <text:p>37.1000000000002</text:p>
          </table:table-cell>
          <table:table-cell office:value-type="float" office:value="-1.72028157806797" calcext:value-type="float">
            <text:p>-1.7202815780679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1200000000002" calcext:value-type="float">
            <text:p>37.1200000000002</text:p>
          </table:table-cell>
          <table:table-cell office:value-type="float" office:value="-1.72028162044075" calcext:value-type="float">
            <text:p>-1.7202816204407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1400000000002" calcext:value-type="float">
            <text:p>37.1400000000002</text:p>
          </table:table-cell>
          <table:table-cell office:value-type="float" office:value="-1.72028166237918" calcext:value-type="float">
            <text:p>-1.7202816623791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1600000000002" calcext:value-type="float">
            <text:p>37.1600000000002</text:p>
          </table:table-cell>
          <table:table-cell office:value-type="float" office:value="-1.72028170388981" calcext:value-type="float">
            <text:p>-1.7202817038898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1800000000002" calcext:value-type="float">
            <text:p>37.1800000000002</text:p>
          </table:table-cell>
          <table:table-cell office:value-type="float" office:value="-1.72028174497908" calcext:value-type="float">
            <text:p>-1.720281744979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2000000000002" calcext:value-type="float">
            <text:p>37.2000000000002</text:p>
          </table:table-cell>
          <table:table-cell office:value-type="float" office:value="-1.72028178565331" calcext:value-type="float">
            <text:p>-1.7202817856533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2200000000002" calcext:value-type="float">
            <text:p>37.2200000000002</text:p>
          </table:table-cell>
          <table:table-cell office:value-type="float" office:value="-1.72028182591869" calcext:value-type="float">
            <text:p>-1.720281825918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2400000000002" calcext:value-type="float">
            <text:p>37.2400000000002</text:p>
          </table:table-cell>
          <table:table-cell office:value-type="float" office:value="-1.72028186578135" calcext:value-type="float">
            <text:p>-1.720281865781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2600000000002" calcext:value-type="float">
            <text:p>37.2600000000002</text:p>
          </table:table-cell>
          <table:table-cell office:value-type="float" office:value="-1.72028190524726" calcext:value-type="float">
            <text:p>-1.7202819052472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2800000000002" calcext:value-type="float">
            <text:p>37.2800000000002</text:p>
          </table:table-cell>
          <table:table-cell office:value-type="float" office:value="-1.72028194432234" calcext:value-type="float">
            <text:p>-1.7202819443223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3000000000002" calcext:value-type="float">
            <text:p>37.3000000000002</text:p>
          </table:table-cell>
          <table:table-cell office:value-type="float" office:value="-1.72028198301236" calcext:value-type="float">
            <text:p>-1.7202819830123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3200000000002" calcext:value-type="float">
            <text:p>37.3200000000002</text:p>
          </table:table-cell>
          <table:table-cell office:value-type="float" office:value="-1.72028202132303" calcext:value-type="float">
            <text:p>-1.7202820213230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3400000000002" calcext:value-type="float">
            <text:p>37.3400000000002</text:p>
          </table:table-cell>
          <table:table-cell office:value-type="float" office:value="-1.72028205925993" calcext:value-type="float">
            <text:p>-1.720282059259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3600000000002" calcext:value-type="float">
            <text:p>37.3600000000002</text:p>
          </table:table-cell>
          <table:table-cell office:value-type="float" office:value="-1.72028209682856" calcext:value-type="float">
            <text:p>-1.720282096828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3800000000002" calcext:value-type="float">
            <text:p>37.3800000000002</text:p>
          </table:table-cell>
          <table:table-cell office:value-type="float" office:value="-1.72028213403433" calcext:value-type="float">
            <text:p>-1.7202821340343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4000000000002" calcext:value-type="float">
            <text:p>37.4000000000002</text:p>
          </table:table-cell>
          <table:table-cell office:value-type="float" office:value="-1.72028217088255" calcext:value-type="float">
            <text:p>-1.7202821708825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4200000000002" calcext:value-type="float">
            <text:p>37.4200000000002</text:p>
          </table:table-cell>
          <table:table-cell office:value-type="float" office:value="-1.72028220737843" calcext:value-type="float">
            <text:p>-1.720282207378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4400000000003" calcext:value-type="float">
            <text:p>37.4400000000003</text:p>
          </table:table-cell>
          <table:table-cell office:value-type="float" office:value="-1.72028224352711" calcext:value-type="float">
            <text:p>-1.7202822435271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4600000000003" calcext:value-type="float">
            <text:p>37.4600000000003</text:p>
          </table:table-cell>
          <table:table-cell office:value-type="float" office:value="-1.72028227933362" calcext:value-type="float">
            <text:p>-1.7202822793336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4800000000003" calcext:value-type="float">
            <text:p>37.4800000000003</text:p>
          </table:table-cell>
          <table:table-cell office:value-type="float" office:value="-1.72028231480293" calcext:value-type="float">
            <text:p>-1.720282314802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5000000000003" calcext:value-type="float">
            <text:p>37.5000000000003</text:p>
          </table:table-cell>
          <table:table-cell office:value-type="float" office:value="-1.72028234993989" calcext:value-type="float">
            <text:p>-1.720282349939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5200000000003" calcext:value-type="float">
            <text:p>37.5200000000003</text:p>
          </table:table-cell>
          <table:table-cell office:value-type="float" office:value="-1.7202823847493" calcext:value-type="float">
            <text:p>-1.72028238474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5400000000003" calcext:value-type="float">
            <text:p>37.5400000000003</text:p>
          </table:table-cell>
          <table:table-cell office:value-type="float" office:value="-1.72028241923586" calcext:value-type="float">
            <text:p>-1.7202824192358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5600000000003" calcext:value-type="float">
            <text:p>37.5600000000003</text:p>
          </table:table-cell>
          <table:table-cell office:value-type="float" office:value="-1.7202824534042" calcext:value-type="float">
            <text:p>-1.720282453404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5800000000003" calcext:value-type="float">
            <text:p>37.5800000000003</text:p>
          </table:table-cell>
          <table:table-cell office:value-type="float" office:value="-1.72028248725885" calcext:value-type="float">
            <text:p>-1.720282487258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6000000000003" calcext:value-type="float">
            <text:p>37.6000000000003</text:p>
          </table:table-cell>
          <table:table-cell office:value-type="float" office:value="-1.7202825208043" calcext:value-type="float">
            <text:p>-1.72028252080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6200000000003" calcext:value-type="float">
            <text:p>37.6200000000003</text:p>
          </table:table-cell>
          <table:table-cell office:value-type="float" office:value="-1.72028255404492" calcext:value-type="float">
            <text:p>-1.720282554044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6400000000003" calcext:value-type="float">
            <text:p>37.6400000000003</text:p>
          </table:table-cell>
          <table:table-cell office:value-type="float" office:value="-1.72028258698504" calcext:value-type="float">
            <text:p>-1.720282586985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6600000000003" calcext:value-type="float">
            <text:p>37.6600000000003</text:p>
          </table:table-cell>
          <table:table-cell office:value-type="float" office:value="-1.7202826196289" calcext:value-type="float">
            <text:p>-1.720282619628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6800000000003" calcext:value-type="float">
            <text:p>37.6800000000003</text:p>
          </table:table-cell>
          <table:table-cell office:value-type="float" office:value="-1.72028265198067" calcext:value-type="float">
            <text:p>-1.7202826519806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7000000000003" calcext:value-type="float">
            <text:p>37.7000000000003</text:p>
          </table:table-cell>
          <table:table-cell office:value-type="float" office:value="-1.72028268404445" calcext:value-type="float">
            <text:p>-1.7202826840444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7200000000003" calcext:value-type="float">
            <text:p>37.7200000000003</text:p>
          </table:table-cell>
          <table:table-cell office:value-type="float" office:value="-1.72028271582427" calcext:value-type="float">
            <text:p>-1.7202827158242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7400000000003" calcext:value-type="float">
            <text:p>37.7400000000003</text:p>
          </table:table-cell>
          <table:table-cell office:value-type="float" office:value="-1.7202827473241" calcext:value-type="float">
            <text:p>-1.720282747324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7600000000003" calcext:value-type="float">
            <text:p>37.7600000000003</text:p>
          </table:table-cell>
          <table:table-cell office:value-type="float" office:value="-1.72028277854782" calcext:value-type="float">
            <text:p>-1.720282778547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7800000000003" calcext:value-type="float">
            <text:p>37.7800000000003</text:p>
          </table:table-cell>
          <table:table-cell office:value-type="float" office:value="-1.72028280949927" calcext:value-type="float">
            <text:p>-1.7202828094992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8000000000003" calcext:value-type="float">
            <text:p>37.8000000000003</text:p>
          </table:table-cell>
          <table:table-cell office:value-type="float" office:value="-1.72028284018221" calcext:value-type="float">
            <text:p>-1.720282840182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8200000000003" calcext:value-type="float">
            <text:p>37.8200000000003</text:p>
          </table:table-cell>
          <table:table-cell office:value-type="float" office:value="-1.72028287060035" calcext:value-type="float">
            <text:p>-1.720282870600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8400000000003" calcext:value-type="float">
            <text:p>37.8400000000003</text:p>
          </table:table-cell>
          <table:table-cell office:value-type="float" office:value="-1.72028290075731" calcext:value-type="float">
            <text:p>-1.7202829007573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8600000000003" calcext:value-type="float">
            <text:p>37.8600000000003</text:p>
          </table:table-cell>
          <table:table-cell office:value-type="float" office:value="-1.72028293065668" calcext:value-type="float">
            <text:p>-1.720282930656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8800000000003" calcext:value-type="float">
            <text:p>37.8800000000003</text:p>
          </table:table-cell>
          <table:table-cell office:value-type="float" office:value="-1.72028296030198" calcext:value-type="float">
            <text:p>-1.7202829603019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9000000000003" calcext:value-type="float">
            <text:p>37.9000000000003</text:p>
          </table:table-cell>
          <table:table-cell office:value-type="float" office:value="-1.72028298969665" calcext:value-type="float">
            <text:p>-1.720282989696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9200000000003" calcext:value-type="float">
            <text:p>37.9200000000003</text:p>
          </table:table-cell>
          <table:table-cell office:value-type="float" office:value="-1.72028301884411" calcext:value-type="float">
            <text:p>-1.7202830188441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9400000000003" calcext:value-type="float">
            <text:p>37.9400000000003</text:p>
          </table:table-cell>
          <table:table-cell office:value-type="float" office:value="-1.72028304774769" calcext:value-type="float">
            <text:p>-1.720283047747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9600000000003" calcext:value-type="float">
            <text:p>37.9600000000003</text:p>
          </table:table-cell>
          <table:table-cell office:value-type="float" office:value="-1.72028307641068" calcext:value-type="float">
            <text:p>-1.720283076410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7.9800000000003" calcext:value-type="float">
            <text:p>37.9800000000003</text:p>
          </table:table-cell>
          <table:table-cell office:value-type="float" office:value="-1.72028310483631" calcext:value-type="float">
            <text:p>-1.7202831048363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0000000000003" calcext:value-type="float">
            <text:p>38.0000000000003</text:p>
          </table:table-cell>
          <table:table-cell office:value-type="float" office:value="-1.72028313302776" calcext:value-type="float">
            <text:p>-1.720283133027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0200000000003" calcext:value-type="float">
            <text:p>38.0200000000003</text:p>
          </table:table-cell>
          <table:table-cell office:value-type="float" office:value="-1.72028316098814" calcext:value-type="float">
            <text:p>-1.7202831609881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0400000000003" calcext:value-type="float">
            <text:p>38.0400000000003</text:p>
          </table:table-cell>
          <table:table-cell office:value-type="float" office:value="-1.72028318872054" calcext:value-type="float">
            <text:p>-1.7202831887205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0600000000004" calcext:value-type="float">
            <text:p>38.0600000000004</text:p>
          </table:table-cell>
          <table:table-cell office:value-type="float" office:value="-1.72028321622798" calcext:value-type="float">
            <text:p>-1.7202832162279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0800000000004" calcext:value-type="float">
            <text:p>38.0800000000004</text:p>
          </table:table-cell>
          <table:table-cell office:value-type="float" office:value="-1.72028324351341" calcext:value-type="float">
            <text:p>-1.7202832435134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1000000000004" calcext:value-type="float">
            <text:p>38.1000000000004</text:p>
          </table:table-cell>
          <table:table-cell office:value-type="float" office:value="-1.72028327057977" calcext:value-type="float">
            <text:p>-1.7202832705797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1200000000004" calcext:value-type="float">
            <text:p>38.1200000000004</text:p>
          </table:table-cell>
          <table:table-cell office:value-type="float" office:value="-1.72028329742992" calcext:value-type="float">
            <text:p>-1.720283297429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1400000000004" calcext:value-type="float">
            <text:p>38.1400000000004</text:p>
          </table:table-cell>
          <table:table-cell office:value-type="float" office:value="-1.7202833240667" calcext:value-type="float">
            <text:p>-1.720283324066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1600000000004" calcext:value-type="float">
            <text:p>38.1600000000004</text:p>
          </table:table-cell>
          <table:table-cell office:value-type="float" office:value="-1.72028335049287" calcext:value-type="float">
            <text:p>-1.7202833504928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1800000000004" calcext:value-type="float">
            <text:p>38.1800000000004</text:p>
          </table:table-cell>
          <table:table-cell office:value-type="float" office:value="-1.72028337671117" calcext:value-type="float">
            <text:p>-1.720283376711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2000000000004" calcext:value-type="float">
            <text:p>38.2000000000004</text:p>
          </table:table-cell>
          <table:table-cell office:value-type="float" office:value="-1.72028340272428" calcext:value-type="float">
            <text:p>-1.7202834027242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2200000000004" calcext:value-type="float">
            <text:p>38.2200000000004</text:p>
          </table:table-cell>
          <table:table-cell office:value-type="float" office:value="-1.72028342853485" calcext:value-type="float">
            <text:p>-1.7202834285348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2400000000004" calcext:value-type="float">
            <text:p>38.2400000000004</text:p>
          </table:table-cell>
          <table:table-cell office:value-type="float" office:value="-1.72028345414548" calcext:value-type="float">
            <text:p>-1.720283454145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2600000000004" calcext:value-type="float">
            <text:p>38.2600000000004</text:p>
          </table:table-cell>
          <table:table-cell office:value-type="float" office:value="-1.72028347955871" calcext:value-type="float">
            <text:p>-1.7202834795587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2800000000004" calcext:value-type="float">
            <text:p>38.2800000000004</text:p>
          </table:table-cell>
          <table:table-cell office:value-type="float" office:value="-1.72028350477707" calcext:value-type="float">
            <text:p>-1.7202835047770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3000000000004" calcext:value-type="float">
            <text:p>38.3000000000004</text:p>
          </table:table-cell>
          <table:table-cell office:value-type="float" office:value="-1.72028352980302" calcext:value-type="float">
            <text:p>-1.7202835298030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3200000000004" calcext:value-type="float">
            <text:p>38.3200000000004</text:p>
          </table:table-cell>
          <table:table-cell office:value-type="float" office:value="-1.720283554639" calcext:value-type="float">
            <text:p>-1.72028355463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3400000000004" calcext:value-type="float">
            <text:p>38.3400000000004</text:p>
          </table:table-cell>
          <table:table-cell office:value-type="float" office:value="-1.7202835792874" calcext:value-type="float">
            <text:p>-1.720283579287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3600000000004" calcext:value-type="float">
            <text:p>38.3600000000004</text:p>
          </table:table-cell>
          <table:table-cell office:value-type="float" office:value="-1.72028360375057" calcext:value-type="float">
            <text:p>-1.7202836037505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3800000000004" calcext:value-type="float">
            <text:p>38.3800000000004</text:p>
          </table:table-cell>
          <table:table-cell office:value-type="float" office:value="-1.72028362803082" calcext:value-type="float">
            <text:p>-1.720283628030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4000000000004" calcext:value-type="float">
            <text:p>38.4000000000004</text:p>
          </table:table-cell>
          <table:table-cell office:value-type="float" office:value="-1.72028365213044" calcext:value-type="float">
            <text:p>-1.7202836521304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4200000000004" calcext:value-type="float">
            <text:p>38.4200000000004</text:p>
          </table:table-cell>
          <table:table-cell office:value-type="float" office:value="-1.72028367605165" calcext:value-type="float">
            <text:p>-1.720283676051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4400000000004" calcext:value-type="float">
            <text:p>38.4400000000004</text:p>
          </table:table-cell>
          <table:table-cell office:value-type="float" office:value="-1.72028369979666" calcext:value-type="float">
            <text:p>-1.7202836997966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4600000000004" calcext:value-type="float">
            <text:p>38.4600000000004</text:p>
          </table:table-cell>
          <table:table-cell office:value-type="float" office:value="-1.72028372336764" calcext:value-type="float">
            <text:p>-1.720283723367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4800000000004" calcext:value-type="float">
            <text:p>38.4800000000004</text:p>
          </table:table-cell>
          <table:table-cell office:value-type="float" office:value="-1.72028374676672" calcext:value-type="float">
            <text:p>-1.720283746766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5000000000004" calcext:value-type="float">
            <text:p>38.5000000000004</text:p>
          </table:table-cell>
          <table:table-cell office:value-type="float" office:value="-1.720283769996" calcext:value-type="float">
            <text:p>-1.7202837699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5200000000004" calcext:value-type="float">
            <text:p>38.5200000000004</text:p>
          </table:table-cell>
          <table:table-cell office:value-type="float" office:value="-1.72028379305753" calcext:value-type="float">
            <text:p>-1.7202837930575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5400000000004" calcext:value-type="float">
            <text:p>38.5400000000004</text:p>
          </table:table-cell>
          <table:table-cell office:value-type="float" office:value="-1.72028381595336" calcext:value-type="float">
            <text:p>-1.7202838159533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5600000000004" calcext:value-type="float">
            <text:p>38.5600000000004</text:p>
          </table:table-cell>
          <table:table-cell office:value-type="float" office:value="-1.72028383868546" calcext:value-type="float">
            <text:p>-1.720283838685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5800000000004" calcext:value-type="float">
            <text:p>38.5800000000004</text:p>
          </table:table-cell>
          <table:table-cell office:value-type="float" office:value="-1.72028386125582" calcext:value-type="float">
            <text:p>-1.720283861255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6000000000004" calcext:value-type="float">
            <text:p>38.6000000000004</text:p>
          </table:table-cell>
          <table:table-cell office:value-type="float" office:value="-1.72028388366636" calcext:value-type="float">
            <text:p>-1.7202838836663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6200000000004" calcext:value-type="float">
            <text:p>38.6200000000004</text:p>
          </table:table-cell>
          <table:table-cell office:value-type="float" office:value="-1.72028390591898" calcext:value-type="float">
            <text:p>-1.7202839059189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6400000000004" calcext:value-type="float">
            <text:p>38.6400000000004</text:p>
          </table:table-cell>
          <table:table-cell office:value-type="float" office:value="-1.72028392801556" calcext:value-type="float">
            <text:p>-1.720283928015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6600000000004" calcext:value-type="float">
            <text:p>38.6600000000004</text:p>
          </table:table-cell>
          <table:table-cell office:value-type="float" office:value="-1.72028394995794" calcext:value-type="float">
            <text:p>-1.7202839499579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6800000000004" calcext:value-type="float">
            <text:p>38.6800000000004</text:p>
          </table:table-cell>
          <table:table-cell office:value-type="float" office:value="-1.72028397174792" calcext:value-type="float">
            <text:p>-1.720283971747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7000000000004" calcext:value-type="float">
            <text:p>38.7000000000004</text:p>
          </table:table-cell>
          <table:table-cell office:value-type="float" office:value="-1.72028399338729" calcext:value-type="float">
            <text:p>-1.7202839933872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7200000000004" calcext:value-type="float">
            <text:p>38.7200000000004</text:p>
          </table:table-cell>
          <table:table-cell office:value-type="float" office:value="-1.72028401487781" calcext:value-type="float">
            <text:p>-1.7202840148778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7400000000005" calcext:value-type="float">
            <text:p>38.7400000000005</text:p>
          </table:table-cell>
          <table:table-cell office:value-type="float" office:value="-1.72028403622121" calcext:value-type="float">
            <text:p>-1.7202840362212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7600000000005" calcext:value-type="float">
            <text:p>38.7600000000005</text:p>
          </table:table-cell>
          <table:table-cell office:value-type="float" office:value="-1.72028405741917" calcext:value-type="float">
            <text:p>-1.7202840574191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7800000000005" calcext:value-type="float">
            <text:p>38.7800000000005</text:p>
          </table:table-cell>
          <table:table-cell office:value-type="float" office:value="-1.72028407847338" calcext:value-type="float">
            <text:p>-1.720284078473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8000000000005" calcext:value-type="float">
            <text:p>38.8000000000005</text:p>
          </table:table-cell>
          <table:table-cell office:value-type="float" office:value="-1.72028409938547" calcext:value-type="float">
            <text:p>-1.7202840993854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8200000000005" calcext:value-type="float">
            <text:p>38.8200000000005</text:p>
          </table:table-cell>
          <table:table-cell office:value-type="float" office:value="-1.72028412015708" calcext:value-type="float">
            <text:p>-1.7202841201570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8400000000005" calcext:value-type="float">
            <text:p>38.8400000000005</text:p>
          </table:table-cell>
          <table:table-cell office:value-type="float" office:value="-1.72028414078978" calcext:value-type="float">
            <text:p>-1.7202841407897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8600000000005" calcext:value-type="float">
            <text:p>38.8600000000005</text:p>
          </table:table-cell>
          <table:table-cell office:value-type="float" office:value="-1.72028416128516" calcext:value-type="float">
            <text:p>-1.720284161285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8800000000005" calcext:value-type="float">
            <text:p>38.8800000000005</text:p>
          </table:table-cell>
          <table:table-cell office:value-type="float" office:value="-1.72028418164476" calcext:value-type="float">
            <text:p>-1.720284181644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9000000000005" calcext:value-type="float">
            <text:p>38.9000000000005</text:p>
          </table:table-cell>
          <table:table-cell office:value-type="float" office:value="-1.72028420187009" calcext:value-type="float">
            <text:p>-1.7202842018700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9200000000005" calcext:value-type="float">
            <text:p>38.9200000000005</text:p>
          </table:table-cell>
          <table:table-cell office:value-type="float" office:value="-1.72028422196266" calcext:value-type="float">
            <text:p>-1.7202842219626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9400000000005" calcext:value-type="float">
            <text:p>38.9400000000005</text:p>
          </table:table-cell>
          <table:table-cell office:value-type="float" office:value="-1.72028424192393" calcext:value-type="float">
            <text:p>-1.7202842419239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9600000000005" calcext:value-type="float">
            <text:p>38.9600000000005</text:p>
          </table:table-cell>
          <table:table-cell office:value-type="float" office:value="-1.72028426175535" calcext:value-type="float">
            <text:p>-1.720284261755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8.9800000000005" calcext:value-type="float">
            <text:p>38.9800000000005</text:p>
          </table:table-cell>
          <table:table-cell office:value-type="float" office:value="-1.72028428145836" calcext:value-type="float">
            <text:p>-1.7202842814583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0000000000005" calcext:value-type="float">
            <text:p>39.0000000000005</text:p>
          </table:table-cell>
          <table:table-cell office:value-type="float" office:value="-1.72028430103435" calcext:value-type="float">
            <text:p>-1.7202843010343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0200000000005" calcext:value-type="float">
            <text:p>39.0200000000005</text:p>
          </table:table-cell>
          <table:table-cell office:value-type="float" office:value="-1.72028432048472" calcext:value-type="float">
            <text:p>-1.7202843204847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0400000000005" calcext:value-type="float">
            <text:p>39.0400000000005</text:p>
          </table:table-cell>
          <table:table-cell office:value-type="float" office:value="-1.72028433981082" calcext:value-type="float">
            <text:p>-1.720284339810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0600000000005" calcext:value-type="float">
            <text:p>39.0600000000005</text:p>
          </table:table-cell>
          <table:table-cell office:value-type="float" office:value="-1.72028435901399" calcext:value-type="float">
            <text:p>-1.7202843590139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0800000000005" calcext:value-type="float">
            <text:p>39.0800000000005</text:p>
          </table:table-cell>
          <table:table-cell office:value-type="float" office:value="-1.72028437809556" calcext:value-type="float">
            <text:p>-1.7202843780955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1000000000005" calcext:value-type="float">
            <text:p>39.1000000000005</text:p>
          </table:table-cell>
          <table:table-cell office:value-type="float" office:value="-1.72028439705682" calcext:value-type="float">
            <text:p>-1.720284397056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1200000000005" calcext:value-type="float">
            <text:p>39.1200000000005</text:p>
          </table:table-cell>
          <table:table-cell office:value-type="float" office:value="-1.72028441589905" calcext:value-type="float">
            <text:p>-1.720284415899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1400000000005" calcext:value-type="float">
            <text:p>39.1400000000005</text:p>
          </table:table-cell>
          <table:table-cell office:value-type="float" office:value="-1.72028443462352" calcext:value-type="float">
            <text:p>-1.7202844346235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1600000000005" calcext:value-type="float">
            <text:p>39.1600000000005</text:p>
          </table:table-cell>
          <table:table-cell office:value-type="float" office:value="-1.72028445323146" calcext:value-type="float">
            <text:p>-1.7202844532314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1800000000005" calcext:value-type="float">
            <text:p>39.1800000000005</text:p>
          </table:table-cell>
          <table:table-cell office:value-type="float" office:value="-1.7202844717241" calcext:value-type="float">
            <text:p>-1.720284471724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2000000000005" calcext:value-type="float">
            <text:p>39.2000000000005</text:p>
          </table:table-cell>
          <table:table-cell office:value-type="float" office:value="-1.72028449010264" calcext:value-type="float">
            <text:p>-1.7202844901026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2200000000005" calcext:value-type="float">
            <text:p>39.2200000000005</text:p>
          </table:table-cell>
          <table:table-cell office:value-type="float" office:value="-1.72028450836827" calcext:value-type="float">
            <text:p>-1.72028450836827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2400000000005" calcext:value-type="float">
            <text:p>39.2400000000005</text:p>
          </table:table-cell>
          <table:table-cell office:value-type="float" office:value="-1.72028452652215" calcext:value-type="float">
            <text:p>-1.7202845265221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2600000000005" calcext:value-type="float">
            <text:p>39.2600000000005</text:p>
          </table:table-cell>
          <table:table-cell office:value-type="float" office:value="-1.72028454456543" calcext:value-type="float">
            <text:p>-1.7202845445654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2800000000005" calcext:value-type="float">
            <text:p>39.2800000000005</text:p>
          </table:table-cell>
          <table:table-cell office:value-type="float" office:value="-1.72028456249924" calcext:value-type="float">
            <text:p>-1.7202845624992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3000000000005" calcext:value-type="float">
            <text:p>39.3000000000005</text:p>
          </table:table-cell>
          <table:table-cell office:value-type="float" office:value="-1.72028458032471" calcext:value-type="float">
            <text:p>-1.7202845803247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3200000000005" calcext:value-type="float">
            <text:p>39.3200000000005</text:p>
          </table:table-cell>
          <table:table-cell office:value-type="float" office:value="-1.72028459804292" calcext:value-type="float">
            <text:p>-1.7202845980429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3400000000006" calcext:value-type="float">
            <text:p>39.3400000000006</text:p>
          </table:table-cell>
          <table:table-cell office:value-type="float" office:value="-1.72028461565496" calcext:value-type="float">
            <text:p>-1.720284615654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3600000000006" calcext:value-type="float">
            <text:p>39.3600000000006</text:p>
          </table:table-cell>
          <table:table-cell office:value-type="float" office:value="-1.7202846331619" calcext:value-type="float">
            <text:p>-1.72028463316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3800000000006" calcext:value-type="float">
            <text:p>39.3800000000006</text:p>
          </table:table-cell>
          <table:table-cell office:value-type="float" office:value="-1.72028465056479" calcext:value-type="float">
            <text:p>-1.7202846505647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4000000000006" calcext:value-type="float">
            <text:p>39.4000000000006</text:p>
          </table:table-cell>
          <table:table-cell office:value-type="float" office:value="-1.72028466786465" calcext:value-type="float">
            <text:p>-1.720284667864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4200000000006" calcext:value-type="float">
            <text:p>39.4200000000006</text:p>
          </table:table-cell>
          <table:table-cell office:value-type="float" office:value="-1.72028468506251" calcext:value-type="float">
            <text:p>-1.7202846850625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4400000000006" calcext:value-type="float">
            <text:p>39.4400000000006</text:p>
          </table:table-cell>
          <table:table-cell office:value-type="float" office:value="-1.72028470215938" calcext:value-type="float">
            <text:p>-1.720284702159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4600000000006" calcext:value-type="float">
            <text:p>39.4600000000006</text:p>
          </table:table-cell>
          <table:table-cell office:value-type="float" office:value="-1.72028471915623" calcext:value-type="float">
            <text:p>-1.7202847191562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4800000000006" calcext:value-type="float">
            <text:p>39.4800000000006</text:p>
          </table:table-cell>
          <table:table-cell office:value-type="float" office:value="-1.72028473605405" calcext:value-type="float">
            <text:p>-1.720284736054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5000000000006" calcext:value-type="float">
            <text:p>39.5000000000006</text:p>
          </table:table-cell>
          <table:table-cell office:value-type="float" office:value="-1.7202847528538" calcext:value-type="float">
            <text:p>-1.720284752853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5200000000006" calcext:value-type="float">
            <text:p>39.5200000000006</text:p>
          </table:table-cell>
          <table:table-cell office:value-type="float" office:value="-1.72028476955642" calcext:value-type="float">
            <text:p>-1.7202847695564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5400000000006" calcext:value-type="float">
            <text:p>39.5400000000006</text:p>
          </table:table-cell>
          <table:table-cell office:value-type="float" office:value="-1.72028478616284" calcext:value-type="float">
            <text:p>-1.7202847861628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5600000000006" calcext:value-type="float">
            <text:p>39.5600000000006</text:p>
          </table:table-cell>
          <table:table-cell office:value-type="float" office:value="-1.72028480267398" calcext:value-type="float">
            <text:p>-1.7202848026739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5800000000006" calcext:value-type="float">
            <text:p>39.5800000000006</text:p>
          </table:table-cell>
          <table:table-cell office:value-type="float" office:value="-1.72028481909075" calcext:value-type="float">
            <text:p>-1.7202848190907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6000000000006" calcext:value-type="float">
            <text:p>39.6000000000006</text:p>
          </table:table-cell>
          <table:table-cell office:value-type="float" office:value="-1.72028483541404" calcext:value-type="float">
            <text:p>-1.7202848354140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6200000000006" calcext:value-type="float">
            <text:p>39.6200000000006</text:p>
          </table:table-cell>
          <table:table-cell office:value-type="float" office:value="-1.72028485164473" calcext:value-type="float">
            <text:p>-1.72028485164473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6400000000006" calcext:value-type="float">
            <text:p>39.6400000000006</text:p>
          </table:table-cell>
          <table:table-cell office:value-type="float" office:value="-1.72028486778369" calcext:value-type="float">
            <text:p>-1.7202848677836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6600000000006" calcext:value-type="float">
            <text:p>39.6600000000006</text:p>
          </table:table-cell>
          <table:table-cell office:value-type="float" office:value="-1.72028488383176" calcext:value-type="float">
            <text:p>-1.7202848838317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6800000000006" calcext:value-type="float">
            <text:p>39.6800000000006</text:p>
          </table:table-cell>
          <table:table-cell office:value-type="float" office:value="-1.72028489978979" calcext:value-type="float">
            <text:p>-1.7202848997897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7000000000006" calcext:value-type="float">
            <text:p>39.7000000000006</text:p>
          </table:table-cell>
          <table:table-cell office:value-type="float" office:value="-1.72028491565862" calcext:value-type="float">
            <text:p>-1.7202849156586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7200000000006" calcext:value-type="float">
            <text:p>39.7200000000006</text:p>
          </table:table-cell>
          <table:table-cell office:value-type="float" office:value="-1.72028493143905" calcext:value-type="float">
            <text:p>-1.7202849314390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7400000000006" calcext:value-type="float">
            <text:p>39.7400000000006</text:p>
          </table:table-cell>
          <table:table-cell office:value-type="float" office:value="-1.7202849471319" calcext:value-type="float">
            <text:p>-1.720284947131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7600000000006" calcext:value-type="float">
            <text:p>39.7600000000006</text:p>
          </table:table-cell>
          <table:table-cell office:value-type="float" office:value="-1.72028496273796" calcext:value-type="float">
            <text:p>-1.7202849627379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7800000000006" calcext:value-type="float">
            <text:p>39.7800000000006</text:p>
          </table:table-cell>
          <table:table-cell office:value-type="float" office:value="-1.720284978258" calcext:value-type="float">
            <text:p>-1.72028497825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8000000000006" calcext:value-type="float">
            <text:p>39.8000000000006</text:p>
          </table:table-cell>
          <table:table-cell office:value-type="float" office:value="-1.72028499369282" calcext:value-type="float">
            <text:p>-1.72028499369282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8200000000006" calcext:value-type="float">
            <text:p>39.8200000000006</text:p>
          </table:table-cell>
          <table:table-cell office:value-type="float" office:value="-1.72028500904316" calcext:value-type="float">
            <text:p>-1.7202850090431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8400000000006" calcext:value-type="float">
            <text:p>39.8400000000006</text:p>
          </table:table-cell>
          <table:table-cell office:value-type="float" office:value="-1.72028502430978" calcext:value-type="float">
            <text:p>-1.7202850243097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8600000000006" calcext:value-type="float">
            <text:p>39.8600000000006</text:p>
          </table:table-cell>
          <table:table-cell office:value-type="float" office:value="-1.72028503949341" calcext:value-type="float">
            <text:p>-1.72028503949341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8800000000006" calcext:value-type="float">
            <text:p>39.8800000000006</text:p>
          </table:table-cell>
          <table:table-cell office:value-type="float" office:value="-1.7202850545948" calcext:value-type="float">
            <text:p>-1.720285054594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9000000000006" calcext:value-type="float">
            <text:p>39.9000000000006</text:p>
          </table:table-cell>
          <table:table-cell office:value-type="float" office:value="-1.72028506961465" calcext:value-type="float">
            <text:p>-1.72028506961465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9200000000006" calcext:value-type="float">
            <text:p>39.9200000000006</text:p>
          </table:table-cell>
          <table:table-cell office:value-type="float" office:value="-1.72028508455368" calcext:value-type="float">
            <text:p>-1.72028508455368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9400000000006" calcext:value-type="float">
            <text:p>39.9400000000006</text:p>
          </table:table-cell>
          <table:table-cell office:value-type="float" office:value="-1.72028509941259" calcext:value-type="float">
            <text:p>-1.7202850994125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9600000000006" calcext:value-type="float">
            <text:p>39.9600000000006</text:p>
          </table:table-cell>
          <table:table-cell office:value-type="float" office:value="-1.72028511419206" calcext:value-type="float">
            <text:p>-1.72028511419206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39.9800000000007" calcext:value-type="float">
            <text:p>39.9800000000007</text:p>
          </table:table-cell>
          <table:table-cell office:value-type="float" office:value="-1.72028512889279" calcext:value-type="float">
            <text:p>-1.72028512889279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40.0000000000007" calcext:value-type="float">
            <text:p>40.0000000000007</text:p>
          </table:table-cell>
          <table:table-cell office:value-type="float" office:value="-1.72028514351544" calcext:value-type="float">
            <text:p>-1.72028514351544</text:p>
          </table:table-cell>
          <table:table-cell office:value-type="float" office:value="-101.878123909828" calcext:value-type="float">
            <text:p>-101.878123909828</text:p>
          </table:table-cell>
        </table:table-row>
        <table:table-row table:style-name="ro1">
          <table:table-cell office:value-type="float" office:value="40.0200000000007" calcext:value-type="float">
            <text:p>40.0200000000007</text:p>
          </table:table-cell>
          <table:table-cell office:value-type="float" office:value="-1.72028515806067" calcext:value-type="float">
            <text:p>-1.72028515806067</text:p>
          </table:table-cell>
          <table:table-cell office:value-type="float" office:value="-88.8781239098284" calcext:value-type="float">
            <text:p>-88.8781239098284</text:p>
          </table:table-cell>
        </table:table-row>
        <table:table-row table:style-name="ro1">
          <table:table-cell office:value-type="float" office:value="40.0400000000007" calcext:value-type="float">
            <text:p>40.0400000000007</text:p>
          </table:table-cell>
          <table:table-cell office:value-type="float" office:value="-1.71253672575892" calcext:value-type="float">
            <text:p>-1.71253672575892</text:p>
          </table:table-cell>
          <table:table-cell office:value-type="float" office:value="-76.8232411654641" calcext:value-type="float">
            <text:p>-76.8232411654641</text:p>
          </table:table-cell>
        </table:table-row>
        <table:table-row table:style-name="ro1">
          <table:table-cell office:value-type="float" office:value="40.0600000000007" calcext:value-type="float">
            <text:p>40.0600000000007</text:p>
          </table:table-cell>
          <table:table-cell office:value-type="float" office:value="-1.69870612637056" calcext:value-type="float">
            <text:p>-1.69870612637056</text:p>
          </table:table-cell>
          <table:table-cell office:value-type="float" office:value="-65.5217885926226" calcext:value-type="float">
            <text:p>-65.5217885926226</text:p>
          </table:table-cell>
        </table:table-row>
        <table:table-row table:style-name="ro1">
          <table:table-cell office:value-type="float" office:value="40.0800000000007" calcext:value-type="float">
            <text:p>40.0800000000007</text:p>
          </table:table-cell>
          <table:table-cell office:value-type="float" office:value="-1.68020601275434" calcext:value-type="float">
            <text:p>-1.68020601275434</text:p>
          </table:table-cell>
          <table:table-cell office:value-type="float" office:value="-54.9266768055837" calcext:value-type="float">
            <text:p>-54.9266768055837</text:p>
          </table:table-cell>
        </table:table-row>
        <table:table-row table:style-name="ro1">
          <table:table-cell office:value-type="float" office:value="40.1000000000007" calcext:value-type="float">
            <text:p>40.1000000000007</text:p>
          </table:table-cell>
          <table:table-cell office:value-type="float" office:value="-1.65822548985829" calcext:value-type="float">
            <text:p>-1.65822548985829</text:p>
          </table:table-cell>
          <table:table-cell office:value-type="float" office:value="-44.9937595052347" calcext:value-type="float">
            <text:p>-44.9937595052347</text:p>
          </table:table-cell>
        </table:table-row>
        <table:table-row table:style-name="ro1">
          <table:table-cell office:value-type="float" office:value="40.1200000000007" calcext:value-type="float">
            <text:p>40.1200000000007</text:p>
          </table:table-cell>
          <table:table-cell office:value-type="float" office:value="-1.63375756123504" calcext:value-type="float">
            <text:p>-1.63375756123504</text:p>
          </table:table-cell>
          <table:table-cell office:value-type="float" office:value="-35.6816495361575" calcext:value-type="float">
            <text:p>-35.6816495361575</text:p>
          </table:table-cell>
        </table:table-row>
        <table:table-row table:style-name="ro1">
          <table:table-cell office:value-type="float" office:value="40.1400000000007" calcext:value-type="float">
            <text:p>40.1400000000007</text:p>
          </table:table-cell>
          <table:table-cell office:value-type="float" office:value="-1.60762420184579" calcext:value-type="float">
            <text:p>-1.60762420184579</text:p>
          </table:table-cell>
          <table:table-cell office:value-type="float" office:value="-26.9515464401477" calcext:value-type="float">
            <text:p>-26.9515464401477</text:p>
          </table:table-cell>
        </table:table-row>
        <table:table-row table:style-name="ro1">
          <table:table-cell office:value-type="float" office:value="40.1600000000007" calcext:value-type="float">
            <text:p>40.1600000000007</text:p>
          </table:table-cell>
          <table:table-cell office:value-type="float" office:value="-1.5804992350963" calcext:value-type="float">
            <text:p>-1.5804992350963</text:p>
          </table:table-cell>
          <table:table-cell office:value-type="float" office:value="-18.7670747876384" calcext:value-type="float">
            <text:p>-18.7670747876384</text:p>
          </table:table-cell>
        </table:table-row>
        <table:table-row table:style-name="ro1">
          <table:table-cell office:value-type="float" office:value="40.1800000000007" calcext:value-type="float">
            <text:p>40.1800000000007</text:p>
          </table:table-cell>
          <table:table-cell office:value-type="float" office:value="-1.55292913277998" calcext:value-type="float">
            <text:p>-1.55292913277998</text:p>
          </table:table-cell>
          <table:table-cell office:value-type="float" office:value="-11.094132613411" calcext:value-type="float">
            <text:p>-11.094132613411</text:p>
          </table:table-cell>
        </table:table-row>
        <table:table-row table:style-name="ro1">
          <table:table-cell office:value-type="float" office:value="40.2000000000007" calcext:value-type="float">
            <text:p>40.2000000000007</text:p>
          </table:table-cell>
          <table:table-cell office:value-type="float" office:value="-1.52535181970484" calcext:value-type="float">
            <text:p>-1.52535181970484</text:p>
          </table:table-cell>
          <table:table-cell office:value-type="float" office:value="-3.90074932507284" calcext:value-type="float">
            <text:p>-3.90074932507284</text:p>
          </table:table-cell>
        </table:table-row>
        <table:table-row table:style-name="ro1">
          <table:table-cell office:value-type="float" office:value="40.2200000000007" calcext:value-type="float">
            <text:p>40.2200000000007</text:p>
          </table:table-cell>
          <table:table-cell office:value-type="float" office:value="-1.49811354772883" calcext:value-type="float">
            <text:p>-1.49811354772883</text:p>
          </table:table-cell>
          <table:table-cell office:value-type="float" office:value="2.84304750774421" calcext:value-type="float">
            <text:p>2.84304750774421</text:p>
          </table:table-cell>
        </table:table-row>
        <table:table-row table:style-name="ro1">
          <table:table-cell office:value-type="float" office:value="40.2400000000007" calcext:value-type="float">
            <text:p>40.2400000000007</text:p>
          </table:table-cell>
          <table:table-cell office:value-type="float" office:value="-1.47141442077933" calcext:value-type="float">
            <text:p>-1.47141442077933</text:p>
          </table:table-cell>
          <table:table-cell office:value-type="float" office:value="9.16535703851019" calcext:value-type="float">
            <text:p>9.16535703851019</text:p>
          </table:table-cell>
        </table:table-row>
        <table:table-row table:style-name="ro1">
          <table:table-cell office:value-type="float" office:value="40.2600000000007" calcext:value-type="float">
            <text:p>40.2600000000007</text:p>
          </table:table-cell>
          <table:table-cell office:value-type="float" office:value="-1.44487950446408" calcext:value-type="float">
            <text:p>-1.44487950446408</text:p>
          </table:table-cell>
          <table:table-cell office:value-type="float" office:value="15.0925222236033" calcext:value-type="float">
            <text:p>15.0925222236033</text:p>
          </table:table-cell>
        </table:table-row>
        <table:table-row table:style-name="ro1">
          <table:table-cell office:value-type="float" office:value="40.2800000000007" calcext:value-type="float">
            <text:p>40.2800000000007</text:p>
          </table:table-cell>
          <table:table-cell office:value-type="float" office:value="-1.41809908573208" calcext:value-type="float">
            <text:p>-1.41809908573208</text:p>
          </table:table-cell>
          <table:table-cell office:value-type="float" office:value="20.6492395846281" calcext:value-type="float">
            <text:p>20.6492395846281</text:p>
          </table:table-cell>
        </table:table-row>
        <table:table-row table:style-name="ro1">
          <table:table-cell office:value-type="float" office:value="40.3000000000007" calcext:value-type="float">
            <text:p>40.3000000000007</text:p>
          </table:table-cell>
          <table:table-cell office:value-type="float" office:value="-1.39075028140397" calcext:value-type="float">
            <text:p>-1.39075028140397</text:p>
          </table:table-cell>
          <table:table-cell office:value-type="float" office:value="25.8586621105888" calcext:value-type="float">
            <text:p>25.8586621105888</text:p>
          </table:table-cell>
        </table:table-row>
        <table:table-row table:style-name="ro1">
          <table:table-cell office:value-type="float" office:value="40.3200000000007" calcext:value-type="float">
            <text:p>40.3200000000007</text:p>
          </table:table-cell>
          <table:table-cell office:value-type="float" office:value="-1.36258517516418" calcext:value-type="float">
            <text:p>-1.36258517516418</text:p>
          </table:table-cell>
          <table:table-cell office:value-type="float" office:value="30.742495728677" calcext:value-type="float">
            <text:p>30.742495728677</text:p>
          </table:table-cell>
        </table:table-row>
        <table:table-row table:style-name="ro1">
          <table:table-cell office:value-type="float" office:value="40.3400000000007" calcext:value-type="float">
            <text:p>40.3400000000007</text:p>
          </table:table-cell>
          <table:table-cell office:value-type="float" office:value="-1.33342010071208" calcext:value-type="float">
            <text:p>-1.33342010071208</text:p>
          </table:table-cell>
          <table:table-cell office:value-type="float" office:value="35.3210897456347" calcext:value-type="float">
            <text:p>35.3210897456347</text:p>
          </table:table-cell>
        </table:table-row>
        <table:table-row table:style-name="ro1">
          <table:table-cell office:value-type="float" office:value="40.3600000000007" calcext:value-type="float">
            <text:p>40.3600000000007</text:p>
          </table:table-cell>
          <table:table-cell office:value-type="float" office:value="-1.30312598198718" calcext:value-type="float">
            <text:p>-1.30312598198718</text:p>
          </table:table-cell>
          <table:table-cell office:value-type="float" office:value="39.6135216365325" calcext:value-type="float">
            <text:p>39.6135216365325</text:p>
          </table:table-cell>
        </table:table-row>
        <table:table-row table:style-name="ro1">
          <table:table-cell office:value-type="float" office:value="40.3800000000007" calcext:value-type="float">
            <text:p>40.3800000000007</text:p>
          </table:table-cell>
          <table:table-cell office:value-type="float" office:value="-1.27161965710357" calcext:value-type="float">
            <text:p>-1.27161965710357</text:p>
          </table:table-cell>
          <table:table-cell office:value-type="float" office:value="43.6376765342493" calcext:value-type="float">
            <text:p>43.6376765342493</text:p>
          </table:table-cell>
        </table:table-row>
        <table:table-row table:style-name="ro1">
          <table:table-cell office:value-type="float" office:value="40.4000000000007" calcext:value-type="float">
            <text:p>40.4000000000007</text:p>
          </table:table-cell>
          <table:table-cell office:value-type="float" office:value="-1.23885612319238" calcext:value-type="float">
            <text:p>-1.23885612319238</text:p>
          </table:table-cell>
          <table:table-cell office:value-type="float" office:value="47.4103217508587" calcext:value-type="float">
            <text:p>47.4103217508587</text:p>
          </table:table-cell>
        </table:table-row>
        <table:table-row table:style-name="ro1">
          <table:table-cell office:value-type="float" office:value="40.4200000000007" calcext:value-type="float">
            <text:p>40.4200000000007</text:p>
          </table:table-cell>
          <table:table-cell office:value-type="float" office:value="-1.2048216462532" calcext:value-type="float">
            <text:p>-1.2048216462532</text:p>
          </table:table-cell>
          <table:table-cell office:value-type="float" office:value="50.94717664143" calcext:value-type="float">
            <text:p>50.94717664143</text:p>
          </table:table-cell>
        </table:table-row>
        <table:table-row table:style-name="ro1">
          <table:table-cell office:value-type="float" office:value="40.4400000000007" calcext:value-type="float">
            <text:p>40.4400000000007</text:p>
          </table:table-cell>
          <table:table-cell office:value-type="float" office:value="-1.16952768435402" calcext:value-type="float">
            <text:p>-1.16952768435402</text:p>
          </table:table-cell>
          <table:table-cell office:value-type="float" office:value="54.2629781013406" calcext:value-type="float">
            <text:p>54.2629781013406</text:p>
          </table:table-cell>
        </table:table-row>
        <table:table-row table:style-name="ro1">
          <table:table-cell office:value-type="float" office:value="40.4600000000007" calcext:value-type="float">
            <text:p>40.4600000000007</text:p>
          </table:table-cell>
          <table:table-cell office:value-type="float" office:value="-1.13300557476197" calcext:value-type="float">
            <text:p>-1.13300557476197</text:p>
          </table:table-cell>
          <table:table-cell office:value-type="float" office:value="57.3715419700069" calcext:value-type="float">
            <text:p>57.3715419700069</text:p>
          </table:table-cell>
        </table:table-row>
        <table:table-row table:style-name="ro1">
          <table:table-cell office:value-type="float" office:value="40.4800000000007" calcext:value-type="float">
            <text:p>40.4800000000007</text:p>
          </table:table-cell>
          <table:table-cell office:value-type="float" office:value="-1.09530193631178" calcext:value-type="float">
            <text:p>-1.09530193631178</text:p>
          </table:table-cell>
          <table:table-cell office:value-type="float" office:value="60.2858205968814" calcext:value-type="float">
            <text:p>60.2858205968814</text:p>
          </table:table-cell>
        </table:table-row>
        <table:table-row table:style-name="ro1">
          <table:table-cell office:value-type="float" office:value="40.5000000000007" calcext:value-type="float">
            <text:p>40.5000000000007</text:p>
          </table:table-cell>
          <table:table-cell office:value-type="float" office:value="-1.05647473792501" calcext:value-type="float">
            <text:p>-1.05647473792501</text:p>
          </table:table-cell>
          <table:table-cell office:value-type="float" office:value="63.0179568095763" calcext:value-type="float">
            <text:p>63.0179568095763</text:p>
          </table:table-cell>
        </table:table-row>
        <table:table-row table:style-name="ro1">
          <table:table-cell office:value-type="float" office:value="40.5200000000007" calcext:value-type="float">
            <text:p>40.5200000000007</text:p>
          </table:table-cell>
          <table:table-cell office:value-type="float" office:value="-1.01658998305563" calcext:value-type="float">
            <text:p>-1.01658998305563</text:p>
          </table:table-cell>
          <table:table-cell office:value-type="float" office:value="65.5793345089778" calcext:value-type="float">
            <text:p>65.5793345089778</text:p>
          </table:table-cell>
        </table:table-row>
        <table:table-row table:style-name="ro1">
          <table:table-cell office:value-type="float" office:value="40.5400000000007" calcext:value-type="float">
            <text:p>40.5400000000007</text:p>
          </table:table-cell>
          <table:table-cell office:value-type="float" office:value="-0.975718958337236" calcext:value-type="float">
            <text:p>-0.975718958337236</text:p>
          </table:table-cell>
          <table:table-cell office:value-type="float" office:value="67.9806261021667" calcext:value-type="float">
            <text:p>67.9806261021667</text:p>
          </table:table-cell>
        </table:table-row>
        <table:table-row table:style-name="ro1">
          <table:table-cell office:value-type="float" office:value="40.5600000000007" calcext:value-type="float">
            <text:p>40.5600000000007</text:p>
          </table:table-cell>
          <table:table-cell office:value-type="float" office:value="-0.933935993216396" calcext:value-type="float">
            <text:p>-0.933935993216396</text:p>
          </table:table-cell>
          <table:table-cell office:value-type="float" office:value="70.2318369707813" calcext:value-type="float">
            <text:p>70.2318369707813</text:p>
          </table:table-cell>
        </table:table-row>
        <table:table-row table:style-name="ro1">
          <table:table-cell office:value-type="float" office:value="40.5800000000007" calcext:value-type="float">
            <text:p>40.5800000000007</text:p>
          </table:table-cell>
          <table:table-cell office:value-type="float" office:value="-0.891316676222024" calcext:value-type="float">
            <text:p>-0.891316676222024</text:p>
          </table:table-cell>
          <table:table-cell office:value-type="float" office:value="72.3423471601074" calcext:value-type="float">
            <text:p>72.3423471601074</text:p>
          </table:table-cell>
        </table:table-row>
        <table:table-row table:style-name="ro1">
          <table:table-cell office:value-type="float" office:value="40.6000000000008" calcext:value-type="float">
            <text:p>40.6000000000008</text:p>
          </table:table-cell>
          <table:table-cell office:value-type="float" office:value="-0.847936473032548" calcext:value-type="float">
            <text:p>-0.847936473032548</text:p>
          </table:table-cell>
          <table:table-cell office:value-type="float" office:value="74.3209504626007" calcext:value-type="float">
            <text:p>74.3209504626007</text:p>
          </table:table-cell>
        </table:table-row>
        <table:table-row table:style-name="ro1">
          <table:table-cell office:value-type="float" office:value="40.6200000000008" calcext:value-type="float">
            <text:p>40.6200000000008</text:p>
          </table:table-cell>
          <table:table-cell office:value-type="float" office:value="-0.803869691872833" calcext:value-type="float">
            <text:p>-0.803869691872833</text:p>
          </table:table-cell>
          <table:table-cell office:value-type="float" office:value="76.1758910586882" calcext:value-type="float">
            <text:p>76.1758910586882</text:p>
          </table:table-cell>
        </table:table-row>
        <table:table-row table:style-name="ro1">
          <table:table-cell office:value-type="float" office:value="40.6400000000008" calcext:value-type="float">
            <text:p>40.6400000000008</text:p>
          </table:table-cell>
          <table:table-cell office:value-type="float" office:value="-0.759188743120095" calcext:value-type="float">
            <text:p>-0.759188743120095</text:p>
          </table:table-cell>
          <table:table-cell office:value-type="float" office:value="77.9148978675202" calcext:value-type="float">
            <text:p>77.9148978675202</text:p>
          </table:table-cell>
        </table:table-row>
        <table:table-row table:style-name="ro1">
          <table:table-cell office:value-type="float" office:value="40.6600000000008" calcext:value-type="float">
            <text:p>40.6600000000008</text:p>
          </table:table-cell>
          <table:table-cell office:value-type="float" office:value="-0.713963642345068" calcext:value-type="float">
            <text:p>-0.713963642345068</text:p>
          </table:table-cell>
          <table:table-cell office:value-type="float" office:value="79.5452167508002" calcext:value-type="float">
            <text:p>79.5452167508002</text:p>
          </table:table-cell>
        </table:table-row>
        <table:table-row table:style-name="ro1">
          <table:table-cell office:value-type="float" office:value="40.6800000000008" calcext:value-type="float">
            <text:p>40.6800000000008</text:p>
          </table:table-cell>
          <table:table-cell office:value-type="float" office:value="-0.668261709295937" calcext:value-type="float">
            <text:p>-0.668261709295937</text:p>
          </table:table-cell>
          <table:table-cell office:value-type="float" office:value="81.0736407038752" calcext:value-type="float">
            <text:p>81.0736407038752</text:p>
          </table:table-cell>
        </table:table-row>
        <table:table-row table:style-name="ro1">
          <table:table-cell office:value-type="float" office:value="40.7000000000008" calcext:value-type="float">
            <text:p>40.7000000000008</text:p>
          </table:table-cell>
          <table:table-cell office:value-type="float" office:value="-0.622147419410619" calcext:value-type="float">
            <text:p>-0.622147419410619</text:p>
          </table:table-cell>
          <table:table-cell office:value-type="float" office:value="82.506538159883" calcext:value-type="float">
            <text:p>82.506538159883</text:p>
          </table:table-cell>
        </table:table-row>
        <table:table-row table:style-name="ro1">
          <table:table-cell office:value-type="float" office:value="40.7200000000008" calcext:value-type="float">
            <text:p>40.7200000000008</text:p>
          </table:table-cell>
          <table:table-cell office:value-type="float" office:value="-0.575682369129503" calcext:value-type="float">
            <text:p>-0.575682369129503</text:p>
          </table:table-cell>
          <table:table-cell office:value-type="float" office:value="83.8498795248903" calcext:value-type="float">
            <text:p>83.8498795248903</text:p>
          </table:table-cell>
        </table:table-row>
        <table:table-row table:style-name="ro1">
          <table:table-cell office:value-type="float" office:value="40.7400000000008" calcext:value-type="float">
            <text:p>40.7400000000008</text:p>
          </table:table-cell>
          <table:table-cell office:value-type="float" office:value="-0.528925321360105" calcext:value-type="float">
            <text:p>-0.528925321360105</text:p>
          </table:table-cell>
          <table:table-cell office:value-type="float" office:value="85.1092620545846" calcext:value-type="float">
            <text:p>85.1092620545846</text:p>
          </table:table-cell>
        </table:table-row>
        <table:table-row table:style-name="ro1">
          <table:table-cell office:value-type="float" office:value="40.7600000000008" calcext:value-type="float">
            <text:p>40.7600000000008</text:p>
          </table:table-cell>
          <table:table-cell office:value-type="float" office:value="-0.481932302695609" calcext:value-type="float">
            <text:p>-0.481932302695609</text:p>
          </table:table-cell>
          <table:table-cell office:value-type="float" office:value="86.2899331761731" calcext:value-type="float">
            <text:p>86.2899331761731</text:p>
          </table:table-cell>
        </table:table-row>
        <table:table-row table:style-name="ro1">
          <table:table-cell office:value-type="float" office:value="40.7800000000008" calcext:value-type="float">
            <text:p>40.7800000000008</text:p>
          </table:table-cell>
          <table:table-cell office:value-type="float" office:value="-0.434756729202138" calcext:value-type="float">
            <text:p>-0.434756729202138</text:p>
          </table:table-cell>
          <table:table-cell office:value-type="float" office:value="87.3968123526623" calcext:value-type="float">
            <text:p>87.3968123526623</text:p>
          </table:table-cell>
        </table:table-row>
        <table:table-row table:style-name="ro1">
          <table:table-cell office:value-type="float" office:value="40.8000000000008" calcext:value-type="float">
            <text:p>40.8000000000008</text:p>
          </table:table-cell>
          <table:table-cell office:value-type="float" office:value="-0.387449542582581" calcext:value-type="float">
            <text:p>-0.387449542582581</text:p>
          </table:table-cell>
          <table:table-cell office:value-type="float" office:value="88.4345115806209" calcext:value-type="float">
            <text:p>88.4345115806209</text:p>
          </table:table-cell>
        </table:table-row>
        <table:table-row table:style-name="ro1">
          <table:table-cell office:value-type="float" office:value="40.8200000000008" calcext:value-type="float">
            <text:p>40.8200000000008</text:p>
          </table:table-cell>
          <table:table-cell office:value-type="float" office:value="-0.34005934315042" calcext:value-type="float">
            <text:p>-0.34005934315042</text:p>
          </table:table-cell>
          <table:table-cell office:value-type="float" office:value="89.4073546068321" calcext:value-type="float">
            <text:p>89.4073546068321</text:p>
          </table:table-cell>
        </table:table-row>
        <table:table-row table:style-name="ro1">
          <table:table-cell office:value-type="float" office:value="40.8400000000008" calcext:value-type="float">
            <text:p>40.8400000000008</text:p>
          </table:table-cell>
          <table:table-cell office:value-type="float" office:value="-0.292632510196997" calcext:value-type="float">
            <text:p>-0.292632510196997</text:p>
          </table:table-cell>
          <table:table-cell office:value-type="float" office:value="90.3193949439051" calcext:value-type="float">
            <text:p>90.3193949439051</text:p>
          </table:table-cell>
        </table:table-row>
        <table:table-row table:style-name="ro1">
          <table:table-cell office:value-type="float" office:value="40.8600000000008" calcext:value-type="float">
            <text:p>40.8600000000008</text:p>
          </table:table-cell>
          <table:table-cell office:value-type="float" office:value="-0.245213303940162" calcext:value-type="float">
            <text:p>-0.245213303940162</text:p>
          </table:table-cell>
          <table:table-cell office:value-type="float" office:value="91.174432759911" calcext:value-type="float">
            <text:p>91.174432759911</text:p>
          </table:table-cell>
        </table:table-row>
        <table:table-row table:style-name="ro1">
          <table:table-cell office:value-type="float" office:value="40.8800000000008" calcext:value-type="float">
            <text:p>40.8800000000008</text:p>
          </table:table-cell>
          <table:table-cell office:value-type="float" office:value="-0.197843946266613" calcext:value-type="float">
            <text:p>-0.197843946266613</text:p>
          </table:table-cell>
          <table:table-cell office:value-type="float" office:value="91.9760307124166" calcext:value-type="float">
            <text:p>91.9760307124166</text:p>
          </table:table-cell>
        </table:table-row>
        <table:table-row table:style-name="ro1">
          <table:table-cell office:value-type="float" office:value="40.9000000000008" calcext:value-type="float">
            <text:p>40.9000000000008</text:p>
          </table:table-cell>
          <table:table-cell office:value-type="float" office:value="-0.150564679920478" calcext:value-type="float">
            <text:p>-0.150564679920478</text:p>
          </table:table-cell>
          <table:table-cell office:value-type="float" office:value="92.7275287928905" calcext:value-type="float">
            <text:p>92.7275287928905</text:p>
          </table:table-cell>
        </table:table-row>
        <table:table-row table:style-name="ro1">
          <table:table-cell office:value-type="float" office:value="40.9200000000008" calcext:value-type="float">
            <text:p>40.9200000000008</text:p>
          </table:table-cell>
          <table:table-cell office:value-type="float" office:value="-0.103413807666487" calcext:value-type="float">
            <text:p>-0.103413807666487</text:p>
          </table:table-cell>
          <table:table-cell office:value-type="float" office:value="93.4320582433349" calcext:value-type="float">
            <text:p>93.4320582433349</text:p>
          </table:table-cell>
        </table:table-row>
        <table:table-row table:style-name="ro1">
          <table:table-cell office:value-type="float" office:value="40.9400000000008" calcext:value-type="float">
            <text:p>40.9400000000008</text:p>
          </table:table-cell>
          <table:table-cell office:value-type="float" office:value="-0.0564277143058896" calcext:value-type="float">
            <text:p>-0.05642771430589</text:p>
          </table:table-cell>
          <table:table-cell office:value-type="float" office:value="94.0925546031265" calcext:value-type="float">
            <text:p>94.0925546031265</text:p>
          </table:table-cell>
        </table:table-row>
        <table:table-row table:style-name="ro1">
          <table:table-cell office:value-type="float" office:value="40.9600000000008" calcext:value-type="float">
            <text:p>40.9600000000008</text:p>
          </table:table-cell>
          <table:table-cell office:value-type="float" office:value="-0.00964087529801894" calcext:value-type="float">
            <text:p>-0.009640875298019</text:p>
          </table:table-cell>
          <table:table-cell office:value-type="float" office:value="94.711769940431" calcext:value-type="float">
            <text:p>94.711769940431</text:p>
          </table:table-cell>
        </table:table-row>
        <table:table-row table:style-name="ro1">
          <table:table-cell office:value-type="float" office:value="40.9800000000008" calcext:value-type="float">
            <text:p>40.9800000000008</text:p>
          </table:table-cell>
          <table:table-cell office:value-type="float" office:value="0.0369141438009733" calcext:value-type="float">
            <text:p>0.036914143800973</text:p>
          </table:table-cell>
          <table:table-cell office:value-type="float" office:value="95.2922843191541" calcext:value-type="float">
            <text:p>95.2922843191541</text:p>
          </table:table-cell>
        </table:table-row>
        <table:table-row table:style-name="ro1">
          <table:table-cell office:value-type="float" office:value="41.0000000000008" calcext:value-type="float">
            <text:p>41.0000000000008</text:p>
          </table:table-cell>
          <table:table-cell office:value-type="float" office:value="0.0832066927646345" calcext:value-type="float">
            <text:p>0.083206692764635</text:p>
          </table:table-cell>
          <table:table-cell office:value-type="float" office:value="95.836516549207" calcext:value-type="float">
            <text:p>95.836516549207</text:p>
          </table:table-cell>
        </table:table-row>
        <table:table-row table:style-name="ro1">
          <table:table-cell office:value-type="float" office:value="41.0200000000008" calcext:value-type="float">
            <text:p>41.0200000000008</text:p>
          </table:table-cell>
          <table:table-cell office:value-type="float" office:value="0.129208042852439" calcext:value-type="float">
            <text:p>0.129208042852439</text:p>
          </table:table-cell>
          <table:table-cell office:value-type="float" office:value="96.3467342648815" calcext:value-type="float">
            <text:p>96.3467342648815</text:p>
          </table:table-cell>
        </table:table-row>
        <table:table-row table:style-name="ro1">
          <table:table-cell office:value-type="float" office:value="41.0400000000008" calcext:value-type="float">
            <text:p>41.0400000000008</text:p>
          </table:table-cell>
          <table:table-cell office:value-type="float" office:value="0.174891389966334" calcext:value-type="float">
            <text:p>0.174891389966334</text:p>
          </table:table-cell>
          <table:table-cell office:value-type="float" office:value="96.8250633733265" calcext:value-type="float">
            <text:p>96.8250633733265</text:p>
          </table:table-cell>
        </table:table-row>
        <table:table-row table:style-name="ro1">
          <table:table-cell office:value-type="float" office:value="41.0600000000008" calcext:value-type="float">
            <text:p>41.0600000000008</text:p>
          </table:table-cell>
          <table:table-cell office:value-type="float" office:value="0.22023185164731" calcext:value-type="float">
            <text:p>0.22023185164731</text:p>
          </table:table-cell>
          <table:table-cell office:value-type="float" office:value="97.2734969124936" calcext:value-type="float">
            <text:p>97.2734969124936</text:p>
          </table:table-cell>
        </table:table-row>
        <table:table-row table:style-name="ro1">
          <table:table-cell office:value-type="float" office:value="41.0800000000008" calcext:value-type="float">
            <text:p>41.0800000000008</text:p>
          </table:table-cell>
          <table:table-cell office:value-type="float" office:value="0.265206455426394" calcext:value-type="float">
            <text:p>0.265206455426394</text:p>
          </table:table-cell>
          <table:table-cell office:value-type="float" office:value="97.6939033554627" calcext:value-type="float">
            <text:p>97.6939033554627</text:p>
          </table:table-cell>
        </table:table-row>
        <table:table-row table:style-name="ro1">
          <table:table-cell office:value-type="float" office:value="41.1000000000008" calcext:value-type="float">
            <text:p>41.1000000000008</text:p>
          </table:table-cell>
          <table:table-cell office:value-type="float" office:value="0.309794116772601" calcext:value-type="float">
            <text:p>0.309794116772601</text:p>
          </table:table-cell>
          <table:table-cell office:value-type="float" office:value="98.0880343957463" calcext:value-type="float">
            <text:p>98.0880343957463</text:p>
          </table:table-cell>
        </table:table-row>
        <table:table-row table:style-name="ro1">
          <table:table-cell office:value-type="float" office:value="41.1200000000008" calcext:value-type="float">
            <text:p>41.1200000000008</text:p>
          </table:table-cell>
          <table:table-cell office:value-type="float" office:value="0.353975605615538" calcext:value-type="float">
            <text:p>0.353975605615538</text:p>
          </table:table-cell>
          <table:table-cell office:value-type="float" office:value="98.4575322460121" calcext:value-type="float">
            <text:p>98.4575322460121</text:p>
          </table:table-cell>
        </table:table-row>
        <table:table-row table:style-name="ro1">
          <table:table-cell office:value-type="float" office:value="41.1400000000008" calcext:value-type="float">
            <text:p>41.1400000000008</text:p>
          </table:table-cell>
          <table:table-cell office:value-type="float" office:value="0.397733501123303" calcext:value-type="float">
            <text:p>0.397733501123303</text:p>
          </table:table-cell>
          <table:table-cell office:value-type="float" office:value="98.8039364806364" calcext:value-type="float">
            <text:p>98.8039364806364</text:p>
          </table:table-cell>
        </table:table-row>
        <table:table-row table:style-name="ro1">
          <table:table-cell office:value-type="float" office:value="41.1600000000008" calcext:value-type="float">
            <text:p>41.1600000000008</text:p>
          </table:table-cell>
          <table:table-cell office:value-type="float" office:value="0.441052135054688" calcext:value-type="float">
            <text:p>0.441052135054688</text:p>
          </table:table-cell>
          <table:table-cell office:value-type="float" office:value="99.1286904505966" calcext:value-type="float">
            <text:p>99.1286904505966</text:p>
          </table:table-cell>
        </table:table-row>
        <table:table-row table:style-name="ro1">
          <table:table-cell office:value-type="float" office:value="41.1800000000008" calcext:value-type="float">
            <text:p>41.1800000000008</text:p>
          </table:table-cell>
          <table:table-cell office:value-type="float" office:value="0.483917524554347" calcext:value-type="float">
            <text:p>0.483917524554347</text:p>
          </table:table-cell>
          <table:table-cell office:value-type="float" office:value="99.4331472974343" calcext:value-type="float">
            <text:p>99.4331472974343</text:p>
          </table:table-cell>
        </table:table-row>
        <table:table-row table:style-name="ro1">
          <table:table-cell office:value-type="float" office:value="41.2000000000008" calcext:value-type="float">
            <text:p>41.2000000000008</text:p>
          </table:table-cell>
          <table:table-cell office:value-type="float" office:value="0.526317295703715" calcext:value-type="float">
            <text:p>0.526317295703715</text:p>
          </table:table-cell>
          <table:table-cell office:value-type="float" office:value="99.7185755913447" calcext:value-type="float">
            <text:p>99.7185755913447</text:p>
          </table:table-cell>
        </table:table-row>
        <table:table-row table:style-name="ro1">
          <table:table-cell office:value-type="float" office:value="41.2200000000008" calcext:value-type="float">
            <text:p>41.2200000000008</text:p>
          </table:table-cell>
          <table:table-cell office:value-type="float" office:value="0.568240599470252" calcext:value-type="float">
            <text:p>0.568240599470252</text:p>
          </table:table-cell>
          <table:table-cell office:value-type="float" office:value="99.9861646168857" calcext:value-type="float">
            <text:p>99.9861646168857</text:p>
          </table:table-cell>
        </table:table-row>
        <table:table-row table:style-name="ro1">
          <table:table-cell office:value-type="float" office:value="41.2400000000009" calcext:value-type="float">
            <text:p>41.2400000000009</text:p>
          </table:table-cell>
          <table:table-cell office:value-type="float" office:value="0.609678021910906" calcext:value-type="float">
            <text:p>0.609678021910906</text:p>
          </table:table-cell>
          <table:table-cell office:value-type="float" office:value="100.23702932833" calcext:value-type="float">
            <text:p>100.23702932833</text:p>
          </table:table-cell>
        </table:table-row>
        <table:table-row table:style-name="ro1">
          <table:table-cell office:value-type="float" office:value="41.2600000000009" calcext:value-type="float">
            <text:p>41.2600000000009</text:p>
          </table:table-cell>
          <table:table-cell office:value-type="float" office:value="0.650621490586901" calcext:value-type="float">
            <text:p>0.650621490586901</text:p>
          </table:table-cell>
          <table:table-cell office:value-type="float" office:value="100.47221499531" calcext:value-type="float">
            <text:p>100.47221499531</text:p>
          </table:table-cell>
        </table:table-row>
        <table:table-row table:style-name="ro1">
          <table:table-cell office:value-type="float" office:value="41.2800000000009" calcext:value-type="float">
            <text:p>41.2800000000009</text:p>
          </table:table-cell>
          <table:table-cell office:value-type="float" office:value="0.691064179145469" calcext:value-type="float">
            <text:p>0.691064179145469</text:p>
          </table:table-cell>
          <table:table-cell office:value-type="float" office:value="100.692701558103" calcext:value-type="float">
            <text:p>100.692701558103</text:p>
          </table:table-cell>
        </table:table-row>
        <table:table-row table:style-name="ro1">
          <table:table-cell office:value-type="float" office:value="41.3000000000009" calcext:value-type="float">
            <text:p>41.3000000000009</text:p>
          </table:table-cell>
          <table:table-cell office:value-type="float" office:value="0.731000411933342" calcext:value-type="float">
            <text:p>0.731000411933342</text:p>
          </table:table-cell>
          <table:table-cell office:value-type="float" office:value="100.899407710721" calcext:value-type="float">
            <text:p>100.899407710721</text:p>
          </table:table-cell>
        </table:table-row>
        <table:table-row table:style-name="ro1">
          <table:table-cell office:value-type="float" office:value="41.3200000000009" calcext:value-type="float">
            <text:p>41.3200000000009</text:p>
          </table:table-cell>
          <table:table-cell office:value-type="float" office:value="0.770425570342942" calcext:value-type="float">
            <text:p>0.770425570342942</text:p>
          </table:table-cell>
          <table:table-cell office:value-type="float" office:value="101.093194728801" calcext:value-type="float">
            <text:p>101.093194728801</text:p>
          </table:table-cell>
        </table:table-row>
        <table:table-row table:style-name="ro1">
          <table:table-cell office:value-type="float" office:value="41.3400000000009" calcext:value-type="float">
            <text:p>41.3400000000009</text:p>
          </table:table-cell>
          <table:table-cell office:value-type="float" office:value="0.809336002372794" calcext:value-type="float">
            <text:p>0.809336002372794</text:p>
          </table:table-cell>
          <table:table-cell office:value-type="float" office:value="101.274870058251" calcext:value-type="float">
            <text:p>101.274870058251</text:p>
          </table:table-cell>
        </table:table-row>
        <table:table-row table:style-name="ro1">
          <table:table-cell office:value-type="float" office:value="41.3600000000009" calcext:value-type="float">
            <text:p>41.3600000000009</text:p>
          </table:table-cell>
          <table:table-cell office:value-type="float" office:value="0.847728936626722" calcext:value-type="float">
            <text:p>0.847728936626722</text:p>
          </table:table-cell>
          <table:table-cell office:value-type="float" office:value="101.445190679611" calcext:value-type="float">
            <text:p>101.445190679611</text:p>
          </table:table-cell>
        </table:table-row>
        <table:table-row table:style-name="ro1">
          <table:table-cell office:value-type="float" office:value="41.3800000000009" calcext:value-type="float">
            <text:p>41.3800000000009</text:p>
          </table:table-cell>
          <table:table-cell office:value-type="float" office:value="0.885602401699188" calcext:value-type="float">
            <text:p>0.885602401699188</text:p>
          </table:table-cell>
          <table:table-cell office:value-type="float" office:value="101.604866262135" calcext:value-type="float">
            <text:p>101.604866262135</text:p>
          </table:table-cell>
        </table:table-row>
        <table:table-row table:style-name="ro1">
          <table:table-cell office:value-type="float" office:value="41.4000000000009" calcext:value-type="float">
            <text:p>41.4000000000009</text:p>
          </table:table-cell>
          <table:table-cell office:value-type="float" office:value="0.922955151612352" calcext:value-type="float">
            <text:p>0.922955151612352</text:p>
          </table:table-cell>
          <table:table-cell office:value-type="float" office:value="101.754562120751" calcext:value-type="float">
            <text:p>101.754562120751</text:p>
          </table:table-cell>
        </table:table-row>
        <table:table-row table:style-name="ro1">
          <table:table-cell office:value-type="float" office:value="41.4200000000009" calcext:value-type="float">
            <text:p>41.4200000000009</text:p>
          </table:table-cell>
          <table:table-cell office:value-type="float" office:value="0.959786597697875" calcext:value-type="float">
            <text:p>0.959786597697875</text:p>
          </table:table-cell>
          <table:table-cell office:value-type="float" office:value="101.894901988204" calcext:value-type="float">
            <text:p>101.894901988204</text:p>
          </table:table-cell>
        </table:table-row>
        <table:table-row table:style-name="ro1">
          <table:table-cell office:value-type="float" office:value="41.4400000000009" calcext:value-type="float">
            <text:p>41.4400000000009</text:p>
          </table:table-cell>
          <table:table-cell office:value-type="float" office:value="0.996096747064288" calcext:value-type="float">
            <text:p>0.996096747064288</text:p>
          </table:table-cell>
          <table:table-cell office:value-type="float" office:value="102.026470613942" calcext:value-type="float">
            <text:p>102.026470613942</text:p>
          </table:table-cell>
        </table:table-row>
        <table:table-row table:style-name="ro1">
          <table:table-cell office:value-type="float" office:value="41.4600000000009" calcext:value-type="float">
            <text:p>41.4600000000009</text:p>
          </table:table-cell>
          <table:table-cell office:value-type="float" office:value="1.03188614756747" calcext:value-type="float">
            <text:p>1.03188614756747</text:p>
          </table:table-cell>
          <table:table-cell office:value-type="float" office:value="102.14981620057" calcext:value-type="float">
            <text:p>102.14981620057</text:p>
          </table:table-cell>
        </table:table-row>
        <table:table-row table:style-name="ro1">
          <table:table-cell office:value-type="float" office:value="41.4800000000009" calcext:value-type="float">
            <text:p>41.4800000000009</text:p>
          </table:table-cell>
          <table:table-cell office:value-type="float" office:value="1.06715583901329" calcext:value-type="float">
            <text:p>1.06715583901329</text:p>
          </table:table-cell>
          <table:table-cell office:value-type="float" office:value="102.265452688035" calcext:value-type="float">
            <text:p>102.265452688035</text:p>
          </table:table-cell>
        </table:table-row>
        <table:table-row table:style-name="ro1">
          <table:table-cell office:value-type="float" office:value="41.5000000000009" calcext:value-type="float">
            <text:p>41.5000000000009</text:p>
          </table:table-cell>
          <table:table-cell office:value-type="float" office:value="1.10190731017127" calcext:value-type="float">
            <text:p>1.10190731017127</text:p>
          </table:table-cell>
          <table:table-cell office:value-type="float" office:value="102.373861895033" calcext:value-type="float">
            <text:p>102.373861895033</text:p>
          </table:table-cell>
        </table:table-row>
        <table:table-row table:style-name="ro1">
          <table:table-cell office:value-type="float" office:value="41.5200000000009" calcext:value-type="float">
            <text:p>41.5200000000009</text:p>
          </table:table-cell>
          <table:table-cell office:value-type="float" office:value="1.13614246106673" calcext:value-type="float">
            <text:p>1.13614246106673</text:p>
          </table:table-cell>
          <table:table-cell office:value-type="float" office:value="102.475495526593" calcext:value-type="float">
            <text:p>102.475495526593</text:p>
          </table:table-cell>
        </table:table-row>
        <table:table-row table:style-name="ro1">
          <table:table-cell office:value-type="float" office:value="41.5400000000009" calcext:value-type="float">
            <text:p>41.5400000000009</text:p>
          </table:table-cell>
          <table:table-cell office:value-type="float" office:value="1.16986356994653" calcext:value-type="float">
            <text:p>1.16986356994653</text:p>
          </table:table-cell>
          <table:table-cell office:value-type="float" office:value="102.570777056181" calcext:value-type="float">
            <text:p>102.570777056181</text:p>
          </table:table-cell>
        </table:table-row>
        <table:table-row table:style-name="ro1">
          <table:table-cell office:value-type="float" office:value="41.5600000000009" calcext:value-type="float">
            <text:p>41.5600000000009</text:p>
          </table:table-cell>
          <table:table-cell office:value-type="float" office:value="1.20307326427598" calcext:value-type="float">
            <text:p>1.20307326427598</text:p>
          </table:table-cell>
          <table:table-cell office:value-type="float" office:value="102.66010349017" calcext:value-type="float">
            <text:p>102.66010349017</text:p>
          </table:table-cell>
        </table:table-row>
        <table:table-row table:style-name="ro1">
          <table:table-cell office:value-type="float" office:value="41.5800000000009" calcext:value-type="float">
            <text:p>41.5800000000009</text:p>
          </table:table-cell>
          <table:table-cell office:value-type="float" office:value="1.2357744951197" calcext:value-type="float">
            <text:p>1.2357744951197</text:p>
          </table:table-cell>
          <table:table-cell office:value-type="float" office:value="102.743847022034" calcext:value-type="float">
            <text:p>102.743847022034</text:p>
          </table:table-cell>
        </table:table-row>
        <table:table-row table:style-name="ro1">
          <table:table-cell office:value-type="float" office:value="41.6000000000009" calcext:value-type="float">
            <text:p>41.6000000000009</text:p>
          </table:table-cell>
          <table:table-cell office:value-type="float" office:value="1.26797051428153" calcext:value-type="float">
            <text:p>1.26797051428153</text:p>
          </table:table-cell>
          <table:table-cell office:value-type="float" office:value="102.822356583157" calcext:value-type="float">
            <text:p>102.822356583157</text:p>
          </table:table-cell>
        </table:table-row>
        <table:table-row table:style-name="ro1">
          <table:table-cell office:value-type="float" office:value="41.6200000000009" calcext:value-type="float">
            <text:p>41.6200000000009</text:p>
          </table:table-cell>
          <table:table-cell office:value-type="float" office:value="1.29966485362254" calcext:value-type="float">
            <text:p>1.29966485362254</text:p>
          </table:table-cell>
          <table:table-cell office:value-type="float" office:value="102.89595929671" calcext:value-type="float">
            <text:p>102.89595929671</text:p>
          </table:table-cell>
        </table:table-row>
        <table:table-row table:style-name="ro1">
          <table:table-cell office:value-type="float" office:value="41.6400000000009" calcext:value-type="float">
            <text:p>41.6400000000009</text:p>
          </table:table-cell>
          <table:table-cell office:value-type="float" office:value="1.33086130603794" calcext:value-type="float">
            <text:p>1.33086130603794</text:p>
          </table:table-cell>
          <table:table-cell office:value-type="float" office:value="102.964961840665" calcext:value-type="float">
            <text:p>102.964961840665</text:p>
          </table:table-cell>
        </table:table-row>
        <table:table-row table:style-name="ro1">
          <table:table-cell office:value-type="float" office:value="41.6600000000009" calcext:value-type="float">
            <text:p>41.6600000000009</text:p>
          </table:table-cell>
          <table:table-cell office:value-type="float" office:value="1.36156390764564" calcext:value-type="float">
            <text:p>1.36156390764564</text:p>
          </table:table-cell>
          <table:table-cell office:value-type="float" office:value="103.029651725624" calcext:value-type="float">
            <text:p>103.029651725624</text:p>
          </table:table-cell>
        </table:table-row>
        <table:table-row table:style-name="ro1">
          <table:table-cell office:value-type="float" office:value="41.6800000000009" calcext:value-type="float">
            <text:p>41.6800000000009</text:p>
          </table:table-cell>
          <table:table-cell office:value-type="float" office:value="1.39177692081867" calcext:value-type="float">
            <text:p>1.39177692081867</text:p>
          </table:table-cell>
          <table:table-cell office:value-type="float" office:value="103.090298492772" calcext:value-type="float">
            <text:p>103.090298492772</text:p>
          </table:table-cell>
        </table:table-row>
        <table:table-row table:style-name="ro1">
          <table:table-cell office:value-type="float" office:value="41.7000000000009" calcext:value-type="float">
            <text:p>41.7000000000009</text:p>
          </table:table-cell>
          <table:table-cell office:value-type="float" office:value="1.42150481777408" calcext:value-type="float">
            <text:p>1.42150481777408</text:p>
          </table:table-cell>
          <table:table-cell office:value-type="float" office:value="103.147154836974" calcext:value-type="float">
            <text:p>103.147154836974</text:p>
          </table:table-cell>
        </table:table-row>
        <table:table-row table:style-name="ro1">
          <table:table-cell office:value-type="float" office:value="41.7200000000009" calcext:value-type="float">
            <text:p>41.7200000000009</text:p>
          </table:table-cell>
          <table:table-cell office:value-type="float" office:value="1.45075226450987" calcext:value-type="float">
            <text:p>1.45075226450987</text:p>
          </table:table-cell>
          <table:table-cell office:value-type="float" office:value="103.200457659663" calcext:value-type="float">
            <text:p>103.200457659663</text:p>
          </table:table-cell>
        </table:table-row>
        <table:table-row table:style-name="ro1">
          <table:table-cell office:value-type="float" office:value="41.7400000000009" calcext:value-type="float">
            <text:p>41.7400000000009</text:p>
          </table:table-cell>
          <table:table-cell office:value-type="float" office:value="1.47952410495478" calcext:value-type="float">
            <text:p>1.47952410495478</text:p>
          </table:table-cell>
          <table:table-cell office:value-type="float" office:value="103.250429055934" calcext:value-type="float">
            <text:p>103.250429055934</text:p>
          </table:table-cell>
        </table:table-row>
        <table:table-row table:style-name="ro1">
          <table:table-cell office:value-type="float" office:value="41.7600000000009" calcext:value-type="float">
            <text:p>41.7600000000009</text:p>
          </table:table-cell>
          <table:table-cell office:value-type="float" office:value="1.5078253452611" calcext:value-type="float">
            <text:p>1.5078253452611</text:p>
          </table:table-cell>
          <table:table-cell office:value-type="float" office:value="103.297277239938" calcext:value-type="float">
            <text:p>103.297277239938</text:p>
          </table:table-cell>
        </table:table-row>
        <table:table-row table:style-name="ro1">
          <table:table-cell office:value-type="float" office:value="41.7800000000009" calcext:value-type="float">
            <text:p>41.7800000000009</text:p>
          </table:table-cell>
          <table:table-cell office:value-type="float" office:value="1.53566113822672" calcext:value-type="float">
            <text:p>1.53566113822672</text:p>
          </table:table-cell>
          <table:table-cell office:value-type="float" office:value="103.341197412442" calcext:value-type="float">
            <text:p>103.341197412442</text:p>
          </table:table-cell>
        </table:table-row>
        <table:table-row table:style-name="ro1">
          <table:table-cell office:value-type="float" office:value="41.8000000000009" calcext:value-type="float">
            <text:p>41.8000000000009</text:p>
          </table:table-cell>
          <table:table-cell office:value-type="float" office:value="1.56303676787764" calcext:value-type="float">
            <text:p>1.56303676787764</text:p>
          </table:table-cell>
          <table:table-cell office:value-type="float" office:value="103.382372574164" calcext:value-type="float">
            <text:p>103.382372574164</text:p>
          </table:table-cell>
        </table:table-row>
        <table:table-row table:style-name="ro1">
          <table:table-cell office:value-type="float" office:value="41.8200000000009" calcext:value-type="float">
            <text:p>41.8200000000009</text:p>
          </table:table-cell>
          <table:table-cell office:value-type="float" office:value="1.58995763427623" calcext:value-type="float">
            <text:p>1.58995763427623</text:p>
          </table:table-cell>
          <table:table-cell office:value-type="float" office:value="103.420974288279" calcext:value-type="float">
            <text:p>103.420974288279</text:p>
          </table:table-cell>
        </table:table-row>
        <table:table-row table:style-name="ro1">
          <table:table-cell office:value-type="float" office:value="41.8400000000009" calcext:value-type="float">
            <text:p>41.8400000000009</text:p>
          </table:table-cell>
          <table:table-cell office:value-type="float" office:value="1.61642923864386" calcext:value-type="float">
            <text:p>1.61642923864386</text:p>
          </table:table-cell>
          <table:table-cell office:value-type="float" office:value="103.457163395262" calcext:value-type="float">
            <text:p>103.457163395262</text:p>
          </table:table-cell>
        </table:table-row>
        <table:table-row table:style-name="ro1">
          <table:table-cell office:value-type="float" office:value="41.8600000000009" calcext:value-type="float">
            <text:p>41.8600000000009</text:p>
          </table:table-cell>
          <table:table-cell office:value-type="float" office:value="1.64245716889937" calcext:value-type="float">
            <text:p>1.64245716889937</text:p>
          </table:table-cell>
          <table:table-cell office:value-type="float" office:value="103.491090683058" calcext:value-type="float">
            <text:p>103.491090683058</text:p>
          </table:table-cell>
        </table:table-row>
        <table:table-row table:style-name="ro1">
          <table:table-cell office:value-type="float" office:value="41.880000000001" calcext:value-type="float">
            <text:p>41.880000000001</text:p>
          </table:table-cell>
          <table:table-cell office:value-type="float" office:value="1.66804708571857" calcext:value-type="float">
            <text:p>1.66804708571857</text:p>
          </table:table-cell>
          <table:table-cell office:value-type="float" office:value="103.522897515367" calcext:value-type="float">
            <text:p>103.522897515367</text:p>
          </table:table-cell>
        </table:table-row>
        <table:table-row table:style-name="ro1">
          <table:table-cell office:value-type="float" office:value="41.900000000001" calcext:value-type="float">
            <text:p>41.900000000001</text:p>
          </table:table-cell>
          <table:table-cell office:value-type="float" office:value="1.69320470921616" calcext:value-type="float">
            <text:p>1.69320470921616</text:p>
          </table:table-cell>
          <table:table-cell office:value-type="float" office:value="103.552716420656" calcext:value-type="float">
            <text:p>103.552716420656</text:p>
          </table:table-cell>
        </table:table-row>
        <table:table-row table:style-name="ro1">
          <table:table-cell office:value-type="float" office:value="41.920000000001" calcext:value-type="float">
            <text:p>41.920000000001</text:p>
          </table:table-cell>
          <table:table-cell office:value-type="float" office:value="1.71793580634063" calcext:value-type="float">
            <text:p>1.71793580634063</text:p>
          </table:table-cell>
          <table:table-cell office:value-type="float" office:value="103.580671644365" calcext:value-type="float">
            <text:p>103.580671644365</text:p>
          </table:table-cell>
        </table:table-row>
        <table:table-row table:style-name="ro1">
          <table:table-cell office:value-type="float" office:value="41.940000000001" calcext:value-type="float">
            <text:p>41.940000000001</text:p>
          </table:table-cell>
          <table:table-cell office:value-type="float" office:value="1.74224617905784" calcext:value-type="float">
            <text:p>1.74224617905784</text:p>
          </table:table-cell>
          <table:table-cell office:value-type="float" office:value="103.606879666592" calcext:value-type="float">
            <text:p>103.606879666592</text:p>
          </table:table-cell>
        </table:table-row>
        <table:table-row table:style-name="ro1">
          <table:table-cell office:value-type="float" office:value="41.960000000001" calcext:value-type="float">
            <text:p>41.960000000001</text:p>
          </table:table-cell>
          <table:table-cell office:value-type="float" office:value="1.76614165338017" calcext:value-type="float">
            <text:p>1.76614165338017</text:p>
          </table:table-cell>
          <table:table-cell office:value-type="float" office:value="103.63144968743" calcext:value-type="float">
            <text:p>103.63144968743</text:p>
          </table:table-cell>
        </table:table-row>
        <table:table-row table:style-name="ro1">
          <table:table-cell office:value-type="float" office:value="41.980000000001" calcext:value-type="float">
            <text:p>41.980000000001</text:p>
          </table:table-cell>
          <table:table-cell office:value-type="float" office:value="1.78962806927804" calcext:value-type="float">
            <text:p>1.78962806927804</text:p>
          </table:table-cell>
          <table:table-cell office:value-type="float" office:value="103.654484081966" calcext:value-type="float">
            <text:p>103.654484081966</text:p>
          </table:table-cell>
        </table:table-row>
        <table:table-row table:style-name="ro1">
          <table:table-cell office:value-type="float" office:value="42.000000000001" calcext:value-type="float">
            <text:p>42.000000000001</text:p>
          </table:table-cell>
          <table:table-cell office:value-type="float" office:value="1.81271127148972" calcext:value-type="float">
            <text:p>1.81271127148972</text:p>
          </table:table-cell>
          <table:table-cell office:value-type="float" office:value="103.676078826843" calcext:value-type="float">
            <text:p>103.676078826843</text:p>
          </table:table-cell>
        </table:table-row>
        <table:table-row table:style-name="ro1">
          <table:table-cell office:value-type="float" office:value="42.020000000001" calcext:value-type="float">
            <text:p>42.020000000001</text:p>
          </table:table-cell>
          <table:table-cell office:value-type="float" office:value="1.83539710122554" calcext:value-type="float">
            <text:p>1.83539710122554</text:p>
          </table:table-cell>
          <table:table-cell office:value-type="float" office:value="103.696323900165" calcext:value-type="float">
            <text:p>103.696323900165</text:p>
          </table:table-cell>
        </table:table-row>
        <table:table-row table:style-name="ro1">
          <table:table-cell office:value-type="float" office:value="42.040000000001" calcext:value-type="float">
            <text:p>42.040000000001</text:p>
          </table:table-cell>
          <table:table-cell office:value-type="float" office:value="1.85769138874386" calcext:value-type="float">
            <text:p>1.85769138874386</text:p>
          </table:table-cell>
          <table:table-cell office:value-type="float" office:value="103.715303656405" calcext:value-type="float">
            <text:p>103.715303656405</text:p>
          </table:table-cell>
        </table:table-row>
        <table:table-row table:style-name="ro1">
          <table:table-cell office:value-type="float" office:value="42.060000000001" calcext:value-type="float">
            <text:p>42.060000000001</text:p>
          </table:table-cell>
          <table:table-cell office:value-type="float" office:value="1.87959994676052" calcext:value-type="float">
            <text:p>1.87959994676052</text:p>
          </table:table-cell>
          <table:table-cell office:value-type="float" office:value="103.73309717788" calcext:value-type="float">
            <text:p>103.73309717788</text:p>
          </table:table-cell>
        </table:table-row>
        <table:table-row table:style-name="ro1">
          <table:table-cell office:value-type="float" office:value="42.080000000001" calcext:value-type="float">
            <text:p>42.080000000001</text:p>
          </table:table-cell>
          <table:table-cell office:value-type="float" office:value="1.90112856463992" calcext:value-type="float">
            <text:p>1.90112856463992</text:p>
          </table:table-cell>
          <table:table-cell office:value-type="float" office:value="103.749778604262" calcext:value-type="float">
            <text:p>103.749778604262</text:p>
          </table:table-cell>
        </table:table-row>
        <table:table-row table:style-name="ro1">
          <table:table-cell office:value-type="float" office:value="42.100000000001" calcext:value-type="float">
            <text:p>42.100000000001</text:p>
          </table:table-cell>
          <table:table-cell office:value-type="float" office:value="1.92228300330616" calcext:value-type="float">
            <text:p>1.92228300330616</text:p>
          </table:table-cell>
          <table:table-cell office:value-type="float" office:value="103.765417441496" calcext:value-type="float">
            <text:p>103.765417441496</text:p>
          </table:table-cell>
        </table:table-row>
        <table:table-row table:style-name="ro1">
          <table:table-cell office:value-type="float" office:value="42.120000000001" calcext:value-type="float">
            <text:p>42.120000000001</text:p>
          </table:table-cell>
          <table:table-cell office:value-type="float" office:value="1.94306899080555" calcext:value-type="float">
            <text:p>1.94306899080555</text:p>
          </table:table-cell>
          <table:table-cell office:value-type="float" office:value="103.780078851402" calcext:value-type="float">
            <text:p>103.780078851402</text:p>
          </table:table-cell>
        </table:table-row>
        <table:table-row table:style-name="ro1">
          <table:table-cell office:value-type="float" office:value="42.140000000001" calcext:value-type="float">
            <text:p>42.140000000001</text:p>
          </table:table-cell>
          <table:table-cell office:value-type="float" office:value="1.9634922184483" calcext:value-type="float">
            <text:p>1.9634922184483</text:p>
          </table:table-cell>
          <table:table-cell office:value-type="float" office:value="103.79382392319" calcext:value-type="float">
            <text:p>103.79382392319</text:p>
          </table:table-cell>
        </table:table-row>
        <table:table-row table:style-name="ro1">
          <table:table-cell office:value-type="float" office:value="42.160000000001" calcext:value-type="float">
            <text:p>42.160000000001</text:p>
          </table:table-cell>
          <table:table-cell office:value-type="float" office:value="1.98355833745631" calcext:value-type="float">
            <text:p>1.98355833745631</text:p>
          </table:table-cell>
          <table:table-cell office:value-type="float" office:value="103.80670992799" calcext:value-type="float">
            <text:p>103.80670992799</text:p>
          </table:table-cell>
        </table:table-row>
        <table:table-row table:style-name="ro1">
          <table:table-cell office:value-type="float" office:value="42.180000000001" calcext:value-type="float">
            <text:p>42.180000000001</text:p>
          </table:table-cell>
          <table:table-cell office:value-type="float" office:value="2.00327295604593" calcext:value-type="float">
            <text:p>2.00327295604593</text:p>
          </table:table-cell>
          <table:table-cell office:value-type="float" office:value="103.818790557491" calcext:value-type="float">
            <text:p>103.818790557491</text:p>
          </table:table-cell>
        </table:table-row>
        <table:table-row table:style-name="ro1">
          <table:table-cell office:value-type="float" office:value="42.200000000001" calcext:value-type="float">
            <text:p>42.200000000001</text:p>
          </table:table-cell>
          <table:table-cell office:value-type="float" office:value="2.02264163687833" calcext:value-type="float">
            <text:p>2.02264163687833</text:p>
          </table:table-cell>
          <table:table-cell office:value-type="float" office:value="103.830116147648" calcext:value-type="float">
            <text:p>103.830116147648</text:p>
          </table:table-cell>
        </table:table-row>
        <table:table-row table:style-name="ro1">
          <table:table-cell office:value-type="float" office:value="42.220000000001" calcext:value-type="float">
            <text:p>42.220000000001</text:p>
          </table:table-cell>
          <table:table-cell office:value-type="float" office:value="2.04166989481606" calcext:value-type="float">
            <text:p>2.04166989481606</text:p>
          </table:table-cell>
          <table:table-cell office:value-type="float" office:value="103.84073388842" calcext:value-type="float">
            <text:p>103.84073388842</text:p>
          </table:table-cell>
        </table:table-row>
        <table:table-row table:style-name="ro1">
          <table:table-cell office:value-type="float" office:value="42.240000000001" calcext:value-type="float">
            <text:p>42.240000000001</text:p>
          </table:table-cell>
          <table:table-cell office:value-type="float" office:value="2.06036319493123" calcext:value-type="float">
            <text:p>2.06036319493123</text:p>
          </table:table-cell>
          <table:table-cell office:value-type="float" office:value="103.850688020394" calcext:value-type="float">
            <text:p>103.850688020394</text:p>
          </table:table-cell>
        </table:table-row>
        <table:table-row table:style-name="ro1">
          <table:table-cell office:value-type="float" office:value="42.260000000001" calcext:value-type="float">
            <text:p>42.260000000001</text:p>
          </table:table-cell>
          <table:table-cell office:value-type="float" office:value="2.07872695071845" calcext:value-type="float">
            <text:p>2.07872695071845</text:p>
          </table:table-cell>
          <table:table-cell office:value-type="float" office:value="103.860020019119" calcext:value-type="float">
            <text:p>103.860020019119</text:p>
          </table:table-cell>
        </table:table-row>
        <table:table-row table:style-name="ro1">
          <table:table-cell office:value-type="float" office:value="42.280000000001" calcext:value-type="float">
            <text:p>42.280000000001</text:p>
          </table:table-cell>
          <table:table-cell office:value-type="float" office:value="2.09676652247387" calcext:value-type="float">
            <text:p>2.09676652247387</text:p>
          </table:table-cell>
          <table:table-cell office:value-type="float" office:value="103.868768767924" calcext:value-type="float">
            <text:p>103.868768767924</text:p>
          </table:table-cell>
        </table:table-row>
        <table:table-row table:style-name="ro1">
          <table:table-cell office:value-type="float" office:value="42.300000000001" calcext:value-type="float">
            <text:p>42.300000000001</text:p>
          </table:table-cell>
          <table:table-cell office:value-type="float" office:value="2.11448721580955" calcext:value-type="float">
            <text:p>2.11448721580955</text:p>
          </table:table-cell>
          <table:table-cell office:value-type="float" office:value="103.876970719929" calcext:value-type="float">
            <text:p>103.876970719929</text:p>
          </table:table-cell>
        </table:table-row>
        <table:table-row table:style-name="ro1">
          <table:table-cell office:value-type="float" office:value="42.320000000001" calcext:value-type="float">
            <text:p>42.320000000001</text:p>
          </table:table-cell>
          <table:table-cell office:value-type="float" office:value="2.13189428028025" calcext:value-type="float">
            <text:p>2.13189428028025</text:p>
          </table:table-cell>
          <table:table-cell office:value-type="float" office:value="103.884660049933" calcext:value-type="float">
            <text:p>103.884660049933</text:p>
          </table:table-cell>
        </table:table-row>
        <table:table-row table:style-name="ro1">
          <table:table-cell office:value-type="float" office:value="42.340000000001" calcext:value-type="float">
            <text:p>42.340000000001</text:p>
          </table:table-cell>
          <table:table-cell office:value-type="float" office:value="2.14899290810638" calcext:value-type="float">
            <text:p>2.14899290810638</text:p>
          </table:table-cell>
          <table:table-cell office:value-type="float" office:value="103.891868796812" calcext:value-type="float">
            <text:p>103.891868796812</text:p>
          </table:table-cell>
        </table:table-row>
        <table:table-row table:style-name="ro1">
          <table:table-cell office:value-type="float" office:value="42.360000000001" calcext:value-type="float">
            <text:p>42.360000000001</text:p>
          </table:table-cell>
          <table:table-cell office:value-type="float" office:value="2.16578823298333" calcext:value-type="float">
            <text:p>2.16578823298333</text:p>
          </table:table-cell>
          <table:table-cell office:value-type="float" office:value="103.898626997012" calcext:value-type="float">
            <text:p>103.898626997012</text:p>
          </table:table-cell>
        </table:table-row>
        <table:table-row table:style-name="ro1">
          <table:table-cell office:value-type="float" office:value="42.380000000001" calcext:value-type="float">
            <text:p>42.380000000001</text:p>
          </table:table-cell>
          <table:table-cell office:value-type="float" office:value="2.18228532897235" calcext:value-type="float">
            <text:p>2.18228532897235</text:p>
          </table:table-cell>
          <table:table-cell office:value-type="float" office:value="103.904962809698" calcext:value-type="float">
            <text:p>103.904962809698</text:p>
          </table:table-cell>
        </table:table-row>
        <table:table-row table:style-name="ro1">
          <table:table-cell office:value-type="float" office:value="42.400000000001" calcext:value-type="float">
            <text:p>42.400000000001</text:p>
          </table:table-cell>
          <table:table-cell office:value-type="float" office:value="2.19848920947215" calcext:value-type="float">
            <text:p>2.19848920947215</text:p>
          </table:table-cell>
          <table:table-cell office:value-type="float" office:value="103.910902634092" calcext:value-type="float">
            <text:p>103.910902634092</text:p>
          </table:table-cell>
        </table:table-row>
        <table:table-row table:style-name="ro1">
          <table:table-cell office:value-type="float" office:value="42.420000000001" calcext:value-type="float">
            <text:p>42.420000000001</text:p>
          </table:table-cell>
          <table:table-cell office:value-type="float" office:value="2.21440482627354" calcext:value-type="float">
            <text:p>2.21440482627354</text:p>
          </table:table-cell>
          <table:table-cell office:value-type="float" office:value="103.916471219462" calcext:value-type="float">
            <text:p>103.916471219462</text:p>
          </table:table-cell>
        </table:table-row>
        <table:table-row table:style-name="ro1">
          <table:table-cell office:value-type="float" office:value="42.440000000001" calcext:value-type="float">
            <text:p>42.440000000001</text:p>
          </table:table-cell>
          <table:table-cell office:value-type="float" office:value="2.2300370687013" calcext:value-type="float">
            <text:p>2.2300370687013</text:p>
          </table:table-cell>
          <table:table-cell office:value-type="float" office:value="103.921691768245" calcext:value-type="float">
            <text:p>103.921691768245</text:p>
          </table:table-cell>
        </table:table-row>
        <table:table-row table:style-name="ro1">
          <table:table-cell office:value-type="float" office:value="42.460000000001" calcext:value-type="float">
            <text:p>42.460000000001</text:p>
          </table:table-cell>
          <table:table-cell office:value-type="float" office:value="2.24539076284845" calcext:value-type="float">
            <text:p>2.24539076284845</text:p>
          </table:table-cell>
          <table:table-cell office:value-type="float" office:value="103.92658603273" calcext:value-type="float">
            <text:p>103.92658603273</text:p>
          </table:table-cell>
        </table:table-row>
        <table:table-row table:style-name="ro1">
          <table:table-cell office:value-type="float" office:value="42.480000000001" calcext:value-type="float">
            <text:p>42.480000000001</text:p>
          </table:table-cell>
          <table:table-cell office:value-type="float" office:value="2.26047067090832" calcext:value-type="float">
            <text:p>2.26047067090832</text:p>
          </table:table-cell>
          <table:table-cell office:value-type="float" office:value="103.931174405684" calcext:value-type="float">
            <text:p>103.931174405684</text:p>
          </table:table-cell>
        </table:table-row>
        <table:table-row table:style-name="ro1">
          <table:table-cell office:value-type="float" office:value="42.5000000000011" calcext:value-type="float">
            <text:p>42.5000000000011</text:p>
          </table:table-cell>
          <table:table-cell office:value-type="float" office:value="2.2752811402574" calcext:value-type="float">
            <text:p>2.27528114025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520000000001" calcext:value-type="float">
            <text:p>42.520000000001</text:p>
          </table:table-cell>
          <table:table-cell office:value-type="float" office:value="2.28982230383164" calcext:value-type="float">
            <text:p>2.289822303831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5400000000011" calcext:value-type="float">
            <text:p>42.5400000000011</text:p>
          </table:table-cell>
          <table:table-cell office:value-type="float" office:value="2.3040991624126" calcext:value-type="float">
            <text:p>2.30409916241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5600000000011" calcext:value-type="float">
            <text:p>42.5600000000011</text:p>
          </table:table-cell>
          <table:table-cell office:value-type="float" office:value="2.31811662549169" calcext:value-type="float">
            <text:p>2.318116625491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5800000000011" calcext:value-type="float">
            <text:p>42.5800000000011</text:p>
          </table:table-cell>
          <table:table-cell office:value-type="float" office:value="2.33187951027241" calcext:value-type="float">
            <text:p>2.331879510272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6000000000011" calcext:value-type="float">
            <text:p>42.6000000000011</text:p>
          </table:table-cell>
          <table:table-cell office:value-type="float" office:value="2.3453925411583" calcext:value-type="float">
            <text:p>2.34539254115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6200000000011" calcext:value-type="float">
            <text:p>42.6200000000011</text:p>
          </table:table-cell>
          <table:table-cell office:value-type="float" office:value="2.35866034975778" calcext:value-type="float">
            <text:p>2.358660349757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6400000000011" calcext:value-type="float">
            <text:p>42.6400000000011</text:p>
          </table:table-cell>
          <table:table-cell office:value-type="float" office:value="2.37168747540614" calcext:value-type="float">
            <text:p>2.371687475406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6600000000011" calcext:value-type="float">
            <text:p>42.6600000000011</text:p>
          </table:table-cell>
          <table:table-cell office:value-type="float" office:value="2.38447836617846" calcext:value-type="float">
            <text:p>2.384478366178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6800000000011" calcext:value-type="float">
            <text:p>42.6800000000011</text:p>
          </table:table-cell>
          <table:table-cell office:value-type="float" office:value="2.39703738034569" calcext:value-type="float">
            <text:p>2.397037380345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7000000000011" calcext:value-type="float">
            <text:p>42.7000000000011</text:p>
          </table:table-cell>
          <table:table-cell office:value-type="float" office:value="2.40936878821" calcext:value-type="float">
            <text:p>2.409368788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7200000000011" calcext:value-type="float">
            <text:p>42.7200000000011</text:p>
          </table:table-cell>
          <table:table-cell office:value-type="float" office:value="2.42147677424501" calcext:value-type="float">
            <text:p>2.421476774245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7400000000011" calcext:value-type="float">
            <text:p>42.7400000000011</text:p>
          </table:table-cell>
          <table:table-cell office:value-type="float" office:value="2.43336543946077" calcext:value-type="float">
            <text:p>2.433365439460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7600000000011" calcext:value-type="float">
            <text:p>42.7600000000011</text:p>
          </table:table-cell>
          <table:table-cell office:value-type="float" office:value="2.44503880391286" calcext:value-type="float">
            <text:p>2.445038803912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7800000000011" calcext:value-type="float">
            <text:p>42.7800000000011</text:p>
          </table:table-cell>
          <table:table-cell office:value-type="float" office:value="2.45650080927785" calcext:value-type="float">
            <text:p>2.456500809277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8000000000011" calcext:value-type="float">
            <text:p>42.8000000000011</text:p>
          </table:table-cell>
          <table:table-cell office:value-type="float" office:value="2.46775532142453" calcext:value-type="float">
            <text:p>2.467755321424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8200000000011" calcext:value-type="float">
            <text:p>42.8200000000011</text:p>
          </table:table-cell>
          <table:table-cell office:value-type="float" office:value="2.47880613291896" calcext:value-type="float">
            <text:p>2.478806132918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8400000000011" calcext:value-type="float">
            <text:p>42.8400000000011</text:p>
          </table:table-cell>
          <table:table-cell office:value-type="float" office:value="2.48965696541273" calcext:value-type="float">
            <text:p>2.489656965412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8600000000011" calcext:value-type="float">
            <text:p>42.8600000000011</text:p>
          </table:table-cell>
          <table:table-cell office:value-type="float" office:value="2.50031147187539" calcext:value-type="float">
            <text:p>2.500311471875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8800000000011" calcext:value-type="float">
            <text:p>42.8800000000011</text:p>
          </table:table-cell>
          <table:table-cell office:value-type="float" office:value="2.51077323864438" calcext:value-type="float">
            <text:p>2.510773238644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9000000000011" calcext:value-type="float">
            <text:p>42.9000000000011</text:p>
          </table:table-cell>
          <table:table-cell office:value-type="float" office:value="2.52104578727745" calcext:value-type="float">
            <text:p>2.521045787277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9200000000011" calcext:value-type="float">
            <text:p>42.9200000000011</text:p>
          </table:table-cell>
          <table:table-cell office:value-type="float" office:value="2.53113257620316" calcext:value-type="float">
            <text:p>2.531132576203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9400000000011" calcext:value-type="float">
            <text:p>42.9400000000011</text:p>
          </table:table-cell>
          <table:table-cell office:value-type="float" office:value="2.54103700217515" calcext:value-type="float">
            <text:p>2.541037002175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9600000000011" calcext:value-type="float">
            <text:p>42.9600000000011</text:p>
          </table:table-cell>
          <table:table-cell office:value-type="float" office:value="2.55076240154303" calcext:value-type="float">
            <text:p>2.550762401543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2.9800000000011" calcext:value-type="float">
            <text:p>42.9800000000011</text:p>
          </table:table-cell>
          <table:table-cell office:value-type="float" office:value="2.56031205135963" calcext:value-type="float">
            <text:p>2.560312051359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0000000000011" calcext:value-type="float">
            <text:p>43.0000000000011</text:p>
          </table:table-cell>
          <table:table-cell office:value-type="float" office:value="2.56968917034809" calcext:value-type="float">
            <text:p>2.569689170348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0200000000011" calcext:value-type="float">
            <text:p>43.0200000000011</text:p>
          </table:table-cell>
          <table:table-cell office:value-type="float" office:value="2.57889691975538" calcext:value-type="float">
            <text:p>2.578896919755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0400000000011" calcext:value-type="float">
            <text:p>43.0400000000011</text:p>
          </table:table-cell>
          <table:table-cell office:value-type="float" office:value="2.58793840411926" calcext:value-type="float">
            <text:p>2.587938404119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0600000000011" calcext:value-type="float">
            <text:p>43.0600000000011</text:p>
          </table:table-cell>
          <table:table-cell office:value-type="float" office:value="2.5968166719754" calcext:value-type="float">
            <text:p>2.59681667197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0800000000011" calcext:value-type="float">
            <text:p>43.0800000000011</text:p>
          </table:table-cell>
          <table:table-cell office:value-type="float" office:value="2.60553471652974" calcext:value-type="float">
            <text:p>2.605534716529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1000000000011" calcext:value-type="float">
            <text:p>43.1000000000011</text:p>
          </table:table-cell>
          <table:table-cell office:value-type="float" office:value="2.6140954763179" calcext:value-type="float">
            <text:p>2.61409547631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1200000000011" calcext:value-type="float">
            <text:p>43.1200000000011</text:p>
          </table:table-cell>
          <table:table-cell office:value-type="float" office:value="2.62250183587062" calcext:value-type="float">
            <text:p>2.622501835870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1400000000011" calcext:value-type="float">
            <text:p>43.1400000000011</text:p>
          </table:table-cell>
          <table:table-cell office:value-type="float" office:value="2.63075662639988" calcext:value-type="float">
            <text:p>2.630756626399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1600000000011" calcext:value-type="float">
            <text:p>43.1600000000011</text:p>
          </table:table-cell>
          <table:table-cell office:value-type="float" office:value="2.63886262651637" calcext:value-type="float">
            <text:p>2.638862626516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1800000000012" calcext:value-type="float">
            <text:p>43.1800000000012</text:p>
          </table:table-cell>
          <table:table-cell office:value-type="float" office:value="2.64682256298525" calcext:value-type="float">
            <text:p>2.646822562985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2000000000012" calcext:value-type="float">
            <text:p>43.2000000000012</text:p>
          </table:table-cell>
          <table:table-cell office:value-type="float" office:value="2.65463911152296" calcext:value-type="float">
            <text:p>2.654639111522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2200000000012" calcext:value-type="float">
            <text:p>43.2200000000012</text:p>
          </table:table-cell>
          <table:table-cell office:value-type="float" office:value="2.66231489763485" calcext:value-type="float">
            <text:p>2.662314897634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2400000000012" calcext:value-type="float">
            <text:p>43.2400000000012</text:p>
          </table:table-cell>
          <table:table-cell office:value-type="float" office:value="2.66985249749024" calcext:value-type="float">
            <text:p>2.669852497490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2600000000012" calcext:value-type="float">
            <text:p>43.2600000000012</text:p>
          </table:table-cell>
          <table:table-cell office:value-type="float" office:value="2.67725443882954" calcext:value-type="float">
            <text:p>2.677254438829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2800000000012" calcext:value-type="float">
            <text:p>43.2800000000012</text:p>
          </table:table-cell>
          <table:table-cell office:value-type="float" office:value="2.68452320189609" calcext:value-type="float">
            <text:p>2.684523201896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3000000000012" calcext:value-type="float">
            <text:p>43.3000000000012</text:p>
          </table:table-cell>
          <table:table-cell office:value-type="float" office:value="2.69166122038465" calcext:value-type="float">
            <text:p>2.691661220384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3200000000012" calcext:value-type="float">
            <text:p>43.3200000000012</text:p>
          </table:table-cell>
          <table:table-cell office:value-type="float" office:value="2.6986708823977" calcext:value-type="float">
            <text:p>2.69867088239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3400000000012" calcext:value-type="float">
            <text:p>43.3400000000012</text:p>
          </table:table-cell>
          <table:table-cell office:value-type="float" office:value="2.70555453140103" calcext:value-type="float">
            <text:p>2.705554531401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3600000000012" calcext:value-type="float">
            <text:p>43.3600000000012</text:p>
          </table:table-cell>
          <table:table-cell office:value-type="float" office:value="2.71231446717032" calcext:value-type="float">
            <text:p>2.712314467170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3800000000012" calcext:value-type="float">
            <text:p>43.3800000000012</text:p>
          </table:table-cell>
          <table:table-cell office:value-type="float" office:value="2.71895294672152" calcext:value-type="float">
            <text:p>2.718952946721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4000000000012" calcext:value-type="float">
            <text:p>43.4000000000012</text:p>
          </table:table-cell>
          <table:table-cell office:value-type="float" office:value="2.7254721852188" calcext:value-type="float">
            <text:p>2.72547218521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4200000000012" calcext:value-type="float">
            <text:p>43.4200000000012</text:p>
          </table:table-cell>
          <table:table-cell office:value-type="float" office:value="2.73187435685513" calcext:value-type="float">
            <text:p>2.731874356855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4400000000012" calcext:value-type="float">
            <text:p>43.4400000000012</text:p>
          </table:table-cell>
          <table:table-cell office:value-type="float" office:value="2.73816159570208" calcext:value-type="float">
            <text:p>2.738161595702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4600000000012" calcext:value-type="float">
            <text:p>43.4600000000012</text:p>
          </table:table-cell>
          <table:table-cell office:value-type="float" office:value="2.74433599652653" calcext:value-type="float">
            <text:p>2.744335996526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4800000000012" calcext:value-type="float">
            <text:p>43.4800000000012</text:p>
          </table:table-cell>
          <table:table-cell office:value-type="float" office:value="2.75039961557354" calcext:value-type="float">
            <text:p>2.750399615573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5000000000012" calcext:value-type="float">
            <text:p>43.5000000000012</text:p>
          </table:table-cell>
          <table:table-cell office:value-type="float" office:value="2.75635447131573" calcext:value-type="float">
            <text:p>2.756354471315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5200000000012" calcext:value-type="float">
            <text:p>43.5200000000012</text:p>
          </table:table-cell>
          <table:table-cell office:value-type="float" office:value="2.76220254517046" calcext:value-type="float">
            <text:p>2.762202545170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5400000000012" calcext:value-type="float">
            <text:p>43.5400000000012</text:p>
          </table:table-cell>
          <table:table-cell office:value-type="float" office:value="2.76794578218696" calcext:value-type="float">
            <text:p>2.767945782186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5600000000012" calcext:value-type="float">
            <text:p>43.5600000000012</text:p>
          </table:table-cell>
          <table:table-cell office:value-type="float" office:value="2.77358609170628" calcext:value-type="float">
            <text:p>2.773586091706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5800000000012" calcext:value-type="float">
            <text:p>43.5800000000012</text:p>
          </table:table-cell>
          <table:table-cell office:value-type="float" office:value="2.77912534799712" calcext:value-type="float">
            <text:p>2.779125347997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6000000000012" calcext:value-type="float">
            <text:p>43.6000000000012</text:p>
          </table:table-cell>
          <table:table-cell office:value-type="float" office:value="2.78456539087095" calcext:value-type="float">
            <text:p>2.784565390870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6200000000012" calcext:value-type="float">
            <text:p>43.6200000000012</text:p>
          </table:table-cell>
          <table:table-cell office:value-type="float" office:value="2.78990802627977" calcext:value-type="float">
            <text:p>2.789908026279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6400000000012" calcext:value-type="float">
            <text:p>43.6400000000012</text:p>
          </table:table-cell>
          <table:table-cell office:value-type="float" office:value="2.79515502689976" calcext:value-type="float">
            <text:p>2.795155026899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6600000000012" calcext:value-type="float">
            <text:p>43.6600000000012</text:p>
          </table:table-cell>
          <table:table-cell office:value-type="float" office:value="2.80030813270366" calcext:value-type="float">
            <text:p>2.800308132703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6800000000012" calcext:value-type="float">
            <text:p>43.6800000000012</text:p>
          </table:table-cell>
          <table:table-cell office:value-type="float" office:value="2.80536905152455" calcext:value-type="float">
            <text:p>2.805369051524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7000000000012" calcext:value-type="float">
            <text:p>43.7000000000012</text:p>
          </table:table-cell>
          <table:table-cell office:value-type="float" office:value="2.81033945961297" calcext:value-type="float">
            <text:p>2.810339459612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7200000000012" calcext:value-type="float">
            <text:p>43.7200000000012</text:p>
          </table:table-cell>
          <table:table-cell office:value-type="float" office:value="2.81522100218913" calcext:value-type="float">
            <text:p>2.815221002189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7400000000012" calcext:value-type="float">
            <text:p>43.7400000000012</text:p>
          </table:table-cell>
          <table:table-cell office:value-type="float" office:value="2.82001529399127" calcext:value-type="float">
            <text:p>2.820015293991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7600000000012" calcext:value-type="float">
            <text:p>43.7600000000012</text:p>
          </table:table-cell>
          <table:table-cell office:value-type="float" office:value="2.8247239198208" calcext:value-type="float">
            <text:p>2.82472391982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7800000000012" calcext:value-type="float">
            <text:p>43.7800000000012</text:p>
          </table:table-cell>
          <table:table-cell office:value-type="float" office:value="2.82934843508447" calcext:value-type="float">
            <text:p>2.829348435084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8000000000013" calcext:value-type="float">
            <text:p>43.8000000000013</text:p>
          </table:table-cell>
          <table:table-cell office:value-type="float" office:value="2.83389036633346" calcext:value-type="float">
            <text:p>2.833890366333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8200000000013" calcext:value-type="float">
            <text:p>43.8200000000013</text:p>
          </table:table-cell>
          <table:table-cell office:value-type="float" office:value="2.83835121179881" calcext:value-type="float">
            <text:p>2.838351211798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8400000000013" calcext:value-type="float">
            <text:p>43.8400000000013</text:p>
          </table:table-cell>
          <table:table-cell office:value-type="float" office:value="2.84273244192268" calcext:value-type="float">
            <text:p>2.842732441922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8600000000013" calcext:value-type="float">
            <text:p>43.8600000000013</text:p>
          </table:table-cell>
          <table:table-cell office:value-type="float" office:value="2.84703549988442" calcext:value-type="float">
            <text:p>2.847035499884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8800000000013" calcext:value-type="float">
            <text:p>43.8800000000013</text:p>
          </table:table-cell>
          <table:table-cell office:value-type="float" office:value="2.85126180212068" calcext:value-type="float">
            <text:p>2.851261802120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9000000000013" calcext:value-type="float">
            <text:p>43.9000000000013</text:p>
          </table:table-cell>
          <table:table-cell office:value-type="float" office:value="2.85541273883841" calcext:value-type="float">
            <text:p>2.855412738838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9200000000013" calcext:value-type="float">
            <text:p>43.9200000000013</text:p>
          </table:table-cell>
          <table:table-cell office:value-type="float" office:value="2.85948967452012" calcext:value-type="float">
            <text:p>2.859489674520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9400000000013" calcext:value-type="float">
            <text:p>43.9400000000013</text:p>
          </table:table-cell>
          <table:table-cell office:value-type="float" office:value="2.86349394842027" calcext:value-type="float">
            <text:p>2.863493948420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9600000000013" calcext:value-type="float">
            <text:p>43.9600000000013</text:p>
          </table:table-cell>
          <table:table-cell office:value-type="float" office:value="2.86742687505237" calcext:value-type="float">
            <text:p>2.867426875052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3.9800000000013" calcext:value-type="float">
            <text:p>43.9800000000013</text:p>
          </table:table-cell>
          <table:table-cell office:value-type="float" office:value="2.871289744666" calcext:value-type="float">
            <text:p>2.8712897446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0000000000013" calcext:value-type="float">
            <text:p>44.0000000000013</text:p>
          </table:table-cell>
          <table:table-cell office:value-type="float" office:value="2.87508382371358" calcext:value-type="float">
            <text:p>2.875083823713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0200000000013" calcext:value-type="float">
            <text:p>44.0200000000013</text:p>
          </table:table-cell>
          <table:table-cell office:value-type="float" office:value="2.8788103553065" calcext:value-type="float">
            <text:p>2.87881035530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0400000000013" calcext:value-type="float">
            <text:p>44.0400000000013</text:p>
          </table:table-cell>
          <table:table-cell office:value-type="float" office:value="2.88247055966066" calcext:value-type="float">
            <text:p>2.882470559660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0600000000013" calcext:value-type="float">
            <text:p>44.0600000000013</text:p>
          </table:table-cell>
          <table:table-cell office:value-type="float" office:value="2.8860656345315" calcext:value-type="float">
            <text:p>2.88606563453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0800000000013" calcext:value-type="float">
            <text:p>44.0800000000013</text:p>
          </table:table-cell>
          <table:table-cell office:value-type="float" office:value="2.88959675563861" calcext:value-type="float">
            <text:p>2.889596755638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1000000000013" calcext:value-type="float">
            <text:p>44.1000000000013</text:p>
          </table:table-cell>
          <table:table-cell office:value-type="float" office:value="2.89306507708054" calcext:value-type="float">
            <text:p>2.893065077080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1200000000013" calcext:value-type="float">
            <text:p>44.1200000000013</text:p>
          </table:table-cell>
          <table:table-cell office:value-type="float" office:value="2.89647173173987" calcext:value-type="float">
            <text:p>2.896471731739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1400000000013" calcext:value-type="float">
            <text:p>44.1400000000013</text:p>
          </table:table-cell>
          <table:table-cell office:value-type="float" office:value="2.89981783167924" calcext:value-type="float">
            <text:p>2.899817831679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1600000000013" calcext:value-type="float">
            <text:p>44.1600000000013</text:p>
          </table:table-cell>
          <table:table-cell office:value-type="float" office:value="2.90310446852883" calcext:value-type="float">
            <text:p>2.903104468528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1800000000013" calcext:value-type="float">
            <text:p>44.1800000000013</text:p>
          </table:table-cell>
          <table:table-cell office:value-type="float" office:value="2.90633271386562" calcext:value-type="float">
            <text:p>2.906332713865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2000000000013" calcext:value-type="float">
            <text:p>44.2000000000013</text:p>
          </table:table-cell>
          <table:table-cell office:value-type="float" office:value="2.90950361958514" calcext:value-type="float">
            <text:p>2.909503619585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2200000000013" calcext:value-type="float">
            <text:p>44.2200000000013</text:p>
          </table:table-cell>
          <table:table-cell office:value-type="float" office:value="2.91261821826599" calcext:value-type="float">
            <text:p>2.912618218265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2400000000013" calcext:value-type="float">
            <text:p>44.2400000000013</text:p>
          </table:table-cell>
          <table:table-cell office:value-type="float" office:value="2.91567752352765" calcext:value-type="float">
            <text:p>2.915677523527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2600000000013" calcext:value-type="float">
            <text:p>44.2600000000013</text:p>
          </table:table-cell>
          <table:table-cell office:value-type="float" office:value="2.9186825303819" calcext:value-type="float">
            <text:p>2.91868253038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2800000000013" calcext:value-type="float">
            <text:p>44.2800000000013</text:p>
          </table:table-cell>
          <table:table-cell office:value-type="float" office:value="2.92163421557819" calcext:value-type="float">
            <text:p>2.921634215578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3000000000013" calcext:value-type="float">
            <text:p>44.3000000000013</text:p>
          </table:table-cell>
          <table:table-cell office:value-type="float" office:value="2.9245335379431" calcext:value-type="float">
            <text:p>2.92453353794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3200000000013" calcext:value-type="float">
            <text:p>44.3200000000013</text:p>
          </table:table-cell>
          <table:table-cell office:value-type="float" office:value="2.92738143871423" calcext:value-type="float">
            <text:p>2.927381438714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3400000000013" calcext:value-type="float">
            <text:p>44.3400000000013</text:p>
          </table:table-cell>
          <table:table-cell office:value-type="float" office:value="2.93017884186848" calcext:value-type="float">
            <text:p>2.930178841868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3600000000013" calcext:value-type="float">
            <text:p>44.3600000000013</text:p>
          </table:table-cell>
          <table:table-cell office:value-type="float" office:value="2.93292665444499" calcext:value-type="float">
            <text:p>2.932926654444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3800000000013" calcext:value-type="float">
            <text:p>44.3800000000013</text:p>
          </table:table-cell>
          <table:table-cell office:value-type="float" office:value="2.93562576686257" calcext:value-type="float">
            <text:p>2.935625766862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4000000000013" calcext:value-type="float">
            <text:p>44.4000000000013</text:p>
          </table:table-cell>
          <table:table-cell office:value-type="float" office:value="2.9382770532318" calcext:value-type="float">
            <text:p>2.93827705323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4200000000013" calcext:value-type="float">
            <text:p>44.4200000000013</text:p>
          </table:table-cell>
          <table:table-cell office:value-type="float" office:value="2.94088137166174" calcext:value-type="float">
            <text:p>2.940881371661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4400000000014" calcext:value-type="float">
            <text:p>44.4400000000014</text:p>
          </table:table-cell>
          <table:table-cell office:value-type="float" office:value="2.94343956456118" calcext:value-type="float">
            <text:p>2.943439564561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4600000000014" calcext:value-type="float">
            <text:p>44.4600000000014</text:p>
          </table:table-cell>
          <table:table-cell office:value-type="float" office:value="2.94595245893441" calcext:value-type="float">
            <text:p>2.945952458934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4800000000014" calcext:value-type="float">
            <text:p>44.4800000000014</text:p>
          </table:table-cell>
          <table:table-cell office:value-type="float" office:value="2.94842086667163" calcext:value-type="float">
            <text:p>2.948420866671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5000000000014" calcext:value-type="float">
            <text:p>44.5000000000014</text:p>
          </table:table-cell>
          <table:table-cell office:value-type="float" office:value="2.95084558483372" calcext:value-type="float">
            <text:p>2.9508455848337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5200000000014" calcext:value-type="float">
            <text:p>44.5200000000014</text:p>
          </table:table-cell>
          <table:table-cell office:value-type="float" office:value="2.95322739593164" calcext:value-type="float">
            <text:p>2.953227395931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5400000000014" calcext:value-type="float">
            <text:p>44.5400000000014</text:p>
          </table:table-cell>
          <table:table-cell office:value-type="float" office:value="2.95556706820024" calcext:value-type="float">
            <text:p>2.955567068200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5600000000014" calcext:value-type="float">
            <text:p>44.5600000000014</text:p>
          </table:table-cell>
          <table:table-cell office:value-type="float" office:value="2.95786535586674" calcext:value-type="float">
            <text:p>2.957865355866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5800000000014" calcext:value-type="float">
            <text:p>44.5800000000014</text:p>
          </table:table-cell>
          <table:table-cell office:value-type="float" office:value="2.9601229994137" calcext:value-type="float">
            <text:p>2.96012299941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6000000000014" calcext:value-type="float">
            <text:p>44.6000000000014</text:p>
          </table:table-cell>
          <table:table-cell office:value-type="float" office:value="2.96234072583675" calcext:value-type="float">
            <text:p>2.962340725836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6200000000014" calcext:value-type="float">
            <text:p>44.6200000000014</text:p>
          </table:table-cell>
          <table:table-cell office:value-type="float" office:value="2.96451924889708" calcext:value-type="float">
            <text:p>2.964519248897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6400000000014" calcext:value-type="float">
            <text:p>44.6400000000014</text:p>
          </table:table-cell>
          <table:table-cell office:value-type="float" office:value="2.96665926936879" calcext:value-type="float">
            <text:p>2.966659269368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6600000000014" calcext:value-type="float">
            <text:p>44.6600000000014</text:p>
          </table:table-cell>
          <table:table-cell office:value-type="float" office:value="2.96876147528119" calcext:value-type="float">
            <text:p>2.968761475281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6800000000014" calcext:value-type="float">
            <text:p>44.6800000000014</text:p>
          </table:table-cell>
          <table:table-cell office:value-type="float" office:value="2.97082654215633" calcext:value-type="float">
            <text:p>2.970826542156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7000000000014" calcext:value-type="float">
            <text:p>44.7000000000014</text:p>
          </table:table-cell>
          <table:table-cell office:value-type="float" office:value="2.97285513324165" calcext:value-type="float">
            <text:p>2.972855133241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7200000000014" calcext:value-type="float">
            <text:p>44.7200000000014</text:p>
          </table:table-cell>
          <table:table-cell office:value-type="float" office:value="2.97484789973813" calcext:value-type="float">
            <text:p>2.974847899738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7400000000014" calcext:value-type="float">
            <text:p>44.7400000000014</text:p>
          </table:table-cell>
          <table:table-cell office:value-type="float" office:value="2.97680548102387" calcext:value-type="float">
            <text:p>2.976805481023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7600000000014" calcext:value-type="float">
            <text:p>44.7600000000014</text:p>
          </table:table-cell>
          <table:table-cell office:value-type="float" office:value="2.97872850487341" calcext:value-type="float">
            <text:p>2.978728504873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7800000000014" calcext:value-type="float">
            <text:p>44.7800000000014</text:p>
          </table:table-cell>
          <table:table-cell office:value-type="float" office:value="2.98061758767273" calcext:value-type="float">
            <text:p>2.980617587672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8000000000014" calcext:value-type="float">
            <text:p>44.8000000000014</text:p>
          </table:table-cell>
          <table:table-cell office:value-type="float" office:value="2.98247333463024" calcext:value-type="float">
            <text:p>2.982473334630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8200000000014" calcext:value-type="float">
            <text:p>44.8200000000014</text:p>
          </table:table-cell>
          <table:table-cell office:value-type="float" office:value="2.98429633998373" calcext:value-type="float">
            <text:p>2.984296339983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8400000000014" calcext:value-type="float">
            <text:p>44.8400000000014</text:p>
          </table:table-cell>
          <table:table-cell office:value-type="float" office:value="2.98608718720346" calcext:value-type="float">
            <text:p>2.986087187203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8600000000014" calcext:value-type="float">
            <text:p>44.8600000000014</text:p>
          </table:table-cell>
          <table:table-cell office:value-type="float" office:value="2.98784644919142" calcext:value-type="float">
            <text:p>2.987846449191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8800000000014" calcext:value-type="float">
            <text:p>44.8800000000014</text:p>
          </table:table-cell>
          <table:table-cell office:value-type="float" office:value="2.98957468847693" calcext:value-type="float">
            <text:p>2.989574688476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9000000000014" calcext:value-type="float">
            <text:p>44.9000000000014</text:p>
          </table:table-cell>
          <table:table-cell office:value-type="float" office:value="2.99127245740861" calcext:value-type="float">
            <text:p>2.991272457408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9200000000014" calcext:value-type="float">
            <text:p>44.9200000000014</text:p>
          </table:table-cell>
          <table:table-cell office:value-type="float" office:value="2.99294029834273" calcext:value-type="float">
            <text:p>2.992940298342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9400000000014" calcext:value-type="float">
            <text:p>44.9400000000014</text:p>
          </table:table-cell>
          <table:table-cell office:value-type="float" office:value="2.99457874382813" calcext:value-type="float">
            <text:p>2.994578743828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9600000000014" calcext:value-type="float">
            <text:p>44.9600000000014</text:p>
          </table:table-cell>
          <table:table-cell office:value-type="float" office:value="2.9961883167877" calcext:value-type="float">
            <text:p>2.99618831678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4.9800000000014" calcext:value-type="float">
            <text:p>44.9800000000014</text:p>
          </table:table-cell>
          <table:table-cell office:value-type="float" office:value="2.99776953069642" calcext:value-type="float">
            <text:p>2.997769530696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0000000000014" calcext:value-type="float">
            <text:p>45.0000000000014</text:p>
          </table:table-cell>
          <table:table-cell office:value-type="float" office:value="2.99932288975613" calcext:value-type="float">
            <text:p>2.999322889756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0200000000014" calcext:value-type="float">
            <text:p>45.0200000000014</text:p>
          </table:table-cell>
          <table:table-cell office:value-type="float" office:value="3.00084888906702" calcext:value-type="float">
            <text:p>3.000848889067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0400000000014" calcext:value-type="float">
            <text:p>45.0400000000014</text:p>
          </table:table-cell>
          <table:table-cell office:value-type="float" office:value="3.00234801479579" calcext:value-type="float">
            <text:p>3.002348014795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0600000000014" calcext:value-type="float">
            <text:p>45.0600000000014</text:p>
          </table:table-cell>
          <table:table-cell office:value-type="float" office:value="3.00382074434078" calcext:value-type="float">
            <text:p>3.003820744340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0800000000015" calcext:value-type="float">
            <text:p>45.0800000000015</text:p>
          </table:table-cell>
          <table:table-cell office:value-type="float" office:value="3.00526754649382" calcext:value-type="float">
            <text:p>3.005267546493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1000000000015" calcext:value-type="float">
            <text:p>45.1000000000015</text:p>
          </table:table-cell>
          <table:table-cell office:value-type="float" office:value="3.0066888815991" calcext:value-type="float">
            <text:p>3.00668888159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1200000000015" calcext:value-type="float">
            <text:p>45.1200000000015</text:p>
          </table:table-cell>
          <table:table-cell office:value-type="float" office:value="3.00808520170893" calcext:value-type="float">
            <text:p>3.008085201708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1400000000015" calcext:value-type="float">
            <text:p>45.1400000000015</text:p>
          </table:table-cell>
          <table:table-cell office:value-type="float" office:value="3.00945695073658" calcext:value-type="float">
            <text:p>3.009456950736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1600000000015" calcext:value-type="float">
            <text:p>45.1600000000015</text:p>
          </table:table-cell>
          <table:table-cell office:value-type="float" office:value="3.01080456460613" calcext:value-type="float">
            <text:p>3.010804564606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1800000000015" calcext:value-type="float">
            <text:p>45.1800000000015</text:p>
          </table:table-cell>
          <table:table-cell office:value-type="float" office:value="3.01212847139952" calcext:value-type="float">
            <text:p>3.012128471399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2000000000015" calcext:value-type="float">
            <text:p>45.2000000000015</text:p>
          </table:table-cell>
          <table:table-cell office:value-type="float" office:value="3.01342909150075" calcext:value-type="float">
            <text:p>3.013429091500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2200000000015" calcext:value-type="float">
            <text:p>45.2200000000015</text:p>
          </table:table-cell>
          <table:table-cell office:value-type="float" office:value="3.01470683773729" calcext:value-type="float">
            <text:p>3.014706837737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2400000000015" calcext:value-type="float">
            <text:p>45.2400000000015</text:p>
          </table:table-cell>
          <table:table-cell office:value-type="float" office:value="3.01596211551883" calcext:value-type="float">
            <text:p>3.015962115518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2600000000015" calcext:value-type="float">
            <text:p>45.2600000000015</text:p>
          </table:table-cell>
          <table:table-cell office:value-type="float" office:value="3.0171953229734" calcext:value-type="float">
            <text:p>3.01719532297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2800000000015" calcext:value-type="float">
            <text:p>45.2800000000015</text:p>
          </table:table-cell>
          <table:table-cell office:value-type="float" office:value="3.01840685108086" calcext:value-type="float">
            <text:p>3.018406851080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3000000000015" calcext:value-type="float">
            <text:p>45.3000000000015</text:p>
          </table:table-cell>
          <table:table-cell office:value-type="float" office:value="3.01959708380389" calcext:value-type="float">
            <text:p>3.019597083803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3200000000015" calcext:value-type="float">
            <text:p>45.3200000000015</text:p>
          </table:table-cell>
          <table:table-cell office:value-type="float" office:value="3.02076639821647" calcext:value-type="float">
            <text:p>3.020766398216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3400000000015" calcext:value-type="float">
            <text:p>45.3400000000015</text:p>
          </table:table-cell>
          <table:table-cell office:value-type="float" office:value="3.02191516463" calcext:value-type="float">
            <text:p>3.021915164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3600000000015" calcext:value-type="float">
            <text:p>45.3600000000015</text:p>
          </table:table-cell>
          <table:table-cell office:value-type="float" office:value="3.02304374671697" calcext:value-type="float">
            <text:p>3.023043746716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3800000000015" calcext:value-type="float">
            <text:p>45.3800000000015</text:p>
          </table:table-cell>
          <table:table-cell office:value-type="float" office:value="3.02415250163237" calcext:value-type="float">
            <text:p>3.024152501632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4000000000015" calcext:value-type="float">
            <text:p>45.4000000000015</text:p>
          </table:table-cell>
          <table:table-cell office:value-type="float" office:value="3.0252417801328" calcext:value-type="float">
            <text:p>3.02524178013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4200000000015" calcext:value-type="float">
            <text:p>45.4200000000015</text:p>
          </table:table-cell>
          <table:table-cell office:value-type="float" office:value="3.02631192669333" calcext:value-type="float">
            <text:p>3.026311926693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4400000000015" calcext:value-type="float">
            <text:p>45.4400000000015</text:p>
          </table:table-cell>
          <table:table-cell office:value-type="float" office:value="3.02736327962223" calcext:value-type="float">
            <text:p>3.027363279622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4600000000015" calcext:value-type="float">
            <text:p>45.4600000000015</text:p>
          </table:table-cell>
          <table:table-cell office:value-type="float" office:value="3.02839617117352" calcext:value-type="float">
            <text:p>3.028396171173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4800000000015" calcext:value-type="float">
            <text:p>45.4800000000015</text:p>
          </table:table-cell>
          <table:table-cell office:value-type="float" office:value="3.02941092765742" calcext:value-type="float">
            <text:p>3.029410927657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5000000000015" calcext:value-type="float">
            <text:p>45.5000000000015</text:p>
          </table:table-cell>
          <table:table-cell office:value-type="float" office:value="3.03040786954879" calcext:value-type="float">
            <text:p>3.030407869548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5200000000015" calcext:value-type="float">
            <text:p>45.5200000000015</text:p>
          </table:table-cell>
          <table:table-cell office:value-type="float" office:value="3.03138731159345" calcext:value-type="float">
            <text:p>3.031387311593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5400000000015" calcext:value-type="float">
            <text:p>45.5400000000015</text:p>
          </table:table-cell>
          <table:table-cell office:value-type="float" office:value="3.03234956291261" calcext:value-type="float">
            <text:p>3.032349562912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5600000000015" calcext:value-type="float">
            <text:p>45.5600000000015</text:p>
          </table:table-cell>
          <table:table-cell office:value-type="float" office:value="3.03329492710533" calcext:value-type="float">
            <text:p>3.033294927105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5800000000015" calcext:value-type="float">
            <text:p>45.5800000000015</text:p>
          </table:table-cell>
          <table:table-cell office:value-type="float" office:value="3.03422370234903" calcext:value-type="float">
            <text:p>3.034223702349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6000000000015" calcext:value-type="float">
            <text:p>45.6000000000015</text:p>
          </table:table-cell>
          <table:table-cell office:value-type="float" office:value="3.03513618149816" calcext:value-type="float">
            <text:p>3.035136181498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6200000000015" calcext:value-type="float">
            <text:p>45.6200000000015</text:p>
          </table:table-cell>
          <table:table-cell office:value-type="float" office:value="3.03603265218099" calcext:value-type="float">
            <text:p>3.036032652180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6400000000015" calcext:value-type="float">
            <text:p>45.6400000000015</text:p>
          </table:table-cell>
          <table:table-cell office:value-type="float" office:value="3.03691339689467" calcext:value-type="float">
            <text:p>3.036913396894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6600000000015" calcext:value-type="float">
            <text:p>45.6600000000015</text:p>
          </table:table-cell>
          <table:table-cell office:value-type="float" office:value="3.0377786930984" calcext:value-type="float">
            <text:p>3.03777869309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6800000000015" calcext:value-type="float">
            <text:p>45.6800000000015</text:p>
          </table:table-cell>
          <table:table-cell office:value-type="float" office:value="3.03862881330495" calcext:value-type="float">
            <text:p>3.038628813304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7000000000016" calcext:value-type="float">
            <text:p>45.7000000000016</text:p>
          </table:table-cell>
          <table:table-cell office:value-type="float" office:value="3.03946402517044" calcext:value-type="float">
            <text:p>3.039464025170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7200000000015" calcext:value-type="float">
            <text:p>45.7200000000015</text:p>
          </table:table-cell>
          <table:table-cell office:value-type="float" office:value="3.04028459158239" calcext:value-type="float">
            <text:p>3.040284591582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7400000000016" calcext:value-type="float">
            <text:p>45.7400000000016</text:p>
          </table:table-cell>
          <table:table-cell office:value-type="float" office:value="3.04109077074625" calcext:value-type="float">
            <text:p>3.041090770746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7600000000016" calcext:value-type="float">
            <text:p>45.7600000000016</text:p>
          </table:table-cell>
          <table:table-cell office:value-type="float" office:value="3.04188281627018" calcext:value-type="float">
            <text:p>3.041882816270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7800000000016" calcext:value-type="float">
            <text:p>45.7800000000016</text:p>
          </table:table-cell>
          <table:table-cell office:value-type="float" office:value="3.04266097724833" calcext:value-type="float">
            <text:p>3.042660977248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8000000000016" calcext:value-type="float">
            <text:p>45.8000000000016</text:p>
          </table:table-cell>
          <table:table-cell office:value-type="float" office:value="3.04342549834253" calcext:value-type="float">
            <text:p>3.043425498342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8200000000016" calcext:value-type="float">
            <text:p>45.8200000000016</text:p>
          </table:table-cell>
          <table:table-cell office:value-type="float" office:value="3.04417661986251" calcext:value-type="float">
            <text:p>3.044176619862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8400000000016" calcext:value-type="float">
            <text:p>45.8400000000016</text:p>
          </table:table-cell>
          <table:table-cell office:value-type="float" office:value="3.04491457784453" calcext:value-type="float">
            <text:p>3.044914577844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8600000000016" calcext:value-type="float">
            <text:p>45.8600000000016</text:p>
          </table:table-cell>
          <table:table-cell office:value-type="float" office:value="3.04563960412868" calcext:value-type="float">
            <text:p>3.045639604128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8800000000016" calcext:value-type="float">
            <text:p>45.8800000000016</text:p>
          </table:table-cell>
          <table:table-cell office:value-type="float" office:value="3.04635192643461" calcext:value-type="float">
            <text:p>3.046351926434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9000000000016" calcext:value-type="float">
            <text:p>45.9000000000016</text:p>
          </table:table-cell>
          <table:table-cell office:value-type="float" office:value="3.04705176843599" calcext:value-type="float">
            <text:p>3.047051768435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9200000000016" calcext:value-type="float">
            <text:p>45.9200000000016</text:p>
          </table:table-cell>
          <table:table-cell office:value-type="float" office:value="3.04773934983346" calcext:value-type="float">
            <text:p>3.047739349833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9400000000016" calcext:value-type="float">
            <text:p>45.9400000000016</text:p>
          </table:table-cell>
          <table:table-cell office:value-type="float" office:value="3.04841488642633" calcext:value-type="float">
            <text:p>3.048414886426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9600000000016" calcext:value-type="float">
            <text:p>45.9600000000016</text:p>
          </table:table-cell>
          <table:table-cell office:value-type="float" office:value="3.04907859018291" calcext:value-type="float">
            <text:p>3.049078590182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5.9800000000016" calcext:value-type="float">
            <text:p>45.9800000000016</text:p>
          </table:table-cell>
          <table:table-cell office:value-type="float" office:value="3.04973066930955" calcext:value-type="float">
            <text:p>3.049730669309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0000000000016" calcext:value-type="float">
            <text:p>46.0000000000016</text:p>
          </table:table-cell>
          <table:table-cell office:value-type="float" office:value="3.0503713283184" calcext:value-type="float">
            <text:p>3.05037132831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0200000000016" calcext:value-type="float">
            <text:p>46.0200000000016</text:p>
          </table:table-cell>
          <table:table-cell office:value-type="float" office:value="3.05100076809394" calcext:value-type="float">
            <text:p>3.051000768093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0400000000016" calcext:value-type="float">
            <text:p>46.0400000000016</text:p>
          </table:table-cell>
          <table:table-cell office:value-type="float" office:value="3.05161918595825" calcext:value-type="float">
            <text:p>3.051619185958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0600000000016" calcext:value-type="float">
            <text:p>46.0600000000016</text:p>
          </table:table-cell>
          <table:table-cell office:value-type="float" office:value="3.05222677573512" calcext:value-type="float">
            <text:p>3.052226775735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0800000000016" calcext:value-type="float">
            <text:p>46.0800000000016</text:p>
          </table:table-cell>
          <table:table-cell office:value-type="float" office:value="3.05282372781293" calcext:value-type="float">
            <text:p>3.052823727812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1000000000016" calcext:value-type="float">
            <text:p>46.1000000000016</text:p>
          </table:table-cell>
          <table:table-cell office:value-type="float" office:value="3.05341022920644" calcext:value-type="float">
            <text:p>3.053410229206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1200000000016" calcext:value-type="float">
            <text:p>46.1200000000016</text:p>
          </table:table-cell>
          <table:table-cell office:value-type="float" office:value="3.05398646361738" calcext:value-type="float">
            <text:p>3.053986463617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1400000000016" calcext:value-type="float">
            <text:p>46.1400000000016</text:p>
          </table:table-cell>
          <table:table-cell office:value-type="float" office:value="3.05455261149396" calcext:value-type="float">
            <text:p>3.054552611493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1600000000016" calcext:value-type="float">
            <text:p>46.1600000000016</text:p>
          </table:table-cell>
          <table:table-cell office:value-type="float" office:value="3.05510885008925" calcext:value-type="float">
            <text:p>3.055108850089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1800000000016" calcext:value-type="float">
            <text:p>46.1800000000016</text:p>
          </table:table-cell>
          <table:table-cell office:value-type="float" office:value="3.05565535351858" calcext:value-type="float">
            <text:p>3.055655353518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2000000000016" calcext:value-type="float">
            <text:p>46.2000000000016</text:p>
          </table:table-cell>
          <table:table-cell office:value-type="float" office:value="3.05619229281576" calcext:value-type="float">
            <text:p>3.056192292815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2200000000016" calcext:value-type="float">
            <text:p>46.2200000000016</text:p>
          </table:table-cell>
          <table:table-cell office:value-type="float" office:value="3.05671983598837" calcext:value-type="float">
            <text:p>3.056719835988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2400000000016" calcext:value-type="float">
            <text:p>46.2400000000016</text:p>
          </table:table-cell>
          <table:table-cell office:value-type="float" office:value="3.05723814807198" calcext:value-type="float">
            <text:p>3.0572381480719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2600000000016" calcext:value-type="float">
            <text:p>46.2600000000016</text:p>
          </table:table-cell>
          <table:table-cell office:value-type="float" office:value="3.0577473911834" calcext:value-type="float">
            <text:p>3.05774739118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2800000000016" calcext:value-type="float">
            <text:p>46.2800000000016</text:p>
          </table:table-cell>
          <table:table-cell office:value-type="float" office:value="3.05824772457296" calcext:value-type="float">
            <text:p>3.058247724572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3000000000016" calcext:value-type="float">
            <text:p>46.3000000000016</text:p>
          </table:table-cell>
          <table:table-cell office:value-type="float" office:value="3.05873930467578" calcext:value-type="float">
            <text:p>3.058739304675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3200000000016" calcext:value-type="float">
            <text:p>46.3200000000016</text:p>
          </table:table-cell>
          <table:table-cell office:value-type="float" office:value="3.05922228516222" calcext:value-type="float">
            <text:p>3.059222285162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3400000000016" calcext:value-type="float">
            <text:p>46.3400000000016</text:p>
          </table:table-cell>
          <table:table-cell office:value-type="float" office:value="3.05969681698724" calcext:value-type="float">
            <text:p>3.059696816987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3600000000016" calcext:value-type="float">
            <text:p>46.3600000000016</text:p>
          </table:table-cell>
          <table:table-cell office:value-type="float" office:value="3.06016304843904" calcext:value-type="float">
            <text:p>3.060163048439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3800000000017" calcext:value-type="float">
            <text:p>46.3800000000017</text:p>
          </table:table-cell>
          <table:table-cell office:value-type="float" office:value="3.06062112518664" calcext:value-type="float">
            <text:p>3.060621125186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4000000000017" calcext:value-type="float">
            <text:p>46.4000000000017</text:p>
          </table:table-cell>
          <table:table-cell office:value-type="float" office:value="3.06107119032674" calcext:value-type="float">
            <text:p>3.061071190326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4200000000017" calcext:value-type="float">
            <text:p>46.4200000000017</text:p>
          </table:table-cell>
          <table:table-cell office:value-type="float" office:value="3.06151338442962" calcext:value-type="float">
            <text:p>3.061513384429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4400000000017" calcext:value-type="float">
            <text:p>46.4400000000017</text:p>
          </table:table-cell>
          <table:table-cell office:value-type="float" office:value="3.06194784558427" calcext:value-type="float">
            <text:p>3.061947845584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4600000000017" calcext:value-type="float">
            <text:p>46.4600000000017</text:p>
          </table:table-cell>
          <table:table-cell office:value-type="float" office:value="3.06237470944265" calcext:value-type="float">
            <text:p>3.062374709442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4800000000017" calcext:value-type="float">
            <text:p>46.4800000000017</text:p>
          </table:table-cell>
          <table:table-cell office:value-type="float" office:value="3.06279410926317" calcext:value-type="float">
            <text:p>3.062794109263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5000000000017" calcext:value-type="float">
            <text:p>46.5000000000017</text:p>
          </table:table-cell>
          <table:table-cell office:value-type="float" office:value="3.06320617595339" calcext:value-type="float">
            <text:p>3.063206175953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5200000000017" calcext:value-type="float">
            <text:p>46.5200000000017</text:p>
          </table:table-cell>
          <table:table-cell office:value-type="float" office:value="3.06361103811193" calcext:value-type="float">
            <text:p>3.063611038111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5400000000017" calcext:value-type="float">
            <text:p>46.5400000000017</text:p>
          </table:table-cell>
          <table:table-cell office:value-type="float" office:value="3.06400882206961" calcext:value-type="float">
            <text:p>3.064008822069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5600000000017" calcext:value-type="float">
            <text:p>46.5600000000017</text:p>
          </table:table-cell>
          <table:table-cell office:value-type="float" office:value="3.06439965192984" calcext:value-type="float">
            <text:p>3.064399651929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5800000000017" calcext:value-type="float">
            <text:p>46.5800000000017</text:p>
          </table:table-cell>
          <table:table-cell office:value-type="float" office:value="3.06478364960833" calcext:value-type="float">
            <text:p>3.064783649608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6000000000017" calcext:value-type="float">
            <text:p>46.6000000000017</text:p>
          </table:table-cell>
          <table:table-cell office:value-type="float" office:value="3.06516093487202" calcext:value-type="float">
            <text:p>3.065160934872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6200000000017" calcext:value-type="float">
            <text:p>46.6200000000017</text:p>
          </table:table-cell>
          <table:table-cell office:value-type="float" office:value="3.0655316253773" calcext:value-type="float">
            <text:p>3.06553162537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6400000000017" calcext:value-type="float">
            <text:p>46.6400000000017</text:p>
          </table:table-cell>
          <table:table-cell office:value-type="float" office:value="3.06589583670761" calcext:value-type="float">
            <text:p>3.065895836707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6600000000017" calcext:value-type="float">
            <text:p>46.6600000000017</text:p>
          </table:table-cell>
          <table:table-cell office:value-type="float" office:value="3.06625368241029" calcext:value-type="float">
            <text:p>3.066253682410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6800000000017" calcext:value-type="float">
            <text:p>46.6800000000017</text:p>
          </table:table-cell>
          <table:table-cell office:value-type="float" office:value="3.06660527403279" calcext:value-type="float">
            <text:p>3.066605274032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7000000000017" calcext:value-type="float">
            <text:p>46.7000000000017</text:p>
          </table:table-cell>
          <table:table-cell office:value-type="float" office:value="3.0669507211582" calcext:value-type="float">
            <text:p>3.06695072115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7200000000017" calcext:value-type="float">
            <text:p>46.7200000000017</text:p>
          </table:table-cell>
          <table:table-cell office:value-type="float" office:value="3.06729013144021" calcext:value-type="float">
            <text:p>3.067290131440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7400000000017" calcext:value-type="float">
            <text:p>46.7400000000017</text:p>
          </table:table-cell>
          <table:table-cell office:value-type="float" office:value="3.06762361063734" calcext:value-type="float">
            <text:p>3.067623610637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7600000000017" calcext:value-type="float">
            <text:p>46.7600000000017</text:p>
          </table:table-cell>
          <table:table-cell office:value-type="float" office:value="3.06795126264663" calcext:value-type="float">
            <text:p>3.067951262646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7800000000017" calcext:value-type="float">
            <text:p>46.7800000000017</text:p>
          </table:table-cell>
          <table:table-cell office:value-type="float" office:value="3.06827318953669" calcext:value-type="float">
            <text:p>3.068273189536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8000000000017" calcext:value-type="float">
            <text:p>46.8000000000017</text:p>
          </table:table-cell>
          <table:table-cell office:value-type="float" office:value="3.06858949158013" calcext:value-type="float">
            <text:p>3.068589491580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8200000000017" calcext:value-type="float">
            <text:p>46.8200000000017</text:p>
          </table:table-cell>
          <table:table-cell office:value-type="float" office:value="3.06890026728545" calcext:value-type="float">
            <text:p>3.068900267285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8400000000017" calcext:value-type="float">
            <text:p>46.8400000000017</text:p>
          </table:table-cell>
          <table:table-cell office:value-type="float" office:value="3.06920561342838" calcext:value-type="float">
            <text:p>3.069205613428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8600000000017" calcext:value-type="float">
            <text:p>46.8600000000017</text:p>
          </table:table-cell>
          <table:table-cell office:value-type="float" office:value="3.06950562508251" calcext:value-type="float">
            <text:p>3.069505625082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8800000000017" calcext:value-type="float">
            <text:p>46.8800000000017</text:p>
          </table:table-cell>
          <table:table-cell office:value-type="float" office:value="3.06980039564959" calcext:value-type="float">
            <text:p>3.069800395649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9000000000017" calcext:value-type="float">
            <text:p>46.9000000000017</text:p>
          </table:table-cell>
          <table:table-cell office:value-type="float" office:value="3.07009001688907" calcext:value-type="float">
            <text:p>3.070090016889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9200000000017" calcext:value-type="float">
            <text:p>46.9200000000017</text:p>
          </table:table-cell>
          <table:table-cell office:value-type="float" office:value="3.07037457894726" calcext:value-type="float">
            <text:p>3.070374578947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9400000000017" calcext:value-type="float">
            <text:p>46.9400000000017</text:p>
          </table:table-cell>
          <table:table-cell office:value-type="float" office:value="3.07065417038588" calcext:value-type="float">
            <text:p>3.070654170385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9600000000017" calcext:value-type="float">
            <text:p>46.9600000000017</text:p>
          </table:table-cell>
          <table:table-cell office:value-type="float" office:value="3.07092887821016" calcext:value-type="float">
            <text:p>3.070928878210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6.9800000000017" calcext:value-type="float">
            <text:p>46.9800000000017</text:p>
          </table:table-cell>
          <table:table-cell office:value-type="float" office:value="3.07119878789638" calcext:value-type="float">
            <text:p>3.071198787896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0000000000018" calcext:value-type="float">
            <text:p>47.0000000000018</text:p>
          </table:table-cell>
          <table:table-cell office:value-type="float" office:value="3.07146398341893" calcext:value-type="float">
            <text:p>3.071463983418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0200000000018" calcext:value-type="float">
            <text:p>47.0200000000018</text:p>
          </table:table-cell>
          <table:table-cell office:value-type="float" office:value="3.07172454727691" calcext:value-type="float">
            <text:p>3.071724547276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0400000000018" calcext:value-type="float">
            <text:p>47.0400000000018</text:p>
          </table:table-cell>
          <table:table-cell office:value-type="float" office:value="3.07198056052023" calcext:value-type="float">
            <text:p>3.071980560520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0600000000018" calcext:value-type="float">
            <text:p>47.0600000000018</text:p>
          </table:table-cell>
          <table:table-cell office:value-type="float" office:value="3.07223210277526" calcext:value-type="float">
            <text:p>3.072232102775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0800000000018" calcext:value-type="float">
            <text:p>47.0800000000018</text:p>
          </table:table-cell>
          <table:table-cell office:value-type="float" office:value="3.07247925226998" calcext:value-type="float">
            <text:p>3.0724792522699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1000000000018" calcext:value-type="float">
            <text:p>47.1000000000018</text:p>
          </table:table-cell>
          <table:table-cell office:value-type="float" office:value="3.07272208585873" calcext:value-type="float">
            <text:p>3.072722085858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1200000000018" calcext:value-type="float">
            <text:p>47.1200000000018</text:p>
          </table:table-cell>
          <table:table-cell office:value-type="float" office:value="3.07296067904648" calcext:value-type="float">
            <text:p>3.072960679046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1400000000018" calcext:value-type="float">
            <text:p>47.1400000000018</text:p>
          </table:table-cell>
          <table:table-cell office:value-type="float" office:value="3.07319510601271" calcext:value-type="float">
            <text:p>3.073195106012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1600000000018" calcext:value-type="float">
            <text:p>47.1600000000018</text:p>
          </table:table-cell>
          <table:table-cell office:value-type="float" office:value="3.07342543963477" calcext:value-type="float">
            <text:p>3.073425439634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1800000000018" calcext:value-type="float">
            <text:p>47.1800000000018</text:p>
          </table:table-cell>
          <table:table-cell office:value-type="float" office:value="3.07365175151098" calcext:value-type="float">
            <text:p>3.0736517515109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2000000000018" calcext:value-type="float">
            <text:p>47.2000000000018</text:p>
          </table:table-cell>
          <table:table-cell office:value-type="float" office:value="3.07387411198311" calcext:value-type="float">
            <text:p>3.073874111983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2200000000018" calcext:value-type="float">
            <text:p>47.2200000000018</text:p>
          </table:table-cell>
          <table:table-cell office:value-type="float" office:value="3.07409259015866" calcext:value-type="float">
            <text:p>3.074092590158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2400000000018" calcext:value-type="float">
            <text:p>47.2400000000018</text:p>
          </table:table-cell>
          <table:table-cell office:value-type="float" office:value="3.07430725393262" calcext:value-type="float">
            <text:p>3.074307253932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2600000000018" calcext:value-type="float">
            <text:p>47.2600000000018</text:p>
          </table:table-cell>
          <table:table-cell office:value-type="float" office:value="3.07451817000886" calcext:value-type="float">
            <text:p>3.074518170008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2800000000018" calcext:value-type="float">
            <text:p>47.2800000000018</text:p>
          </table:table-cell>
          <table:table-cell office:value-type="float" office:value="3.07472540392116" calcext:value-type="float">
            <text:p>3.074725403921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3000000000018" calcext:value-type="float">
            <text:p>47.3000000000018</text:p>
          </table:table-cell>
          <table:table-cell office:value-type="float" office:value="3.07492902005387" calcext:value-type="float">
            <text:p>3.074929020053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3200000000018" calcext:value-type="float">
            <text:p>47.3200000000018</text:p>
          </table:table-cell>
          <table:table-cell office:value-type="float" office:value="3.07512908166218" calcext:value-type="float">
            <text:p>3.075129081662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3400000000018" calcext:value-type="float">
            <text:p>47.3400000000018</text:p>
          </table:table-cell>
          <table:table-cell office:value-type="float" office:value="3.07532565089203" calcext:value-type="float">
            <text:p>3.075325650892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3600000000018" calcext:value-type="float">
            <text:p>47.3600000000018</text:p>
          </table:table-cell>
          <table:table-cell office:value-type="float" office:value="3.07551878879967" calcext:value-type="float">
            <text:p>3.075518788799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3800000000018" calcext:value-type="float">
            <text:p>47.3800000000018</text:p>
          </table:table-cell>
          <table:table-cell office:value-type="float" office:value="3.07570855537088" calcext:value-type="float">
            <text:p>3.075708555370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4000000000018" calcext:value-type="float">
            <text:p>47.4000000000018</text:p>
          </table:table-cell>
          <table:table-cell office:value-type="float" office:value="3.07589500953986" calcext:value-type="float">
            <text:p>3.075895009539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4200000000018" calcext:value-type="float">
            <text:p>47.4200000000018</text:p>
          </table:table-cell>
          <table:table-cell office:value-type="float" office:value="3.07607820920771" calcext:value-type="float">
            <text:p>3.076078209207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4400000000018" calcext:value-type="float">
            <text:p>47.4400000000018</text:p>
          </table:table-cell>
          <table:table-cell office:value-type="float" office:value="3.07625821126069" calcext:value-type="float">
            <text:p>3.076258211260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4600000000018" calcext:value-type="float">
            <text:p>47.4600000000018</text:p>
          </table:table-cell>
          <table:table-cell office:value-type="float" office:value="3.07643507158806" calcext:value-type="float">
            <text:p>3.076435071588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4800000000018" calcext:value-type="float">
            <text:p>47.4800000000018</text:p>
          </table:table-cell>
          <table:table-cell office:value-type="float" office:value="3.07660884509969" calcext:value-type="float">
            <text:p>3.076608845099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5000000000018" calcext:value-type="float">
            <text:p>47.5000000000018</text:p>
          </table:table-cell>
          <table:table-cell office:value-type="float" office:value="3.07677958574324" calcext:value-type="float">
            <text:p>3.076779585743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5200000000018" calcext:value-type="float">
            <text:p>47.5200000000018</text:p>
          </table:table-cell>
          <table:table-cell office:value-type="float" office:value="3.07694734652118" calcext:value-type="float">
            <text:p>3.076947346521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5400000000018" calcext:value-type="float">
            <text:p>47.5400000000018</text:p>
          </table:table-cell>
          <table:table-cell office:value-type="float" office:value="3.07711217950736" calcext:value-type="float">
            <text:p>3.077112179507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5600000000018" calcext:value-type="float">
            <text:p>47.5600000000018</text:p>
          </table:table-cell>
          <table:table-cell office:value-type="float" office:value="3.07727413586344" calcext:value-type="float">
            <text:p>3.077274135863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5800000000018" calcext:value-type="float">
            <text:p>47.5800000000018</text:p>
          </table:table-cell>
          <table:table-cell office:value-type="float" office:value="3.07743326585484" calcext:value-type="float">
            <text:p>3.077433265854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6000000000018" calcext:value-type="float">
            <text:p>47.6000000000018</text:p>
          </table:table-cell>
          <table:table-cell office:value-type="float" office:value="3.07758961886662" calcext:value-type="float">
            <text:p>3.077589618866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6200000000018" calcext:value-type="float">
            <text:p>47.6200000000018</text:p>
          </table:table-cell>
          <table:table-cell office:value-type="float" office:value="3.07774324341889" calcext:value-type="float">
            <text:p>3.077743243418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6400000000019" calcext:value-type="float">
            <text:p>47.6400000000019</text:p>
          </table:table-cell>
          <table:table-cell office:value-type="float" office:value="3.07789418718207" calcext:value-type="float">
            <text:p>3.077894187182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6600000000019" calcext:value-type="float">
            <text:p>47.6600000000019</text:p>
          </table:table-cell>
          <table:table-cell office:value-type="float" office:value="3.0780424969918" calcext:value-type="float">
            <text:p>3.07804249699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6800000000019" calcext:value-type="float">
            <text:p>47.6800000000019</text:p>
          </table:table-cell>
          <table:table-cell office:value-type="float" office:value="3.07818821886367" calcext:value-type="float">
            <text:p>3.078188218863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7000000000019" calcext:value-type="float">
            <text:p>47.7000000000019</text:p>
          </table:table-cell>
          <table:table-cell office:value-type="float" office:value="3.0783313980076" calcext:value-type="float">
            <text:p>3.07833139800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7200000000019" calcext:value-type="float">
            <text:p>47.7200000000019</text:p>
          </table:table-cell>
          <table:table-cell office:value-type="float" office:value="3.07847207884202" calcext:value-type="float">
            <text:p>3.078472078842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7400000000019" calcext:value-type="float">
            <text:p>47.7400000000019</text:p>
          </table:table-cell>
          <table:table-cell office:value-type="float" office:value="3.07861030500779" calcext:value-type="float">
            <text:p>3.078610305007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7600000000019" calcext:value-type="float">
            <text:p>47.7600000000019</text:p>
          </table:table-cell>
          <table:table-cell office:value-type="float" office:value="3.07874611938185" calcext:value-type="float">
            <text:p>3.078746119381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7800000000019" calcext:value-type="float">
            <text:p>47.7800000000019</text:p>
          </table:table-cell>
          <table:table-cell office:value-type="float" office:value="3.07887956409065" calcext:value-type="float">
            <text:p>3.078879564090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8000000000019" calcext:value-type="float">
            <text:p>47.8000000000019</text:p>
          </table:table-cell>
          <table:table-cell office:value-type="float" office:value="3.07901068052336" calcext:value-type="float">
            <text:p>3.079010680523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8200000000019" calcext:value-type="float">
            <text:p>47.8200000000019</text:p>
          </table:table-cell>
          <table:table-cell office:value-type="float" office:value="3.0791395093448" calcext:value-type="float">
            <text:p>3.07913950934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8400000000019" calcext:value-type="float">
            <text:p>47.8400000000019</text:p>
          </table:table-cell>
          <table:table-cell office:value-type="float" office:value="3.07926609050817" calcext:value-type="float">
            <text:p>3.079266090508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8600000000019" calcext:value-type="float">
            <text:p>47.8600000000019</text:p>
          </table:table-cell>
          <table:table-cell office:value-type="float" office:value="3.07939046326755" calcext:value-type="float">
            <text:p>3.079390463267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8800000000019" calcext:value-type="float">
            <text:p>47.8800000000019</text:p>
          </table:table-cell>
          <table:table-cell office:value-type="float" office:value="3.07951266619018" calcext:value-type="float">
            <text:p>3.079512666190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9000000000019" calcext:value-type="float">
            <text:p>47.9000000000019</text:p>
          </table:table-cell>
          <table:table-cell office:value-type="float" office:value="3.07963273716853" calcext:value-type="float">
            <text:p>3.079632737168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9200000000019" calcext:value-type="float">
            <text:p>47.9200000000019</text:p>
          </table:table-cell>
          <table:table-cell office:value-type="float" office:value="3.07975071343213" calcext:value-type="float">
            <text:p>3.079750713432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9400000000019" calcext:value-type="float">
            <text:p>47.9400000000019</text:p>
          </table:table-cell>
          <table:table-cell office:value-type="float" office:value="3.07986663155924" calcext:value-type="float">
            <text:p>3.079866631559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9600000000019" calcext:value-type="float">
            <text:p>47.9600000000019</text:p>
          </table:table-cell>
          <table:table-cell office:value-type="float" office:value="3.07998052748822" calcext:value-type="float">
            <text:p>3.079980527488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7.9800000000019" calcext:value-type="float">
            <text:p>47.9800000000019</text:p>
          </table:table-cell>
          <table:table-cell office:value-type="float" office:value="3.08009243652884" calcext:value-type="float">
            <text:p>3.080092436528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0000000000019" calcext:value-type="float">
            <text:p>48.0000000000019</text:p>
          </table:table-cell>
          <table:table-cell office:value-type="float" office:value="3.08020239337326" calcext:value-type="float">
            <text:p>3.080202393373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0200000000019" calcext:value-type="float">
            <text:p>48.0200000000019</text:p>
          </table:table-cell>
          <table:table-cell office:value-type="float" office:value="3.08031043210689" calcext:value-type="float">
            <text:p>3.080310432106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0400000000019" calcext:value-type="float">
            <text:p>48.0400000000019</text:p>
          </table:table-cell>
          <table:table-cell office:value-type="float" office:value="3.08041658621902" calcext:value-type="float">
            <text:p>3.080416586219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0600000000019" calcext:value-type="float">
            <text:p>48.0600000000019</text:p>
          </table:table-cell>
          <table:table-cell office:value-type="float" office:value="3.08052088861328" calcext:value-type="float">
            <text:p>3.080520888613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0800000000019" calcext:value-type="float">
            <text:p>48.0800000000019</text:p>
          </table:table-cell>
          <table:table-cell office:value-type="float" office:value="3.08062337161795" calcext:value-type="float">
            <text:p>3.080623371617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1000000000019" calcext:value-type="float">
            <text:p>48.1000000000019</text:p>
          </table:table-cell>
          <table:table-cell office:value-type="float" office:value="3.08072406699599" calcext:value-type="float">
            <text:p>3.080724066995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1200000000019" calcext:value-type="float">
            <text:p>48.1200000000019</text:p>
          </table:table-cell>
          <table:table-cell office:value-type="float" office:value="3.08082300595502" calcext:value-type="float">
            <text:p>3.080823005955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1400000000019" calcext:value-type="float">
            <text:p>48.1400000000019</text:p>
          </table:table-cell>
          <table:table-cell office:value-type="float" office:value="3.08092021915699" calcext:value-type="float">
            <text:p>3.080920219156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1600000000019" calcext:value-type="float">
            <text:p>48.1600000000019</text:p>
          </table:table-cell>
          <table:table-cell office:value-type="float" office:value="3.08101573672782" calcext:value-type="float">
            <text:p>3.081015736727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1800000000019" calcext:value-type="float">
            <text:p>48.1800000000019</text:p>
          </table:table-cell>
          <table:table-cell office:value-type="float" office:value="3.08110958826675" calcext:value-type="float">
            <text:p>3.081109588266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2000000000019" calcext:value-type="float">
            <text:p>48.2000000000019</text:p>
          </table:table-cell>
          <table:table-cell office:value-type="float" office:value="3.08120180285557" calcext:value-type="float">
            <text:p>3.081201802855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2200000000019" calcext:value-type="float">
            <text:p>48.2200000000019</text:p>
          </table:table-cell>
          <table:table-cell office:value-type="float" office:value="3.08129240906775" calcext:value-type="float">
            <text:p>3.081292409067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2400000000019" calcext:value-type="float">
            <text:p>48.2400000000019</text:p>
          </table:table-cell>
          <table:table-cell office:value-type="float" office:value="3.08138143497725" calcext:value-type="float">
            <text:p>3.081381434977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2600000000019" calcext:value-type="float">
            <text:p>48.2600000000019</text:p>
          </table:table-cell>
          <table:table-cell office:value-type="float" office:value="3.08146890816739" calcext:value-type="float">
            <text:p>3.081468908167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280000000002" calcext:value-type="float">
            <text:p>48.280000000002</text:p>
          </table:table-cell>
          <table:table-cell office:value-type="float" office:value="3.08155485573936" calcext:value-type="float">
            <text:p>3.081554855739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300000000002" calcext:value-type="float">
            <text:p>48.300000000002</text:p>
          </table:table-cell>
          <table:table-cell office:value-type="float" office:value="3.0816393043207" calcext:value-type="float">
            <text:p>3.08163930432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320000000002" calcext:value-type="float">
            <text:p>48.320000000002</text:p>
          </table:table-cell>
          <table:table-cell office:value-type="float" office:value="3.0817222800736" calcext:value-type="float">
            <text:p>3.08172228007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340000000002" calcext:value-type="float">
            <text:p>48.340000000002</text:p>
          </table:table-cell>
          <table:table-cell office:value-type="float" office:value="3.08180380870307" calcext:value-type="float">
            <text:p>3.081803808703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360000000002" calcext:value-type="float">
            <text:p>48.360000000002</text:p>
          </table:table-cell>
          <table:table-cell office:value-type="float" office:value="3.08188391546491" calcext:value-type="float">
            <text:p>3.081883915464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380000000002" calcext:value-type="float">
            <text:p>48.380000000002</text:p>
          </table:table-cell>
          <table:table-cell office:value-type="float" office:value="3.0819626251736" calcext:value-type="float">
            <text:p>3.08196262517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400000000002" calcext:value-type="float">
            <text:p>48.400000000002</text:p>
          </table:table-cell>
          <table:table-cell office:value-type="float" office:value="3.08203996221004" calcext:value-type="float">
            <text:p>3.082039962210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420000000002" calcext:value-type="float">
            <text:p>48.420000000002</text:p>
          </table:table-cell>
          <table:table-cell office:value-type="float" office:value="3.08211595052912" calcext:value-type="float">
            <text:p>3.082115950529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440000000002" calcext:value-type="float">
            <text:p>48.440000000002</text:p>
          </table:table-cell>
          <table:table-cell office:value-type="float" office:value="3.08219061366723" calcext:value-type="float">
            <text:p>3.082190613667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460000000002" calcext:value-type="float">
            <text:p>48.460000000002</text:p>
          </table:table-cell>
          <table:table-cell office:value-type="float" office:value="3.0822639747495" calcext:value-type="float">
            <text:p>3.08226397474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480000000002" calcext:value-type="float">
            <text:p>48.480000000002</text:p>
          </table:table-cell>
          <table:table-cell office:value-type="float" office:value="3.0823360564971" calcext:value-type="float">
            <text:p>3.08233605649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500000000002" calcext:value-type="float">
            <text:p>48.500000000002</text:p>
          </table:table-cell>
          <table:table-cell office:value-type="float" office:value="3.08240688123423" calcext:value-type="float">
            <text:p>3.082406881234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520000000002" calcext:value-type="float">
            <text:p>48.520000000002</text:p>
          </table:table-cell>
          <table:table-cell office:value-type="float" office:value="3.08247647089514" calcext:value-type="float">
            <text:p>3.082476470895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540000000002" calcext:value-type="float">
            <text:p>48.540000000002</text:p>
          </table:table-cell>
          <table:table-cell office:value-type="float" office:value="3.08254484703091" calcext:value-type="float">
            <text:p>3.082544847030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560000000002" calcext:value-type="float">
            <text:p>48.560000000002</text:p>
          </table:table-cell>
          <table:table-cell office:value-type="float" office:value="3.08261203081615" calcext:value-type="float">
            <text:p>3.082612030816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580000000002" calcext:value-type="float">
            <text:p>48.580000000002</text:p>
          </table:table-cell>
          <table:table-cell office:value-type="float" office:value="3.08267804305565" calcext:value-type="float">
            <text:p>3.082678043055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600000000002" calcext:value-type="float">
            <text:p>48.600000000002</text:p>
          </table:table-cell>
          <table:table-cell office:value-type="float" office:value="3.08274290419079" calcext:value-type="float">
            <text:p>3.082742904190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620000000002" calcext:value-type="float">
            <text:p>48.620000000002</text:p>
          </table:table-cell>
          <table:table-cell office:value-type="float" office:value="3.08280663430591" calcext:value-type="float">
            <text:p>3.082806634305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640000000002" calcext:value-type="float">
            <text:p>48.640000000002</text:p>
          </table:table-cell>
          <table:table-cell office:value-type="float" office:value="3.08286925313461" calcext:value-type="float">
            <text:p>3.082869253134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660000000002" calcext:value-type="float">
            <text:p>48.660000000002</text:p>
          </table:table-cell>
          <table:table-cell office:value-type="float" office:value="3.08293078006581" calcext:value-type="float">
            <text:p>3.082930780065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680000000002" calcext:value-type="float">
            <text:p>48.680000000002</text:p>
          </table:table-cell>
          <table:table-cell office:value-type="float" office:value="3.08299123414983" calcext:value-type="float">
            <text:p>3.082991234149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700000000002" calcext:value-type="float">
            <text:p>48.700000000002</text:p>
          </table:table-cell>
          <table:table-cell office:value-type="float" office:value="3.08305063410433" calcext:value-type="float">
            <text:p>3.083050634104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720000000002" calcext:value-type="float">
            <text:p>48.720000000002</text:p>
          </table:table-cell>
          <table:table-cell office:value-type="float" office:value="3.08310899832007" calcext:value-type="float">
            <text:p>3.083108998320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740000000002" calcext:value-type="float">
            <text:p>48.740000000002</text:p>
          </table:table-cell>
          <table:table-cell office:value-type="float" office:value="3.08316634486669" calcext:value-type="float">
            <text:p>3.083166344866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760000000002" calcext:value-type="float">
            <text:p>48.760000000002</text:p>
          </table:table-cell>
          <table:table-cell office:value-type="float" office:value="3.08322269149827" calcext:value-type="float">
            <text:p>3.083222691498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780000000002" calcext:value-type="float">
            <text:p>48.780000000002</text:p>
          </table:table-cell>
          <table:table-cell office:value-type="float" office:value="3.08327805565891" calcext:value-type="float">
            <text:p>3.083278055658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800000000002" calcext:value-type="float">
            <text:p>48.800000000002</text:p>
          </table:table-cell>
          <table:table-cell office:value-type="float" office:value="3.08333245448811" calcext:value-type="float">
            <text:p>3.083332454488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820000000002" calcext:value-type="float">
            <text:p>48.820000000002</text:p>
          </table:table-cell>
          <table:table-cell office:value-type="float" office:value="3.08338590482611" calcext:value-type="float">
            <text:p>3.083385904826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840000000002" calcext:value-type="float">
            <text:p>48.840000000002</text:p>
          </table:table-cell>
          <table:table-cell office:value-type="float" office:value="3.08343842321912" calcext:value-type="float">
            <text:p>3.083438423219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860000000002" calcext:value-type="float">
            <text:p>48.860000000002</text:p>
          </table:table-cell>
          <table:table-cell office:value-type="float" office:value="3.08349002592447" calcext:value-type="float">
            <text:p>3.083490025924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880000000002" calcext:value-type="float">
            <text:p>48.880000000002</text:p>
          </table:table-cell>
          <table:table-cell office:value-type="float" office:value="3.08354072891566" calcext:value-type="float">
            <text:p>3.083540728915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9000000000021" calcext:value-type="float">
            <text:p>48.9000000000021</text:p>
          </table:table-cell>
          <table:table-cell office:value-type="float" office:value="3.08359054788731" calcext:value-type="float">
            <text:p>3.083590547887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920000000002" calcext:value-type="float">
            <text:p>48.920000000002</text:p>
          </table:table-cell>
          <table:table-cell office:value-type="float" office:value="3.08363949826006" calcext:value-type="float">
            <text:p>3.083639498260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9400000000021" calcext:value-type="float">
            <text:p>48.9400000000021</text:p>
          </table:table-cell>
          <table:table-cell office:value-type="float" office:value="3.08368759518532" calcext:value-type="float">
            <text:p>3.083687595185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9600000000021" calcext:value-type="float">
            <text:p>48.9600000000021</text:p>
          </table:table-cell>
          <table:table-cell office:value-type="float" office:value="3.08373485355005" calcext:value-type="float">
            <text:p>3.083734853550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8.9800000000021" calcext:value-type="float">
            <text:p>48.9800000000021</text:p>
          </table:table-cell>
          <table:table-cell office:value-type="float" office:value="3.08378128798129" calcext:value-type="float">
            <text:p>3.083781287981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0000000000021" calcext:value-type="float">
            <text:p>49.0000000000021</text:p>
          </table:table-cell>
          <table:table-cell office:value-type="float" office:value="3.08382691285078" calcext:value-type="float">
            <text:p>3.083826912850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0200000000021" calcext:value-type="float">
            <text:p>49.0200000000021</text:p>
          </table:table-cell>
          <table:table-cell office:value-type="float" office:value="3.08387174227938" calcext:value-type="float">
            <text:p>3.083871742279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0400000000021" calcext:value-type="float">
            <text:p>49.0400000000021</text:p>
          </table:table-cell>
          <table:table-cell office:value-type="float" office:value="3.08391579014147" calcext:value-type="float">
            <text:p>3.083915790141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0600000000021" calcext:value-type="float">
            <text:p>49.0600000000021</text:p>
          </table:table-cell>
          <table:table-cell office:value-type="float" office:value="3.08395907006927" calcext:value-type="float">
            <text:p>3.083959070069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0800000000021" calcext:value-type="float">
            <text:p>49.0800000000021</text:p>
          </table:table-cell>
          <table:table-cell office:value-type="float" office:value="3.08400159545704" calcext:value-type="float">
            <text:p>3.084001595457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1000000000021" calcext:value-type="float">
            <text:p>49.1000000000021</text:p>
          </table:table-cell>
          <table:table-cell office:value-type="float" office:value="3.08404337946526" calcext:value-type="float">
            <text:p>3.084043379465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1200000000021" calcext:value-type="float">
            <text:p>49.1200000000021</text:p>
          </table:table-cell>
          <table:table-cell office:value-type="float" office:value="3.08408443502474" calcext:value-type="float">
            <text:p>3.084084435024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1400000000021" calcext:value-type="float">
            <text:p>49.1400000000021</text:p>
          </table:table-cell>
          <table:table-cell office:value-type="float" office:value="3.08412477484058" calcext:value-type="float">
            <text:p>3.084124774840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1600000000021" calcext:value-type="float">
            <text:p>49.1600000000021</text:p>
          </table:table-cell>
          <table:table-cell office:value-type="float" office:value="3.08416441139614" calcext:value-type="float">
            <text:p>3.084164411396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1800000000021" calcext:value-type="float">
            <text:p>49.1800000000021</text:p>
          </table:table-cell>
          <table:table-cell office:value-type="float" office:value="3.08420335695695" calcext:value-type="float">
            <text:p>3.084203356956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2000000000021" calcext:value-type="float">
            <text:p>49.2000000000021</text:p>
          </table:table-cell>
          <table:table-cell office:value-type="float" office:value="3.08424162357445" calcext:value-type="float">
            <text:p>3.084241623574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2200000000021" calcext:value-type="float">
            <text:p>49.2200000000021</text:p>
          </table:table-cell>
          <table:table-cell office:value-type="float" office:value="3.08427922308977" calcext:value-type="float">
            <text:p>3.084279223089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2400000000021" calcext:value-type="float">
            <text:p>49.2400000000021</text:p>
          </table:table-cell>
          <table:table-cell office:value-type="float" office:value="3.08431616713741" calcext:value-type="float">
            <text:p>3.084316167137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2600000000021" calcext:value-type="float">
            <text:p>49.2600000000021</text:p>
          </table:table-cell>
          <table:table-cell office:value-type="float" office:value="3.08435246714883" calcext:value-type="float">
            <text:p>3.084352467148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2800000000021" calcext:value-type="float">
            <text:p>49.2800000000021</text:p>
          </table:table-cell>
          <table:table-cell office:value-type="float" office:value="3.084388134356" calcext:value-type="float">
            <text:p>3.0843881343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3000000000021" calcext:value-type="float">
            <text:p>49.3000000000021</text:p>
          </table:table-cell>
          <table:table-cell office:value-type="float" office:value="3.08442317979491" calcext:value-type="float">
            <text:p>3.084423179794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3200000000021" calcext:value-type="float">
            <text:p>49.3200000000021</text:p>
          </table:table-cell>
          <table:table-cell office:value-type="float" office:value="3.08445761430895" calcext:value-type="float">
            <text:p>3.084457614308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3400000000021" calcext:value-type="float">
            <text:p>49.3400000000021</text:p>
          </table:table-cell>
          <table:table-cell office:value-type="float" office:value="3.08449144855231" calcext:value-type="float">
            <text:p>3.084491448552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3600000000021" calcext:value-type="float">
            <text:p>49.3600000000021</text:p>
          </table:table-cell>
          <table:table-cell office:value-type="float" office:value="3.08452469299328" calcext:value-type="float">
            <text:p>3.084524692993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3800000000021" calcext:value-type="float">
            <text:p>49.3800000000021</text:p>
          </table:table-cell>
          <table:table-cell office:value-type="float" office:value="3.08455735791748" calcext:value-type="float">
            <text:p>3.084557357917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4000000000021" calcext:value-type="float">
            <text:p>49.4000000000021</text:p>
          </table:table-cell>
          <table:table-cell office:value-type="float" office:value="3.08458945343107" calcext:value-type="float">
            <text:p>3.084589453431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4200000000021" calcext:value-type="float">
            <text:p>49.4200000000021</text:p>
          </table:table-cell>
          <table:table-cell office:value-type="float" office:value="3.08462098946386" calcext:value-type="float">
            <text:p>3.084620989463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4400000000021" calcext:value-type="float">
            <text:p>49.4400000000021</text:p>
          </table:table-cell>
          <table:table-cell office:value-type="float" office:value="3.08465197577243" calcext:value-type="float">
            <text:p>3.084651975772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4600000000021" calcext:value-type="float">
            <text:p>49.4600000000021</text:p>
          </table:table-cell>
          <table:table-cell office:value-type="float" office:value="3.08468242194311" calcext:value-type="float">
            <text:p>3.084682421943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4800000000021" calcext:value-type="float">
            <text:p>49.4800000000021</text:p>
          </table:table-cell>
          <table:table-cell office:value-type="float" office:value="3.08471233739499" calcext:value-type="float">
            <text:p>3.084712337394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5000000000021" calcext:value-type="float">
            <text:p>49.5000000000021</text:p>
          </table:table-cell>
          <table:table-cell office:value-type="float" office:value="3.08474173138281" calcext:value-type="float">
            <text:p>3.084741731382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5200000000021" calcext:value-type="float">
            <text:p>49.5200000000021</text:p>
          </table:table-cell>
          <table:table-cell office:value-type="float" office:value="3.08477061299985" calcext:value-type="float">
            <text:p>3.084770612999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5400000000022" calcext:value-type="float">
            <text:p>49.5400000000022</text:p>
          </table:table-cell>
          <table:table-cell office:value-type="float" office:value="3.08479899118076" calcext:value-type="float">
            <text:p>3.084798991180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5600000000021" calcext:value-type="float">
            <text:p>49.5600000000021</text:p>
          </table:table-cell>
          <table:table-cell office:value-type="float" office:value="3.0848268747043" calcext:value-type="float">
            <text:p>3.08482687470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5800000000022" calcext:value-type="float">
            <text:p>49.5800000000022</text:p>
          </table:table-cell>
          <table:table-cell office:value-type="float" office:value="3.08485427219608" calcext:value-type="float">
            <text:p>3.084854272196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6000000000022" calcext:value-type="float">
            <text:p>49.6000000000022</text:p>
          </table:table-cell>
          <table:table-cell office:value-type="float" office:value="3.08488119213122" calcext:value-type="float">
            <text:p>3.084881192131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6200000000022" calcext:value-type="float">
            <text:p>49.6200000000022</text:p>
          </table:table-cell>
          <table:table-cell office:value-type="float" office:value="3.084907642837" calcext:value-type="float">
            <text:p>3.0849076428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6400000000022" calcext:value-type="float">
            <text:p>49.6400000000022</text:p>
          </table:table-cell>
          <table:table-cell office:value-type="float" office:value="3.08493363249544" calcext:value-type="float">
            <text:p>3.084933632495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6600000000022" calcext:value-type="float">
            <text:p>49.6600000000022</text:p>
          </table:table-cell>
          <table:table-cell office:value-type="float" office:value="3.08495916914581" calcext:value-type="float">
            <text:p>3.084959169145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6800000000022" calcext:value-type="float">
            <text:p>49.6800000000022</text:p>
          </table:table-cell>
          <table:table-cell office:value-type="float" office:value="3.08498426068713" calcext:value-type="float">
            <text:p>3.084984260687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7000000000022" calcext:value-type="float">
            <text:p>49.7000000000022</text:p>
          </table:table-cell>
          <table:table-cell office:value-type="float" office:value="3.08500891488066" calcext:value-type="float">
            <text:p>3.085008914880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7200000000022" calcext:value-type="float">
            <text:p>49.7200000000022</text:p>
          </table:table-cell>
          <table:table-cell office:value-type="float" office:value="3.08503313935224" calcext:value-type="float">
            <text:p>3.085033139352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7400000000022" calcext:value-type="float">
            <text:p>49.7400000000022</text:p>
          </table:table-cell>
          <table:table-cell office:value-type="float" office:value="3.08505694159469" calcext:value-type="float">
            <text:p>3.085056941594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7600000000022" calcext:value-type="float">
            <text:p>49.7600000000022</text:p>
          </table:table-cell>
          <table:table-cell office:value-type="float" office:value="3.08508032897015" calcext:value-type="float">
            <text:p>3.085080328970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7800000000022" calcext:value-type="float">
            <text:p>49.7800000000022</text:p>
          </table:table-cell>
          <table:table-cell office:value-type="float" office:value="3.08510330871231" calcext:value-type="float">
            <text:p>3.085103308712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8000000000022" calcext:value-type="float">
            <text:p>49.8000000000022</text:p>
          </table:table-cell>
          <table:table-cell office:value-type="float" office:value="3.0851258879287" calcext:value-type="float">
            <text:p>3.08512588792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8200000000022" calcext:value-type="float">
            <text:p>49.8200000000022</text:p>
          </table:table-cell>
          <table:table-cell office:value-type="float" office:value="3.08514807360287" calcext:value-type="float">
            <text:p>3.085148073602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8400000000022" calcext:value-type="float">
            <text:p>49.8400000000022</text:p>
          </table:table-cell>
          <table:table-cell office:value-type="float" office:value="3.08516987259656" calcext:value-type="float">
            <text:p>3.085169872596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8600000000022" calcext:value-type="float">
            <text:p>49.8600000000022</text:p>
          </table:table-cell>
          <table:table-cell office:value-type="float" office:value="3.08519129165181" calcext:value-type="float">
            <text:p>3.085191291651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8800000000022" calcext:value-type="float">
            <text:p>49.8800000000022</text:p>
          </table:table-cell>
          <table:table-cell office:value-type="float" office:value="3.08521233739308" calcext:value-type="float">
            <text:p>3.085212337393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9000000000022" calcext:value-type="float">
            <text:p>49.9000000000022</text:p>
          </table:table-cell>
          <table:table-cell office:value-type="float" office:value="3.08523301632929" calcext:value-type="float">
            <text:p>3.085233016329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9200000000022" calcext:value-type="float">
            <text:p>49.9200000000022</text:p>
          </table:table-cell>
          <table:table-cell office:value-type="float" office:value="3.0852533348558" calcext:value-type="float">
            <text:p>3.08525333485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9400000000022" calcext:value-type="float">
            <text:p>49.9400000000022</text:p>
          </table:table-cell>
          <table:table-cell office:value-type="float" office:value="3.08527329925645" calcext:value-type="float">
            <text:p>3.085273299256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9600000000022" calcext:value-type="float">
            <text:p>49.9600000000022</text:p>
          </table:table-cell>
          <table:table-cell office:value-type="float" office:value="3.08529291570548" calcext:value-type="float">
            <text:p>3.085292915705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49.9800000000022" calcext:value-type="float">
            <text:p>49.9800000000022</text:p>
          </table:table-cell>
          <table:table-cell office:value-type="float" office:value="3.08531219026944" calcext:value-type="float">
            <text:p>3.085312190269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0000000000022" calcext:value-type="float">
            <text:p>50.0000000000022</text:p>
          </table:table-cell>
          <table:table-cell office:value-type="float" office:value="3.08533112890907" calcext:value-type="float">
            <text:p>3.085331128909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0200000000022" calcext:value-type="float">
            <text:p>50.0200000000022</text:p>
          </table:table-cell>
          <table:table-cell office:value-type="float" office:value="3.08534973748115" calcext:value-type="float">
            <text:p>3.085349737481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0400000000022" calcext:value-type="float">
            <text:p>50.0400000000022</text:p>
          </table:table-cell>
          <table:table-cell office:value-type="float" office:value="3.0853680217403" calcext:value-type="float">
            <text:p>3.08536802174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0600000000022" calcext:value-type="float">
            <text:p>50.0600000000022</text:p>
          </table:table-cell>
          <table:table-cell office:value-type="float" office:value="3.0853859873408" calcext:value-type="float">
            <text:p>3.08538598734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0800000000022" calcext:value-type="float">
            <text:p>50.0800000000022</text:p>
          </table:table-cell>
          <table:table-cell office:value-type="float" office:value="3.08540363983831" calcext:value-type="float">
            <text:p>3.085403639838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1000000000022" calcext:value-type="float">
            <text:p>50.1000000000022</text:p>
          </table:table-cell>
          <table:table-cell office:value-type="float" office:value="3.08542098469159" calcext:value-type="float">
            <text:p>3.085420984691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1200000000022" calcext:value-type="float">
            <text:p>50.1200000000022</text:p>
          </table:table-cell>
          <table:table-cell office:value-type="float" office:value="3.08543802726419" calcext:value-type="float">
            <text:p>3.085438027264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1400000000022" calcext:value-type="float">
            <text:p>50.1400000000022</text:p>
          </table:table-cell>
          <table:table-cell office:value-type="float" office:value="3.08545477282616" calcext:value-type="float">
            <text:p>3.085454772826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1600000000022" calcext:value-type="float">
            <text:p>50.1600000000022</text:p>
          </table:table-cell>
          <table:table-cell office:value-type="float" office:value="3.08547122655559" calcext:value-type="float">
            <text:p>3.085471226555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1800000000022" calcext:value-type="float">
            <text:p>50.1800000000022</text:p>
          </table:table-cell>
          <table:table-cell office:value-type="float" office:value="3.0854873935403" calcext:value-type="float">
            <text:p>3.08548739354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2000000000023" calcext:value-type="float">
            <text:p>50.2000000000023</text:p>
          </table:table-cell>
          <table:table-cell office:value-type="float" office:value="3.08550327877937" calcext:value-type="float">
            <text:p>3.085503278779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2200000000023" calcext:value-type="float">
            <text:p>50.2200000000023</text:p>
          </table:table-cell>
          <table:table-cell office:value-type="float" office:value="3.08551888718471" calcext:value-type="float">
            <text:p>3.085518887184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2400000000023" calcext:value-type="float">
            <text:p>50.2400000000023</text:p>
          </table:table-cell>
          <table:table-cell office:value-type="float" office:value="3.08553422358256" calcext:value-type="float">
            <text:p>3.085534223582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2600000000023" calcext:value-type="float">
            <text:p>50.2600000000023</text:p>
          </table:table-cell>
          <table:table-cell office:value-type="float" office:value="3.085549292715" calcext:value-type="float">
            <text:p>3.0855492927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2800000000023" calcext:value-type="float">
            <text:p>50.2800000000023</text:p>
          </table:table-cell>
          <table:table-cell office:value-type="float" office:value="3.08556409924141" calcext:value-type="float">
            <text:p>3.085564099241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3000000000023" calcext:value-type="float">
            <text:p>50.3000000000023</text:p>
          </table:table-cell>
          <table:table-cell office:value-type="float" office:value="3.08557864773992" calcext:value-type="float">
            <text:p>3.085578647739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3200000000023" calcext:value-type="float">
            <text:p>50.3200000000023</text:p>
          </table:table-cell>
          <table:table-cell office:value-type="float" office:value="3.08559294270882" calcext:value-type="float">
            <text:p>3.085592942708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3400000000023" calcext:value-type="float">
            <text:p>50.3400000000023</text:p>
          </table:table-cell>
          <table:table-cell office:value-type="float" office:value="3.08560698856797" calcext:value-type="float">
            <text:p>3.085606988567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3600000000023" calcext:value-type="float">
            <text:p>50.3600000000023</text:p>
          </table:table-cell>
          <table:table-cell office:value-type="float" office:value="3.08562078966013" calcext:value-type="float">
            <text:p>3.085620789660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3800000000023" calcext:value-type="float">
            <text:p>50.3800000000023</text:p>
          </table:table-cell>
          <table:table-cell office:value-type="float" office:value="3.08563435025237" calcext:value-type="float">
            <text:p>3.085634350252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4000000000023" calcext:value-type="float">
            <text:p>50.4000000000023</text:p>
          </table:table-cell>
          <table:table-cell office:value-type="float" office:value="3.08564767453731" calcext:value-type="float">
            <text:p>3.085647674537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4200000000023" calcext:value-type="float">
            <text:p>50.4200000000023</text:p>
          </table:table-cell>
          <table:table-cell office:value-type="float" office:value="3.08566076663449" calcext:value-type="float">
            <text:p>3.085660766634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4400000000023" calcext:value-type="float">
            <text:p>50.4400000000023</text:p>
          </table:table-cell>
          <table:table-cell office:value-type="float" office:value="3.0856736305916" calcext:value-type="float">
            <text:p>3.08567363059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4600000000023" calcext:value-type="float">
            <text:p>50.4600000000023</text:p>
          </table:table-cell>
          <table:table-cell office:value-type="float" office:value="3.08568627038574" calcext:value-type="float">
            <text:p>3.085686270385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4800000000023" calcext:value-type="float">
            <text:p>50.4800000000023</text:p>
          </table:table-cell>
          <table:table-cell office:value-type="float" office:value="3.08569868992469" calcext:value-type="float">
            <text:p>3.085698689924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5000000000023" calcext:value-type="float">
            <text:p>50.5000000000023</text:p>
          </table:table-cell>
          <table:table-cell office:value-type="float" office:value="3.08571089304806" calcext:value-type="float">
            <text:p>3.085710893048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5200000000023" calcext:value-type="float">
            <text:p>50.5200000000023</text:p>
          </table:table-cell>
          <table:table-cell office:value-type="float" office:value="3.08572288352852" calcext:value-type="float">
            <text:p>3.085722883528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5400000000023" calcext:value-type="float">
            <text:p>50.5400000000023</text:p>
          </table:table-cell>
          <table:table-cell office:value-type="float" office:value="3.08573466507295" calcext:value-type="float">
            <text:p>3.085734665072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5600000000023" calcext:value-type="float">
            <text:p>50.5600000000023</text:p>
          </table:table-cell>
          <table:table-cell office:value-type="float" office:value="3.08574624132359" calcext:value-type="float">
            <text:p>3.085746241323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5800000000023" calcext:value-type="float">
            <text:p>50.5800000000023</text:p>
          </table:table-cell>
          <table:table-cell office:value-type="float" office:value="3.0857576158592" calcext:value-type="float">
            <text:p>3.08575761585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6000000000023" calcext:value-type="float">
            <text:p>50.6000000000023</text:p>
          </table:table-cell>
          <table:table-cell office:value-type="float" office:value="3.0857687921961" calcext:value-type="float">
            <text:p>3.08576879219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6200000000023" calcext:value-type="float">
            <text:p>50.6200000000023</text:p>
          </table:table-cell>
          <table:table-cell office:value-type="float" office:value="3.08577977378932" calcext:value-type="float">
            <text:p>3.085779773789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6400000000023" calcext:value-type="float">
            <text:p>50.6400000000023</text:p>
          </table:table-cell>
          <table:table-cell office:value-type="float" office:value="3.08579056403364" calcext:value-type="float">
            <text:p>3.085790564033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6600000000023" calcext:value-type="float">
            <text:p>50.6600000000023</text:p>
          </table:table-cell>
          <table:table-cell office:value-type="float" office:value="3.08580116626465" calcext:value-type="float">
            <text:p>3.085801166264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6800000000023" calcext:value-type="float">
            <text:p>50.6800000000023</text:p>
          </table:table-cell>
          <table:table-cell office:value-type="float" office:value="3.08581158375977" calcext:value-type="float">
            <text:p>3.085811583759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7000000000023" calcext:value-type="float">
            <text:p>50.7000000000023</text:p>
          </table:table-cell>
          <table:table-cell office:value-type="float" office:value="3.08582181973929" calcext:value-type="float">
            <text:p>3.085821819739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7200000000023" calcext:value-type="float">
            <text:p>50.7200000000023</text:p>
          </table:table-cell>
          <table:table-cell office:value-type="float" office:value="3.08583187736734" calcext:value-type="float">
            <text:p>3.085831877367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7400000000023" calcext:value-type="float">
            <text:p>50.7400000000023</text:p>
          </table:table-cell>
          <table:table-cell office:value-type="float" office:value="3.08584175975289" calcext:value-type="float">
            <text:p>3.085841759752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7600000000023" calcext:value-type="float">
            <text:p>50.7600000000023</text:p>
          </table:table-cell>
          <table:table-cell office:value-type="float" office:value="3.08585146995068" calcext:value-type="float">
            <text:p>3.085851469950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7800000000023" calcext:value-type="float">
            <text:p>50.7800000000023</text:p>
          </table:table-cell>
          <table:table-cell office:value-type="float" office:value="3.08586101096222" calcext:value-type="float">
            <text:p>3.085861010962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8000000000023" calcext:value-type="float">
            <text:p>50.8000000000023</text:p>
          </table:table-cell>
          <table:table-cell office:value-type="float" office:value="3.08587038573667" calcext:value-type="float">
            <text:p>3.085870385736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8200000000023" calcext:value-type="float">
            <text:p>50.8200000000023</text:p>
          </table:table-cell>
          <table:table-cell office:value-type="float" office:value="3.08587959717177" calcext:value-type="float">
            <text:p>3.085879597171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8400000000024" calcext:value-type="float">
            <text:p>50.8400000000024</text:p>
          </table:table-cell>
          <table:table-cell office:value-type="float" office:value="3.08588864811473" calcext:value-type="float">
            <text:p>3.085888648114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8600000000024" calcext:value-type="float">
            <text:p>50.8600000000024</text:p>
          </table:table-cell>
          <table:table-cell office:value-type="float" office:value="3.08589754136313" calcext:value-type="float">
            <text:p>3.085897541363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8800000000024" calcext:value-type="float">
            <text:p>50.8800000000024</text:p>
          </table:table-cell>
          <table:table-cell office:value-type="float" office:value="3.08590627966577" calcext:value-type="float">
            <text:p>3.085906279665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9000000000024" calcext:value-type="float">
            <text:p>50.9000000000024</text:p>
          </table:table-cell>
          <table:table-cell office:value-type="float" office:value="3.08591486572353" calcext:value-type="float">
            <text:p>3.085914865723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9200000000024" calcext:value-type="float">
            <text:p>50.9200000000024</text:p>
          </table:table-cell>
          <table:table-cell office:value-type="float" office:value="3.08592330219018" calcext:value-type="float">
            <text:p>3.085923302190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9400000000024" calcext:value-type="float">
            <text:p>50.9400000000024</text:p>
          </table:table-cell>
          <table:table-cell office:value-type="float" office:value="3.08593159167325" calcext:value-type="float">
            <text:p>3.085931591673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9600000000024" calcext:value-type="float">
            <text:p>50.9600000000024</text:p>
          </table:table-cell>
          <table:table-cell office:value-type="float" office:value="3.08593973673479" calcext:value-type="float">
            <text:p>3.085939736734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0.9800000000024" calcext:value-type="float">
            <text:p>50.9800000000024</text:p>
          </table:table-cell>
          <table:table-cell office:value-type="float" office:value="3.08594773989218" calcext:value-type="float">
            <text:p>3.085947739892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0000000000024" calcext:value-type="float">
            <text:p>51.0000000000024</text:p>
          </table:table-cell>
          <table:table-cell office:value-type="float" office:value="3.08595560361891" calcext:value-type="float">
            <text:p>3.085955603618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0200000000024" calcext:value-type="float">
            <text:p>51.0200000000024</text:p>
          </table:table-cell>
          <table:table-cell office:value-type="float" office:value="3.08596333034536" calcext:value-type="float">
            <text:p>3.085963330345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0400000000024" calcext:value-type="float">
            <text:p>51.0400000000024</text:p>
          </table:table-cell>
          <table:table-cell office:value-type="float" office:value="3.08597092245953" calcext:value-type="float">
            <text:p>3.085970922459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0600000000024" calcext:value-type="float">
            <text:p>51.0600000000024</text:p>
          </table:table-cell>
          <table:table-cell office:value-type="float" office:value="3.08597838230777" calcext:value-type="float">
            <text:p>3.085978382307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0800000000024" calcext:value-type="float">
            <text:p>51.0800000000024</text:p>
          </table:table-cell>
          <table:table-cell office:value-type="float" office:value="3.08598571219555" calcext:value-type="float">
            <text:p>3.085985712195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1000000000024" calcext:value-type="float">
            <text:p>51.1000000000024</text:p>
          </table:table-cell>
          <table:table-cell office:value-type="float" office:value="3.08599291438812" calcext:value-type="float">
            <text:p>3.085992914388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1200000000024" calcext:value-type="float">
            <text:p>51.1200000000024</text:p>
          </table:table-cell>
          <table:table-cell office:value-type="float" office:value="3.08599999111126" calcext:value-type="float">
            <text:p>3.085999991111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1400000000024" calcext:value-type="float">
            <text:p>51.1400000000024</text:p>
          </table:table-cell>
          <table:table-cell office:value-type="float" office:value="3.08600694455194" calcext:value-type="float">
            <text:p>3.086006944551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1600000000024" calcext:value-type="float">
            <text:p>51.1600000000024</text:p>
          </table:table-cell>
          <table:table-cell office:value-type="float" office:value="3.08601377685898" calcext:value-type="float">
            <text:p>3.0860137768589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1800000000024" calcext:value-type="float">
            <text:p>51.1800000000024</text:p>
          </table:table-cell>
          <table:table-cell office:value-type="float" office:value="3.08602049014377" calcext:value-type="float">
            <text:p>3.086020490143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2000000000024" calcext:value-type="float">
            <text:p>51.2000000000024</text:p>
          </table:table-cell>
          <table:table-cell office:value-type="float" office:value="3.08602708648087" calcext:value-type="float">
            <text:p>3.086027086480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2200000000024" calcext:value-type="float">
            <text:p>51.2200000000024</text:p>
          </table:table-cell>
          <table:table-cell office:value-type="float" office:value="3.08603356790868" calcext:value-type="float">
            <text:p>3.086033567908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2400000000024" calcext:value-type="float">
            <text:p>51.2400000000024</text:p>
          </table:table-cell>
          <table:table-cell office:value-type="float" office:value="3.08603993643006" calcext:value-type="float">
            <text:p>3.086039936430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2600000000024" calcext:value-type="float">
            <text:p>51.2600000000024</text:p>
          </table:table-cell>
          <table:table-cell office:value-type="float" office:value="3.08604619401295" calcext:value-type="float">
            <text:p>3.086046194012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2800000000024" calcext:value-type="float">
            <text:p>51.2800000000024</text:p>
          </table:table-cell>
          <table:table-cell office:value-type="float" office:value="3.08605234259099" calcext:value-type="float">
            <text:p>3.086052342590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3000000000024" calcext:value-type="float">
            <text:p>51.3000000000024</text:p>
          </table:table-cell>
          <table:table-cell office:value-type="float" office:value="3.08605838406409" calcext:value-type="float">
            <text:p>3.086058384064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3200000000024" calcext:value-type="float">
            <text:p>51.3200000000024</text:p>
          </table:table-cell>
          <table:table-cell office:value-type="float" office:value="3.08606432029907" calcext:value-type="float">
            <text:p>3.086064320299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3400000000024" calcext:value-type="float">
            <text:p>51.3400000000024</text:p>
          </table:table-cell>
          <table:table-cell office:value-type="float" office:value="3.08607015313018" calcext:value-type="float">
            <text:p>3.086070153130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3600000000024" calcext:value-type="float">
            <text:p>51.3600000000024</text:p>
          </table:table-cell>
          <table:table-cell office:value-type="float" office:value="3.08607588435971" calcext:value-type="float">
            <text:p>3.086075884359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3800000000024" calcext:value-type="float">
            <text:p>51.3800000000024</text:p>
          </table:table-cell>
          <table:table-cell office:value-type="float" office:value="3.0860815157585" calcext:value-type="float">
            <text:p>3.08608151575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4000000000024" calcext:value-type="float">
            <text:p>51.4000000000024</text:p>
          </table:table-cell>
          <table:table-cell office:value-type="float" office:value="3.08608704906655" calcext:value-type="float">
            <text:p>3.086087049066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4200000000024" calcext:value-type="float">
            <text:p>51.4200000000024</text:p>
          </table:table-cell>
          <table:table-cell office:value-type="float" office:value="3.08609248599352" calcext:value-type="float">
            <text:p>3.086092485993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4400000000024" calcext:value-type="float">
            <text:p>51.4400000000024</text:p>
          </table:table-cell>
          <table:table-cell office:value-type="float" office:value="3.08609782821926" calcext:value-type="float">
            <text:p>3.086097828219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4600000000024" calcext:value-type="float">
            <text:p>51.4600000000024</text:p>
          </table:table-cell>
          <table:table-cell office:value-type="float" office:value="3.08610307739432" calcext:value-type="float">
            <text:p>3.086103077394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4800000000025" calcext:value-type="float">
            <text:p>51.4800000000025</text:p>
          </table:table-cell>
          <table:table-cell office:value-type="float" office:value="3.08610823514051" calcext:value-type="float">
            <text:p>3.086108235140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5000000000025" calcext:value-type="float">
            <text:p>51.5000000000025</text:p>
          </table:table-cell>
          <table:table-cell office:value-type="float" office:value="3.08611330305134" calcext:value-type="float">
            <text:p>3.086113303051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5200000000025" calcext:value-type="float">
            <text:p>51.5200000000025</text:p>
          </table:table-cell>
          <table:table-cell office:value-type="float" office:value="3.08611828269256" calcext:value-type="float">
            <text:p>3.086118282692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5400000000025" calcext:value-type="float">
            <text:p>51.5400000000025</text:p>
          </table:table-cell>
          <table:table-cell office:value-type="float" office:value="3.08612317560259" calcext:value-type="float">
            <text:p>3.086123175602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5600000000025" calcext:value-type="float">
            <text:p>51.5600000000025</text:p>
          </table:table-cell>
          <table:table-cell office:value-type="float" office:value="3.08612798329307" calcext:value-type="float">
            <text:p>3.086127983293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5800000000025" calcext:value-type="float">
            <text:p>51.5800000000025</text:p>
          </table:table-cell>
          <table:table-cell office:value-type="float" office:value="3.08613270724928" calcext:value-type="float">
            <text:p>3.086132707249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6000000000025" calcext:value-type="float">
            <text:p>51.6000000000025</text:p>
          </table:table-cell>
          <table:table-cell office:value-type="float" office:value="3.08613734893058" calcext:value-type="float">
            <text:p>3.086137348930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6200000000025" calcext:value-type="float">
            <text:p>51.6200000000025</text:p>
          </table:table-cell>
          <table:table-cell office:value-type="float" office:value="3.08614190977093" calcext:value-type="float">
            <text:p>3.086141909770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6400000000025" calcext:value-type="float">
            <text:p>51.6400000000025</text:p>
          </table:table-cell>
          <table:table-cell office:value-type="float" office:value="3.08614639117926" calcext:value-type="float">
            <text:p>3.086146391179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6600000000025" calcext:value-type="float">
            <text:p>51.6600000000025</text:p>
          </table:table-cell>
          <table:table-cell office:value-type="float" office:value="3.08615079453996" calcext:value-type="float">
            <text:p>3.086150794539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6800000000025" calcext:value-type="float">
            <text:p>51.6800000000025</text:p>
          </table:table-cell>
          <table:table-cell office:value-type="float" office:value="3.08615512121327" calcext:value-type="float">
            <text:p>3.086155121213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7000000000025" calcext:value-type="float">
            <text:p>51.7000000000025</text:p>
          </table:table-cell>
          <table:table-cell office:value-type="float" office:value="3.08615937253573" calcext:value-type="float">
            <text:p>3.086159372535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7200000000025" calcext:value-type="float">
            <text:p>51.7200000000025</text:p>
          </table:table-cell>
          <table:table-cell office:value-type="float" office:value="3.08616354982058" calcext:value-type="float">
            <text:p>3.086163549820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7400000000025" calcext:value-type="float">
            <text:p>51.7400000000025</text:p>
          </table:table-cell>
          <table:table-cell office:value-type="float" office:value="3.08616765435815" calcext:value-type="float">
            <text:p>3.086167654358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7600000000025" calcext:value-type="float">
            <text:p>51.7600000000025</text:p>
          </table:table-cell>
          <table:table-cell office:value-type="float" office:value="3.08617168741631" calcext:value-type="float">
            <text:p>3.086171687416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7800000000025" calcext:value-type="float">
            <text:p>51.7800000000025</text:p>
          </table:table-cell>
          <table:table-cell office:value-type="float" office:value="3.08617565024079" calcext:value-type="float">
            <text:p>3.086175650240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8000000000025" calcext:value-type="float">
            <text:p>51.8000000000025</text:p>
          </table:table-cell>
          <table:table-cell office:value-type="float" office:value="3.08617954405564" calcext:value-type="float">
            <text:p>3.086179544055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8200000000025" calcext:value-type="float">
            <text:p>51.8200000000025</text:p>
          </table:table-cell>
          <table:table-cell office:value-type="float" office:value="3.08618337006354" calcext:value-type="float">
            <text:p>3.086183370063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8400000000025" calcext:value-type="float">
            <text:p>51.8400000000025</text:p>
          </table:table-cell>
          <table:table-cell office:value-type="float" office:value="3.08618712944624" calcext:value-type="float">
            <text:p>3.086187129446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8600000000025" calcext:value-type="float">
            <text:p>51.8600000000025</text:p>
          </table:table-cell>
          <table:table-cell office:value-type="float" office:value="3.08619082336485" calcext:value-type="float">
            <text:p>3.086190823364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8800000000025" calcext:value-type="float">
            <text:p>51.8800000000025</text:p>
          </table:table-cell>
          <table:table-cell office:value-type="float" office:value="3.08619445296027" calcext:value-type="float">
            <text:p>3.086194452960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9000000000025" calcext:value-type="float">
            <text:p>51.9000000000025</text:p>
          </table:table-cell>
          <table:table-cell office:value-type="float" office:value="3.0861980193535" calcext:value-type="float">
            <text:p>3.08619801935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9200000000025" calcext:value-type="float">
            <text:p>51.9200000000025</text:p>
          </table:table-cell>
          <table:table-cell office:value-type="float" office:value="3.086201523646" calcext:value-type="float">
            <text:p>3.0862015236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9400000000025" calcext:value-type="float">
            <text:p>51.9400000000025</text:p>
          </table:table-cell>
          <table:table-cell office:value-type="float" office:value="3.08620496692003" calcext:value-type="float">
            <text:p>3.086204966920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9600000000025" calcext:value-type="float">
            <text:p>51.9600000000025</text:p>
          </table:table-cell>
          <table:table-cell office:value-type="float" office:value="3.08620835023899" calcext:value-type="float">
            <text:p>3.086208350238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1.9800000000025" calcext:value-type="float">
            <text:p>51.9800000000025</text:p>
          </table:table-cell>
          <table:table-cell office:value-type="float" office:value="3.08621167464773" calcext:value-type="float">
            <text:p>3.0862116746477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0000000000025" calcext:value-type="float">
            <text:p>52.0000000000025</text:p>
          </table:table-cell>
          <table:table-cell office:value-type="float" office:value="3.0862149411729" calcext:value-type="float">
            <text:p>3.08621494117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0200000000025" calcext:value-type="float">
            <text:p>52.0200000000025</text:p>
          </table:table-cell>
          <table:table-cell office:value-type="float" office:value="3.08621815082324" calcext:value-type="float">
            <text:p>3.086218150823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0400000000025" calcext:value-type="float">
            <text:p>52.0400000000025</text:p>
          </table:table-cell>
          <table:table-cell office:value-type="float" office:value="3.08622130458993" calcext:value-type="float">
            <text:p>3.086221304589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0600000000025" calcext:value-type="float">
            <text:p>52.0600000000025</text:p>
          </table:table-cell>
          <table:table-cell office:value-type="float" office:value="3.08622440344684" calcext:value-type="float">
            <text:p>3.086224403446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0800000000025" calcext:value-type="float">
            <text:p>52.0800000000025</text:p>
          </table:table-cell>
          <table:table-cell office:value-type="float" office:value="3.08622744835089" calcext:value-type="float">
            <text:p>3.086227448350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1000000000026" calcext:value-type="float">
            <text:p>52.1000000000026</text:p>
          </table:table-cell>
          <table:table-cell office:value-type="float" office:value="3.0862304402423" calcext:value-type="float">
            <text:p>3.08623044024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1200000000025" calcext:value-type="float">
            <text:p>52.1200000000025</text:p>
          </table:table-cell>
          <table:table-cell office:value-type="float" office:value="3.08623338004493" calcext:value-type="float">
            <text:p>3.086233380044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1400000000026" calcext:value-type="float">
            <text:p>52.1400000000026</text:p>
          </table:table-cell>
          <table:table-cell office:value-type="float" office:value="3.0862362686665" calcext:value-type="float">
            <text:p>3.08623626866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1600000000026" calcext:value-type="float">
            <text:p>52.1600000000026</text:p>
          </table:table-cell>
          <table:table-cell office:value-type="float" office:value="3.08623910699893" calcext:value-type="float">
            <text:p>3.086239106998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1800000000026" calcext:value-type="float">
            <text:p>52.1800000000026</text:p>
          </table:table-cell>
          <table:table-cell office:value-type="float" office:value="3.08624189591858" calcext:value-type="float">
            <text:p>3.086241895918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2000000000026" calcext:value-type="float">
            <text:p>52.2000000000026</text:p>
          </table:table-cell>
          <table:table-cell office:value-type="float" office:value="3.08624463628655" calcext:value-type="float">
            <text:p>3.086244636286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2200000000026" calcext:value-type="float">
            <text:p>52.2200000000026</text:p>
          </table:table-cell>
          <table:table-cell office:value-type="float" office:value="3.08624732894892" calcext:value-type="float">
            <text:p>3.086247328948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2400000000026" calcext:value-type="float">
            <text:p>52.2400000000026</text:p>
          </table:table-cell>
          <table:table-cell office:value-type="float" office:value="3.08624997473702" calcext:value-type="float">
            <text:p>3.086249974737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2600000000026" calcext:value-type="float">
            <text:p>52.2600000000026</text:p>
          </table:table-cell>
          <table:table-cell office:value-type="float" office:value="3.08625257446769" calcext:value-type="float">
            <text:p>3.086252574467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2800000000026" calcext:value-type="float">
            <text:p>52.2800000000026</text:p>
          </table:table-cell>
          <table:table-cell office:value-type="float" office:value="3.08625512894353" calcext:value-type="float">
            <text:p>3.086255128943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3000000000026" calcext:value-type="float">
            <text:p>52.3000000000026</text:p>
          </table:table-cell>
          <table:table-cell office:value-type="float" office:value="3.08625763895316" calcext:value-type="float">
            <text:p>3.086257638953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3200000000026" calcext:value-type="float">
            <text:p>52.3200000000026</text:p>
          </table:table-cell>
          <table:table-cell office:value-type="float" office:value="3.08626010527145" calcext:value-type="float">
            <text:p>3.086260105271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3400000000026" calcext:value-type="float">
            <text:p>52.3400000000026</text:p>
          </table:table-cell>
          <table:table-cell office:value-type="float" office:value="3.08626252865975" calcext:value-type="float">
            <text:p>3.086262528659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3600000000026" calcext:value-type="float">
            <text:p>52.3600000000026</text:p>
          </table:table-cell>
          <table:table-cell office:value-type="float" office:value="3.08626490986615" calcext:value-type="float">
            <text:p>3.086264909866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3800000000026" calcext:value-type="float">
            <text:p>52.3800000000026</text:p>
          </table:table-cell>
          <table:table-cell office:value-type="float" office:value="3.08626724962571" calcext:value-type="float">
            <text:p>3.086267249625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4000000000026" calcext:value-type="float">
            <text:p>52.4000000000026</text:p>
          </table:table-cell>
          <table:table-cell office:value-type="float" office:value="3.08626954866066" calcext:value-type="float">
            <text:p>3.0862695486606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4200000000026" calcext:value-type="float">
            <text:p>52.4200000000026</text:p>
          </table:table-cell>
          <table:table-cell office:value-type="float" office:value="3.08627180768065" calcext:value-type="float">
            <text:p>3.086271807680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4400000000026" calcext:value-type="float">
            <text:p>52.4400000000026</text:p>
          </table:table-cell>
          <table:table-cell office:value-type="float" office:value="3.08627402738295" calcext:value-type="float">
            <text:p>3.086274027382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4600000000026" calcext:value-type="float">
            <text:p>52.4600000000026</text:p>
          </table:table-cell>
          <table:table-cell office:value-type="float" office:value="3.08627620845269" calcext:value-type="float">
            <text:p>3.086276208452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4800000000026" calcext:value-type="float">
            <text:p>52.4800000000026</text:p>
          </table:table-cell>
          <table:table-cell office:value-type="float" office:value="3.08627835156305" calcext:value-type="float">
            <text:p>3.086278351563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5000000000026" calcext:value-type="float">
            <text:p>52.5000000000026</text:p>
          </table:table-cell>
          <table:table-cell office:value-type="float" office:value="3.08628045737549" calcext:value-type="float">
            <text:p>3.086280457375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5200000000026" calcext:value-type="float">
            <text:p>52.5200000000026</text:p>
          </table:table-cell>
          <table:table-cell office:value-type="float" office:value="3.08628252653991" calcext:value-type="float">
            <text:p>3.086282526539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5400000000026" calcext:value-type="float">
            <text:p>52.5400000000026</text:p>
          </table:table-cell>
          <table:table-cell office:value-type="float" office:value="3.08628455969491" calcext:value-type="float">
            <text:p>3.086284559694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5600000000026" calcext:value-type="float">
            <text:p>52.5600000000026</text:p>
          </table:table-cell>
          <table:table-cell office:value-type="float" office:value="3.08628655746794" calcext:value-type="float">
            <text:p>3.086286557467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5800000000026" calcext:value-type="float">
            <text:p>52.5800000000026</text:p>
          </table:table-cell>
          <table:table-cell office:value-type="float" office:value="3.08628852047554" calcext:value-type="float">
            <text:p>3.086288520475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6000000000026" calcext:value-type="float">
            <text:p>52.6000000000026</text:p>
          </table:table-cell>
          <table:table-cell office:value-type="float" office:value="3.08629044932347" calcext:value-type="float">
            <text:p>3.086290449323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6200000000026" calcext:value-type="float">
            <text:p>52.6200000000026</text:p>
          </table:table-cell>
          <table:table-cell office:value-type="float" office:value="3.08629234460696" calcext:value-type="float">
            <text:p>3.086292344606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6400000000026" calcext:value-type="float">
            <text:p>52.6400000000026</text:p>
          </table:table-cell>
          <table:table-cell office:value-type="float" office:value="3.08629420691084" calcext:value-type="float">
            <text:p>3.086294206910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6600000000026" calcext:value-type="float">
            <text:p>52.6600000000026</text:p>
          </table:table-cell>
          <table:table-cell office:value-type="float" office:value="3.08629603680977" calcext:value-type="float">
            <text:p>3.086296036809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6800000000026" calcext:value-type="float">
            <text:p>52.6800000000026</text:p>
          </table:table-cell>
          <table:table-cell office:value-type="float" office:value="3.08629783486837" calcext:value-type="float">
            <text:p>3.086297834868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7000000000026" calcext:value-type="float">
            <text:p>52.7000000000026</text:p>
          </table:table-cell>
          <table:table-cell office:value-type="float" office:value="3.08629960164144" calcext:value-type="float">
            <text:p>3.086299601641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7200000000026" calcext:value-type="float">
            <text:p>52.7200000000026</text:p>
          </table:table-cell>
          <table:table-cell office:value-type="float" office:value="3.0863013376741" calcext:value-type="float">
            <text:p>3.08630133767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7400000000027" calcext:value-type="float">
            <text:p>52.7400000000027</text:p>
          </table:table-cell>
          <table:table-cell office:value-type="float" office:value="3.08630304350197" calcext:value-type="float">
            <text:p>3.086303043501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7600000000026" calcext:value-type="float">
            <text:p>52.7600000000026</text:p>
          </table:table-cell>
          <table:table-cell office:value-type="float" office:value="3.08630471965132" calcext:value-type="float">
            <text:p>3.086304719651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7800000000027" calcext:value-type="float">
            <text:p>52.7800000000027</text:p>
          </table:table-cell>
          <table:table-cell office:value-type="float" office:value="3.08630636663928" calcext:value-type="float">
            <text:p>3.086306366639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8000000000027" calcext:value-type="float">
            <text:p>52.8000000000027</text:p>
          </table:table-cell>
          <table:table-cell office:value-type="float" office:value="3.08630798497393" calcext:value-type="float">
            <text:p>3.086307984973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8200000000027" calcext:value-type="float">
            <text:p>52.8200000000027</text:p>
          </table:table-cell>
          <table:table-cell office:value-type="float" office:value="3.08630957515452" calcext:value-type="float">
            <text:p>3.086309575154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8400000000027" calcext:value-type="float">
            <text:p>52.8400000000027</text:p>
          </table:table-cell>
          <table:table-cell office:value-type="float" office:value="3.08631113767158" calcext:value-type="float">
            <text:p>3.086311137671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8600000000027" calcext:value-type="float">
            <text:p>52.8600000000027</text:p>
          </table:table-cell>
          <table:table-cell office:value-type="float" office:value="3.08631267300711" calcext:value-type="float">
            <text:p>3.086312673007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8800000000027" calcext:value-type="float">
            <text:p>52.8800000000027</text:p>
          </table:table-cell>
          <table:table-cell office:value-type="float" office:value="3.0863141816347" calcext:value-type="float">
            <text:p>3.08631418163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9000000000027" calcext:value-type="float">
            <text:p>52.9000000000027</text:p>
          </table:table-cell>
          <table:table-cell office:value-type="float" office:value="3.08631566401967" calcext:value-type="float">
            <text:p>3.086315664019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9200000000027" calcext:value-type="float">
            <text:p>52.9200000000027</text:p>
          </table:table-cell>
          <table:table-cell office:value-type="float" office:value="3.08631712061925" calcext:value-type="float">
            <text:p>3.086317120619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9400000000027" calcext:value-type="float">
            <text:p>52.9400000000027</text:p>
          </table:table-cell>
          <table:table-cell office:value-type="float" office:value="3.0863185518827" calcext:value-type="float">
            <text:p>3.08631855188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9600000000027" calcext:value-type="float">
            <text:p>52.9600000000027</text:p>
          </table:table-cell>
          <table:table-cell office:value-type="float" office:value="3.08631995825143" calcext:value-type="float">
            <text:p>3.086319958251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2.9800000000027" calcext:value-type="float">
            <text:p>52.9800000000027</text:p>
          </table:table-cell>
          <table:table-cell office:value-type="float" office:value="3.08632134015918" calcext:value-type="float">
            <text:p>3.086321340159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0000000000027" calcext:value-type="float">
            <text:p>53.0000000000027</text:p>
          </table:table-cell>
          <table:table-cell office:value-type="float" office:value="3.08632269803212" calcext:value-type="float">
            <text:p>3.086322698032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0200000000027" calcext:value-type="float">
            <text:p>53.0200000000027</text:p>
          </table:table-cell>
          <table:table-cell office:value-type="float" office:value="3.08632403228898" calcext:value-type="float">
            <text:p>3.0863240322889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0400000000027" calcext:value-type="float">
            <text:p>53.0400000000027</text:p>
          </table:table-cell>
          <table:table-cell office:value-type="float" office:value="3.08632534334121" calcext:value-type="float">
            <text:p>3.086325343341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0600000000027" calcext:value-type="float">
            <text:p>53.0600000000027</text:p>
          </table:table-cell>
          <table:table-cell office:value-type="float" office:value="3.08632663159309" calcext:value-type="float">
            <text:p>3.086326631593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0800000000027" calcext:value-type="float">
            <text:p>53.0800000000027</text:p>
          </table:table-cell>
          <table:table-cell office:value-type="float" office:value="3.08632789744184" calcext:value-type="float">
            <text:p>3.086327897441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1000000000027" calcext:value-type="float">
            <text:p>53.1000000000027</text:p>
          </table:table-cell>
          <table:table-cell office:value-type="float" office:value="3.08632914127775" calcext:value-type="float">
            <text:p>3.086329141277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1200000000027" calcext:value-type="float">
            <text:p>53.1200000000027</text:p>
          </table:table-cell>
          <table:table-cell office:value-type="float" office:value="3.08633036348434" calcext:value-type="float">
            <text:p>3.086330363484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1400000000027" calcext:value-type="float">
            <text:p>53.1400000000027</text:p>
          </table:table-cell>
          <table:table-cell office:value-type="float" office:value="3.08633156443842" calcext:value-type="float">
            <text:p>3.086331564438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1600000000027" calcext:value-type="float">
            <text:p>53.1600000000027</text:p>
          </table:table-cell>
          <table:table-cell office:value-type="float" office:value="3.08633274451023" calcext:value-type="float">
            <text:p>3.086332744510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1800000000027" calcext:value-type="float">
            <text:p>53.1800000000027</text:p>
          </table:table-cell>
          <table:table-cell office:value-type="float" office:value="3.08633390406356" calcext:value-type="float">
            <text:p>3.086333904063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2000000000027" calcext:value-type="float">
            <text:p>53.2000000000027</text:p>
          </table:table-cell>
          <table:table-cell office:value-type="float" office:value="3.08633504345589" calcext:value-type="float">
            <text:p>3.086335043455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2200000000027" calcext:value-type="float">
            <text:p>53.2200000000027</text:p>
          </table:table-cell>
          <table:table-cell office:value-type="float" office:value="3.08633616303842" calcext:value-type="float">
            <text:p>3.086336163038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2400000000027" calcext:value-type="float">
            <text:p>53.2400000000027</text:p>
          </table:table-cell>
          <table:table-cell office:value-type="float" office:value="3.08633726315626" calcext:value-type="float">
            <text:p>3.086337263156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2600000000027" calcext:value-type="float">
            <text:p>53.2600000000027</text:p>
          </table:table-cell>
          <table:table-cell office:value-type="float" office:value="3.0863383441485" calcext:value-type="float">
            <text:p>3.08633834414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2800000000027" calcext:value-type="float">
            <text:p>53.2800000000027</text:p>
          </table:table-cell>
          <table:table-cell office:value-type="float" office:value="3.08633940634832" calcext:value-type="float">
            <text:p>3.086339406348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3000000000027" calcext:value-type="float">
            <text:p>53.3000000000027</text:p>
          </table:table-cell>
          <table:table-cell office:value-type="float" office:value="3.08634045008308" calcext:value-type="float">
            <text:p>3.086340450083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3200000000027" calcext:value-type="float">
            <text:p>53.3200000000027</text:p>
          </table:table-cell>
          <table:table-cell office:value-type="float" office:value="3.08634147567445" calcext:value-type="float">
            <text:p>3.086341475674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3400000000027" calcext:value-type="float">
            <text:p>53.3400000000027</text:p>
          </table:table-cell>
          <table:table-cell office:value-type="float" office:value="3.0863424834385" calcext:value-type="float">
            <text:p>3.08634248343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3600000000027" calcext:value-type="float">
            <text:p>53.3600000000027</text:p>
          </table:table-cell>
          <table:table-cell office:value-type="float" office:value="3.08634347368577" calcext:value-type="float">
            <text:p>3.086343473685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3800000000027" calcext:value-type="float">
            <text:p>53.3800000000027</text:p>
          </table:table-cell>
          <table:table-cell office:value-type="float" office:value="3.0863444467214" calcext:value-type="float">
            <text:p>3.08634444672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4000000000028" calcext:value-type="float">
            <text:p>53.4000000000028</text:p>
          </table:table-cell>
          <table:table-cell office:value-type="float" office:value="3.0863454028452" calcext:value-type="float">
            <text:p>3.08634540284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4200000000028" calcext:value-type="float">
            <text:p>53.4200000000028</text:p>
          </table:table-cell>
          <table:table-cell office:value-type="float" office:value="3.08634634235178" calcext:value-type="float">
            <text:p>3.086346342351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4400000000028" calcext:value-type="float">
            <text:p>53.4400000000028</text:p>
          </table:table-cell>
          <table:table-cell office:value-type="float" office:value="3.0863472655306" calcext:value-type="float">
            <text:p>3.08634726553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4600000000028" calcext:value-type="float">
            <text:p>53.4600000000028</text:p>
          </table:table-cell>
          <table:table-cell office:value-type="float" office:value="3.08634817266606" calcext:value-type="float">
            <text:p>3.086348172666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4800000000028" calcext:value-type="float">
            <text:p>53.4800000000028</text:p>
          </table:table-cell>
          <table:table-cell office:value-type="float" office:value="3.08634906403763" calcext:value-type="float">
            <text:p>3.086349064037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5000000000028" calcext:value-type="float">
            <text:p>53.5000000000028</text:p>
          </table:table-cell>
          <table:table-cell office:value-type="float" office:value="3.08634993991989" calcext:value-type="float">
            <text:p>3.086349939919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5200000000028" calcext:value-type="float">
            <text:p>53.5200000000028</text:p>
          </table:table-cell>
          <table:table-cell office:value-type="float" office:value="3.08635080058265" calcext:value-type="float">
            <text:p>3.086350800582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5400000000028" calcext:value-type="float">
            <text:p>53.5400000000028</text:p>
          </table:table-cell>
          <table:table-cell office:value-type="float" office:value="3.086351646291" calcext:value-type="float">
            <text:p>3.0863516462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5600000000028" calcext:value-type="float">
            <text:p>53.5600000000028</text:p>
          </table:table-cell>
          <table:table-cell office:value-type="float" office:value="3.08635247730543" calcext:value-type="float">
            <text:p>3.086352477305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5800000000028" calcext:value-type="float">
            <text:p>53.5800000000028</text:p>
          </table:table-cell>
          <table:table-cell office:value-type="float" office:value="3.08635329388187" calcext:value-type="float">
            <text:p>3.086353293881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6000000000028" calcext:value-type="float">
            <text:p>53.6000000000028</text:p>
          </table:table-cell>
          <table:table-cell office:value-type="float" office:value="3.08635409627181" calcext:value-type="float">
            <text:p>3.086354096271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6200000000028" calcext:value-type="float">
            <text:p>53.6200000000028</text:p>
          </table:table-cell>
          <table:table-cell office:value-type="float" office:value="3.08635488472233" calcext:value-type="float">
            <text:p>3.086354884722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6400000000028" calcext:value-type="float">
            <text:p>53.6400000000028</text:p>
          </table:table-cell>
          <table:table-cell office:value-type="float" office:value="3.08635565947624" calcext:value-type="float">
            <text:p>3.086355659476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6600000000028" calcext:value-type="float">
            <text:p>53.6600000000028</text:p>
          </table:table-cell>
          <table:table-cell office:value-type="float" office:value="3.08635642077208" calcext:value-type="float">
            <text:p>3.086356420772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6800000000028" calcext:value-type="float">
            <text:p>53.6800000000028</text:p>
          </table:table-cell>
          <table:table-cell office:value-type="float" office:value="3.08635716884427" calcext:value-type="float">
            <text:p>3.086357168844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7000000000028" calcext:value-type="float">
            <text:p>53.7000000000028</text:p>
          </table:table-cell>
          <table:table-cell office:value-type="float" office:value="3.08635790392311" calcext:value-type="float">
            <text:p>3.086357903923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7200000000028" calcext:value-type="float">
            <text:p>53.7200000000028</text:p>
          </table:table-cell>
          <table:table-cell office:value-type="float" office:value="3.0863586262349" calcext:value-type="float">
            <text:p>3.08635862623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7400000000028" calcext:value-type="float">
            <text:p>53.7400000000028</text:p>
          </table:table-cell>
          <table:table-cell office:value-type="float" office:value="3.08635933600201" calcext:value-type="float">
            <text:p>3.086359336002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7600000000028" calcext:value-type="float">
            <text:p>53.7600000000028</text:p>
          </table:table-cell>
          <table:table-cell office:value-type="float" office:value="3.08636003344292" calcext:value-type="float">
            <text:p>3.086360033442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7800000000028" calcext:value-type="float">
            <text:p>53.7800000000028</text:p>
          </table:table-cell>
          <table:table-cell office:value-type="float" office:value="3.0863607187723" calcext:value-type="float">
            <text:p>3.086360718772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8000000000028" calcext:value-type="float">
            <text:p>53.8000000000028</text:p>
          </table:table-cell>
          <table:table-cell office:value-type="float" office:value="3.08636139220108" calcext:value-type="float">
            <text:p>3.086361392201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8200000000028" calcext:value-type="float">
            <text:p>53.8200000000028</text:p>
          </table:table-cell>
          <table:table-cell office:value-type="float" office:value="3.08636205393653" calcext:value-type="float">
            <text:p>3.086362053936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8400000000028" calcext:value-type="float">
            <text:p>53.8400000000028</text:p>
          </table:table-cell>
          <table:table-cell office:value-type="float" office:value="3.08636270418229" calcext:value-type="float">
            <text:p>3.086362704182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8600000000028" calcext:value-type="float">
            <text:p>53.8600000000028</text:p>
          </table:table-cell>
          <table:table-cell office:value-type="float" office:value="3.08636334313845" calcext:value-type="float">
            <text:p>3.086363343138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8800000000028" calcext:value-type="float">
            <text:p>53.8800000000028</text:p>
          </table:table-cell>
          <table:table-cell office:value-type="float" office:value="3.08636397100163" calcext:value-type="float">
            <text:p>3.086363971001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9000000000028" calcext:value-type="float">
            <text:p>53.9000000000028</text:p>
          </table:table-cell>
          <table:table-cell office:value-type="float" office:value="3.086364587965" calcext:value-type="float">
            <text:p>3.0863645879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9200000000028" calcext:value-type="float">
            <text:p>53.9200000000028</text:p>
          </table:table-cell>
          <table:table-cell office:value-type="float" office:value="3.08636519421839" calcext:value-type="float">
            <text:p>3.086365194218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9400000000028" calcext:value-type="float">
            <text:p>53.9400000000028</text:p>
          </table:table-cell>
          <table:table-cell office:value-type="float" office:value="3.0863657899483" calcext:value-type="float">
            <text:p>3.08636578994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9600000000028" calcext:value-type="float">
            <text:p>53.9600000000028</text:p>
          </table:table-cell>
          <table:table-cell office:value-type="float" office:value="3.08636637533799" calcext:value-type="float">
            <text:p>3.086366375337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3.9800000000028" calcext:value-type="float">
            <text:p>53.9800000000028</text:p>
          </table:table-cell>
          <table:table-cell office:value-type="float" office:value="3.08636695056752" calcext:value-type="float">
            <text:p>3.086366950567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0000000000028" calcext:value-type="float">
            <text:p>54.0000000000028</text:p>
          </table:table-cell>
          <table:table-cell office:value-type="float" office:value="3.08636751581383" calcext:value-type="float">
            <text:p>3.0863675158138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0200000000028" calcext:value-type="float">
            <text:p>54.0200000000028</text:p>
          </table:table-cell>
          <table:table-cell office:value-type="float" office:value="3.08636807125074" calcext:value-type="float">
            <text:p>3.086368071250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0400000000029" calcext:value-type="float">
            <text:p>54.0400000000029</text:p>
          </table:table-cell>
          <table:table-cell office:value-type="float" office:value="3.08636861704909" calcext:value-type="float">
            <text:p>3.086368617049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0600000000029" calcext:value-type="float">
            <text:p>54.0600000000029</text:p>
          </table:table-cell>
          <table:table-cell office:value-type="float" office:value="3.08636915337669" calcext:value-type="float">
            <text:p>3.086369153376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0800000000029" calcext:value-type="float">
            <text:p>54.0800000000029</text:p>
          </table:table-cell>
          <table:table-cell office:value-type="float" office:value="3.08636968039847" calcext:value-type="float">
            <text:p>3.086369680398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1000000000029" calcext:value-type="float">
            <text:p>54.1000000000029</text:p>
          </table:table-cell>
          <table:table-cell office:value-type="float" office:value="3.08637019827646" calcext:value-type="float">
            <text:p>3.086370198276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1200000000029" calcext:value-type="float">
            <text:p>54.1200000000029</text:p>
          </table:table-cell>
          <table:table-cell office:value-type="float" office:value="3.08637070716988" calcext:value-type="float">
            <text:p>3.086370707169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1400000000029" calcext:value-type="float">
            <text:p>54.1400000000029</text:p>
          </table:table-cell>
          <table:table-cell office:value-type="float" office:value="3.08637120723517" calcext:value-type="float">
            <text:p>3.086371207235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1600000000029" calcext:value-type="float">
            <text:p>54.1600000000029</text:p>
          </table:table-cell>
          <table:table-cell office:value-type="float" office:value="3.08637169862603" calcext:value-type="float">
            <text:p>3.086371698626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1800000000029" calcext:value-type="float">
            <text:p>54.1800000000029</text:p>
          </table:table-cell>
          <table:table-cell office:value-type="float" office:value="3.0863721814935" calcext:value-type="float">
            <text:p>3.08637218149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2000000000029" calcext:value-type="float">
            <text:p>54.2000000000029</text:p>
          </table:table-cell>
          <table:table-cell office:value-type="float" office:value="3.086372655986" calcext:value-type="float">
            <text:p>3.0863726559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2200000000029" calcext:value-type="float">
            <text:p>54.2200000000029</text:p>
          </table:table-cell>
          <table:table-cell office:value-type="float" office:value="3.08637312224932" calcext:value-type="float">
            <text:p>3.086373122249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2400000000029" calcext:value-type="float">
            <text:p>54.2400000000029</text:p>
          </table:table-cell>
          <table:table-cell office:value-type="float" office:value="3.08637358042675" calcext:value-type="float">
            <text:p>3.086373580426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2600000000029" calcext:value-type="float">
            <text:p>54.2600000000029</text:p>
          </table:table-cell>
          <table:table-cell office:value-type="float" office:value="3.08637403065906" calcext:value-type="float">
            <text:p>3.086374030659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2800000000029" calcext:value-type="float">
            <text:p>54.2800000000029</text:p>
          </table:table-cell>
          <table:table-cell office:value-type="float" office:value="3.08637447308459" calcext:value-type="float">
            <text:p>3.086374473084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3000000000029" calcext:value-type="float">
            <text:p>54.3000000000029</text:p>
          </table:table-cell>
          <table:table-cell office:value-type="float" office:value="3.08637490783924" calcext:value-type="float">
            <text:p>3.086374907839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3200000000029" calcext:value-type="float">
            <text:p>54.3200000000029</text:p>
          </table:table-cell>
          <table:table-cell office:value-type="float" office:value="3.08637533505656" calcext:value-type="float">
            <text:p>3.086375335056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3400000000029" calcext:value-type="float">
            <text:p>54.3400000000029</text:p>
          </table:table-cell>
          <table:table-cell office:value-type="float" office:value="3.08637575486777" calcext:value-type="float">
            <text:p>3.086375754867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3600000000029" calcext:value-type="float">
            <text:p>54.3600000000029</text:p>
          </table:table-cell>
          <table:table-cell office:value-type="float" office:value="3.08637616740181" calcext:value-type="float">
            <text:p>3.086376167401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3800000000029" calcext:value-type="float">
            <text:p>54.3800000000029</text:p>
          </table:table-cell>
          <table:table-cell office:value-type="float" office:value="3.08637657278535" calcext:value-type="float">
            <text:p>3.086376572785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4000000000029" calcext:value-type="float">
            <text:p>54.4000000000029</text:p>
          </table:table-cell>
          <table:table-cell office:value-type="float" office:value="3.08637697114289" calcext:value-type="float">
            <text:p>3.086376971142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4200000000029" calcext:value-type="float">
            <text:p>54.4200000000029</text:p>
          </table:table-cell>
          <table:table-cell office:value-type="float" office:value="3.08637736259671" calcext:value-type="float">
            <text:p>3.086377362596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4400000000029" calcext:value-type="float">
            <text:p>54.4400000000029</text:p>
          </table:table-cell>
          <table:table-cell office:value-type="float" office:value="3.08637774726701" calcext:value-type="float">
            <text:p>3.086377747267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4600000000029" calcext:value-type="float">
            <text:p>54.4600000000029</text:p>
          </table:table-cell>
          <table:table-cell office:value-type="float" office:value="3.08637812527187" calcext:value-type="float">
            <text:p>3.086378125271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4800000000029" calcext:value-type="float">
            <text:p>54.4800000000029</text:p>
          </table:table-cell>
          <table:table-cell office:value-type="float" office:value="3.08637849672731" calcext:value-type="float">
            <text:p>3.086378496727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5000000000029" calcext:value-type="float">
            <text:p>54.5000000000029</text:p>
          </table:table-cell>
          <table:table-cell office:value-type="float" office:value="3.08637886174733" calcext:value-type="float">
            <text:p>3.086378861747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5200000000029" calcext:value-type="float">
            <text:p>54.5200000000029</text:p>
          </table:table-cell>
          <table:table-cell office:value-type="float" office:value="3.08637922044396" calcext:value-type="float">
            <text:p>3.086379220443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5400000000029" calcext:value-type="float">
            <text:p>54.5400000000029</text:p>
          </table:table-cell>
          <table:table-cell office:value-type="float" office:value="3.08637957292726" calcext:value-type="float">
            <text:p>3.086379572927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5600000000029" calcext:value-type="float">
            <text:p>54.5600000000029</text:p>
          </table:table-cell>
          <table:table-cell office:value-type="float" office:value="3.08637991930538" calcext:value-type="float">
            <text:p>3.086379919305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5800000000029" calcext:value-type="float">
            <text:p>54.5800000000029</text:p>
          </table:table-cell>
          <table:table-cell office:value-type="float" office:value="3.08638025968457" calcext:value-type="float">
            <text:p>3.086380259684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6000000000029" calcext:value-type="float">
            <text:p>54.6000000000029</text:p>
          </table:table-cell>
          <table:table-cell office:value-type="float" office:value="3.08638059416926" calcext:value-type="float">
            <text:p>3.086380594169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6200000000029" calcext:value-type="float">
            <text:p>54.6200000000029</text:p>
          </table:table-cell>
          <table:table-cell office:value-type="float" office:value="3.08638092286203" calcext:value-type="float">
            <text:p>3.086380922862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6400000000029" calcext:value-type="float">
            <text:p>54.6400000000029</text:p>
          </table:table-cell>
          <table:table-cell office:value-type="float" office:value="3.08638124586368" calcext:value-type="float">
            <text:p>3.086381245863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6600000000029" calcext:value-type="float">
            <text:p>54.6600000000029</text:p>
          </table:table-cell>
          <table:table-cell office:value-type="float" office:value="3.08638156327327" calcext:value-type="float">
            <text:p>3.086381563273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680000000003" calcext:value-type="float">
            <text:p>54.680000000003</text:p>
          </table:table-cell>
          <table:table-cell office:value-type="float" office:value="3.08638187518812" calcext:value-type="float">
            <text:p>3.086381875188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700000000003" calcext:value-type="float">
            <text:p>54.700000000003</text:p>
          </table:table-cell>
          <table:table-cell office:value-type="float" office:value="3.08638218170385" calcext:value-type="float">
            <text:p>3.086382181703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720000000003" calcext:value-type="float">
            <text:p>54.720000000003</text:p>
          </table:table-cell>
          <table:table-cell office:value-type="float" office:value="3.08638248291443" calcext:value-type="float">
            <text:p>3.086382482914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740000000003" calcext:value-type="float">
            <text:p>54.740000000003</text:p>
          </table:table-cell>
          <table:table-cell office:value-type="float" office:value="3.08638277891217" calcext:value-type="float">
            <text:p>3.086382778912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760000000003" calcext:value-type="float">
            <text:p>54.760000000003</text:p>
          </table:table-cell>
          <table:table-cell office:value-type="float" office:value="3.08638306978779" calcext:value-type="float">
            <text:p>3.086383069787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780000000003" calcext:value-type="float">
            <text:p>54.780000000003</text:p>
          </table:table-cell>
          <table:table-cell office:value-type="float" office:value="3.08638335563043" calcext:value-type="float">
            <text:p>3.086383355630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800000000003" calcext:value-type="float">
            <text:p>54.800000000003</text:p>
          </table:table-cell>
          <table:table-cell office:value-type="float" office:value="3.08638363652765" calcext:value-type="float">
            <text:p>3.086383636527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820000000003" calcext:value-type="float">
            <text:p>54.820000000003</text:p>
          </table:table-cell>
          <table:table-cell office:value-type="float" office:value="3.08638391256553" calcext:value-type="float">
            <text:p>3.086383912565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840000000003" calcext:value-type="float">
            <text:p>54.840000000003</text:p>
          </table:table-cell>
          <table:table-cell office:value-type="float" office:value="3.08638418382861" calcext:value-type="float">
            <text:p>3.086384183828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860000000003" calcext:value-type="float">
            <text:p>54.860000000003</text:p>
          </table:table-cell>
          <table:table-cell office:value-type="float" office:value="3.08638445039997" calcext:value-type="float">
            <text:p>3.086384450399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880000000003" calcext:value-type="float">
            <text:p>54.880000000003</text:p>
          </table:table-cell>
          <table:table-cell office:value-type="float" office:value="3.08638471236125" calcext:value-type="float">
            <text:p>3.086384712361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900000000003" calcext:value-type="float">
            <text:p>54.900000000003</text:p>
          </table:table-cell>
          <table:table-cell office:value-type="float" office:value="3.08638496979267" calcext:value-type="float">
            <text:p>3.086384969792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920000000003" calcext:value-type="float">
            <text:p>54.920000000003</text:p>
          </table:table-cell>
          <table:table-cell office:value-type="float" office:value="3.08638522277302" calcext:value-type="float">
            <text:p>3.086385222773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940000000003" calcext:value-type="float">
            <text:p>54.940000000003</text:p>
          </table:table-cell>
          <table:table-cell office:value-type="float" office:value="3.08638547137977" calcext:value-type="float">
            <text:p>3.086385471379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960000000003" calcext:value-type="float">
            <text:p>54.960000000003</text:p>
          </table:table-cell>
          <table:table-cell office:value-type="float" office:value="3.08638571568899" calcext:value-type="float">
            <text:p>3.0863857156889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4.980000000003" calcext:value-type="float">
            <text:p>54.980000000003</text:p>
          </table:table-cell>
          <table:table-cell office:value-type="float" office:value="3.08638595577545" calcext:value-type="float">
            <text:p>3.086385955775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000000000003" calcext:value-type="float">
            <text:p>55.000000000003</text:p>
          </table:table-cell>
          <table:table-cell office:value-type="float" office:value="3.08638619171262" calcext:value-type="float">
            <text:p>3.086386191712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020000000003" calcext:value-type="float">
            <text:p>55.020000000003</text:p>
          </table:table-cell>
          <table:table-cell office:value-type="float" office:value="3.08638642357267" calcext:value-type="float">
            <text:p>3.086386423572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040000000003" calcext:value-type="float">
            <text:p>55.040000000003</text:p>
          </table:table-cell>
          <table:table-cell office:value-type="float" office:value="3.08638665142654" calcext:value-type="float">
            <text:p>3.086386651426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060000000003" calcext:value-type="float">
            <text:p>55.060000000003</text:p>
          </table:table-cell>
          <table:table-cell office:value-type="float" office:value="3.08638687534392" calcext:value-type="float">
            <text:p>3.086386875343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080000000003" calcext:value-type="float">
            <text:p>55.080000000003</text:p>
          </table:table-cell>
          <table:table-cell office:value-type="float" office:value="3.08638709539327" calcext:value-type="float">
            <text:p>3.086387095393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100000000003" calcext:value-type="float">
            <text:p>55.100000000003</text:p>
          </table:table-cell>
          <table:table-cell office:value-type="float" office:value="3.08638731164189" calcext:value-type="float">
            <text:p>3.086387311641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120000000003" calcext:value-type="float">
            <text:p>55.120000000003</text:p>
          </table:table-cell>
          <table:table-cell office:value-type="float" office:value="3.08638752415588" calcext:value-type="float">
            <text:p>3.086387524155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140000000003" calcext:value-type="float">
            <text:p>55.140000000003</text:p>
          </table:table-cell>
          <table:table-cell office:value-type="float" office:value="3.0863877330002" calcext:value-type="float">
            <text:p>3.08638773300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160000000003" calcext:value-type="float">
            <text:p>55.160000000003</text:p>
          </table:table-cell>
          <table:table-cell office:value-type="float" office:value="3.08638793823868" calcext:value-type="float">
            <text:p>3.086387938238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180000000003" calcext:value-type="float">
            <text:p>55.180000000003</text:p>
          </table:table-cell>
          <table:table-cell office:value-type="float" office:value="3.08638813993404" calcext:value-type="float">
            <text:p>3.0863881399340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200000000003" calcext:value-type="float">
            <text:p>55.200000000003</text:p>
          </table:table-cell>
          <table:table-cell office:value-type="float" office:value="3.08638833814789" calcext:value-type="float">
            <text:p>3.086388338147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220000000003" calcext:value-type="float">
            <text:p>55.220000000003</text:p>
          </table:table-cell>
          <table:table-cell office:value-type="float" office:value="3.08638853294078" calcext:value-type="float">
            <text:p>3.086388532940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240000000003" calcext:value-type="float">
            <text:p>55.240000000003</text:p>
          </table:table-cell>
          <table:table-cell office:value-type="float" office:value="3.08638872437221" calcext:value-type="float">
            <text:p>3.086388724372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260000000003" calcext:value-type="float">
            <text:p>55.260000000003</text:p>
          </table:table-cell>
          <table:table-cell office:value-type="float" office:value="3.08638891250063" calcext:value-type="float">
            <text:p>3.086388912500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280000000003" calcext:value-type="float">
            <text:p>55.280000000003</text:p>
          </table:table-cell>
          <table:table-cell office:value-type="float" office:value="3.08638909738349" calcext:value-type="float">
            <text:p>3.086389097383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3000000000031" calcext:value-type="float">
            <text:p>55.3000000000031</text:p>
          </table:table-cell>
          <table:table-cell office:value-type="float" office:value="3.08638927907722" calcext:value-type="float">
            <text:p>3.086389279077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3200000000031" calcext:value-type="float">
            <text:p>55.3200000000031</text:p>
          </table:table-cell>
          <table:table-cell office:value-type="float" office:value="3.08638945763728" calcext:value-type="float">
            <text:p>3.086389457637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3400000000031" calcext:value-type="float">
            <text:p>55.3400000000031</text:p>
          </table:table-cell>
          <table:table-cell office:value-type="float" office:value="3.08638963311816" calcext:value-type="float">
            <text:p>3.086389633118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3600000000031" calcext:value-type="float">
            <text:p>55.3600000000031</text:p>
          </table:table-cell>
          <table:table-cell office:value-type="float" office:value="3.08638980557339" calcext:value-type="float">
            <text:p>3.086389805573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3800000000031" calcext:value-type="float">
            <text:p>55.3800000000031</text:p>
          </table:table-cell>
          <table:table-cell office:value-type="float" office:value="3.08638997505558" calcext:value-type="float">
            <text:p>3.086389975055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4000000000031" calcext:value-type="float">
            <text:p>55.4000000000031</text:p>
          </table:table-cell>
          <table:table-cell office:value-type="float" office:value="3.08639014161642" calcext:value-type="float">
            <text:p>3.086390141616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4200000000031" calcext:value-type="float">
            <text:p>55.4200000000031</text:p>
          </table:table-cell>
          <table:table-cell office:value-type="float" office:value="3.08639030530671" calcext:value-type="float">
            <text:p>3.086390305306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4400000000031" calcext:value-type="float">
            <text:p>55.4400000000031</text:p>
          </table:table-cell>
          <table:table-cell office:value-type="float" office:value="3.08639046617635" calcext:value-type="float">
            <text:p>3.086390466176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4600000000031" calcext:value-type="float">
            <text:p>55.4600000000031</text:p>
          </table:table-cell>
          <table:table-cell office:value-type="float" office:value="3.08639062427437" calcext:value-type="float">
            <text:p>3.0863906242743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4800000000031" calcext:value-type="float">
            <text:p>55.4800000000031</text:p>
          </table:table-cell>
          <table:table-cell office:value-type="float" office:value="3.08639077964895" calcext:value-type="float">
            <text:p>3.086390779648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5000000000031" calcext:value-type="float">
            <text:p>55.5000000000031</text:p>
          </table:table-cell>
          <table:table-cell office:value-type="float" office:value="3.08639093234744" calcext:value-type="float">
            <text:p>3.086390932347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5200000000031" calcext:value-type="float">
            <text:p>55.5200000000031</text:p>
          </table:table-cell>
          <table:table-cell office:value-type="float" office:value="3.08639108241636" calcext:value-type="float">
            <text:p>3.086391082416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5400000000031" calcext:value-type="float">
            <text:p>55.5400000000031</text:p>
          </table:table-cell>
          <table:table-cell office:value-type="float" office:value="3.08639122990141" calcext:value-type="float">
            <text:p>3.086391229901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5600000000031" calcext:value-type="float">
            <text:p>55.5600000000031</text:p>
          </table:table-cell>
          <table:table-cell office:value-type="float" office:value="3.08639137484751" calcext:value-type="float">
            <text:p>3.086391374847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5800000000031" calcext:value-type="float">
            <text:p>55.5800000000031</text:p>
          </table:table-cell>
          <table:table-cell office:value-type="float" office:value="3.08639151729877" calcext:value-type="float">
            <text:p>3.086391517298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6000000000031" calcext:value-type="float">
            <text:p>55.6000000000031</text:p>
          </table:table-cell>
          <table:table-cell office:value-type="float" office:value="3.08639165729857" calcext:value-type="float">
            <text:p>3.086391657298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6200000000031" calcext:value-type="float">
            <text:p>55.6200000000031</text:p>
          </table:table-cell>
          <table:table-cell office:value-type="float" office:value="3.08639179488951" calcext:value-type="float">
            <text:p>3.086391794889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6400000000031" calcext:value-type="float">
            <text:p>55.6400000000031</text:p>
          </table:table-cell>
          <table:table-cell office:value-type="float" office:value="3.08639193011344" calcext:value-type="float">
            <text:p>3.086391930113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6600000000031" calcext:value-type="float">
            <text:p>55.6600000000031</text:p>
          </table:table-cell>
          <table:table-cell office:value-type="float" office:value="3.08639206301151" calcext:value-type="float">
            <text:p>3.0863920630115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6800000000031" calcext:value-type="float">
            <text:p>55.6800000000031</text:p>
          </table:table-cell>
          <table:table-cell office:value-type="float" office:value="3.08639219362413" calcext:value-type="float">
            <text:p>3.086392193624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7000000000031" calcext:value-type="float">
            <text:p>55.7000000000031</text:p>
          </table:table-cell>
          <table:table-cell office:value-type="float" office:value="3.08639232199101" calcext:value-type="float">
            <text:p>3.086392321991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7200000000031" calcext:value-type="float">
            <text:p>55.7200000000031</text:p>
          </table:table-cell>
          <table:table-cell office:value-type="float" office:value="3.08639244815118" calcext:value-type="float">
            <text:p>3.086392448151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7400000000031" calcext:value-type="float">
            <text:p>55.7400000000031</text:p>
          </table:table-cell>
          <table:table-cell office:value-type="float" office:value="3.08639257214297" calcext:value-type="float">
            <text:p>3.086392572142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7600000000031" calcext:value-type="float">
            <text:p>55.7600000000031</text:p>
          </table:table-cell>
          <table:table-cell office:value-type="float" office:value="3.08639269400406" calcext:value-type="float">
            <text:p>3.0863926940040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7800000000031" calcext:value-type="float">
            <text:p>55.7800000000031</text:p>
          </table:table-cell>
          <table:table-cell office:value-type="float" office:value="3.08639281377147" calcext:value-type="float">
            <text:p>3.086392813771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8000000000031" calcext:value-type="float">
            <text:p>55.8000000000031</text:p>
          </table:table-cell>
          <table:table-cell office:value-type="float" office:value="3.08639293148156" calcext:value-type="float">
            <text:p>3.086392931481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8200000000031" calcext:value-type="float">
            <text:p>55.8200000000031</text:p>
          </table:table-cell>
          <table:table-cell office:value-type="float" office:value="3.08639304717009" calcext:value-type="float">
            <text:p>3.086393047170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8400000000031" calcext:value-type="float">
            <text:p>55.8400000000031</text:p>
          </table:table-cell>
          <table:table-cell office:value-type="float" office:value="3.08639316087216" calcext:value-type="float">
            <text:p>3.086393160872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8600000000031" calcext:value-type="float">
            <text:p>55.8600000000031</text:p>
          </table:table-cell>
          <table:table-cell office:value-type="float" office:value="3.08639327262228" calcext:value-type="float">
            <text:p>3.086393272622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8800000000031" calcext:value-type="float">
            <text:p>55.8800000000031</text:p>
          </table:table-cell>
          <table:table-cell office:value-type="float" office:value="3.08639338245436" calcext:value-type="float">
            <text:p>3.086393382454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9000000000031" calcext:value-type="float">
            <text:p>55.9000000000031</text:p>
          </table:table-cell>
          <table:table-cell office:value-type="float" office:value="3.0863934904017" calcext:value-type="float">
            <text:p>3.08639349040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9200000000031" calcext:value-type="float">
            <text:p>55.9200000000031</text:p>
          </table:table-cell>
          <table:table-cell office:value-type="float" office:value="3.08639359649705" calcext:value-type="float">
            <text:p>3.086393596497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9400000000032" calcext:value-type="float">
            <text:p>55.9400000000032</text:p>
          </table:table-cell>
          <table:table-cell office:value-type="float" office:value="3.08639370077256" calcext:value-type="float">
            <text:p>3.086393700772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9600000000031" calcext:value-type="float">
            <text:p>55.9600000000031</text:p>
          </table:table-cell>
          <table:table-cell office:value-type="float" office:value="3.08639380325985" calcext:value-type="float">
            <text:p>3.086393803259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5.9800000000032" calcext:value-type="float">
            <text:p>55.9800000000032</text:p>
          </table:table-cell>
          <table:table-cell office:value-type="float" office:value="3.08639390398995" calcext:value-type="float">
            <text:p>3.086393903989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0000000000032" calcext:value-type="float">
            <text:p>56.0000000000032</text:p>
          </table:table-cell>
          <table:table-cell office:value-type="float" office:value="3.08639400299338" calcext:value-type="float">
            <text:p>3.086394002993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0200000000032" calcext:value-type="float">
            <text:p>56.0200000000032</text:p>
          </table:table-cell>
          <table:table-cell office:value-type="float" office:value="3.08639410030013" calcext:value-type="float">
            <text:p>3.086394100300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0400000000032" calcext:value-type="float">
            <text:p>56.0400000000032</text:p>
          </table:table-cell>
          <table:table-cell office:value-type="float" office:value="3.08639419593965" calcext:value-type="float">
            <text:p>3.086394195939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0600000000032" calcext:value-type="float">
            <text:p>56.0600000000032</text:p>
          </table:table-cell>
          <table:table-cell office:value-type="float" office:value="3.08639428994089" calcext:value-type="float">
            <text:p>3.086394289940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0800000000032" calcext:value-type="float">
            <text:p>56.0800000000032</text:p>
          </table:table-cell>
          <table:table-cell office:value-type="float" office:value="3.08639438233229" calcext:value-type="float">
            <text:p>3.086394382332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1000000000032" calcext:value-type="float">
            <text:p>56.1000000000032</text:p>
          </table:table-cell>
          <table:table-cell office:value-type="float" office:value="3.08639447314179" calcext:value-type="float">
            <text:p>3.086394473141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1200000000032" calcext:value-type="float">
            <text:p>56.1200000000032</text:p>
          </table:table-cell>
          <table:table-cell office:value-type="float" office:value="3.08639456239686" calcext:value-type="float">
            <text:p>3.0863945623968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1400000000032" calcext:value-type="float">
            <text:p>56.1400000000032</text:p>
          </table:table-cell>
          <table:table-cell office:value-type="float" office:value="3.08639465012447" calcext:value-type="float">
            <text:p>3.086394650124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1600000000032" calcext:value-type="float">
            <text:p>56.1600000000032</text:p>
          </table:table-cell>
          <table:table-cell office:value-type="float" office:value="3.08639473635114" calcext:value-type="float">
            <text:p>3.086394736351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1800000000032" calcext:value-type="float">
            <text:p>56.1800000000032</text:p>
          </table:table-cell>
          <table:table-cell office:value-type="float" office:value="3.08639482110292" calcext:value-type="float">
            <text:p>3.086394821102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2000000000032" calcext:value-type="float">
            <text:p>56.2000000000032</text:p>
          </table:table-cell>
          <table:table-cell office:value-type="float" office:value="3.0863949044054" calcext:value-type="float">
            <text:p>3.08639490440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2200000000032" calcext:value-type="float">
            <text:p>56.2200000000032</text:p>
          </table:table-cell>
          <table:table-cell office:value-type="float" office:value="3.08639498628374" calcext:value-type="float">
            <text:p>3.086394986283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2400000000032" calcext:value-type="float">
            <text:p>56.2400000000032</text:p>
          </table:table-cell>
          <table:table-cell office:value-type="float" office:value="3.08639506676263" calcext:value-type="float">
            <text:p>3.086395066762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2600000000032" calcext:value-type="float">
            <text:p>56.2600000000032</text:p>
          </table:table-cell>
          <table:table-cell office:value-type="float" office:value="3.08639514586638" calcext:value-type="float">
            <text:p>3.086395145866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2800000000032" calcext:value-type="float">
            <text:p>56.2800000000032</text:p>
          </table:table-cell>
          <table:table-cell office:value-type="float" office:value="3.08639522361884" calcext:value-type="float">
            <text:p>3.086395223618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3000000000032" calcext:value-type="float">
            <text:p>56.3000000000032</text:p>
          </table:table-cell>
          <table:table-cell office:value-type="float" office:value="3.08639530004344" calcext:value-type="float">
            <text:p>3.086395300043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3200000000032" calcext:value-type="float">
            <text:p>56.3200000000032</text:p>
          </table:table-cell>
          <table:table-cell office:value-type="float" office:value="3.08639537516324" calcext:value-type="float">
            <text:p>3.086395375163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3400000000032" calcext:value-type="float">
            <text:p>56.3400000000032</text:p>
          </table:table-cell>
          <table:table-cell office:value-type="float" office:value="3.08639544900085" calcext:value-type="float">
            <text:p>3.0863954490008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3600000000032" calcext:value-type="float">
            <text:p>56.3600000000032</text:p>
          </table:table-cell>
          <table:table-cell office:value-type="float" office:value="3.08639552157853" calcext:value-type="float">
            <text:p>3.086395521578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3800000000032" calcext:value-type="float">
            <text:p>56.3800000000032</text:p>
          </table:table-cell>
          <table:table-cell office:value-type="float" office:value="3.08639559291812" calcext:value-type="float">
            <text:p>3.086395592918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4000000000032" calcext:value-type="float">
            <text:p>56.4000000000032</text:p>
          </table:table-cell>
          <table:table-cell office:value-type="float" office:value="3.0863956630411" calcext:value-type="float">
            <text:p>3.08639566304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4200000000032" calcext:value-type="float">
            <text:p>56.4200000000032</text:p>
          </table:table-cell>
          <table:table-cell office:value-type="float" office:value="3.08639573196856" calcext:value-type="float">
            <text:p>3.086395731968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4400000000032" calcext:value-type="float">
            <text:p>56.4400000000032</text:p>
          </table:table-cell>
          <table:table-cell office:value-type="float" office:value="3.08639579972125" calcext:value-type="float">
            <text:p>3.086395799721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4600000000032" calcext:value-type="float">
            <text:p>56.4600000000032</text:p>
          </table:table-cell>
          <table:table-cell office:value-type="float" office:value="3.08639586631952" calcext:value-type="float">
            <text:p>3.086395866319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4800000000032" calcext:value-type="float">
            <text:p>56.4800000000032</text:p>
          </table:table-cell>
          <table:table-cell office:value-type="float" office:value="3.0863959317834" calcext:value-type="float">
            <text:p>3.086395931783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5000000000032" calcext:value-type="float">
            <text:p>56.5000000000032</text:p>
          </table:table-cell>
          <table:table-cell office:value-type="float" office:value="3.08639599613255" calcext:value-type="float">
            <text:p>3.086395996132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5200000000032" calcext:value-type="float">
            <text:p>56.5200000000032</text:p>
          </table:table-cell>
          <table:table-cell office:value-type="float" office:value="3.0863960593863" calcext:value-type="float">
            <text:p>3.086396059386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5400000000032" calcext:value-type="float">
            <text:p>56.5400000000032</text:p>
          </table:table-cell>
          <table:table-cell office:value-type="float" office:value="3.08639612156364" calcext:value-type="float">
            <text:p>3.086396121563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5600000000032" calcext:value-type="float">
            <text:p>56.5600000000032</text:p>
          </table:table-cell>
          <table:table-cell office:value-type="float" office:value="3.08639618268322" calcext:value-type="float">
            <text:p>3.086396182683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5800000000032" calcext:value-type="float">
            <text:p>56.5800000000032</text:p>
          </table:table-cell>
          <table:table-cell office:value-type="float" office:value="3.08639624276338" calcext:value-type="float">
            <text:p>3.086396242763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6000000000033" calcext:value-type="float">
            <text:p>56.6000000000033</text:p>
          </table:table-cell>
          <table:table-cell office:value-type="float" office:value="3.08639630182213" calcext:value-type="float">
            <text:p>3.0863963018221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6200000000033" calcext:value-type="float">
            <text:p>56.6200000000033</text:p>
          </table:table-cell>
          <table:table-cell office:value-type="float" office:value="3.08639635987717" calcext:value-type="float">
            <text:p>3.086396359877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6400000000033" calcext:value-type="float">
            <text:p>56.6400000000033</text:p>
          </table:table-cell>
          <table:table-cell office:value-type="float" office:value="3.0863964169459" calcext:value-type="float">
            <text:p>3.08639641694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6600000000033" calcext:value-type="float">
            <text:p>56.6600000000033</text:p>
          </table:table-cell>
          <table:table-cell office:value-type="float" office:value="3.0863964730454" calcext:value-type="float">
            <text:p>3.08639647304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6800000000033" calcext:value-type="float">
            <text:p>56.6800000000033</text:p>
          </table:table-cell>
          <table:table-cell office:value-type="float" office:value="3.08639652819247" calcext:value-type="float">
            <text:p>3.086396528192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7000000000033" calcext:value-type="float">
            <text:p>56.7000000000033</text:p>
          </table:table-cell>
          <table:table-cell office:value-type="float" office:value="3.08639658240361" calcext:value-type="float">
            <text:p>3.086396582403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7200000000033" calcext:value-type="float">
            <text:p>56.7200000000033</text:p>
          </table:table-cell>
          <table:table-cell office:value-type="float" office:value="3.08639663569502" calcext:value-type="float">
            <text:p>3.086396635695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7400000000033" calcext:value-type="float">
            <text:p>56.7400000000033</text:p>
          </table:table-cell>
          <table:table-cell office:value-type="float" office:value="3.08639668808265" calcext:value-type="float">
            <text:p>3.0863966880826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7600000000033" calcext:value-type="float">
            <text:p>56.7600000000033</text:p>
          </table:table-cell>
          <table:table-cell office:value-type="float" office:value="3.08639673958214" calcext:value-type="float">
            <text:p>3.086396739582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7800000000033" calcext:value-type="float">
            <text:p>56.7800000000033</text:p>
          </table:table-cell>
          <table:table-cell office:value-type="float" office:value="3.08639679020887" calcext:value-type="float">
            <text:p>3.0863967902088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8000000000033" calcext:value-type="float">
            <text:p>56.8000000000033</text:p>
          </table:table-cell>
          <table:table-cell office:value-type="float" office:value="3.08639683997796" calcext:value-type="float">
            <text:p>3.086396839977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8200000000033" calcext:value-type="float">
            <text:p>56.8200000000033</text:p>
          </table:table-cell>
          <table:table-cell office:value-type="float" office:value="3.08639688890426" calcext:value-type="float">
            <text:p>3.086396888904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8400000000033" calcext:value-type="float">
            <text:p>56.8400000000033</text:p>
          </table:table-cell>
          <table:table-cell office:value-type="float" office:value="3.08639693700236" calcext:value-type="float">
            <text:p>3.086396937002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8600000000033" calcext:value-type="float">
            <text:p>56.8600000000033</text:p>
          </table:table-cell>
          <table:table-cell office:value-type="float" office:value="3.08639698428659" calcext:value-type="float">
            <text:p>3.0863969842865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8800000000033" calcext:value-type="float">
            <text:p>56.8800000000033</text:p>
          </table:table-cell>
          <table:table-cell office:value-type="float" office:value="3.08639703077105" calcext:value-type="float">
            <text:p>3.0863970307710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9000000000033" calcext:value-type="float">
            <text:p>56.9000000000033</text:p>
          </table:table-cell>
          <table:table-cell office:value-type="float" office:value="3.08639707646958" calcext:value-type="float">
            <text:p>3.086397076469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9200000000033" calcext:value-type="float">
            <text:p>56.9200000000033</text:p>
          </table:table-cell>
          <table:table-cell office:value-type="float" office:value="3.08639712139578" calcext:value-type="float">
            <text:p>3.086397121395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9400000000033" calcext:value-type="float">
            <text:p>56.9400000000033</text:p>
          </table:table-cell>
          <table:table-cell office:value-type="float" office:value="3.08639716556301" calcext:value-type="float">
            <text:p>3.086397165563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9600000000033" calcext:value-type="float">
            <text:p>56.9600000000033</text:p>
          </table:table-cell>
          <table:table-cell office:value-type="float" office:value="3.08639720898441" calcext:value-type="float">
            <text:p>3.0863972089844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6.9800000000033" calcext:value-type="float">
            <text:p>56.9800000000033</text:p>
          </table:table-cell>
          <table:table-cell office:value-type="float" office:value="3.08639725167288" calcext:value-type="float">
            <text:p>3.0863972516728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0000000000033" calcext:value-type="float">
            <text:p>57.0000000000033</text:p>
          </table:table-cell>
          <table:table-cell office:value-type="float" office:value="3.08639729364111" calcext:value-type="float">
            <text:p>3.086397293641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0200000000033" calcext:value-type="float">
            <text:p>57.0200000000033</text:p>
          </table:table-cell>
          <table:table-cell office:value-type="float" office:value="3.08639733490155" calcext:value-type="float">
            <text:p>3.086397334901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0400000000033" calcext:value-type="float">
            <text:p>57.0400000000033</text:p>
          </table:table-cell>
          <table:table-cell office:value-type="float" office:value="3.08639737546644" calcext:value-type="float">
            <text:p>3.086397375466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0600000000033" calcext:value-type="float">
            <text:p>57.0600000000033</text:p>
          </table:table-cell>
          <table:table-cell office:value-type="float" office:value="3.08639741534781" calcext:value-type="float">
            <text:p>3.086397415347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0800000000033" calcext:value-type="float">
            <text:p>57.0800000000033</text:p>
          </table:table-cell>
          <table:table-cell office:value-type="float" office:value="3.08639745455748" calcext:value-type="float">
            <text:p>3.0863974545574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1000000000033" calcext:value-type="float">
            <text:p>57.1000000000033</text:p>
          </table:table-cell>
          <table:table-cell office:value-type="float" office:value="3.08639749310708" calcext:value-type="float">
            <text:p>3.086397493107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1200000000033" calcext:value-type="float">
            <text:p>57.1200000000033</text:p>
          </table:table-cell>
          <table:table-cell office:value-type="float" office:value="3.086397531008" calcext:value-type="float">
            <text:p>3.0863975310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1400000000033" calcext:value-type="float">
            <text:p>57.1400000000033</text:p>
          </table:table-cell>
          <table:table-cell office:value-type="float" office:value="3.08639756827146" calcext:value-type="float">
            <text:p>3.086397568271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1600000000033" calcext:value-type="float">
            <text:p>57.1600000000033</text:p>
          </table:table-cell>
          <table:table-cell office:value-type="float" office:value="3.08639760490849" calcext:value-type="float">
            <text:p>3.086397604908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1800000000033" calcext:value-type="float">
            <text:p>57.1800000000033</text:p>
          </table:table-cell>
          <table:table-cell office:value-type="float" office:value="3.08639764092991" calcext:value-type="float">
            <text:p>3.0863976409299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2000000000033" calcext:value-type="float">
            <text:p>57.2000000000033</text:p>
          </table:table-cell>
          <table:table-cell office:value-type="float" office:value="3.08639767634635" calcext:value-type="float">
            <text:p>3.086397676346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2200000000033" calcext:value-type="float">
            <text:p>57.2200000000033</text:p>
          </table:table-cell>
          <table:table-cell office:value-type="float" office:value="3.08639771116827" calcext:value-type="float">
            <text:p>3.0863977111682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2400000000034" calcext:value-type="float">
            <text:p>57.2400000000034</text:p>
          </table:table-cell>
          <table:table-cell office:value-type="float" office:value="3.08639774540595" calcext:value-type="float">
            <text:p>3.0863977454059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2600000000034" calcext:value-type="float">
            <text:p>57.2600000000034</text:p>
          </table:table-cell>
          <table:table-cell office:value-type="float" office:value="3.08639777906947" calcext:value-type="float">
            <text:p>3.086397779069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2800000000034" calcext:value-type="float">
            <text:p>57.2800000000034</text:p>
          </table:table-cell>
          <table:table-cell office:value-type="float" office:value="3.08639781216875" calcext:value-type="float">
            <text:p>3.086397812168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3000000000034" calcext:value-type="float">
            <text:p>57.3000000000034</text:p>
          </table:table-cell>
          <table:table-cell office:value-type="float" office:value="3.08639784471354" calcext:value-type="float">
            <text:p>3.086397844713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3200000000034" calcext:value-type="float">
            <text:p>57.3200000000034</text:p>
          </table:table-cell>
          <table:table-cell office:value-type="float" office:value="3.08639787671342" calcext:value-type="float">
            <text:p>3.0863978767134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3400000000034" calcext:value-type="float">
            <text:p>57.3400000000034</text:p>
          </table:table-cell>
          <table:table-cell office:value-type="float" office:value="3.08639790817779" calcext:value-type="float">
            <text:p>3.0863979081777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3600000000034" calcext:value-type="float">
            <text:p>57.3600000000034</text:p>
          </table:table-cell>
          <table:table-cell office:value-type="float" office:value="3.08639793911589" calcext:value-type="float">
            <text:p>3.086397939115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3800000000034" calcext:value-type="float">
            <text:p>57.3800000000034</text:p>
          </table:table-cell>
          <table:table-cell office:value-type="float" office:value="3.08639796953681" calcext:value-type="float">
            <text:p>3.086397969536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4000000000034" calcext:value-type="float">
            <text:p>57.4000000000034</text:p>
          </table:table-cell>
          <table:table-cell office:value-type="float" office:value="3.08639799944949" calcext:value-type="float">
            <text:p>3.086397999449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4200000000034" calcext:value-type="float">
            <text:p>57.4200000000034</text:p>
          </table:table-cell>
          <table:table-cell office:value-type="float" office:value="3.08639802886268" calcext:value-type="float">
            <text:p>3.086398028862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4400000000034" calcext:value-type="float">
            <text:p>57.4400000000034</text:p>
          </table:table-cell>
          <table:table-cell office:value-type="float" office:value="3.08639805778501" calcext:value-type="float">
            <text:p>3.0863980577850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4600000000034" calcext:value-type="float">
            <text:p>57.4600000000034</text:p>
          </table:table-cell>
          <table:table-cell office:value-type="float" office:value="3.08639808622494" calcext:value-type="float">
            <text:p>3.0863980862249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4800000000034" calcext:value-type="float">
            <text:p>57.4800000000034</text:p>
          </table:table-cell>
          <table:table-cell office:value-type="float" office:value="3.08639811419081" calcext:value-type="float">
            <text:p>3.086398114190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5000000000034" calcext:value-type="float">
            <text:p>57.5000000000034</text:p>
          </table:table-cell>
          <table:table-cell office:value-type="float" office:value="3.08639814169078" calcext:value-type="float">
            <text:p>3.086398141690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5200000000034" calcext:value-type="float">
            <text:p>57.5200000000034</text:p>
          </table:table-cell>
          <table:table-cell office:value-type="float" office:value="3.08639816873289" calcext:value-type="float">
            <text:p>3.086398168732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5400000000034" calcext:value-type="float">
            <text:p>57.5400000000034</text:p>
          </table:table-cell>
          <table:table-cell office:value-type="float" office:value="3.08639819532503" calcext:value-type="float">
            <text:p>3.0863981953250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5600000000034" calcext:value-type="float">
            <text:p>57.5600000000034</text:p>
          </table:table-cell>
          <table:table-cell office:value-type="float" office:value="3.08639822147496" calcext:value-type="float">
            <text:p>3.086398221474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5800000000034" calcext:value-type="float">
            <text:p>57.5800000000034</text:p>
          </table:table-cell>
          <table:table-cell office:value-type="float" office:value="3.08639824719031" calcext:value-type="float">
            <text:p>3.086398247190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6000000000034" calcext:value-type="float">
            <text:p>57.6000000000034</text:p>
          </table:table-cell>
          <table:table-cell office:value-type="float" office:value="3.08639827247857" calcext:value-type="float">
            <text:p>3.086398272478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6200000000034" calcext:value-type="float">
            <text:p>57.6200000000034</text:p>
          </table:table-cell>
          <table:table-cell office:value-type="float" office:value="3.08639829734709" calcext:value-type="float">
            <text:p>3.086398297347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6400000000034" calcext:value-type="float">
            <text:p>57.6400000000034</text:p>
          </table:table-cell>
          <table:table-cell office:value-type="float" office:value="3.0863983218031" calcext:value-type="float">
            <text:p>3.08639832180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6600000000034" calcext:value-type="float">
            <text:p>57.6600000000034</text:p>
          </table:table-cell>
          <table:table-cell office:value-type="float" office:value="3.08639834585372" calcext:value-type="float">
            <text:p>3.0863983458537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6800000000034" calcext:value-type="float">
            <text:p>57.6800000000034</text:p>
          </table:table-cell>
          <table:table-cell office:value-type="float" office:value="3.08639836950593" calcext:value-type="float">
            <text:p>3.086398369505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7000000000034" calcext:value-type="float">
            <text:p>57.7000000000034</text:p>
          </table:table-cell>
          <table:table-cell office:value-type="float" office:value="3.08639839276658" calcext:value-type="float">
            <text:p>3.086398392766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7200000000034" calcext:value-type="float">
            <text:p>57.7200000000034</text:p>
          </table:table-cell>
          <table:table-cell office:value-type="float" office:value="3.08639841564243" calcext:value-type="float">
            <text:p>3.086398415642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7400000000034" calcext:value-type="float">
            <text:p>57.7400000000034</text:p>
          </table:table-cell>
          <table:table-cell office:value-type="float" office:value="3.08639843814009" calcext:value-type="float">
            <text:p>3.086398438140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7600000000034" calcext:value-type="float">
            <text:p>57.7600000000034</text:p>
          </table:table-cell>
          <table:table-cell office:value-type="float" office:value="3.08639846026607" calcext:value-type="float">
            <text:p>3.086398460266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7800000000034" calcext:value-type="float">
            <text:p>57.7800000000034</text:p>
          </table:table-cell>
          <table:table-cell office:value-type="float" office:value="3.08639848202677" calcext:value-type="float">
            <text:p>3.0863984820267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8000000000034" calcext:value-type="float">
            <text:p>57.8000000000034</text:p>
          </table:table-cell>
          <table:table-cell office:value-type="float" office:value="3.08639850342849" calcext:value-type="float">
            <text:p>3.086398503428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8200000000034" calcext:value-type="float">
            <text:p>57.8200000000034</text:p>
          </table:table-cell>
          <table:table-cell office:value-type="float" office:value="3.08639852447738" calcext:value-type="float">
            <text:p>3.086398524477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8400000000034" calcext:value-type="float">
            <text:p>57.8400000000034</text:p>
          </table:table-cell>
          <table:table-cell office:value-type="float" office:value="3.08639854517953" calcext:value-type="float">
            <text:p>3.086398545179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8600000000034" calcext:value-type="float">
            <text:p>57.8600000000034</text:p>
          </table:table-cell>
          <table:table-cell office:value-type="float" office:value="3.08639856554089" calcext:value-type="float">
            <text:p>3.086398565540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8800000000035" calcext:value-type="float">
            <text:p>57.8800000000035</text:p>
          </table:table-cell>
          <table:table-cell office:value-type="float" office:value="3.08639858556733" calcext:value-type="float">
            <text:p>3.086398585567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9000000000035" calcext:value-type="float">
            <text:p>57.9000000000035</text:p>
          </table:table-cell>
          <table:table-cell office:value-type="float" office:value="3.0863986052646" calcext:value-type="float">
            <text:p>3.08639860526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9200000000035" calcext:value-type="float">
            <text:p>57.9200000000035</text:p>
          </table:table-cell>
          <table:table-cell office:value-type="float" office:value="3.08639862463836" calcext:value-type="float">
            <text:p>3.0863986246383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9400000000035" calcext:value-type="float">
            <text:p>57.9400000000035</text:p>
          </table:table-cell>
          <table:table-cell office:value-type="float" office:value="3.08639864369417" calcext:value-type="float">
            <text:p>3.086398643694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9600000000035" calcext:value-type="float">
            <text:p>57.9600000000035</text:p>
          </table:table-cell>
          <table:table-cell office:value-type="float" office:value="3.0863986624375" calcext:value-type="float">
            <text:p>3.08639866243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7.9800000000035" calcext:value-type="float">
            <text:p>57.9800000000035</text:p>
          </table:table-cell>
          <table:table-cell office:value-type="float" office:value="3.08639868087371" calcext:value-type="float">
            <text:p>3.0863986808737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0000000000035" calcext:value-type="float">
            <text:p>58.0000000000035</text:p>
          </table:table-cell>
          <table:table-cell office:value-type="float" office:value="3.08639869900807" calcext:value-type="float">
            <text:p>3.086398699008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0200000000035" calcext:value-type="float">
            <text:p>58.0200000000035</text:p>
          </table:table-cell>
          <table:table-cell office:value-type="float" office:value="3.08639871684578" calcext:value-type="float">
            <text:p>3.0863987168457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0400000000035" calcext:value-type="float">
            <text:p>58.0400000000035</text:p>
          </table:table-cell>
          <table:table-cell office:value-type="float" office:value="3.08639873439192" calcext:value-type="float">
            <text:p>3.0863987343919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0600000000035" calcext:value-type="float">
            <text:p>58.0600000000035</text:p>
          </table:table-cell>
          <table:table-cell office:value-type="float" office:value="3.0863987516515" calcext:value-type="float">
            <text:p>3.08639875165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0800000000035" calcext:value-type="float">
            <text:p>58.0800000000035</text:p>
          </table:table-cell>
          <table:table-cell office:value-type="float" office:value="3.08639876862943" calcext:value-type="float">
            <text:p>3.086398768629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1000000000035" calcext:value-type="float">
            <text:p>58.1000000000035</text:p>
          </table:table-cell>
          <table:table-cell office:value-type="float" office:value="3.08639878533056" calcext:value-type="float">
            <text:p>3.086398785330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1200000000035" calcext:value-type="float">
            <text:p>58.1200000000035</text:p>
          </table:table-cell>
          <table:table-cell office:value-type="float" office:value="3.08639880175962" calcext:value-type="float">
            <text:p>3.0863988017596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1400000000035" calcext:value-type="float">
            <text:p>58.1400000000035</text:p>
          </table:table-cell>
          <table:table-cell office:value-type="float" office:value="3.08639881792129" calcext:value-type="float">
            <text:p>3.0863988179212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1600000000035" calcext:value-type="float">
            <text:p>58.1600000000035</text:p>
          </table:table-cell>
          <table:table-cell office:value-type="float" office:value="3.08639883382014" calcext:value-type="float">
            <text:p>3.0863988338201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1800000000035" calcext:value-type="float">
            <text:p>58.1800000000035</text:p>
          </table:table-cell>
          <table:table-cell office:value-type="float" office:value="3.08639884946069" calcext:value-type="float">
            <text:p>3.086398849460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2000000000035" calcext:value-type="float">
            <text:p>58.2000000000035</text:p>
          </table:table-cell>
          <table:table-cell office:value-type="float" office:value="3.08639886484735" calcext:value-type="float">
            <text:p>3.086398864847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2200000000035" calcext:value-type="float">
            <text:p>58.2200000000035</text:p>
          </table:table-cell>
          <table:table-cell office:value-type="float" office:value="3.08639887998449" calcext:value-type="float">
            <text:p>3.086398879984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2400000000035" calcext:value-type="float">
            <text:p>58.2400000000035</text:p>
          </table:table-cell>
          <table:table-cell office:value-type="float" office:value="3.08639889487638" calcext:value-type="float">
            <text:p>3.0863988948763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2600000000035" calcext:value-type="float">
            <text:p>58.2600000000035</text:p>
          </table:table-cell>
          <table:table-cell office:value-type="float" office:value="3.08639890952721" calcext:value-type="float">
            <text:p>3.086398909527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2800000000035" calcext:value-type="float">
            <text:p>58.2800000000035</text:p>
          </table:table-cell>
          <table:table-cell office:value-type="float" office:value="3.08639892394112" calcext:value-type="float">
            <text:p>3.086398923941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3000000000035" calcext:value-type="float">
            <text:p>58.3000000000035</text:p>
          </table:table-cell>
          <table:table-cell office:value-type="float" office:value="3.08639893812215" calcext:value-type="float">
            <text:p>3.0863989381221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3200000000035" calcext:value-type="float">
            <text:p>58.3200000000035</text:p>
          </table:table-cell>
          <table:table-cell office:value-type="float" office:value="3.08639895207431" calcext:value-type="float">
            <text:p>3.0863989520743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3400000000035" calcext:value-type="float">
            <text:p>58.3400000000035</text:p>
          </table:table-cell>
          <table:table-cell office:value-type="float" office:value="3.08639896580149" calcext:value-type="float">
            <text:p>3.0863989658014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3600000000035" calcext:value-type="float">
            <text:p>58.3600000000035</text:p>
          </table:table-cell>
          <table:table-cell office:value-type="float" office:value="3.08639897930756" calcext:value-type="float">
            <text:p>3.086398979307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3800000000035" calcext:value-type="float">
            <text:p>58.3800000000035</text:p>
          </table:table-cell>
          <table:table-cell office:value-type="float" office:value="3.08639899259628" calcext:value-type="float">
            <text:p>3.086398992596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4000000000035" calcext:value-type="float">
            <text:p>58.4000000000035</text:p>
          </table:table-cell>
          <table:table-cell office:value-type="float" office:value="3.08639900567139" calcext:value-type="float">
            <text:p>3.086399005671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4200000000035" calcext:value-type="float">
            <text:p>58.4200000000035</text:p>
          </table:table-cell>
          <table:table-cell office:value-type="float" office:value="3.08639901853653" calcext:value-type="float">
            <text:p>3.086399018536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4400000000035" calcext:value-type="float">
            <text:p>58.4400000000035</text:p>
          </table:table-cell>
          <table:table-cell office:value-type="float" office:value="3.08639903119528" calcext:value-type="float">
            <text:p>3.086399031195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4600000000035" calcext:value-type="float">
            <text:p>58.4600000000035</text:p>
          </table:table-cell>
          <table:table-cell office:value-type="float" office:value="3.08639904365118" calcext:value-type="float">
            <text:p>3.0863990436511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4800000000035" calcext:value-type="float">
            <text:p>58.4800000000035</text:p>
          </table:table-cell>
          <table:table-cell office:value-type="float" office:value="3.08639905590769" calcext:value-type="float">
            <text:p>3.0863990559076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5000000000036" calcext:value-type="float">
            <text:p>58.5000000000036</text:p>
          </table:table-cell>
          <table:table-cell office:value-type="float" office:value="3.08639906796821" calcext:value-type="float">
            <text:p>3.0863990679682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5200000000036" calcext:value-type="float">
            <text:p>58.5200000000036</text:p>
          </table:table-cell>
          <table:table-cell office:value-type="float" office:value="3.08639907983609" calcext:value-type="float">
            <text:p>3.086399079836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5400000000036" calcext:value-type="float">
            <text:p>58.5400000000036</text:p>
          </table:table-cell>
          <table:table-cell office:value-type="float" office:value="3.08639909151461" calcext:value-type="float">
            <text:p>3.086399091514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5600000000036" calcext:value-type="float">
            <text:p>58.5600000000036</text:p>
          </table:table-cell>
          <table:table-cell office:value-type="float" office:value="3.08639910300702" calcext:value-type="float">
            <text:p>3.086399103007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5800000000036" calcext:value-type="float">
            <text:p>58.5800000000036</text:p>
          </table:table-cell>
          <table:table-cell office:value-type="float" office:value="3.08639911431647" calcext:value-type="float">
            <text:p>3.086399114316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6000000000036" calcext:value-type="float">
            <text:p>58.6000000000036</text:p>
          </table:table-cell>
          <table:table-cell office:value-type="float" office:value="3.0863991254461" calcext:value-type="float">
            <text:p>3.086399125446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6200000000036" calcext:value-type="float">
            <text:p>58.6200000000036</text:p>
          </table:table-cell>
          <table:table-cell office:value-type="float" office:value="3.08639913639896" calcext:value-type="float">
            <text:p>3.0863991363989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6400000000036" calcext:value-type="float">
            <text:p>58.6400000000036</text:p>
          </table:table-cell>
          <table:table-cell office:value-type="float" office:value="3.08639914717807" calcext:value-type="float">
            <text:p>3.0863991471780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6600000000036" calcext:value-type="float">
            <text:p>58.6600000000036</text:p>
          </table:table-cell>
          <table:table-cell office:value-type="float" office:value="3.08639915778639" calcext:value-type="float">
            <text:p>3.0863991577863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6800000000036" calcext:value-type="float">
            <text:p>58.6800000000036</text:p>
          </table:table-cell>
          <table:table-cell office:value-type="float" office:value="3.08639916822682" calcext:value-type="float">
            <text:p>3.0863991682268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7000000000036" calcext:value-type="float">
            <text:p>58.7000000000036</text:p>
          </table:table-cell>
          <table:table-cell office:value-type="float" office:value="3.08639917850224" calcext:value-type="float">
            <text:p>3.086399178502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7200000000036" calcext:value-type="float">
            <text:p>58.7200000000036</text:p>
          </table:table-cell>
          <table:table-cell office:value-type="float" office:value="3.08639918861543" calcext:value-type="float">
            <text:p>3.086399188615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7400000000036" calcext:value-type="float">
            <text:p>58.7400000000036</text:p>
          </table:table-cell>
          <table:table-cell office:value-type="float" office:value="3.08639919856917" calcext:value-type="float">
            <text:p>3.086399198569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7600000000036" calcext:value-type="float">
            <text:p>58.7600000000036</text:p>
          </table:table-cell>
          <table:table-cell office:value-type="float" office:value="3.08639920836617" calcext:value-type="float">
            <text:p>3.086399208366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7800000000036" calcext:value-type="float">
            <text:p>58.7800000000036</text:p>
          </table:table-cell>
          <table:table-cell office:value-type="float" office:value="3.08639921800908" calcext:value-type="float">
            <text:p>3.086399218009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8000000000036" calcext:value-type="float">
            <text:p>58.8000000000036</text:p>
          </table:table-cell>
          <table:table-cell office:value-type="float" office:value="3.08639922750054" calcext:value-type="float">
            <text:p>3.086399227500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8200000000036" calcext:value-type="float">
            <text:p>58.8200000000036</text:p>
          </table:table-cell>
          <table:table-cell office:value-type="float" office:value="3.08639923684311" calcext:value-type="float">
            <text:p>3.0863992368431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8400000000036" calcext:value-type="float">
            <text:p>58.8400000000036</text:p>
          </table:table-cell>
          <table:table-cell office:value-type="float" office:value="3.08639924603932" calcext:value-type="float">
            <text:p>3.0863992460393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8600000000036" calcext:value-type="float">
            <text:p>58.8600000000036</text:p>
          </table:table-cell>
          <table:table-cell office:value-type="float" office:value="3.08639925509167" calcext:value-type="float">
            <text:p>3.086399255091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8800000000036" calcext:value-type="float">
            <text:p>58.8800000000036</text:p>
          </table:table-cell>
          <table:table-cell office:value-type="float" office:value="3.08639926400258" calcext:value-type="float">
            <text:p>3.0863992640025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9000000000036" calcext:value-type="float">
            <text:p>58.9000000000036</text:p>
          </table:table-cell>
          <table:table-cell office:value-type="float" office:value="3.08639927277446" calcext:value-type="float">
            <text:p>3.0863992727744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9200000000036" calcext:value-type="float">
            <text:p>58.9200000000036</text:p>
          </table:table-cell>
          <table:table-cell office:value-type="float" office:value="3.08639928140967" calcext:value-type="float">
            <text:p>3.0863992814096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9400000000036" calcext:value-type="float">
            <text:p>58.9400000000036</text:p>
          </table:table-cell>
          <table:table-cell office:value-type="float" office:value="3.08639928991052" calcext:value-type="float">
            <text:p>3.086399289910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9600000000036" calcext:value-type="float">
            <text:p>58.9600000000036</text:p>
          </table:table-cell>
          <table:table-cell office:value-type="float" office:value="3.0863992982793" calcext:value-type="float">
            <text:p>3.08639929827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8.9800000000036" calcext:value-type="float">
            <text:p>58.9800000000036</text:p>
          </table:table-cell>
          <table:table-cell office:value-type="float" office:value="3.08639930651824" calcext:value-type="float">
            <text:p>3.0863993065182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0000000000036" calcext:value-type="float">
            <text:p>59.0000000000036</text:p>
          </table:table-cell>
          <table:table-cell office:value-type="float" office:value="3.08639931462953" calcext:value-type="float">
            <text:p>3.086399314629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0200000000036" calcext:value-type="float">
            <text:p>59.0200000000036</text:p>
          </table:table-cell>
          <table:table-cell office:value-type="float" office:value="3.08639932261535" calcext:value-type="float">
            <text:p>3.0863993226153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0400000000036" calcext:value-type="float">
            <text:p>59.0400000000036</text:p>
          </table:table-cell>
          <table:table-cell office:value-type="float" office:value="3.08639933047781" calcext:value-type="float">
            <text:p>3.086399330477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0600000000036" calcext:value-type="float">
            <text:p>59.0600000000036</text:p>
          </table:table-cell>
          <table:table-cell office:value-type="float" office:value="3.086399338219" calcext:value-type="float">
            <text:p>3.0863993382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0800000000036" calcext:value-type="float">
            <text:p>59.0800000000036</text:p>
          </table:table-cell>
          <table:table-cell office:value-type="float" office:value="3.08639934584098" calcext:value-type="float">
            <text:p>3.0863993458409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1000000000036" calcext:value-type="float">
            <text:p>59.1000000000036</text:p>
          </table:table-cell>
          <table:table-cell office:value-type="float" office:value="3.08639935334575" calcext:value-type="float">
            <text:p>3.086399353345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1200000000036" calcext:value-type="float">
            <text:p>59.1200000000036</text:p>
          </table:table-cell>
          <table:table-cell office:value-type="float" office:value="3.0863993607353" calcext:value-type="float">
            <text:p>3.086399360735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1400000000037" calcext:value-type="float">
            <text:p>59.1400000000037</text:p>
          </table:table-cell>
          <table:table-cell office:value-type="float" office:value="3.08639936801157" calcext:value-type="float">
            <text:p>3.0863993680115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1600000000036" calcext:value-type="float">
            <text:p>59.1600000000036</text:p>
          </table:table-cell>
          <table:table-cell office:value-type="float" office:value="3.08639937517647" calcext:value-type="float">
            <text:p>3.086399375176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1800000000037" calcext:value-type="float">
            <text:p>59.1800000000037</text:p>
          </table:table-cell>
          <table:table-cell office:value-type="float" office:value="3.08639938223189" calcext:value-type="float">
            <text:p>3.0863993822318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2000000000037" calcext:value-type="float">
            <text:p>59.2000000000037</text:p>
          </table:table-cell>
          <table:table-cell office:value-type="float" office:value="3.08639938917968" calcext:value-type="float">
            <text:p>3.0863993891796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2200000000037" calcext:value-type="float">
            <text:p>59.2200000000037</text:p>
          </table:table-cell>
          <table:table-cell office:value-type="float" office:value="3.08639939602164" calcext:value-type="float">
            <text:p>3.0863993960216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2400000000037" calcext:value-type="float">
            <text:p>59.2400000000037</text:p>
          </table:table-cell>
          <table:table-cell office:value-type="float" office:value="3.08639940275955" calcext:value-type="float">
            <text:p>3.0863994027595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2600000000037" calcext:value-type="float">
            <text:p>59.2600000000037</text:p>
          </table:table-cell>
          <table:table-cell office:value-type="float" office:value="3.08639940939519" calcext:value-type="float">
            <text:p>3.0863994093951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2800000000037" calcext:value-type="float">
            <text:p>59.2800000000037</text:p>
          </table:table-cell>
          <table:table-cell office:value-type="float" office:value="3.08639941593025" calcext:value-type="float">
            <text:p>3.086399415930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3000000000037" calcext:value-type="float">
            <text:p>59.3000000000037</text:p>
          </table:table-cell>
          <table:table-cell office:value-type="float" office:value="3.08639942236645" calcext:value-type="float">
            <text:p>3.0863994223664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3200000000037" calcext:value-type="float">
            <text:p>59.3200000000037</text:p>
          </table:table-cell>
          <table:table-cell office:value-type="float" office:value="3.08639942870543" calcext:value-type="float">
            <text:p>3.086399428705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3400000000037" calcext:value-type="float">
            <text:p>59.3400000000037</text:p>
          </table:table-cell>
          <table:table-cell office:value-type="float" office:value="3.08639943494884" calcext:value-type="float">
            <text:p>3.0863994349488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3600000000037" calcext:value-type="float">
            <text:p>59.3600000000037</text:p>
          </table:table-cell>
          <table:table-cell office:value-type="float" office:value="3.08639944109828" calcext:value-type="float">
            <text:p>3.0863994410982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3800000000037" calcext:value-type="float">
            <text:p>59.3800000000037</text:p>
          </table:table-cell>
          <table:table-cell office:value-type="float" office:value="3.08639944715533" calcext:value-type="float">
            <text:p>3.086399447155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4000000000037" calcext:value-type="float">
            <text:p>59.4000000000037</text:p>
          </table:table-cell>
          <table:table-cell office:value-type="float" office:value="3.08639945312154" calcext:value-type="float">
            <text:p>3.0863994531215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4200000000037" calcext:value-type="float">
            <text:p>59.4200000000037</text:p>
          </table:table-cell>
          <table:table-cell office:value-type="float" office:value="3.08639945899844" calcext:value-type="float">
            <text:p>3.0863994589984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4400000000037" calcext:value-type="float">
            <text:p>59.4400000000037</text:p>
          </table:table-cell>
          <table:table-cell office:value-type="float" office:value="3.08639946478752" calcext:value-type="float">
            <text:p>3.0863994647875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4600000000037" calcext:value-type="float">
            <text:p>59.4600000000037</text:p>
          </table:table-cell>
          <table:table-cell office:value-type="float" office:value="3.08639947049026" calcext:value-type="float">
            <text:p>3.0863994704902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4800000000037" calcext:value-type="float">
            <text:p>59.4800000000037</text:p>
          </table:table-cell>
          <table:table-cell office:value-type="float" office:value="3.0863994761081" calcext:value-type="float">
            <text:p>3.0863994761081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5000000000037" calcext:value-type="float">
            <text:p>59.5000000000037</text:p>
          </table:table-cell>
          <table:table-cell office:value-type="float" office:value="3.08639948164247" calcext:value-type="float">
            <text:p>3.0863994816424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5200000000037" calcext:value-type="float">
            <text:p>59.5200000000037</text:p>
          </table:table-cell>
          <table:table-cell office:value-type="float" office:value="3.08639948709475" calcext:value-type="float">
            <text:p>3.086399487094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5400000000037" calcext:value-type="float">
            <text:p>59.5400000000037</text:p>
          </table:table-cell>
          <table:table-cell office:value-type="float" office:value="3.08639949246633" calcext:value-type="float">
            <text:p>3.0863994924663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5600000000037" calcext:value-type="float">
            <text:p>59.5600000000037</text:p>
          </table:table-cell>
          <table:table-cell office:value-type="float" office:value="3.08639949775856" calcext:value-type="float">
            <text:p>3.086399497758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5800000000037" calcext:value-type="float">
            <text:p>59.5800000000037</text:p>
          </table:table-cell>
          <table:table-cell office:value-type="float" office:value="3.08639950297275" calcext:value-type="float">
            <text:p>3.086399502972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6000000000037" calcext:value-type="float">
            <text:p>59.6000000000037</text:p>
          </table:table-cell>
          <table:table-cell office:value-type="float" office:value="3.08639950811022" calcext:value-type="float">
            <text:p>3.0863995081102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6200000000037" calcext:value-type="float">
            <text:p>59.6200000000037</text:p>
          </table:table-cell>
          <table:table-cell office:value-type="float" office:value="3.08639951317225" calcext:value-type="float">
            <text:p>3.0863995131722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6400000000037" calcext:value-type="float">
            <text:p>59.6400000000037</text:p>
          </table:table-cell>
          <table:table-cell office:value-type="float" office:value="3.08639951816008" calcext:value-type="float">
            <text:p>3.0863995181600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6600000000037" calcext:value-type="float">
            <text:p>59.6600000000037</text:p>
          </table:table-cell>
          <table:table-cell office:value-type="float" office:value="3.08639952307497" calcext:value-type="float">
            <text:p>3.086399523074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6800000000037" calcext:value-type="float">
            <text:p>59.6800000000037</text:p>
          </table:table-cell>
          <table:table-cell office:value-type="float" office:value="3.08639952791812" calcext:value-type="float">
            <text:p>3.0863995279181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7000000000037" calcext:value-type="float">
            <text:p>59.7000000000037</text:p>
          </table:table-cell>
          <table:table-cell office:value-type="float" office:value="3.08639953269074" calcext:value-type="float">
            <text:p>3.08639953269074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7200000000037" calcext:value-type="float">
            <text:p>59.7200000000037</text:p>
          </table:table-cell>
          <table:table-cell office:value-type="float" office:value="3.08639953739398" calcext:value-type="float">
            <text:p>3.08639953739398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7400000000037" calcext:value-type="float">
            <text:p>59.7400000000037</text:p>
          </table:table-cell>
          <table:table-cell office:value-type="float" office:value="3.08639954202902" calcext:value-type="float">
            <text:p>3.086399542029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7600000000037" calcext:value-type="float">
            <text:p>59.7600000000037</text:p>
          </table:table-cell>
          <table:table-cell office:value-type="float" office:value="3.08639954659697" calcext:value-type="float">
            <text:p>3.086399546596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7800000000037" calcext:value-type="float">
            <text:p>59.7800000000037</text:p>
          </table:table-cell>
          <table:table-cell office:value-type="float" office:value="3.08639955109897" calcext:value-type="float">
            <text:p>3.0863995510989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8000000000038" calcext:value-type="float">
            <text:p>59.8000000000038</text:p>
          </table:table-cell>
          <table:table-cell office:value-type="float" office:value="3.08639955553609" calcext:value-type="float">
            <text:p>3.08639955553609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8200000000038" calcext:value-type="float">
            <text:p>59.8200000000038</text:p>
          </table:table-cell>
          <table:table-cell office:value-type="float" office:value="3.08639955990943" calcext:value-type="float">
            <text:p>3.0863995599094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8400000000038" calcext:value-type="float">
            <text:p>59.8400000000038</text:p>
          </table:table-cell>
          <table:table-cell office:value-type="float" office:value="3.08639956422002" calcext:value-type="float">
            <text:p>3.0863995642200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8600000000038" calcext:value-type="float">
            <text:p>59.8600000000038</text:p>
          </table:table-cell>
          <table:table-cell office:value-type="float" office:value="3.08639956846893" calcext:value-type="float">
            <text:p>3.08639956846893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8800000000038" calcext:value-type="float">
            <text:p>59.8800000000038</text:p>
          </table:table-cell>
          <table:table-cell office:value-type="float" office:value="3.08639957265716" calcext:value-type="float">
            <text:p>3.0863995726571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9000000000038" calcext:value-type="float">
            <text:p>59.9000000000038</text:p>
          </table:table-cell>
          <table:table-cell office:value-type="float" office:value="3.08639957678572" calcext:value-type="float">
            <text:p>3.08639957678572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9200000000038" calcext:value-type="float">
            <text:p>59.9200000000038</text:p>
          </table:table-cell>
          <table:table-cell office:value-type="float" office:value="3.0863995808556" calcext:value-type="float">
            <text:p>3.086399580855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9400000000038" calcext:value-type="float">
            <text:p>59.9400000000038</text:p>
          </table:table-cell>
          <table:table-cell office:value-type="float" office:value="3.08639958486776" calcext:value-type="float">
            <text:p>3.08639958486776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9600000000038" calcext:value-type="float">
            <text:p>59.9600000000038</text:p>
          </table:table-cell>
          <table:table-cell office:value-type="float" office:value="3.08639958882317" calcext:value-type="float">
            <text:p>3.08639958882317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59.9800000000038" calcext:value-type="float">
            <text:p>59.9800000000038</text:p>
          </table:table-cell>
          <table:table-cell office:value-type="float" office:value="3.08639959272275" calcext:value-type="float">
            <text:p>3.08639959272275</text:p>
          </table:table-cell>
          <table:table-cell office:value-type="float" office:value="103.935185256856" calcext:value-type="float">
            <text:p>103.935185256856</text:p>
          </table:table-cell>
        </table:table-row>
        <table:table-row table:style-name="ro1">
          <table:table-cell office:value-type="float" office:value="60.0000000000038" calcext:value-type="float">
            <text:p>60.0000000000038</text:p>
          </table:table-cell>
          <table:table-cell office:value-type="float" office:value="3.08639959656743" calcext:value-type="float">
            <text:p>3.08639959656743</text:p>
          </table:table-cell>
          <table:table-cell office:value-type="float" office:value="103.935185256856" calcext:value-type="float">
            <text:p>103.935185256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1T22:46:43.933600088</dc:date>
    <meta:editing-duration>PT1M19S</meta:editing-duration>
    <meta:editing-cycles>2</meta:editing-cycles>
    <meta:generator>LibreOffice/6.4.7.2$Linux_X86_64 LibreOffice_project/40$Build-2</meta:generator>
    <meta:document-statistic meta:table-count="1" meta:cell-count="9003" meta:object-count="0"/>
  </office:meta>
</office:document-meta>
</file>